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iragino Kaku Gothic ProN" svg:font-family="Hiragino Kaku Gothic ProN"/>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paragraph-properties fo:margin-bottom="0.1667in"/>
      <style:text-properties style:font-name="Times" fo:font-size="12.0pt" fo:background-color="#e0e0e0"/>
    </style:style>
    <style:style style:name="P5" style:family="paragraph" style:parent-style-name="Standard">
      <style:text-properties style:font-name="LiHei Pro" fo:font-size="12.0pt"/>
    </style:style>
    <style:style style:name="P6" style:family="paragraph" style:parent-style-name="Standard">
      <style:paragraph-properties fo:margin-bottom="0.1667in"/>
      <style:text-properties style:font-name="Times" fo:font-size="12.0pt" fo:background-color="#ececec"/>
    </style:style>
    <style:style style:name="P7" style:family="paragraph" style:parent-style-name="Standard">
      <style:text-properties style:font-name="Times" fo:font-size="12.0pt"/>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Hiragino Kaku Gothic ProN"/>
    </style:style>
    <style:style style:name="TableColumn1" style:family="table-column">
      <style:table-column-properties style:column-width="3.4625in" style:rel-column-width="32767*"/>
    </style:style>
  </office:automatic-styles>
  <office:body>
    <office:text>
      <text:p text:style-name="P1"><text:span text:style-name="T1">王修亮</text:span><text:s/>  |  2016.09.30 20:09   |   <text:a xlink:type="simple" xlink:href="http://palinfo.habago.org/Entry?Command=Information_PrintForum&amp;iPage=229#FORUM34922"><text:span text:style-name="T2">#</text:span></text:a></text:p>
      <text:p text:style-name="P2">我和妹妹不是甚麼動保人士，我們只是普通人，在正常生活中盡一個普通人的本分。<text:span text:style-name="T3"> <text:line-break/></text:span>動物對我們來說，不就是本來應該互相照應的嗎<text:span text:style-name="T3">?</text:span>這個世界所有的生命，本來不都是自然循環互動著嗎<text:span text:style-name="T3">? <text:line-break/></text:span>當然我們也在二十幾年的生活中，逐漸發現許多人的想法、做法和我們很不一樣。有時候我們可以獨善其身，和同好的鄰居餵養、治療、結紮附近的小動物。有時候也難免和不同道的人衝突爭吵。<text:span text:style-name="T3"> <text:line-break/></text:span>但是最讓我們痛苦的，是看似同道，卻虛有其表的人。<text:span text:style-name="T3"> <text:line-break/></text:span>真小人擺明就是自私自利，只是讓人疲憊或憤怒。偽君子卻包藏禍心，使真正在做事的人反而飽受汙衊抹黑。<text:span text:style-name="T3"> <text:line-break/></text:span>只在表象上作成績，認為光鮮亮麗的「零安樂死」，就是保護動物最大的成就，完全不在意或不思考背後的「生命真實」與加倍痛苦，所以也從來不去努力於費時費力、需要極度堅毅、真正該做的源頭管控立法。<text:span text:style-name="T3"> <text:line-break/></text:span>這種動保人士為的不是動物，為的是炫耀自己自以為是的良心與愛心，動物是為他活著的。<text:span text:style-name="T3"> <text:line-break/></text:span>正如許多教育改革者，努力的只是自己的理想，而不是學生的學習。<text:span text:style-name="T3"> <text:line-break/><text:line-break/></text:span>看完這兩篇文，真是沒什麼想說話的力氣<text:span text:style-name="T3">......... <text:line-break/><text:line-break/>http://opinion.cw.com.tw/blog/profile/391/article/4729 <text:line-break/>http://opinion.cw.com.tw/blog/profile/391/article/4831</text:span></text:p>
      <text:p text:style-name="P1"><text:span text:style-name="T1">鄭豐遠</text:span><text:s/>  |  2016.09.30 09:01   |   <text:a xlink:type="simple" xlink:href="http://palinfo.habago.org/Entry?Command=Information_PrintForum&amp;iPage=229#FORUM34920"><text:span text:style-name="T2">#</text:span></text:a></text:p>
      <text:p text:style-name="P3">這是前幾天鳳凰衛視的一個節目，講的是有關南海問題中澳洲、日本、印度幾個國家和中國的關係。只是一個不到三十分鐘的節目，淺顯易懂，連我都看得懂。主要是節目主持人和來賓的水平都很好。看看人家的節目，再看看我們台灣的新聞，你說我們這個像米粒般大小的可悲島國會有什麼未來<text:span text:style-name="T3">? <text:line-break/><text:line-break/>https://www.youtube.com/watch?v=WCmSHu7DalQ</text:span></text:p>
      <text:p text:style-name="P1"><text:span text:style-name="T1">陳真</text:span><text:s/>  |  2016.09.29 10:10   |   <text:a xlink:type="simple" xlink:href="http://palinfo.habago.org/Entry?Command=Information_PrintForum&amp;iPage=229#FORUM34919"><text:span text:style-name="T2">#</text:span></text:a></text:p>
      <text:p text:style-name="P4"><text:span text:style-name="T1">這個還蠻好笑：</text:span> <text:line-break/><text:line-break/>https://goo.gl/1AYgKy <text:line-break/><text:line-break/>https://goo.gl/YvjY8Z</text:p>
      <text:p text:style-name="P1">M. Z.   |  2016.09.29 09:53   |   <text:a xlink:type="simple" xlink:href="http://palinfo.habago.org/Entry?Command=Information_PrintForum&amp;iPage=229#FORUM34918"><text:span text:style-name="T2">#</text:span></text:a></text:p>
      <text:p text:style-name="P3">文章来源自网络匿名转寄，无法核实准确性。若有关心朝鲜核武局势者，可以循线追踪。<text:span text:style-name="T3"> <text:line-break/><text:line-break/>--------------- <text:line-break/><text:line-break/></text:span>中共对朝鲜政策面临哪些困境？<text:span text:style-name="T3"> <text:line-break/><text:line-break/></text:span>马氏三姐妹同时被查<text:span text:style-name="T3"> <text:line-break/><text:line-break/></text:span>据韩国中央日报<text:span text:style-name="T3">9</text:span>月<text:span text:style-name="T3">26</text:span>日报导，马晓红事件的影响扩大到整个朝中两国的贸易，与鸿祥集团有牵连的丹东海关等中国公务员纷纷被捕。<text:span text:style-name="T3"> <text:line-break/></text:span>一位深谙朝中两国关系的中国消息灵通人士表示，辽宁丹东的<text:span text:style-name="T3">20</text:span>多名公务员因涉嫌为马晓红提供方便，目前正在接受调查。其中包括丹东海关的官员。<text:span text:style-name="T3"> <text:line-break/></text:span>另外，马晓红〝三姐妹〞及其家人也同时接受了当局的调查，这些人一直参与鸿祥集团的业务。<text:span text:style-name="T3"> <text:line-break/><text:line-break/></text:span>朝鲜银行官员被查<text:span text:style-name="T3"> <text:line-break/></text:span>据报导，马晓红被捕后，北京当局正在调查朝鲜光鲜银行的驻华官员，怀疑该银行涉嫌资助朝鲜非法采购武器及核武计划相关的原料。<text:span text:style-name="T3"> <text:line-break/></text:span>消息称，马晓红的鸿祥集团一直与朝鲜光鲜银行丹东代表部进行秘密贸易，开展贸易贷款结算和汇款等业务，还通过与该银行合作，投资设立了物流子公司<text:span text:style-name="T3">——</text:span>鸿祥实业物流有限公司。<text:span text:style-name="T3"> <text:line-break/></text:span>资深的对朝消息灵通人士表示，北京当局掌握的情况是，光鲜银行丹东代表部今年<text:span text:style-name="T3">3</text:span>月被联合国安理会<text:span text:style-name="T3">2270</text:span>号决议指定为关闭对象，但最近根据中方调查的情况显示，该银行迁移了办公室，一直不挂牌进行秘密营业。负责人李一镐（音）暂时返回了朝鲜，因此其下属官员正在接受调查。<text:span text:style-name="T3"> <text:line-break/><text:line-break/></text:span>传马晓红的上线直达金正恩<text:span text:style-name="T3"> <text:line-break/></text:span>稍早前有媒体披露，马晓红的对朝业务一直受到前朝鲜二把手、金正恩的姑父张成泽庇护，但<text:span text:style-name="T3">2013</text:span>年张成泽被处决后，马晓红的对朝贸易不但未受冲击，其公司反而更加壮大。<text:span text:style-name="T3"> <text:line-break/></text:span>对此，援引消息灵通人士的话说，马晓红有更加坚固的〝上线〞，据猜测这条上线应该是金正恩或朝鲜军方高层。<text:span text:style-name="T3"> <text:line-break/></text:span>辽宁鸿祥事业集团公司董事长马晓红的走私船全部在红顶商人王文良掌控的港口出入。<text:span text:style-name="T3"> <text:line-break/></text:span>近日，向朝鲜走私核武研发物质的鸿祥实业董事长马晓红被捕。其背后是否有更强大的政治背景，成为海外舆论界关注的焦点。有美媒披露，马晓红用于走私的七艘船都出入红顶商人王文良的港口。而王文良前不久因向美国民主党总统候选人希拉里的基金会提供政治献金遭美国调查，王的政治背景因此开始浮出水面。据称王文良至少得到原中共外交部长李肇星的大力支持。<text:span text:style-name="T3"> <text:line-break/><text:line-break/></text:span>马晓红的走私船全部在红顶商人王文良掌控的港口出入<text:span text:style-name="T3"> <text:line-break/><text:line-break/></text:span>马晓红向朝鲜走私涉核物质的事件曝光后，海内外舆论界在震惊之余，纷纷追问马晓红作为一名民企老板，如何能够如此〝胆大包天〞，敢冒天下之大不韪对朝鲜提供帮助发展核武器的关键物质？她的背后有没有更深的黑幕，更强大的政治背景？<text:span text:style-name="T3"> <text:line-break/><text:line-break/></text:span>美国舆论界有人分析称，这次鸿祥集团出口到朝鲜的许多物资在中国都是军方管制产品，普通民营企业是无法获得这些物资的。鉴于中共长期以来都是朝鲜核武器研发的暗中推手，怀疑马晓红和她的公司很可能是中共暗助朝鲜发展核武器的〝白手套〞公司之一。<text:span text:style-name="T3"> <text:line-break/><text:line-break/></text:span>还有舆论质疑，走私涉核武研究的军用物资这种行为非等闲之辈敢做，马晓红的走私行为连远在地球另一边的美国司法机关都能掌握线索查到证据，并上门要求北京当局清理门户，中共的司法机构为何之前竟然〝毫无察觉〞呢？会不会是马晓红背后有强大的政治势力庇护，而迫使有关部门对马的犯罪行为装聋作哑呢？<text:span text:style-name="T3"> <text:line-break/><text:line-break/></text:span>众说纷纭中，美国之音的一档访谈节目中披露的讯息特别耐人寻味。<text:span text:style-name="T3"> <text:line-break/><text:line-break/>9</text:span>月<text:span text:style-name="T3">24</text:span>日，在《美国之音》的〝焦点对话〞栏目，记者龚小夏提及了马晓红的案件与另一个政治背景强大的红顶商人全国人大代表王文良之间的关系。<text:span text:style-name="T3"> <text:line-break/><text:line-break/></text:span>龚小夏透露说：〝王文良持有美国绿卡，出入美国高层，曾经为克林顿基金会捐了大笔资金，被美国调查。而马晓红的七艘船都出入王文良的港口。这些中国（共）政府官员在国外如此<text:span text:style-name="T3">‘</text:span>留后路<text:span text:style-name="T3">’</text:span>，不免让人怀疑是不是有<text:span text:style-name="T3">‘</text:span>第二种忠诚<text:span text:style-name="T3">’</text:span>。〞<text:span text:style-name="T3"> <text:line-break/><text:line-break/></text:span>王文良前不久因向美国政要提供大笔政治献金遭<text:span text:style-name="T3">FBI</text:span>调查<text:span text:style-name="T3"> <text:line-break/><text:line-break/></text:span>据公开的资讯，美国维吉尼亚州民主党籍州长特里<text:span text:style-name="T4">・</text:span>麦考利夫<text:span text:style-name="T3">(Terry McAuliffe)</text:span>，因涉嫌在<text:span text:style-name="T3">2013</text:span>年参选州长时非法接受包括中国商人王文良的<text:span text:style-name="T3">12</text:span>万美元在内的竞选捐款，于今年<text:span text:style-name="T3">5</text:span>月下旬遭到美国联邦司法部的调查。<text:span text:style-name="T3"> <text:line-break/><text:line-break/>2013</text:span>年，丹东港集团董事长王文良控制的一家新泽西州建筑公司，向麦考利夫的竞选和就职委员会捐献了<text:span text:style-name="T3">12</text:span>万美元的政治献金。美国联邦调查局的检察官怀疑这背后有中共政治背景，对麦考利夫和王文良展开了调查。<text:span text:style-name="T3"> <text:line-break/><text:line-break/></text:span>由于麦考利夫是美国民主党总统候选人希拉里<text:span text:style-name="T4">・</text:span>克林顿及其丈夫、前总统克林顿的亲密政治盟友，王文良政治捐款事件在今年<text:span text:style-name="T3">5</text:span>月下旬被媒体曝光后，一度成为美国舆论关注的热点。<text:span text:style-name="T3"> <text:line-break/><text:line-break/></text:span>率先报导这起调查行动的美国媒体<text:span text:style-name="T3">CNN</text:span>表示，联邦调查局<text:span text:style-name="T3">(FBI)</text:span>和司法部<text:span text:style-name="T3">(Justice Department)</text:span>的公共诚信部门都参与了这项行动。询查内容还涉及麦考利夫作为克林顿基金会<text:span text:style-name="T3">(Clinton Foundation)</text:span>董事会成员所扮演的角色。<text:span text:style-name="T3"> <text:line-break/><text:line-break/></text:span>《美国之音》当时曾在相关报导中透露说，除上述提及的<text:span text:style-name="T3">12</text:span>万美元政治献金外，另一家和王文良有关系的公司也在<text:span text:style-name="T3">2013</text:span>年向克林顿基金会〞捐献了<text:span text:style-name="T3">200</text:span>万美元。<text:span text:style-name="T3"> <text:line-break/><text:line-break/></text:span>对此，《纽约时报》在报导中表示，尽管王文良有美国永久居民身份，麦考利夫接受王文良的公司提供捐款是合法的，但这起联邦询查还是给麦考利夫〝投下了阴影〞：他是希拉里<text:span text:style-name="T4">・</text:span>克林顿<text:span text:style-name="T3">(Hillary Clinton)</text:span>顶级筹款人，也是她和她丈夫的密友，而且他所任职的这个州，对克林顿能否入主白宫影响很大。<text:span text:style-name="T3"> <text:line-break/><text:line-break/></text:span>王文良拥有超强政治背景<text:span text:style-name="T3"><text:s/></text:span>江派得力干将李肇星曾为其大开绿灯<text:span text:style-name="T3"> <text:line-break/><text:line-break/></text:span>资料显示，王文良有着十分复杂的政治背景，他在八十年代曾经是中共官员，后来他下海经商，其庞大的商业帝国总部就设在丹东。王文良掌控的公司不仅包下了整个丹东港的经营权，还获得了中共在全球各地驻外使领馆的建筑合同，包括修建中共驻华盛顿大使馆。<text:span text:style-name="T3"> <text:line-break/><text:line-break/></text:span>〝事业〞的飞速发展，使王文良迅速从一介普通的地方官员变身为亿万富翁，然后挂上了中共全国人大代表、中共侨联委员、辽宁省侨联副主席等名头。<text:span text:style-name="T3"> <text:line-break/><text:line-break/></text:span>今年<text:span text:style-name="T3">5</text:span>月底，王文良政治献金事件曝光后，美国舆论对王文良在美国积极从事政治捐款的意图提出了强烈的质疑。不少美国媒体质疑，王文良的巨大财富究竟是怎么得来的？身为中共全国人大代表的〝红顶商人〞，王文良对美国的政治捐款是否有中共政府的背景？鉴于麦考利夫与克林顿家族的关系，美国人怀疑王文良掌控的公司如此积极提供政治献金的背后，是否意味着未来美国政府或领导人的对华政策有可能受到中共方面暗中的左右。<text:span text:style-name="T3"> <text:line-break/><text:line-break/></text:span>与此同时，海外中文媒体上盛传王文良任董事长的日林集团，不仅是几十个中共官方的海外重点工程的承建商，该集团还曾在国内承揽天安门、中南海、故宫、天坛、颐和园等建筑的大修项目，承建中共中央党校项目、新华社项目等。<text:span text:style-name="T3"> <text:line-break/><text:line-break/></text:span>消息指王文良承包中共使领馆工程时，得到了中共前驻美大使、曾任中共外交部长李肇星的大力支持。为了酬谢李肇星等外交高官，王文良采取了〝曲线贿赂法〞，通过向美国纽约大学、哈佛大学捐款，以换取向这些大学推荐中国留学生入读的机会，同时王文良把他获得的推荐权授给了中共外交部。<text:span text:style-name="T3"> <text:line-break/><text:line-break/></text:span>马晓红或是江系炮灰？<text:span text:style-name="T3"> <text:line-break/><text:line-break/></text:span>众所周知，李肇星是江泽民派系的重要人物之一。江泽民当政后，李肇星追随江，从中共外交部新闻司副司长，一路被江提拔为外交部部长助理、常驻联合国代表、驻美特命全权大使、外交部副部长。<text:span text:style-name="T3"> <text:line-break/><text:line-break/></text:span>据媒体披露，宋祖英攀上江泽民这个大靠山后，李肇星不遗余力地追捧宋祖英，先后于<text:span text:style-name="T3">2002</text:span>年<text:span text:style-name="T3">12</text:span>月化巨资支持宋祖英在澳洲悉尼举办个人演唱会；于<text:span text:style-name="T3">2003</text:span>年<text:span text:style-name="T3">11</text:span>月<text:span text:style-name="T3">23</text:span>日和<text:span text:style-name="T3">2006</text:span>年<text:span text:style-name="T3">10</text:span>月，为宋祖英在奥地利维也纳〝金色大厅〞和美国肯尼迪国家表演艺术中心举办独唱音乐会。<text:span text:style-name="T3"> <text:line-break/><text:line-break/></text:span>海外还曾盛传，李肇星在<text:span text:style-name="T3">2002</text:span>年春<text:span text:style-name="T3">***</text:span>访美期间，听命于江泽民监视<text:span text:style-name="T3">***</text:span>，刺探<text:span text:style-name="T3">***</text:span>与美国高层的对话，令<text:span text:style-name="T3">***</text:span>丢脸并大为恼怒。<text:span text:style-name="T3"> <text:line-break/><text:line-break/></text:span>因此，王文良的发迹史被媒体曝光后，外界有舆论开始怀疑他得到了江泽民派系暗中的大力支持。加上江泽民派系一直都是中共内部最顽固支持朝鲜金家政权的政治势力，马晓红东窗事发后，她与王文良以及江系之间的暧昧关系，令外界怀疑马晓红可能只是江系暗中支持朝鲜核武研究的〝前线炮灰〞。如今马晓红被抓已推倒了这场政治多米诺的第一张牌，随后将发生怎样的连锁反应，最终会牵扯出哪些巨鳄，值得关注。<text:span text:style-name="T3"> <text:line-break/><text:line-break/></text:span>此外，值得一提的是，就在美国舆论界强烈质疑王文良的政治背景的同时，在中国大陆有批评者开始声讨王文良及其公司丹东港集团〝行贿收买丹东官员以及公检法部门〞，并指其获取丹东港控制权是〝侵吞国有资产〞的典型例证。<text:span text:style-name="T3"> <text:line-break/><text:line-break/></text:span>海外有时政观察人士分析称，中国国内出现对王文良的声讨，或意味着在中共内部，暗中支持王文良的势力和打击王文良及其背后势力的政治力量已展开政治较量与博弈。<text:span text:style-name="T3"> <text:line-break/><text:line-break/>2016</text:span>年<text:span text:style-name="T3">9</text:span>月<text:span text:style-name="T3">15</text:span>日恰逢中国传统的中秋节这天，中共辽宁省公安厅通过其官方微博〝平安辽宁〞发布了一条消息称：〝辽宁省公安机关发现，丹东鸿翔事业发展有限公司及相关责任人，在贸易活动中涉嫌严重经济犯罪，公安机关在掌握确凿证据后，于近期对该公司及相关负责人立案调查。〞<text:span text:style-name="T3"> <text:line-break/><text:line-break/></text:span>当时，这条消息并未引起外界太多的关注。直到<text:span text:style-name="T3">5</text:span>天后，美国和韩国的智库机关在一份报告中公开了马晓红创办的鸿翔实业涉嫌向朝鲜提供核武研究所需的关键物质后，辽宁警方的这则通告才再度被外界聚焦。有人分析称，通告中〝掌握确凿证据〞的说法，说明当局已下决心把该案件办成〝铁案〞。<text:span text:style-name="T3"> <text:line-break/><text:line-break/></text:span>韩国<text:span text:style-name="T3">DailyNK</text:span>网站日前则引述消息人士说，马晓红已供出了几十名官员，事情不会简单了结。另有消息称，目前有<text:span text:style-name="T3">30</text:span>多名涉嫌人员接受调查，〝整个调查在中国最高层的密切关注下，由国安委、中纪委、最高检、公安部、国安部联合专案组高强度进行，这可能是马晓红从来未敢奢望的<text:span text:style-name="T3">‘</text:span>待遇<text:span text:style-name="T3">’</text:span>。〞</text:p>
      <text:p text:style-name="P5"/>
      <text:p text:style-name="P1"><text:span text:style-name="T1">陳真</text:span><text:s/>  |  2016.09.29 03:11   |   <text:a xlink:type="simple" xlink:href="http://palinfo.habago.org/Entry?Command=Information_PrintForum&amp;iPage=230#FORUM34917"><text:span text:style-name="T2">#</text:span></text:a></text:p>
      <text:p text:style-name="P3">再說第<text:span text:style-name="T3"><text:s/>N </text:span>遍：<text:span text:style-name="T3"> <text:line-break/><text:line-break/></text:span>這裏不是聊天室，不是讓人寫信或寫<text:span text:style-name="T3">EMAIL</text:span>的地方。請不要碰觸任何非公眾人物，不要扯到他這個<text:span text:style-name="T3"><text:s/>"</text:span>人<text:span text:style-name="T3">" </text:span>的身上來，因為沒有人應該被公審或被代言，除非他是幾乎所有人都知道的公眾人物。這樣會很難懂嗎？<text:span text:style-name="T3"> <text:line-break/><text:line-break/></text:span>儘管用力攻擊任何人的想法都沒問題，但請不要碰觸任何非公眾人物，不管你的碰觸是多麼好心或多麼溫柔多麼睿智都一樣可鄙。<text:span text:style-name="T3"> <text:line-break/><text:line-break/></text:span>寫字理應是愉悅的，請不要讓它變成一種竟然動輒會扯到自己身上來、可怕且令人厭惡痛恨的事。你若對任何<text:span text:style-name="T3"><text:s/>"</text:span>人<text:span text:style-name="T3">" </text:span>有任何關於他<text:span text:style-name="T3"><text:s/>"</text:span>個人<text:span text:style-name="T3">" </text:span>的批評指教或感想，請你私下寫信或寫<text:span text:style-name="T3"><text:s/>EMAIL</text:span>去給你想批評指教或發表感想的那個人，而非公開為之；更不應該居然還幫人<text:span text:style-name="T3"><text:s/>"</text:span>代言<text:span text:style-name="T3">" </text:span>起對方有著一些什麼情緒或動機或心理狀態，或甚至期望他或指教他應該這樣或應該那樣。<text:span text:style-name="T3"> <text:line-break/><text:line-break/></text:span>再說一遍：這裏不是聊天室，不是什麼臉書，不是讓人公開寫信或寫<text:span text:style-name="T3">EMAIL</text:span>互相指涉個人事物的地方。那種地方網路上多得是，但巴勒網不是那樣一種猥褻之處。你要表達自己的任何感受或感情都沒問題，但切勿指涉他人，因為沒有任何人應該受到這種對待，除非他為眾人所周知而無法被代言，被扭曲，被誣陷，被公審，被教導，被迫回應個人無從表白、更無義務公開表白的個別人事物。</text:p>
      <text:p text:style-name="P1"><text:span text:style-name="T1">陳真</text:span><text:s/>  |  2016.09.28 15:19   |   <text:a xlink:type="simple" xlink:href="http://palinfo.habago.org/Entry?Command=Information_PrintForum&amp;iPage=230#FORUM34915"><text:span text:style-name="T2">#</text:span></text:a></text:p>
      <text:p text:style-name="P2"><text:span text:style-name="T3">http://my-formosa.com/DOC_94875.htm <text:line-break/><text:line-break/></text:span>和珅亂政<text:span text:style-name="T3"> <text:line-break/><text:line-break/>2016-01-24 <text:line-break/><text:line-break/></text:span>美麗島電子報吳子嘉採訪李界木先生時，獲得授權，刊登其新作「和珅亂政」並表示文中所稱「和珅」就是民進黨立法委員柯建銘。<text:span text:style-name="T3"> <text:line-break/><text:line-break/></text:span>全文如下：<text:span text:style-name="T3"> <text:line-break/><text:line-break/></text:span>和珅亂政<text:span text:style-name="T3"> <text:line-break/><text:line-break/></text:span>作者：李界木<text:span text:style-name="T3"><text:s/>/ </text:span>前竹科管理局長<text:span text:style-name="T3"> <text:line-break/><text:line-break/></text:span>和珅是中國歷史上的權臣之一，滿州正紅旗人，清朝乾隆年間政治家、商人、詩人，清朝歷史上的豪商，歷史上資產最多的官員。因為貪污過鉅，被中國人視為巨貪。<text:span text:style-name="T3"> <text:line-break/><text:line-break/></text:span>和珅初為官時，精明強幹，為政清廉。但隨著權力的成長，他的私慾也日益膨脹，利用職務之便，結黨營私，聚斂錢財，並用賄賂、迫害、恐嚇、暴力、綁架等方式攏絡地方勢力、打擊政敵。此外，和珅還親自經營工商業，開設當鋪七十五間，設大小銀號三百多間，且與英國東印度公司、廣東十三行有商業往來。成為後人所稱權傾天下、富可敵國的「貪官之王」、「貪污之王」。<text:span text:style-name="T3"> <text:line-break/><text:line-break/></text:span>清朝中清議力量，曾多次彈劾和珅，但由於乾隆帝的袒護，和珅均能化險為夷。和珅將大部分朝中反對勢力打倒，獨攬大權。一些正直的大臣敢怒不敢言，紫禁城成為了貪污集團的政治表演舞台。<text:span text:style-name="T3"> <text:line-break/><text:line-break/></text:span>和珅死後有如下評語：「此人奸險古來稀，吾欲除之而後快。惟其善測上意，寵冠諸臣，難以除之。」；「清乾隆時，和珅當國，權傾一世」，「結黨營私，道路側目，朝士莫敢攖其鋒者。」；「此欺上瞞下之輩，吾早晚必為國除之！」。<text:span text:style-name="T3"> <text:line-break/><text:line-break/></text:span>民進黨的和珅<text:span text:style-name="T3"> <text:line-break/><text:line-break/></text:span>我早在美麗島事件<text:span text:style-name="T3">(</text:span>高雄事件<text:span text:style-name="T3">)</text:span>之後，就與同志在美，努力從事廢除戒嚴、開放黨禁遊說工作。<text:span text:style-name="T3">1986</text:span>年二月<text:span text:style-name="T3">(</text:span>春節期間<text:span text:style-name="T3">)</text:span>尤清來華府，密會國會議員時，當時就提出是年<text:span text:style-name="T3">12</text:span>月<text:span text:style-name="T3">10</text:span>日<text:span text:style-name="T3">(</text:span>國際人權日<text:span text:style-name="T3">)</text:span>成立政黨，我們在華府的同志<text:span text:style-name="T3">(</text:span>陳唐山、蔡武雄、蔡同榮和我<text:span text:style-name="T3">) </text:span>一直努力促成政黨。後來由於居住在海外的許信良先生<text:span text:style-name="T3">(</text:span>是年<text:span text:style-name="T3">5</text:span>月<text:span text:style-name="T3">)</text:span>要回台組黨，島內黨外人士怕亂了原定的計劃與步驟，尤清終於利用慶祝教師節之際<text:span text:style-name="T3">(9</text:span>月<text:span text:style-name="T3">28</text:span>日<text:span text:style-name="T3">) </text:span>匆促誕生民進黨。<text:span text:style-name="T3"> <text:line-break/><text:line-break/></text:span>我是第一位的海外黨中、執委，也是第一位海外代表。我當時對民進黨有深厚的感情。但後來回台服務時，一看什麼都走樣，後輩的黨員只耍嘴皮，就成為名嘴政客，重利輕義，在這種環境之下，黨內和珅之輩於是產生，和珅就成為<text:span text:style-name="T3"><text:s/>“</text:span>貪污之王<text:span text:style-name="T3">”</text:span>，坐擁天下。<text:span text:style-name="T3"> <text:line-break/><text:line-break/></text:span>民進黨創黨不久之後，竄出一位和珅人物。他出道之時，頗為精明能幹，可是後來卻獨攬大權，要一元給五毛，吃喝玩樂，貪污腐化，成為民進黨富豪，且是當今朝野紅人，有人誇稱他的本領超出國民黨的龍頭大人，因他黑白兩道通吃，法官檢調護衛，天下第一把的紅人。<text:span text:style-name="T3"> <text:line-break/><text:line-break/></text:span>在一次與陳定南談話中，我第一次聽到和珅的事，當時對這為仁兄有種不悅的印象。當年陳定南代表民進黨出來競選省長，為了籌劃競選經費，發行債券。當時規定推銷人員，可扣券面值得<text:span text:style-name="T3">30</text:span>％作為回饋經費。這位仁兄就顯出他的<text:span text:style-name="T3"><text:s/>“</text:span>聰明＂，大量向競選總部要券，但先出售一部分，收到款項之後，先扣除全部所拿券數的回饋經費。當選舉過後，他才把先拿的超額但未出售的債券奉還。競選總部只有空歡喜一場，且蝕了一把米，卻捉不到小雞。<text:span text:style-name="T3">(</text:span>陳定南遺物中，有競選帳目可查<text:span text:style-name="T3">)</text:span>。<text:span text:style-name="T3"> <text:line-break/><text:line-break/></text:span>我在美<text:span text:style-name="T3">32</text:span>年<text:span text:style-name="T3">(</text:span>研究所兼在大學做事<text:span text:style-name="T3">9</text:span>年；聯邦政府工作<text:span text:style-name="T3">23</text:span>年），回到台灣服務後，體會在台當官不易，不論是國民黨、民進黨或是其他政黨，都同一醬缸浸泡出來的，多少沾上不潔的<text:span text:style-name="T3"><text:s/>“</text:span>臭習<text:span text:style-name="T3">”</text:span>，只是五十步笑百步之分。當我在中央任職時<text:span text:style-name="T3">(</text:span>環保署一年，科管局五年多<text:span text:style-name="T3">)</text:span>　都遭遇難以幫忙的請求。一旦單位預算提出時，就有好幾位立委會請我到他們辦公室喝茶，先禮後兵，請託某某工程開標多多照顧。有些黨內立委就告訴我說：<text:span text:style-name="T3"><text:s/>“…</text:span>黨內二位醫生，吃銅吃鐵，包山包海，我們都苦哈哈，你要多多關照<text:span text:style-name="T3">…”</text:span>。<text:span text:style-name="T3"> <text:line-break/><text:line-break/></text:span>一件工程招標下來，未中標的公司會發函向調查局檢舉，被請託的立委會藉故刪減或凍結預算；檢舉不成，立委有時逼人要向中標公司讓出；再不成，就請黑道向中標公司或相關人員恫嚇；又不成，就發動環保流氓阻止工程進行。科管局工程多，我體會最深。和珅先生又多了一些花招，請記者來作<text:span text:style-name="T3"><text:s/>“</text:span>污名化<text:span text:style-name="T3">”</text:span>，我在竹科和中科的開發和建設，被他雇用記者說成了　<text:span text:style-name="T3">“</text:span>好大喜功<text:span text:style-name="T3">”</text:span>；另一招更狠，他供給資訊，透過友黨的立委<text:span text:style-name="T3"><text:s/>(</text:span>台聯某立委，後成了民進黨立委候選人<text:span text:style-name="T3">)</text:span>質詢，作為他在國會殿堂的打手，國科會的太空計劃和我都被開砲過，這都有紀錄可查。和珅曾為一重大工程，迫我交出審查委員名單，我不給，竟告到最高當局。但他拿了名單又沒中標，更加懷恨，向上司誣告，要迫我走路。<text:span text:style-name="T3"> <text:line-break/><text:line-break/></text:span>黨內同志　<text:span text:style-name="T3">(</text:span>王幸男和蔡同榮<text:span text:style-name="T3">)</text:span>怕家醜外揚，先透過管道提出檢舉，但和珅先生魔高一丈，他先偷錄對方電話通話，再加以製造，在中、執委開會時，每人桌上擺出預先製造的錄音帶，說出<text:span text:style-name="T3"><text:s/>“</text:span>台獨派<text:span text:style-name="T3">”</text:span>預謀陷害。他所養的立委，非但馬首是瞻，當然還為他打抱不平。所以要台獨黨綱束之高閣了。<text:span text:style-name="T3"> <text:line-break/><text:line-break/></text:span>和珅先生高居要津，連總統、主席得聽他話，他可以聯合敵黨凍結預算，癱瘓政府，而且民進黨得靠他<text:span text:style-name="T3"><text:s/>“</text:span>募款<text:span text:style-name="T3">”</text:span>養大，雖然是要一塊<text:span text:style-name="T3">(</text:span>元<text:span text:style-name="T3">)</text:span>給五毛，但對沒有黨產的民進黨而言，他還是個財神爺、大恩人，所以他的<text:span text:style-name="T3"><text:s/>“</text:span>讒言<text:span text:style-name="T3">”</text:span>就變成主政者的<text:span text:style-name="T3"><text:s/>“</text:span>忠言<text:span text:style-name="T3">”</text:span>。一位好可笑的院長、主席，且是學法出身<text:span text:style-name="T3">(</text:span>律師<text:span text:style-name="T3">)</text:span>，只憑一面之詞，沒有告知被告原委，竟然<text:span text:style-name="T3"><text:s/>“</text:span>自由心證<text:span text:style-name="T3">”</text:span>慣了，遽然作出錯誤決定，處事草率，耳根輕，這種人根本不配作領導人。和珅先生聽到有人要檢舉他違法亂紀的事，怕我出來作證，他竟派人到監獄要我封口。<text:span text:style-name="T3"> <text:line-break/><text:line-break/></text:span>另一位醫生，是某派的龍首，他們的友人，在台中建造一個工業區，區裡的污水理應自己處理及排放。但他們為了省錢竟派人要我<text:span text:style-name="T3">(</text:span>時任中科開發負責人<text:span text:style-name="T3">)</text:span>　代為處理及排放，即他們工業區的污水流到中科污水廠處理，然後借由中科排水管排放到大海。中科污水廠的處理容量設計，無法滿足他們的請求被拒。然後改由他們自己處理，但要借中科地下排放管放置大海。我以<text:span text:style-name="T3"><text:s/>“</text:span>責任不清<text:span text:style-name="T3">”</text:span>之由回拒。過去竹科污水排放路線與民間工廠同路，常背黑鍋，被指毒死魚群、造成銅綠牡蠣的禍首，直到我上任後，埋地下排放專管，才解決被指責的困擾。過去的經驗，使我警惕，不能為友情，傷害大眾利益。但擋人財路，竟被謠言說得一文不值，現在某派系的成員，對我非常不友善。<text:span text:style-name="T3"> <text:line-break/><text:line-break/></text:span>我們的頭號敵人是國民黨，在國民黨未垮台前，和珅亂政之事，我暫時忍耐下來，不作打擊民進黨之事。畢竟民進黨是先人、同志共同努力促成、精心經營壯大，得來不易，不要因一粒鼠屎害了一鍋粥。但和珅變本加厲，竟能左右黨內候選人提名，應讓他下台。現在選舉過後，在邁向<text:span text:style-name="T3">2016</text:span>取回政權之計，應該清理一下，讓和珅下台。如果民進黨仍執迷不悟的話，將被崛起的第三勢力掩埋掉。<text:span text:style-name="T3"> <text:line-break/><text:line-break/></text:span>我怕年老失憶，已將和珅違法亂紀、傷天害理之事的資料，都存放在國外，等我回憶錄出爐時，會把人、地、時、事合盤托出。現在只點到為止，釋出警告。<text:span text:style-name="T3"> <text:line-break/><text:line-break/></text:span>正義不能被扭曲，此欺上瞞下之輩，吾早晚必為國除之！<text:span text:style-name="T3"> <text:line-break/><text:line-break/></text:span>蔡主席，選後欲知詳情，可電<text:span text:style-name="T3">0912-210-827 </text:span>李界木<text:span text:style-name="T3"> <text:line-break/>ps</text:span>這位柯先生若再握權，主席會敗在他手裡。</text:p>
      <text:p text:style-name="P1"><text:span text:style-name="T1">陳真</text:span><text:s/>  |  2016.09.28 15:15   |   <text:a xlink:type="simple" xlink:href="http://palinfo.habago.org/Entry?Command=Information_PrintForum&amp;iPage=230#FORUM34914"><text:span text:style-name="T2">#</text:span></text:a></text:p>
      <text:p text:style-name="P3"><text:span text:style-name="T3">https://goo.gl/V8mXWW <text:line-break/><text:line-break/></text:span>三十年前的今天，我等數百名同志一同創立了這個黨。沒想到，很快地，它就被一群人渣給剽竊了。你看，中間還站了一個大貪官現代和珅柯建銘，柯文哲一家人力挺的<text:span text:style-name="T3"><text:s/>"</text:span>偶像<text:span text:style-name="T3">"</text:span>。這個黨，這些人，貪贓枉法，行不由徑，卻整天想著要把馬英九抓起來。馬英九是誰呢？他絕對是台灣政壇上極其罕見、台灣有史以來最乾淨、乾淨得近乎潔癖、一文不取的政治人物之一，類似王建煊。<text:span text:style-name="T3"> <text:line-break/><text:line-break/></text:span>所謂<text:span text:style-name="T3"><text:s/>"</text:span>黃鐘毀棄，瓦釜雷鳴<text:span text:style-name="T3">"</text:span>，善惡顛倒，忠奸易位，一個乾乾淨淨，清廉正直得有點離譜的人，卻被一群扯爛污扯到爆的政治人渣及整天炒地皮官商勾結的齷齪媒體例如所謂自由時報給抹黑得臭不可聞。這就是台灣的政治現實，非常荒唐。人們攻擊仇視那些正直行事、為大眾福利努力不懈的人，卻推崇仰慕那些行事齷齪貪婪無恥為一己私利無所不用其極的人渣政客。</text:p>
      <text:p text:style-name="P1"><text:span text:style-name="T1">陳真</text:span><text:s/>  |  2016.09.28 14:56   |   <text:a xlink:type="simple" xlink:href="http://palinfo.habago.org/Entry?Command=Information_PrintForum&amp;iPage=230#FORUM34913"><text:span text:style-name="T2">#</text:span></text:a></text:p>
      <text:p text:style-name="P2">底下是自由人渣報的報導，最齷齪無恥的就屬這一類了。這個所謂媒體的齷齪可恨，遠超乎一般人性之惡。他不是真的在乎什麼是非對錯，而是先看看你是<text:span text:style-name="T3"><text:s/>"</text:span>誰<text:span text:style-name="T3">"</text:span>，看你什麼來歷，什麼顏色，然後決定看要怎麼做。若是自己人，就硬是瞎掰來挺你到底，若是異己，就擴大抹黑，落井下石，進一步抹黑你和你所屬的一切主張。<text:span text:style-name="T3"> <text:line-break/><text:line-break/></text:span>陳真<text:span text:style-name="T3"><text:s/>2016.09.28. <text:line-break/><text:line-break/>======================= <text:line-break/></text:span>夏林清再被起底<text:span text:style-name="T3"><text:s/></text:span>媒體人質疑「拿中資搞社運」<text:span text:style-name="T3"> <text:line-break/><text:line-break/></text:span>自由人渣報<text:span text:style-name="T3"> <text:line-break/>2016-09-27 <text:line-break/><text:line-break/></text:span>輔大心理系教授夏林清背景特殊。（資料照，記者王藝菘攝）<text:span text:style-name="T3"> <text:line-break/><text:line-break/></text:span>〔即時新聞／綜合報導〕輔大心理系教授夏林清處理系上女學生遭性侵，疑似吃案並迫使被害人<text:span text:style-name="T3">PO</text:span>文道歉，引發網路公憤，連帶讓她父親為國民黨大老夏曉華之背景引發關注。資深媒體人陳增芝昨天撰文投書媒體，進一步爆料夏林清從事社會運動，一直有「穩定金脈」在提供資助。<text:span text:style-name="T3"> <text:line-break/><text:line-break/></text:span>陳增芝文章〈夏林清停職！民陣會崩解嗎？〉<text:span text:style-name="T3">26</text:span>日發表於《鯨魚網站》，她在文中指出，夏林清與夫婿台北市勞動局前局長鄭村棋、兄長台大城鄉所前所長夏鑄九的社運陣營，從夏潮、勞動黨、民學聯、全聯學、日日春公娼運動、工人行動委員會、人民火大行動聯盟，到人民民主陣線（民陣），長年來都是踩在「左統」的立場，與一般傾向台獨的社運團體格格不入。<text:span text:style-name="T3"> <text:line-break/><text:line-break/></text:span>她還說，「從過去到現在，我所認識的台灣社運團體或政運團體，經常為募款困難所苦，但是，這個陣營似乎沒有這個問題。可以想像，單單靠夏林清在輔大的院長權威，若無法同時滿足徒眾在生存現實的經濟需求，恐怕難以維繫徒眾絕對效忠的向心力<text:span text:style-name="T3">…</text:span>金脈實力，才是這個陣營維繫不墜的最重要關鍵！」<text:span text:style-name="T3"> <text:line-break/><text:line-break/></text:span>陳增芝強調，「<text:span text:style-name="T3">20</text:span>多年前，民進黨中央還在租建國南路的頂樓違建，澹淡經營時，與夏陣營人脈淵源相當緊密的勞動黨，已經擁有寬敞新穎的辦公大樓。被問及經費來源，答案是『愛國商人』贊助。台灣許多諸如綠黨的小政黨，不僅黨務經營困難，還常為了參選保證金所苦<text:span text:style-name="T3">…</text:span>但夏陣營似乎從未在選舉上退卻。」<text:span text:style-name="T3"> <text:line-break/><text:line-break/></text:span>陳增芝直言，「是的，我想說的，就是夏林清之所以讓輔仁忌憚三分，不得不放任一個系，幾乎變成民陣的人資產生器，極可能就是因為夏林清與中國，一點都不神秘的關係。這個陣營，不只長年來可以維持常態的社運與政黨組織經營，甚至還這麼不惜血本，勇往直前的大陣仗參與選舉，縱使明知參選保證金幾乎一定會被沒收也在所不惜，背後難道真的完全沒有透過選舉，進行中國資金流動的可能嗎？」</text:p>
      <text:p text:style-name="P1"><text:span text:style-name="T1">陳真</text:span><text:s/>  |  2016.09.28 14:28   |   <text:a xlink:type="simple" xlink:href="http://palinfo.habago.org/Entry?Command=Information_PrintForum&amp;iPage=230#FORUM34912"><text:span text:style-name="T2">#</text:span></text:a></text:p>
      <text:p text:style-name="P3">底下這些，跟任何人無關。<text:span text:style-name="T3"> <text:line-break/><text:line-break/></text:span>別人認不認同我的想法，我無所謂。別人當然也沒有非認同不可的義務。反之亦然。我若對旁人的想法不以為然，我就說不以為然，而不會假裝認同；認同與否，都與罵不罵扯不上關係，而只跟道理本身有沒有說服力有關。我沒有那麼多莫名其妙的情緒或立場。一加一等於五，錯就是錯，不認同就算了，與罵不罵無關，因為它不是一種立場，我並不需要召喚任何同志。<text:span text:style-name="T3">"</text:span>這朵花好美<text:span text:style-name="T3">"</text:span>，<text:span text:style-name="T3">"</text:span>這電影真是爛到爆<text:span text:style-name="T3">"</text:span>，不認同就算了，與罵不罵無關，因為它不是一種立場，我並不需要召喚任何同志。<text:span text:style-name="T3"> <text:line-break/><text:line-break/></text:span>最近有不明就裏的朋友，居然邀請我給一個爛到爆的綠油油媒體寫專欄文章。我很尷尬，因為我知道我若說出我拒絕的原因，勢必會得罪對方，破壞友誼。但我還是只能實話實說，表示我對這個整天撒謊造謠鼓吹族群仇恨的媒體之深惡痛絕。這樣一種誠實方式在華人社會是吃不開的，肯定會得罪人且破壞友誼。讓我意外的是，對方卻說不寫沒關係，他尊重我的立場。問題是，這跟立場有什麼關係？我之前已經表明，我並不是因為什麼政治立場問題而敵視這家媒體，我是因為他們以一種偏頗、造謠、扭曲異己、神化美化自己人，以及刻意醜化大陸人、挑撥反華仇中的方式在經營所謂媒體公器。這跟我支持藍營或主張兩岸統一有什麼關係？今天就算是一個藍色的統媒如此卑劣行事，我也一樣會唾棄這種作為。<text:span text:style-name="T3"> <text:line-break/><text:line-break/></text:span>但我知道我講這些在台灣社會是絲毫不起作用的。台灣人永遠還是相信立場，相信顏色，永遠只會猜測動機，而不會相信有人真的只在乎善惡對錯。<text:span text:style-name="T3"> <text:line-break/><text:line-break/></text:span>幾年前，我在某醫院工作，院長在院內通訊群組上發了一封<text:span text:style-name="T3"><text:s/>email</text:span>給大家<text:span text:style-name="T3">, </text:span>寫著<text:span text:style-name="T3"><text:s/>"</text:span>慶賀門診病人數量創新高<text:span text:style-name="T3">"</text:span>。我馬上回了一封信給全院同事，反駁說，門診量破表意味著好多人生病，這有什麼好慶賀？我還寫說，如果可以把環境弄得更髒一些，空氣和水源更污濁一些，黑心食品更多一些，保證門診病人數量又會再創新高。院長是個好人，向來待我友善，現在在台北市擔任衛生局長，並沒有因此<text:span text:style-name="T3"><text:s/>"</text:span>震怒<text:span text:style-name="T3">"</text:span>。我這封<text:span text:style-name="T3"><text:s/>email </text:span>在醫界傳開來，一位德高望重的醫界大老看到了，打電話給我，對我相當稱讚，但他稱讚兩句之後，輕聲地問說，<text:span text:style-name="T3">"</text:span>你跟院長有私人恩怨嗎？<text:span text:style-name="T3">"</text:span>、<text:span text:style-name="T3">"</text:span>院方是不是哪裏得罪你，所以你想報復<text:span text:style-name="T3">?" </text:span>我頓時啞口無言。<text:span text:style-name="T3"> <text:line-break/><text:line-break/>1997</text:span>年，我在劍橋附設教學醫院當訪問學者。第一次參加研討會，坐到第一排，旁邊坐著一位新任教師。那天演講者是個資深教授。那位新任教師很年輕，他一直發言指出資深教授的演講內容錯誤之處，批評得很難聽，彷彿對方的研究錯誤百出。我坐在他旁邊，看他們唇槍舌劍，很擔心萬一當場打起來怎麼辦。沒想到，中場休息吃餅乾喝咖啡時，他們兩人不但沒打起來，反而像個哥倆好那樣，熱烈互動。當然，我沒有透視眼，我不知道被批評的老教授是不是心裏幹聲連連，但至少他知道，對方批評的是他的想法、他的研究，而不是把箭頭指向他這個<text:span text:style-name="T3"><text:s/>"</text:span>人<text:span text:style-name="T3">"</text:span>。你就算心裏不爽，也只能認了，畢竟對方並沒有錯，他只是攻擊你的研究論點，而不是攻擊你這個人。所謂討論，不就是盡量在別人或自己的想法裏找出錯誤嗎？否則哪需要討論？但是，討論只能討論那些有可能討論的東西，而不是討論對方的情緒、個性、動機、心態或智慧與修養什麼碗糕的。<text:span text:style-name="T3"> <text:line-break/><text:line-break/></text:span>不過，人身攻擊恰恰是我的主要興趣嗜好之一。但你只能攻擊任何一個廣為人們所周知的公眾人物，因為你的攻擊若有不公不實之處，對方也很難受害，因為他們之為人如何，廣為人們所周知；至於他們是否存有什麼不良居心，隨時也可以透過手上強大的麥克風為自己澄清，要不然，記者也會找上他，他隨時有能力為自己向廣大人們發聲表白。<text:span text:style-name="T3"> <text:line-break/><text:line-break/></text:span>但一般人可不一樣，你被抹黑就是黑了，你被造謠，人們就信了，你要跟誰一個一個去澄清？誰理你？人們又從何知道你的為人或居心？你只能啞口吃黃蓮。<text:span text:style-name="T3"> <text:line-break/><text:line-break/></text:span>惡意的人身攻擊是一種人身攻擊，但是，善意的、勉勵的、期許的、教誨的攻擊，也一樣是一種人身攻擊，而且更讓人啞巴吃黃蓮。<text:span text:style-name="T3"> <text:line-break/><text:line-break/></text:span>我發現，文明社會和落後低級社會的一個明顯差別就是後者對<text:span text:style-name="T3"><text:s/>"</text:span>人<text:span text:style-name="T3">" </text:span>充滿興趣，前者卻看重事情、想法與言行本身，專注在可議論的東西上。但後者卻不然，他對可議論的事情或想法或行為本身不感興趣，而且也無能討論其內涵，但對於<text:span text:style-name="T3"><text:s/>"</text:span>人<text:span text:style-name="T3">"</text:span>，特別是對於一個人無法言說的個別人事物的部份，乃至他的什麼心靈、情緒、什麼智慧與修養等等，卻充滿極度的興趣，彷彿只要拆穿了或羞辱抹黑了或批評指教了對方這個<text:span text:style-name="T3"><text:s/>"</text:span>人<text:span text:style-name="T3">"</text:span>，所有有關想法的<text:span text:style-name="T3"><text:s/>"</text:span>討論<text:span text:style-name="T3">" </text:span>也就大獲全勝。至於自以為好意的，就會充當你的心靈導師，期許你或影射你，指教你的心情或心態或情緒應該這樣或應該那樣，才是有智慧有修養。<text:span text:style-name="T3"> <text:line-break/><text:line-break/>20</text:span>年前，剛有網路時，我創了一個詞叫<text:span text:style-name="T3"><text:s/>"</text:span>猜心靈<text:span text:style-name="T3">"</text:span>，人們跟你討論事情，不是討論你的想法本身，而是居然一直著重在猜測你的動機、你的盤算，你的遭遇，你的情緒、你的修養、你的心靈是否真善美等等等這些根本無從言說的東西上，好像完全沒法想到事情與想法，而只會一直想到<text:span text:style-name="T3"><text:s/>"</text:span>人<text:span text:style-name="T3">"</text:span>。真是很怪異的一種社會，八卦透了頂。<text:span text:style-name="T3"> <text:line-break/><text:line-break/></text:span>我們家左鄰右舍一堆八卦婆，每天討論家事國事天下事，有時候一大早就三三兩兩聚集在門口討論，公私夾雜，各種議題都有，音量極大，所以我被迫都得全程聆聽她們的討論內容，不外都是這一類，這個人怎麼樣，那個人怎麼樣，或是突然音量壓低，<text:span text:style-name="T3">"</text:span>我偷偷跟你說，你不要講出去<text:span text:style-name="T3">..."</text:span>。<text:span text:style-name="T3"> <text:line-break/><text:line-break/></text:span>私下聊天當然就是這麼一回事，但是，公開論壇畢竟不是聊天室。喜歡聊天的，喜歡對人指指點點的，喜歡對人勉勵指教人生智慧的，喜歡猜心靈猜情緒的，請移往別處，切莫來此。<text:span text:style-name="T3"> <text:line-break/><text:line-break/></text:span>簡單說，公審其實就是落後低級社會的一個基本特徵，動不動就會轉移焦點到<text:span text:style-name="T3"><text:s/>"</text:span>人<text:span text:style-name="T3">" </text:span>的身上來，而且所謂公審全是審一些當事人根本無從辯駁的東西，不是討論事情討論想法，而是討論你的心，你的情緒，你的意圖，你的修養，你的人格，你的個性，你的情慾流動，你的人際脈動，你的人生智慧夠不夠真善美，你的心態夠不夠進步與解放等等等。<text:span text:style-name="T3"> <text:line-break/><text:line-break/></text:span>以輔大的事來說，所謂義憤的群眾，以及夏林清老師等人，雙方幹的事其實半斤八兩，誰也沒有比誰更高明。不滿的群眾，全盤妖魔化夏老師等<text:span text:style-name="T3"><text:s/>"</text:span>人<text:span text:style-name="T3">"</text:span>，對其進行人格謀殺。至於夏這邊，對於性侵案當事人之所為，亦是如此，自己一下是被告，一下又是公正的仲裁者，一會兒又化身偉大的情慾導師，教導當事人的情慾應該這樣應該那樣，分析當事人的心態與感受，指導他應該這樣應該那樣。如果這是一種私密的輔導工作，當然無可厚非，但輔導又怎麼會成為<text:span text:style-name="T3">200</text:span>人的公審討論會呢？這是哪門子輔導？哪門子討論會？說過的話，我就不說了。</text:p>
      <text:p text:style-name="P1"><text:span text:style-name="T1">葉小慧</text:span><text:s/>  |  2016.09.28 02:54   |   <text:a xlink:type="simple" xlink:href="http://palinfo.habago.org/Entry?Command=Information_PrintForum&amp;iPage=230#FORUM34911"><text:span text:style-name="T2">#</text:span></text:a></text:p>
      <text:p text:style-name="P2">陳真<text:span text:style-name="T3"> <text:line-break/><text:line-break/></text:span>我的說法讓你誤會了，是我不好，對不起。<text:span text:style-name="T3"> <text:line-break/><text:line-break/></text:span>我說的討罵，不是說你在罵我<text:span text:style-name="T3">....</text:span>長期以來我已知道你說話都是對事對想法，沒有對人的意思，我說的討罵，是指我的想法陷在剛剛那了，需要不同的聲音來告訴我問題在哪。<text:span text:style-name="T3"> </text:span></text:p>
      <text:p text:style-name="P1"><text:span text:style-name="T1">陳真</text:span><text:s/>  |  2016.09.28 02:28   |   <text:a xlink:type="simple" xlink:href="http://palinfo.habago.org/Entry?Command=Information_PrintForum&amp;iPage=230#FORUM34910"><text:span text:style-name="T2">#</text:span></text:a></text:p>
      <text:p text:style-name="P3">小慧，<text:span text:style-name="T3"> <text:line-break/><text:line-break/></text:span>對不起，剛剛看錯人，以為是秀慧。<text:span text:style-name="T3"> <text:line-break/><text:line-break/></text:span>我並沒有在<text:span text:style-name="T3"><text:s/>"</text:span>罵<text:span text:style-name="T3">" </text:span>誰。<text:span text:style-name="T3"> <text:line-break/><text:line-break/></text:span>若有人對夏等人的不實指控，該怎麼辦就怎麼辦；要不然去找黑道或找律師，恐怕都還比召開那樣一種公審會在道德上要高貴許多。怎麼一個人會有那麼多身份同時出現在一個什麼討論會裏。我想說的已經盡量說清楚。</text:p>
      <text:p text:style-name="P1"><text:span text:style-name="T1">葉小慧</text:span><text:s/>  |  2016.09.28 02:16   |   <text:a xlink:type="simple" xlink:href="http://palinfo.habago.org/Entry?Command=Information_PrintForum&amp;iPage=230#FORUM34909"><text:span text:style-name="T2">#</text:span></text:a></text:p>
      <text:p text:style-name="P2">我坦承對公審意涵不明，應該說我對很多事情或名詞的定義都很不明，常常都是以程度找一個能接受或不能接受的點來區分。<text:span text:style-name="T3"> <text:line-break/><text:line-break/></text:span>「當我處於某種位置，我就擁有那樣的權力，與旁人形成一種不對等的權力關係。這時候，若真要議論個案，擁有權力的當事者就必須退出。」<text:span text:style-name="T3"> <text:line-break/><text:line-break/></text:span>輔心事件的關係人也常提起這個概念，從夏到一干人等都提。我對這概念一點都不熟，但可能被洗了一半，中毒頗深所以成病。<text:span text:style-name="T3"> <text:line-break/><text:line-break/></text:span>夏的發文裡面有一點，一直說<text:span text:style-name="T3">6.7</text:span>討論的是發<text:span text:style-name="T3">529</text:span>文的朱生與巫生，而非性侵事件中的他們。一直說巫生是為<text:span text:style-name="T3">529</text:span>文道歉，而不是以性侵受害人的身份道歉。<text:span text:style-name="T3"> <text:line-break/><text:line-break/></text:span>我覺得夏要巫生在臉書公開道歉<text:span text:style-name="T3">(</text:span>因為<text:span text:style-name="T3">529</text:span>文是他們公開發表<text:span text:style-name="T3">)</text:span>這件事情非常不該，但又覺得朱生巫生<text:span text:style-name="T3">529</text:span>文實在沒必要公開，因為事情是在一年前發生，這中間他們都沒有再溝通？發出內容在討論會中被釐清，巫生同意要為<text:span text:style-name="T3">529</text:span>文道歉，到這邊我都覺得還好。<text:span text:style-name="T3"> <text:line-break/><text:line-break/></text:span>我有病，因為我覺得要巫生為公開<text:span text:style-name="T3">529</text:span>文的她道歉是<text:span text:style-name="T3">ok</text:span>的，因為覺得事情不能攪和在一起談，不能因為受害者的身份，就可以提出任何毀滅對方的指控而都被接受，最重要的是都被接受了，後續對夏的攻訐有七成都來自那些指控，實的還能接受，不實的難道連澄清機會都沒有？有了受害者身份，從此無敵？<text:span text:style-name="T3"> <text:line-break/><text:line-break/></text:span>或者我的疑問應該是，因為有受害者身份，所以夏即使是在<text:span text:style-name="T3">529</text:span>文中受到不實指控，也不應該找對方來談清楚？只因她擁有師長或較高權力的位置？我一直繞著這些去想，沒想透過。<text:span text:style-name="T3"> <text:line-break/><text:line-break/></text:span>抱歉，太笨了，所以來討罵。</text:p>
      <text:p text:style-name="P1"><text:span text:style-name="T1">陳真</text:span><text:s/>  |  2016.09.28 01:44   |   <text:a xlink:type="simple" xlink:href="http://palinfo.habago.org/Entry?Command=Information_PrintForum&amp;iPage=230#FORUM34908"><text:span text:style-name="T2">#</text:span></text:a></text:p>
      <text:p text:style-name="P3">秀慧，我不知道妳在說<text:span text:style-name="T3"><text:s/>"</text:span>我<text:span text:style-name="T3">" </text:span>什麼？什麼<text:span text:style-name="T3"><text:s/>"</text:span>動怒<text:span text:style-name="T3">"</text:span>？妳是指我的哪一則留言？不管哪一則，我是應該怎樣才能證明<text:span text:style-name="T3"><text:s/>"</text:span>我<text:span text:style-name="T3">" </text:span>這個人有或沒有<text:span text:style-name="T3"><text:s/>"</text:span>動怒<text:span text:style-name="T3">"</text:span>？這些話講了一萬八千多次，實在覺得很絕望，不知道還能怎麼講。<text:span text:style-name="T3"> <text:line-break/><text:line-break/></text:span>任何公開討論，請針對想法想法想法想法想法想法想法想法想法想法想法想法想法想法想法想法想法想法想法想法想法想法想法想法想法想法想法想法想法想法想法想法想法想法想法想法想法想法想法想法想法想法想法想法想法想法想法想法想法想法想法想法想法想法想法想法想法想法想法想法想法想法想法想法想法想法想法想法想法想法想法想法想法想法想法，因為只有想法才是可以公開討論的東西，絕對不要去指涉一個人的什麼情緒、什麼個人修養等等這一切不應該評價也不可能評價的個別人事物，這其實就是一種對我的公審，聽懂嗎？若再犯，我會刪掉。任何人都一樣，天條就是天條。<text:span text:style-name="T3"> <text:line-break/><text:line-break/></text:span>妳自古以來其實已經犯規許多次，我知妳無惡意，但我深感痛苦與為難，刪了又怕得罪，不刪又等於自我做賤，任人糟蹋。我是應該堅持言論自由的原則及個別人事物的神聖性？還是唾面自乾，學習和稀泥，學一套社會化的狡詐與圓滑？學一套任意對人指指點點的可鄙網路文化？</text:p>
      <text:p text:style-name="P1"><text:span text:style-name="T1">蘇秀慧</text:span><text:s/>  |  2016.09.28 01:08   |   <text:a xlink:type="simple" xlink:href="http://palinfo.habago.org/Entry?Command=Information_PrintForum&amp;iPage=230#FORUM34907"><text:span text:style-name="T2">#</text:span></text:a></text:p>
      <text:p text:style-name="P2">葉小慧您好，<text:span text:style-name="T3"> <text:line-break/><text:line-break/></text:span>我剛看了一些您留下來的網址，例如這個<text:span text:style-name="T3"><text:s/>529Po</text:span>文事件之林彥宇個人行動歷程<text:span text:style-name="T3"><text:s/>goo.gl/08TFWc <text:line-break/><text:line-break/></text:span>我還另外看了許多延伸出去的網址，我只有一個感受，就是這件事情從去年發展到現在，背後的事件背景如此龐大，遠超乎我的原先的認知，我覺得它像一團迷霧，我沒有意願與能力去解開它。<text:span text:style-name="T3"> <text:line-break/><text:line-break/></text:span>說實話，我最震驚的，還是剛看到的陳真先生的發言。我想，他動怒有他的原因，我還是會找時間把他的文章詳細看完，反躬自省。但是，我還是要說一下我自己的想法，第一，我之所以說它更像一個討論會，是因為在心理學上，我讀過團體諮商的治療方式。我剛也看到輔大心理系學生臉書說，類似的會議是輔大該系長期以來就有的方式，站在這個角度上，我不覺得那是公審。第二，但我不認為這樣的方式，是好的，所以我剛文章有說，我希望自己永遠不要站上那個位置，不管是質問人，還是被質問，因為我覺得無人有能力知道人內心真正的動機為何，如何能正確評價他人？如何下定論，甚至請求他人道歉？<text:span text:style-name="T3"> <text:line-break/><text:line-break/></text:span>這位夏老師，事實上，今天，她也在網路上被無數的人公審了。您說您看得越多，想說的就越保守，我想我可以明白。謝謝您。</text:p>
      <text:p text:style-name="P1"><text:span text:style-name="T1">陳真</text:span><text:s/>  |  2016.09.28 00:17   |   <text:a xlink:type="simple" xlink:href="http://palinfo.habago.org/Entry?Command=Information_PrintForum&amp;iPage=230#FORUM34906"><text:span text:style-name="T2">#</text:span></text:a></text:p>
      <text:p text:style-name="P3">如果這不叫公審，那我不知道公審還能有其它什麼概念內涵了。<text:span text:style-name="T3"> <text:line-break/><text:line-break/></text:span>至少夏、何兩位老師都是個案的事件關係人，甚至應該是一種被告或犯罪嫌疑人，但他們在這樣一場由他們所主導的所謂討論會中，卻彷彿一下又成為客觀的局外人，一下又彷彿是個全知的仲裁者兼教育者，天底下有這種個案討論會嗎？這樣一種針對個案的聚會形式，不折不扣就是公審。<text:span text:style-name="T3"> <text:line-break/><text:line-break/></text:span>當然，也許有人會說它是一種談判。重點是，談判雙方的權力不但完全不對等，如何可能談而判之？而且，主導談判者卻老娘一氣化三清，一人身兼好幾種身份，理應是被告，一下又像法官，一會兒又像是個客觀的局外人，一下又像什麼諄諄善誘的老師與輔導者，天底下有這樣的談判嗎？這樣的談判會有意義嗎？<text:span text:style-name="T3"> <text:line-break/><text:line-break/></text:span>我講這些，只是普通到不能再普通的普通常識，而不是什麼英明睿智的觀察。掌大權者，而且又是進步學界人士，有可能會對權力之一物，<text:span text:style-name="T3"><text:s/>"</text:span>天真單純<text:span text:style-name="T3">" </text:span>到如此地步嗎？<text:span text:style-name="T3"> <text:line-break/><text:line-break/></text:span>我學過速讀，一分鐘可以讀<text:span text:style-name="T3">1</text:span>萬<text:span text:style-name="T3">2</text:span>千個字，所以我大約花不到十分鐘就看完了所謂討論會的內容。其實我根本不用浪費這十分鐘，我就算一個字都不看也能得出<text:span text:style-name="T3"><text:s/>"</text:span>公審<text:span text:style-name="T3">" </text:span>的斷言，因為公審與否，關鍵就在於此一所謂討論會之參與者及主導者之身份以及所討論之個案性質上，而絲毫不是在於什麼發言者是否很溫和理性或有沒有禮貌之類，這跟公不公審有啥關係？<text:span text:style-name="T3"> <text:line-break/><text:line-break/></text:span>假設，我是說假設，假設有一天證明所謂性侵案根本子虛烏有，這依然是一種非常惡劣的公審。這意思是說，公審與否，與事件的內容真假無關。人們若一直用一種企圖理解事件內容的方式去理解事件性質，把自己當法官，那是很荒唐的，八卦的，甚至是十分可鄙的。<text:span text:style-name="T3"> <text:line-break/><text:line-break/></text:span>巴勒網這個版面十多年來常說一句話：我們發言百無禁忌，但只有一個天條，只拜一個神，那就是<text:span text:style-name="T3"><text:s/>"</text:span>個別人事物<text:span text:style-name="T3">"</text:span>。我很懶得把同樣的話再說第一萬八千七百六十二遍。簡單說，這跟溫不溫和有沒有禮貌扯不上任何關係。比方說，我很好心，我好關心某人跟他爹的感情是不是很棒，於是我就很溫和有禮地公開給對方許多建議和鼓勵，請問這是不是公審？當然是公審。你憑什麼把一個人揪到公眾台前議而論之？鼓而勵之？讚而美之？或貶而教之？即便心存善意、態度謙恭有禮也一樣，冒犯就是冒犯，更不用說負面批判或評價或教導了。<text:span text:style-name="T3"> <text:line-break/><text:line-break/></text:span>即便當事人自願放棄這樣一種神聖的權利，同意接受公審，公審的內涵並不會因此而改變。在權力面前，所謂<text:span text:style-name="T3"><text:s/>"</text:span>同意<text:span text:style-name="T3">" </text:span>是大有問題的，自欺欺人的。很多進步人士常喜歡高舉所謂自主性，我也很仰慕<text:span text:style-name="T3"><text:s/>"</text:span>自主<text:span text:style-name="T3">" </text:span>這東西，但我同時也知其詭詐。比方說，假若今天修改法律，開放自由從娼，而且年齡不限，我敢說，即便是個兩歲的娃都有可能<text:span text:style-name="T3"><text:s/>"</text:span>自願<text:span text:style-name="T3">" </text:span>成為娼妓。高達說：<text:span text:style-name="T3">"</text:span>假若大便值錢，窮人會連屁眼都沒了。<text:span text:style-name="T3">" </text:span>權力就是這麼一回事，它可以讓你我<text:span text:style-name="T3"><text:s/>"</text:span>同意<text:span text:style-name="T3">" </text:span>或<text:span text:style-name="T3"><text:s/>"</text:span>自願<text:span text:style-name="T3">" </text:span>做許多對自己不利的事，因為我們往往別無選擇。<text:span text:style-name="T3"> <text:line-break/><text:line-break/></text:span>權力並不是一種像衣服那樣的東西，並不是說你想動用權力就動用，不想動用就可以收起來不用；權力不是這樣一種東西。它比較像一種血液或皮膚，隨時都在，無所不在，跟權力者本身的善意或惡意或有意或無意統統無關。當我處於某種位置，我就擁有那樣的權力，與旁人形成一種不對等的權力關係。這時候，若真要議論個案，擁有權力的當事者就必須退出，而不是球員兼裁判兼道德講師兼情慾啟蒙師。<text:span text:style-name="T3"> <text:line-break/><text:line-break/></text:span>這些極其簡單的道理，一個如此進步的系所與成員，會天真單純到根本沒想到嗎？<text:span text:style-name="T3">Noam Chomsky</text:span>說，美國自認是根大鐵錘，於是在美國的眼裏，旁人全是釘子，動不動鐵錘就會敲下來，施以暴力。用他的這番描述帝國主義的話來看權力也一樣。當某人成為一根大鐵錘，權力就像身上的皮膚那般自然時，他其實很難克制濫用權力的衝動。<text:span text:style-name="T3"> <text:line-break/><text:line-break/></text:span>事實上，連個衝動也往往不會有，因為那是如此自然而然的事，自然而然到當事人往往無法察覺這樣一種權力的濫用。他不需要有任何惡意，一樣會濫用。而且，出之以善意的權力濫用，在我看來其實更可怕。我經常被迫必須得罪一些人，便是如此。我並不想得罪他們，因為我知道他們並無惡意，甚至充滿<text:span text:style-name="T3">(</text:span>自以為是的<text:span text:style-name="T3">)</text:span>善意，但是，善意並不保證善的結果。<text:span text:style-name="T3"> <text:line-break/><text:line-break/></text:span>不管夏老師犯了多少錯，我相信他純粹出於善意。我對她依然充滿敬意。我並不願意以這樣一種侵犯個別人事物的評價方式發言，但我知道，我若這樣說，也許向來習於正反對立陣營思考方式的人們會更能聽懂我在說什麼。我相信她是個好老師，充滿善意，至少自以為充滿善意，但善意並不保證做出善的行為，更不保證達成善的結果，反倒可能引來無窮的憤懣不滿。<text:span text:style-name="T3"> <text:line-break/><text:line-break/></text:span>在道德上把夏老師妖魔化，進而在她和自己之間做出道德切割是荒唐的，偽善的，抓不住重點的。任何人在任何一種權力位置上，都很可能會有同樣的問題。因為權力往往成為主人，而我們只是他的座騎，這也是為什麼我們需要制度、需要法律、需要走制式流程的原因。所謂文明，不外就是這麼一回事。制度發達，文明鼎盛，往往少了人味，例如英國；但人味過了頭，更是一種災難，例如台灣。一種社會型態，若只能二選一，我會無奈地投給文明一票。文明往往很乏味，也許沒法帶我們上天堂，但比較不容易讓我們墮入地獄。</text:p>
      <text:p text:style-name="P5"/>
      <text:p text:style-name="P1"><text:span text:style-name="T1">葉小慧</text:span><text:s/>  |  2016.09.27 23:55   |   <text:a xlink:type="simple" xlink:href="http://palinfo.habago.org/Entry?Command=Information_PrintForum&amp;iPage=231#FORUM34905"><text:span text:style-name="T2">#</text:span></text:a></text:p>
      <text:p text:style-name="P3">秀慧<text:span text:style-name="T3"> <text:line-break/><text:line-break/></text:span>能耐性看完全文的人少有，能不帶火氣地看完的更少，因為多數看到輔心討論會逐字稿的之前，都已被朱生的<text:span text:style-name="T3">529</text:span>文影響，有了先入為主的印象，同時多數更仰賴摘錄版，摘錄者是抗夏的，因此解讀出來的都傾向於是公審會。<text:span text:style-name="T3"> <text:line-break/><text:line-break/></text:span>朱生的<text:span text:style-name="T3">529</text:span>控訴文在此：<text:span text:style-name="T3">goo.gl/ev4bBt <text:line-break/><text:line-break/></text:span>朱生的<text:span text:style-name="T3">529</text:span>控訴文，是輔心事件首次在臉書上披露，也是直到此時愈鬧愈大的主軸，文中控訴之一包括白色恐怖，可以從文中獲得他們的定義。而包括張娟芬等記者所寫的評論，幾乎都先以朱生的文假設為真而出，<text:span text:style-name="T3">6.7.</text:span>的討論會也是為了解朱生指控緣由以及再度溝通而舉辦。<text:span text:style-name="T3"> <text:line-break/><text:line-break/></text:span>在逐字稿之後，我也追蹤了一位輔心系友葉永銘，在他那獲得輔心這類作法由來及相關名詞如培力等的認識，方才稍微理解輔心為何有這一連串動作，同時覺得這種有別於既定<text:span text:style-name="T3">SOP</text:span>的作法，正是使夏林清從公親變事主的主要原因。<text:span text:style-name="T3"> <text:line-break/><text:line-break/></text:span>另外，批評夏的群體很多元，其中有一批在前一段時間批評過趙剛寫陳映真的，他們罵起夏來同樣唯恐不亂，我的感覺，嗯只能憑感覺，他們是在進行統獨派別以及現有資源爭奪的鬥爭。這一批的言論我都是掃過就不參考了。<text:span text:style-name="T3"> <text:line-break/><text:line-break/></text:span>抱歉我一直談感覺，因為事件範疇內的人事物，都與我本身長期的認知有很大差距，因而只能從幾個我認為重要的點去切入跟理解。只能說，看愈多我想說的就愈保守。<text:span text:style-name="T3"> </text:span></text:p>
      <text:p text:style-name="P1"><text:span text:style-name="T1">蘇秀慧</text:span><text:s/>  |  2016.09.27 22:39   |   <text:a xlink:type="simple" xlink:href="http://palinfo.habago.org/Entry?Command=Information_PrintForum&amp;iPage=231#FORUM34904"><text:span text:style-name="T2">#</text:span></text:a></text:p>
      <text:p text:style-name="P2">很謝謝葉小慧您的留言，我去看了鏈結中的輔仁心理師生導論會的完整版逐字稿，近三個小時的閱讀，坦白說，我無法完全讀懂所有的內容，甚至連七成都沒有把握，但是我看完了之後，個人的感受是：<text:span text:style-name="T3"> <text:line-break/><text:line-break/></text:span>這場會議給我的感覺，不像是公審會，參加的人包括了當事人，從文字稿對話中，我認為比較像是一場討論會。我很驚訝在對話裡面看見<text:span text:style-name="T3">"</text:span>白色恐怖<text:span text:style-name="T3">"</text:span>，而且它似是這場討論會的重心之一，我不明白輔大心理系的此事件，為何會帶有政治事件的色彩。<text:span text:style-name="T3"> <text:line-break/><text:line-break/></text:span>我之前只讀過一本社會心理學的教科書過，知道<text:span text:style-name="T3"><text:s/>"</text:span>團體心理治療<text:span text:style-name="T3">"</text:span>，透過團體成員的對話，進行心理輔導。看完這個討論會，我覺得與會人員已經很理性了，沒有謾罵或人身攻擊言語，多半都是陳述自己的意見，提問對方；對方不願回答時，也會停止。<text:span text:style-name="T3"> <text:line-break/><text:line-break/></text:span>但我卻有一個想法：自己永遠別有機會站在那裏，不管是當事人還是與會者的身分。也許，人心如何本是隱密的事，當定奪論斷一個人的錯與對時，面對上帝的審判是很可怕的，但若是面對人的審判，我覺得更是恐懼<text:span text:style-name="T3">...</text:span>因為在神那邊，人的軟弱還有神的憐憫可以期盼。<text:span text:style-name="T3"> <text:line-break/><text:line-break/></text:span>這當中有師生間的愛與失望，系所與學生之間的權位關係，都影響了這件事情的發展。只是，每個行動、說的每句話、貼出的文字，做出時都已經收不回，造成了想要的或意外的傷害，剩下的努力，都只能是試圖彌補過錯。但我真的希望人世間，有後悔藥。</text:p>
      <text:p text:style-name="P1"><text:span text:style-name="T1">陳真</text:span><text:s/>  |  2016.09.27 20:56   |   <text:a xlink:type="simple" xlink:href="http://palinfo.habago.org/Entry?Command=Information_PrintForum&amp;iPage=231#FORUM34903"><text:span text:style-name="T2">#</text:span></text:a></text:p>
      <text:p text:style-name="P3">賴啥曉不知道在講什麼鳥話，折磨大家多上半天班，連火車都不開了，硬要大家在強風暴雨中、自己想辦法表演特技般地冒險接送；一早送出門，中午又得趕緊接回，像在玩命一般，這個城市就會有他媽的競爭力？其實說穿了就是怕資方老闆們不高興，怕影響老闆們的收入才是事實。<text:span text:style-name="T3"> <text:line-break/><text:line-break/></text:span>連我開車都覺得危險，更何況那些騎腳踏車的小學生中學生或一般騎機車的上班族。連車子都搖晃得很厲害，瞬間來一陣強風，就可能被吹歪亂撞，而且街上樹枝、看板、鐵片、屋瓦滿天飛，一不小心就可能被砸到。<text:span text:style-name="T3"> <text:line-break/><text:line-break/></text:span>一連兩次颱風台南都是放半天，一到中午下班，整個街上像是逃難車潮那樣，五百公尺的路，開車開了半小時。這叫做增加城市的競爭力？這些政客真是它媽的什麼漂亮話都敢胡扯。<text:span text:style-name="T3"> <text:line-break/><text:line-break/></text:span>颱風難道是個人，叫它下午兩點才來就真的準時報到而不會提早來？叫它下午兩點才增加為十級風，它就乖乖地原地慢慢打轉，保持在九級風以下，乖乖遵守指令，直到兩點才加速為十級風？天底下有這麼配合的颱風？<text:span text:style-name="T3"> <text:line-break/><text:line-break/></text:span>陳真<text:span text:style-name="T3"> <text:line-break/><text:line-break/>=========== <text:line-break/></text:span>放半天假挨轟<text:span text:style-name="T3"><text:s/></text:span>賴清德：亂放假會影響競爭力<text:span text:style-name="T3"> <text:line-break/><text:line-break/></text:span>新頭殼<text:span text:style-name="T3"><text:s/>– 2016</text:span>年<text:span text:style-name="T3">9</text:span>月<text:span text:style-name="T3">27</text:span>日<text:span text:style-name="T3"> <text:line-break/><text:line-break/></text:span>台南市長賴清德<text:span text:style-name="T3">27</text:span>日上午受訪時仍堅持決策沒錯，並強調如果沒達標就放假，「久而久之這個城市的競爭力也會受到影響」。</text:p>
      <text:p text:style-name="P1"><text:span text:style-name="T1">陳真</text:span><text:s/>  |  2016.09.27 16:15   |   <text:a xlink:type="simple" xlink:href="http://palinfo.habago.org/Entry?Command=Information_PrintForum&amp;iPage=231#FORUM34902"><text:span text:style-name="T2">#</text:span></text:a></text:p>
      <text:p text:style-name="P2">歐巴馬那段影片在此：<text:span text:style-name="T3"> <text:line-break/><text:line-break/>https://goo.gl/fKsxwr <text:line-break/><text:line-break/></text:span>我從不怕什麼鬼片或恐怖片，因為我知道恐怖的是人不是鬼。一個人一方面可以兩手血腥，一方面卻又滿口天使話語。不可思議的是，人們居然相信這一套赤裸裸的謊言。</text:p>
      <text:p text:style-name="P1"><text:span text:style-name="T1">鑑慧</text:span><text:s/>  |  2016.09.27 15:49   |   <text:a xlink:type="simple" xlink:href="http://palinfo.habago.org/Entry?Command=Information_PrintForum&amp;iPage=231#FORUM34901"><text:span text:style-name="T2">#</text:span></text:a></text:p>
      <text:p text:style-name="P3">每當主流媒體又開始大量放送賺人熱淚的無辜兒童受難照時，其實並不是主政者開始反省了，而是開始使用這些人道畫面與修辭，從事更大的惡。藉由大量報導這次<text:span text:style-name="T3">Allepo</text:span>戰火慘況，西方媒體所借之想要達成的，就是再度捏造俄羅斯破壞了停火協議，然後將這些人道災難都算在俄羅斯頭上。<text:span text:style-name="T3"> <text:line-break/><text:line-break/></text:span>然而實情是，破壞停火協議的完全是美方的軍隊，而美方這波砲火介入所成功達成的任務，就是干擾敘利亞政府打擊<text:span text:style-name="T3">IS</text:span>的計畫，讓<text:span text:style-name="T3">IS</text:span>得以再度掌控<text:span text:style-name="T3">Aleppo</text:span>地區。此外這次破懷停火協議的，還有美國向來持續大量挹注資金且提供各類型武器的敘利亞蓋達組織支部<text:span text:style-name="T3">al-Nusra Front</text:span>。是<text:span text:style-name="T3">al Nursa Front</text:span>蓄意攻擊希望進入<text:span text:style-name="T3">Aleppo</text:span>地區的人道救援，還有在已被敘利亞政府安定收復的地區重啟戰火。而這一方面喊人道、ㄧ方面努力製造敘利亞亂局並且不惜與<text:span text:style-name="T3">IS</text:span>和各極端勢力恐怖團體共謀，另一方面持續妖魔化俄羅斯和敘利亞政府軍所意圖達成的，不外仍是為了貫徹美國在敘利亞的最主要目標<text:span text:style-name="T3">-</text:span>大馬士革政權的轉移。而這一切都只是證明，美國才是唯恐天下不亂，為了ㄧ己利益不惜瓦解ㄧ個國家並且犧牲無辜人民和兒童性命的邪惡帝國。我沒有看到歐巴馬如何利用最近這位小男孩大談人道的畫面<text:span text:style-name="T3"><text:s/>(</text:span>有人不知道<text:span text:style-name="T3">Youtube</text:span>自動跳接的畫面是大數據為每個人所量身精選的<text:span text:style-name="T3">)</text:span>，但我不用看就知道美國又在操弄著甚麼把戲。但是處在這個世界，隨時必須防衛著人們對你情感的操弄，並試圖識破這背後的ㄧ切陰謀與邪惡，其實是ㄧ件很可悲和傷害人性的事。愚的、智的，其實都必然得與這個世界同沉淪。<text:span text:style-name="T3"> <text:line-break/><text:line-break/></text:span>關於最近停火協議的破壞以及又ㄧ波對於俄國的妖魔化，見<text:span text:style-name="T3">http://www.wsws.org/en/articles/2016/09/26/syri-s26.html </text:span></text:p>
      <text:p text:style-name="P1"><text:span text:style-name="T1">陳真</text:span><text:s/>  |  2016.09.27 15:07   |   <text:a xlink:type="simple" xlink:href="http://palinfo.habago.org/Entry?Command=Information_PrintForum&amp;iPage=231#FORUM34900"><text:span text:style-name="T2">#</text:span></text:a></text:p>
      <text:p text:style-name="P2">所謂清官難斷家務事，其實何止家務，只要是個案都一樣難斷。個案之所以難以過問，不是因為所知資訊的數量多寡，而是因為相關資訊的本質，簡單說，它不是一種事實性的東西，而是帶有高度評價。事實僅一、二，評價方式卻無法窮盡。<text:span text:style-name="T3"> <text:line-break/><text:line-break/></text:span>比方說，好多與我熟稔的同學、同事或朋友，對我個人資訊也許比起其他人，知之甚詳，我都不知道跟他們交心表白過幾千幾百回了，但他們知道再多其實也沒用，依然充滿離譜誤解。反之，一些也許遠在天邊的陌生人，光憑飛鴻來函一、二字，我就能感覺到，對方是了解我的，僅管他對我的個人資訊所知無幾。<text:span text:style-name="T3"> <text:line-break/><text:line-break/></text:span>為什麼會這樣呢？因為理解<text:span text:style-name="T3"><text:s/>(understanding) </text:span>跟知道<text:span text:style-name="T3"><text:s/>(knowing) </text:span>是兩回事。我可以絲毫不帶評價地<text:span text:style-name="T3"><text:s/>"</text:span>知道<text:span text:style-name="T3">" </text:span>一種數學問題，比方說我知道一加二等於三；當我知道之後，我甚至還可以把我所知傳授給另一人。但是，人事問題卻不是這麼一回事。在人事問題上<text:span text:style-name="T3"><text:s/>"</text:span>求真問實<text:span text:style-name="T3">" </text:span>是很奇怪的。一個法官，經過經年累月的調查，也許可以扮演這樣一個所謂求真問實的角色，但你我是法官嗎？做過經年累月的調查嗎？我們對於個案的無知程度，難道會有什麼本質上的差別？難道就因為你多看了幾個字，就比較了解個案？當然不可能。我們在所謂<text:span text:style-name="T3"><text:s/>"</text:span>認識論<text:span text:style-name="T3">" (epistemological) </text:span>的地位上其實是完全平等的，同樣的一無所知。即便是法官，經過經年累月的調查，也只能在某個極其有限的範圍內，做出某種暫時性的評價。在人事問題上，所謂<text:span text:style-name="T3"><text:s/>"</text:span>求真問實<text:span text:style-name="T3">"</text:span>，說穿了，只是一種化了妝、戴了面具的價值判斷，而非真理的呈現。<text:span text:style-name="T3"> <text:line-break/><text:line-break/></text:span>我並不是要把這樣一種不確定性推向一種極致的相對主義或<text:span text:style-name="T3"><text:s/>"</text:span>不可知論<text:span text:style-name="T3">" </text:span>立場，而只是說，當有人把一個本質上充滿不確定性的東西，動輒以一種真理樣貌呈現時，我們難免要納悶：你是不是根本搞不清狀況？極度簡化了個案之所以是個案或生命之所以是生命或社會之所以是社會的<text:span text:style-name="T3"><text:s/>"</text:span>非關真實性<text:span text:style-name="T3">" </text:span>本質。這其實也是我向來對社會科學相當感冒的一點，它並非科學，卻動輒講得像個科學家似的。市面上這種人很多，學界特別多，進步學界似乎就更多了；越是屬於那種一心就是要幫助人、教育人、拯救人、輔導人、分析人、乃至改造世界的，似乎越常有這類問題。基本上，這種<text:span text:style-name="T3"><text:s/>"</text:span>好人<text:span text:style-name="T3">" </text:span>通常就是我的天敵，他們的<text:span text:style-name="T3"><text:s/>"</text:span>理解力<text:span text:style-name="T3">" </text:span>讓我很害怕。<text:span text:style-name="T3"> <text:line-break/><text:line-break/></text:span>話說回來，難道個案就無法討論？我當然不會笨到說出這種傻話。臨床上，每天都在討論個案，重點是，挖掘一種事實跟尋求或擴張一種更好的理解，基本上還是兩回事；兩者混為一談，只是徒增惆悵，製造困擾。<text:span text:style-name="T3"><text:line-break/><text:line-break/></text:span>另外，許多紛爭，往往不是出在字眼本身，而是在於態度。比方說，在一些自以為很厲害的醫院，例如成大，醫護人員通常態度很差很差，倒不是因為他對你說了什麼難聽的話，而是因為一種儘管難以指明卻可實質清楚感受的態度。特別是當權力因素介於其中，起了作用時，態度問題就來了。我好厲害，我是醫學中心ㄋㄟ，我是醫生ㄋㄟ，你<text:span text:style-name="T3"><text:s/>"</text:span>只是<text:span text:style-name="T3">" </text:span>病人，你來求我，當然我比你大，我掌握你的生死病痛，我愛鳥你就鳥你，不想鳥你就不鳥，我無須對你多浪費一個笑容，無須為你多說一句話。你不爽，跑去投訴，但你能指證什麼？也許什麼也指證不了，但你清楚知道什麼是不好的態度。<text:span text:style-name="T3"> <text:line-break/><text:line-break/></text:span>一些囂張跋扈的鳥人，之所以成為鳥人，不是<text:span text:style-name="T3"><text:s/>(</text:span>或不光是<text:span text:style-name="T3">) </text:span>因為他講的哪句話，更是因為他的態度讓人反感。在一個事件中，正反雙方都會有這樣一些鳥人，他的話語本身不一定有問題，但他的態度有問題。<text:span text:style-name="T3"> <text:line-break/><text:line-break/></text:span>最後還是那句哲學家常喜歡說的發語詞：<text:span text:style-name="T3">"in a sense"</text:span>。搞清楚自己並搞清楚別人的意思究竟是在什麼樣的一種意義範圍上成立，這點很重要。範圍越小，往往品質越好，最好能小到跟一粒原子一樣大小。但缺乏自信的人們卻往往以為打擊範圍越大越好。很多癌症治療方式之所以令人望而生畏就是因為，它打擊範圍太大了，連正常細胞也一併幹掉。所謂精準醫療，應該是往後下一個世代的醫學方向吧我想。科學如此，思想亦如是。<text:span text:style-name="T3"> <text:line-break/><text:line-break/></text:span>光是精準還不夠，更重要的是微妙。思想無它，微妙二字耳。生命無它，微妙二字耳。情感無它，微妙二字耳。我常懷疑，那些一心就是要幫助人、教育人、拯救人、輔導人、分析人、乃至改造世界的<text:span text:style-name="T3"><text:s/>"</text:span>好人<text:span text:style-name="T3">" </text:span>們，究竟是在什麼樣的一種意義上是個<text:span text:style-name="T3"><text:s/>"</text:span>好人<text:span text:style-name="T3">"</text:span>？當<text:span text:style-name="T3"><text:s/>"</text:span>微妙<text:span text:style-name="T3">" </text:span>蕩然無存，當大家都成為蔣公，其介如石，頭腦硬如花崗岩時，還有<text:span text:style-name="T3"><text:s/>"</text:span>理解<text:span text:style-name="T3">" (understanding) </text:span>可言嗎？沒有理解，生命之愉悅從何而來？難道我們永遠都只能各自躲在自己的洞裏，自行療傷止痛？似乎只要一出洞口，便是排山倒海而來的誤解與扭曲，乃至冷血與糟蹋。</text:p>
      <text:p text:style-name="P1"><text:span text:style-name="T1">林隆誌</text:span><text:s/>  |  2016.09.27 11:13   |   <text:a xlink:type="simple" xlink:href="http://palinfo.habago.org/Entry?Command=Information_PrintForum&amp;iPage=231#FORUM34899"><text:span text:style-name="T2">#</text:span></text:a></text:p>
      <text:p text:style-name="P3"><text:span text:style-name="T3"><text:line-break/></text:span>這幾天，臉書上有一堆朋友轉載輔大心理系的事情。有少數的朋友在轉載的新聞上，留下自己的看法。不過不外乎都是很單方面的想法，甚是自行代位。更多的朋友，轉載那些網路或媒體名人的臉書文章。只是對這件事情，獲得的資訊都很片面，甚至有類似懶人包的文章出現，實在不太想看。所以把幾個激進的朋友的臉書給屏蔽，也把相關的文章都給隱藏或刪除。<text:span text:style-name="T3"> <text:line-break/><text:line-break/></text:span>有任何犯罪的行為，就直接司法處理。無論加害者或受害者都已經大學生，該為自己的行為負責任。台灣的教育界，遇到師生犯罪事情，處理方法都很鄉愿。或許基於保護的心態，試圖以事不出校園的方式解決，反而造就更多更複雜的問題。曾經受在大學擔任教職的同學邀請開課，見到我同學總是以<text:span text:style-name="T3">"</text:span>孩子<text:span text:style-name="T3">"</text:span>稱呼他的學生。我總覺得奇怪，一來是年齡與外型，二來是學生也不領情。學生有任何狀況，總是有以<text:span text:style-name="T3">"</text:span>年紀小<text:span text:style-name="T3">"</text:span>為藉口說服自己，未來有一天學生會成熟。然而這到底是對還是錯，我不評論。只說出我的詫異，甚至我也不奇怪為何過去在產業界工作時，會聽到同業遇到爸寶或媽寶的應徵者。<text:span text:style-name="T3"> <text:line-break/><text:line-break/></text:span>看到許多網路或媒體聞人，在許多新聞事件上大發厥詞，引導鎂光燈與吸引眼球。只是這些聞人們，花了多少時間與精力，深切瞭解他們所評論的事件，事實真相為何。記得法國查理週刊遇襲，不少這些聞人，也跟著歐盟領袖與政客們喊：「今天，我們都是法國人」更不要說，臉書上一片轉載聞人們的文章與拉上法國國旗的頭像。這些聞人們到底瞭不瞭解，為何查理週刊被攻擊？！還是純粹吸引眼球，就達到自己的目的。<text:span text:style-name="T3"> <text:line-break/><text:line-break/></text:span>反思一下，言論自由與網路傳播，真相早已經不是重點。能夠獲取最大利益者，才是關鍵。印象裡，曾有一則說法，大概是：「現代人一天所能獲得的資訊量，超過農業社會一輩子所能獲得的資訊。」出自哪個機構或個人的說法，我已經不記得。不過我始終很同意這句話，但也對這句話的意涵感到恐懼。每個人無法釐清資訊的真偽或對錯，甚至直接抹煞討論空間。面對海量般的資訊，許許多多放棄思考與篩選的人，卻又不希望墮出流行。因運而生的懶人包，出現在資訊海裡，猶如救生方舟，解救即將被淹死的資訊接收者。至於這艘方舟，是帆船、海盜船或幽靈船，就看造出這條方舟的人，想將這些快溺斃在資訊海裡的人帶到哪去。</text:p>
      <text:p text:style-name="P1"><text:span text:style-name="T1">葉小慧</text:span><text:s/>  |  2016.09.27 03:36   |   <text:a xlink:type="simple" xlink:href="http://palinfo.habago.org/Entry?Command=Information_PrintForum&amp;iPage=231#FORUM34898"><text:span text:style-name="T2">#</text:span></text:a></text:p>
      <text:p text:style-name="P2">輔心事件當中，這份所謂<text:span text:style-name="T3">6.7.</text:span>輔仁心理師生討論會逐字稿細讀，會發現和媒體及網路上所說的有所差距。<text:span text:style-name="T3">(</text:span>建議完整版而非摘錄版<text:span text:style-name="T3">) <text:line-break/><text:line-break/>https://goo.gl/Tnp7Ii <text:line-break/><text:line-break/></text:span>事件一開始於五月在臉書爆發時，就追蹤過此事，當時對夏林清的批判已經不少，但於我有著相當多的疑惑，一是明顯輔心師生全體對於一開始召開的輔導會是有共識的，二是師生之間用詞為我不太熟悉。有一件事情確定的是，學生當事人一開始在臉書爆發，有過當的指控，而且文詞當中有著較一般師生情誼上更深的一點責難。<text:span text:style-name="T3"> <text:line-break/><text:line-break/></text:span>一直以為對女學生部分，愈不張揚愈能保護，所以當女學生在臉書提出公開道歉文時，著實感到衝擊，但女學生先前在臉書及網路均同意評論事件者或部分記者引其全名，這一點也令我感到疑惑。對照輔心在場幾位學生陸續在臉書的說法，而非新聞評論或匿名網友評論後，決定先行退到更後邊的觀察圈，因為輔心事件裡的脈絡明顯不是我熟悉的世界。<text:span text:style-name="T3"> <text:line-break/><text:line-break/></text:span>重回學校上過職場心理學，帶我進入了解自己的世界，但也對心理學有了恐懼的認知，若有人懂得用心理學的知識來害人，是相當可怕的。九月<text:span text:style-name="T3">21</text:span>日以來，一直對夏林清她所言所行有著不明白，卻也有著一點理解，假如認知落差偏離過大，想說清楚決不想和稀泥的那種期望。<text:span text:style-name="T3"> <text:line-break/><text:line-break/></text:span>期間有個感想很明確，如果我是夏，面對學生的公開指控，一定也會想澄清視聽，只是面對網路世界如何處理，恐怕是另外一門學問，否則洪仲丘事件、<text:span text:style-name="T3">318</text:span>太陽花、阿拉伯之春不會那麼容易野火燎原，更何況學生的身份敏感，是極佳燃點。<text:span text:style-name="T3"> <text:line-break/><text:line-break/></text:span>後附夏林清最新回應，及臉友張中一持續追蹤下的一篇評語。<text:span text:style-name="T3"> <text:line-break/>---- <text:line-break/><text:line-break/></text:span>轉自夏林清臉書<text:span text:style-name="T3"> <text:line-break/>· <text:line-break/></text:span>『求真問實』或是『忍氣吞聲』！<text:span text:style-name="T3"> <text:line-break/></text:span>　<text:span text:style-name="T3"> <text:line-break/></text:span>今天一早郵箱中接到「公布本校心理系夏林清教授即日起免兼社會科學院院長職務」輔校人字第<text:span text:style-name="T3">1050019779</text:span>號文。我得知免職令消息的順序是：<text:span text:style-name="T3">9/22</text:span>晚上十一點吧！接自由時報葉記者來電告知校方於隔日中午記者會中宣佈「暫停夏林清教授社會科學院院長職務」，<text:span text:style-name="T3">9/23</text:span>中午接到通知說：校長約我<text:span text:style-name="T3">9/26</text:span>下午一點談話，下午五點副校長來電告知並對「未先知會我」表達道歉，今晨接電子公文後，一點到校長室赴約。本想職已免，就來和校長聊聊，也聽聽他的看法，怎知校長不在，留我信一封！<text:span text:style-name="T3"> <text:line-break/></text:span>　<text:span text:style-name="T3"> <text:line-break/></text:span>拆信﹑展讀，嚇一跳！<text:span text:style-name="T3"> <text:line-break/></text:span>　<text:span text:style-name="T3"> <text:line-break/></text:span>『<text:span text:style-name="T3"><text:s/>1.</text:span>依校園性侵害騷擾或性霸凌防治準則第<text:span text:style-name="T3">25</text:span>條，此案相關人員不得以任何形式對被害人進行干擾以免造成二度傷害，教師若有違反，將移送教師評審委員會議處。<text:span text:style-name="T3"> <text:line-break/></text:span>　<text:span text:style-name="T3"> <text:line-break/>2.</text:span>建議夏教授即刻起請勿再發布有關此案件之相關評論，或接受媒體任何形式以此為主題之採訪或節目邀約，以免誤觸上述準則。<text:span text:style-name="T3"> <text:line-break/></text:span>　<text:span text:style-name="T3"> <text:line-break/>3.</text:span>並以此信件正式向您確認之前性平會緊急會議決議，您的社科院院長職務已自當日決議公布起暫停。之後對外發言請以您個人學者身分表述，不代表系所或校方立場。』<text:span text:style-name="T3"> <text:line-break/></text:span>　<text:span text:style-name="T3"> <text:line-break/></text:span>第３點，當然沒問題，夏林清就是一名心理系老師啊！我也立馬走回院辦，（還看到東森記者在校園取景報導），與代院長和兩位擔心受怕的院秘書完成了交接工作，讓他們承擔了過大的壓力，也接了一些無理的電話謾罵，心中不忍，我們擁抱了彼此、心意相通。院中工作不可因我的免職而受影響，辛苦社科院同仁了！<text:span text:style-name="T3"><text:line-break/></text:span>　<text:span text:style-name="T3"> <text:line-break/></text:span>第１、２點，卡住了我一陣子，因為前天<text:span text:style-name="T3">9/24</text:span>上午，「年代新聞面對面」就已約了我今日下午錄節目，我肯定馬上就會違觸第二條，所以我是要等待「將被移送教師會」的命運？可是，我覺得如果退縮，就是言論自由被限縮。<text:span text:style-name="T3"> <text:line-break/></text:span>　<text:span text:style-name="T3"> <text:line-break/></text:span>今晚是我第一次上時事政論節目，心得：上政論節目和上課一樣，要全神貫注！政論節目，要努力撥開亂流，才得以切實傳遞資訊，面對面的溝通，要奪到些微實質了解的機會並不容易，陳沂女士與潘健志先生都是第一次認識，算是不打不相識？<text:span text:style-name="T3"> <text:line-break/></text:span>　<text:span text:style-name="T3"> <text:line-break/></text:span>潘健志先生他的特定「精神科醫療業專業模式」，和性平法唯大的立場十分強烈，但這就是現實中的主流模式，當然要面對！陳沂女士在潘的搶話強攻下，好不容易和我針對「工作小組」與「情慾」對到了話，她算是保持比較開放的態度來質疑的。<text:span text:style-name="T3"> <text:line-break/></text:span>　<text:span text:style-name="T3"> <text:line-break/>9/24</text:span>晚上自由時報葉記者亦於電訪中詢問過「情慾」問題，我表達了一段我對「情慾」的觀點，今天我無機會對陳沂女士多說，現轉錄於下，畢竟在如「鬥獸場」般的政論節目場中，「溝通」本就不易，能與陳沂走進了一小步，亦是對的事！<text:span text:style-name="T3"> <text:line-break/></text:span>　<text:span text:style-name="T3"> <text:line-break/></text:span>『我反對教條式保守地去壓抑情慾乃至性，我鼓勵並欣賞每個人面對自己的情慾，但並非一眛地自由任意的讓它流動，人要對後果負責，一個人若冒著反對社會主流對情慾的看法與價值觀去享有自己的情慾流動經驗，都應被尊重，但自己要有準備面對可能的批判與討伐，不可以裝無辜。<text:span text:style-name="T3"> <text:line-break/></text:span>　<text:span text:style-name="T3"> <text:line-break/></text:span>我是站在這樣的觀點立場上，在和三人談了如何處理衝突情緒告一段落之後（<text:span text:style-name="T3">2015/7/13</text:span>），在最後幾分鐘左右，表達抒發了我對心理系學生們近十年，我在心理系經驗到學生情慾流動、喝酒嘔吐等事（我做主任時曾在掃地阿姨還沒上班前，用手清除前晚學生吐在助教門口的穢物）；我接著表示幾位系上老教師都要退了、青黃不接，如果此次學生間衝突和這起意外我們沒對待好，就可能像壓垮駱駝的最後一根稻草！』<text:span text:style-name="T3"> <text:line-break/></text:span>　<text:span text:style-name="T3"> <text:line-break/></text:span>這二句話四個月來如魔咒般被扭曲的扣在我的頭上，意外的在今晚陳沂與潘健志提問中，還原脈絡了！只是聽說晚上沒播出這段。<text:span text:style-name="T3"> <text:line-break/></text:span>　<text:span text:style-name="T3"> <text:line-break/></text:span>晚上，再查校長信中所指的第<text:span text:style-name="T3">25</text:span>條，信函條文怎麼和原<text:span text:style-name="T3">25</text:span>條的條文那麼不同？甚為納悶？法律可以被這樣子無限擴大的使用嗎？是真的要保護受害者？還是要掩飾甚麼？而這一條將關乎我的兩項權力：「言論自由權」和「教師工作權」（教評會），當然要想辦法搞明白！不料，一打開手機竟看到自由即時新聞，怎麼我還沒上節目時，報導就說「輔仁大學性平會顧問吳志光<text:span text:style-name="T3">10</text:span>分鐘前受訪指出<text:span text:style-name="T3">…</text:span>吳志光強調，學校對此事必定會有具體措施，國家、學校都是法治，將會『痛下決心』地處理。」難道準備生殺予奪嗎？<text:span text:style-name="T3"> <text:line-break/></text:span>　<text:span text:style-name="T3"> <text:line-break/></text:span>卸下院長職，還我舊衣衫，哪怕是過街老鼠人人喊打，我還是堅持我的理念向前行！我在輔仁的最後二年，亦將秉持「求真問實」，來踐行輔大真、善、美、聖的校訓了！<text:span text:style-name="T3"> <text:line-break/><text:line-break/>---- <text:line-break/><text:line-break/><text:line-break/></text:span>張中一<text:span text:style-name="T3"> <text:line-break/></text:span>昨天<text:span text:style-name="T3"><text:s/>4:10 · <text:line-break/><text:line-break/></text:span>我本來要去夜跑了，但我覺得此事太急我想先寫下來<text:span text:style-name="T3"> <text:line-break/><text:line-break/></text:span>網路上看到輔大<text:span text:style-name="T3">0607</text:span>當時的影片又腦充了<text:span text:style-name="T3"> <text:line-break/><text:line-break/></text:span>但我要說幾件事情：<text:span text:style-name="T3"> <text:line-break/><text:line-break/></text:span>我要請各位認識一件事情，當時巫生已經畢業、朱生已經休學。這場會最多對朱生有影響，對於巫生可來可不來。（我一直沒有用巫女，因為太容易聯想到別的詞）。這場會是在巫生與朱生自己同意下參加的。<text:span text:style-name="T3"> <text:line-break/><text:line-break/></text:span>這場會的形式為什麼這樣？不管你喜不喜歡，這是他們輔仁心理特有的對話形式，而且不是今天才有。他們甚至以此為豪。就是大家把話攤開來談，所有的痛苦與掙扎都拉出來談，一口氣面對。<text:span text:style-name="T3"> <text:line-break/><text:line-break/></text:span>我們外界評論應該要謹慎，如果我們在事後用自己的立場去介入。那麼所有的坦誠與面對衝突都化為泡影，因為每個人都可能猜測對方下次要拿這個出來算計。<text:span text:style-name="T3"> <text:line-break/><text:line-break/></text:span>說白點，這是巫生自己同意下參加的，不爽就走人了。現場不管怎麼哭喊，那是巫生自己的選擇。<text:span text:style-name="T3"> <text:line-break/></text:span>而且眾人都忘了，那場會的主要目標是回應朱生<text:span text:style-name="T3">0529</text:span>的發文。<text:span text:style-name="T3"> <text:line-break/><text:line-break/></text:span>在那之後又有學生希望跳進來當調人，所有又發動了另一個平台。本來雙方也都講好要參與（朱巫與夏），最後還是破局。<text:span text:style-name="T3"> <text:line-break/><text:line-break/></text:span>這件事情我非常不能接受網路鄉民的腦充：<text:span text:style-name="T3"> <text:line-break/><text:line-break/>1. </text:span>鄉民整天談脈絡，可是卻不去想這是不是他們慣用對話方式這個可能脈絡。我們為什麼會用自己的觀點去看一個早就建構起來的文化？這就像你用連戰家的養育方式去看我從小那種同學間彼此罵幹的日子。你可能以為我們快打起來了，我們卻覺得你神經病。<text:span text:style-name="T3"> <text:line-break/><text:line-break/>2. </text:span>這件事情後來衍生的平台也破局了，破局的相關過程在網路上也有（<text:span text:style-name="T3">https://goo.gl/TAWGnP</text:span>），但沒有人要去看。看到媒體放出來的內容就腦充了。平台方的說法不一定對，但是沒看過你怎麼知道對不對？<text:span text:style-name="T3"> <text:line-break/><text:line-break/>3. </text:span>其實相關的內容早就有逐字稿。如果真的非常關心此案，應該早就知道而不會有任何腦充。現在才一時腦充，那就表示其實你從頭到尾對本案的證據沒興趣。那逐字稿有十萬字，諸位慢慢讀吧。<text:span text:style-name="T3"> <text:line-break/><text:line-break/>4. </text:span>心理系友李燕的說法有錯嗎？他做為地圖砲的受害者直接表達他的挫敗與憤怒，請問為什麼他的傷害不應該被重視？性侵疑雲受害者的權益很重要，朱生地圖砲受害者的權益就不重要？<text:span text:style-name="T3"> <text:line-break/><text:line-break/></text:span>最後，我覺得輔大心理開這個會是不合適的。理由在權力關係。我之前講過了，由這樣相當封閉的師生間對話，有可能影響學弟妹對巫生與朱生的觀感，等於給他們人際壓力。輔仁心理可以出來開記者會、發聲明稿。但不適合開成師生對談。不過這不代表社會的腦充合理。</text:p>
      <text:p text:style-name="P1"><text:span text:style-name="T1">陳真</text:span><text:s/>  |  2016.09.26 23:47   |   <text:a xlink:type="simple" xlink:href="http://palinfo.habago.org/Entry?Command=Information_PrintForum&amp;iPage=231#FORUM34897"><text:span text:style-name="T2">#</text:span></text:a></text:p>
      <text:p text:style-name="P6"><text:span text:style-name="T1">這是毛髮的放映時間與頻道，第</text:span><text:s/>78 <text:span text:style-name="T1">台。</text:span> <text:line-break/><text:line-break/><text:line-break/>09-25 23:00(<text:span text:style-name="T1">日</text:span>) 78 <text:span text:style-name="T1">毛髮【輔】</text:span> <text:line-break/>09-30 20:10(<text:span text:style-name="T1">五</text:span>) 78 <text:span text:style-name="T1">毛髮【輔】</text:span> <text:line-break/>10-01 01:55(<text:span text:style-name="T1">六</text:span>) 78 <text:span text:style-name="T1">毛髮【輔】</text:span></text:p>
      <text:p text:style-name="P1"><text:span text:style-name="T1">陳真</text:span><text:s/>  |  2016.09.26 23:42   |   <text:a xlink:type="simple" xlink:href="http://palinfo.habago.org/Entry?Command=Information_PrintForum&amp;iPage=231#FORUM34896"><text:span text:style-name="T2">#</text:span></text:a></text:p>
      <text:p text:style-name="P2">誰是李燕？他媽的怎麼這麼囂張？<text:span text:style-name="T3"> <text:line-break/><text:line-break/>https://goo.gl/vWuycm <text:line-break/><text:line-break/></text:span>怎麼會有這樣一個大學系所，竟然會針對一個所謂<text:span text:style-name="T3"><text:s/>"</text:span>不實指控<text:span text:style-name="T3">"</text:span>，以學術包裝，以輔導與教學為名，弄出這樣一個當面羞辱當事人的所謂<text:span text:style-name="T3"><text:s/>"</text:span>討論會<text:span text:style-name="T3">"</text:span>？他媽的天底下有這種他媽的不學有術的學術討論會？這其實就是假公濟私，利用自己的權力所發動的一場為自己漂白的政治動員與鬥爭。<text:span text:style-name="T3"> <text:line-break/><text:line-break/>https://goo.gl/Sdfn97 <text:line-break/><text:line-break/></text:span>我們一般人當然不可能知道當事人的男友對於夏林清老師之指控是否屬實，但即便是不實指控，夏老師憑什麼以自身權力、以學術為包裝，以輔導與教學為名，動員群眾來鬥爭對方？這種行為真是太離譜齷齪，很難想像。<text:span text:style-name="T3"> <text:line-break/><text:line-break/></text:span>我不相信夏女士以及參加所謂討論會的那兩百個師生真的天真單純到絲毫看不出此舉之荒唐與卑劣。也許她及他們並非真的看不出來，而是當自己所屬一方居於權力上風時，對付異己或少數一方的嘴臉往往就很難看。<text:span text:style-name="T3"> <text:line-break/><text:line-break/></text:span>人難免犯錯，但有些錯似乎是超越尺度、跨越了紅線的。<text:span text:style-name="T3"> <text:line-break/><text:line-break/></text:span>台灣社會基本上就是個弱肉強食的叢林，從來都不是講道理，而是比聲勢比權勢，拳頭大的就是真理；不管誰佔了多數，擁有了某種權力，你期待他講理或善待異己，那幾乎是不可能的事。人們從來都不是屈服於一個<text:span text:style-name="T3"><text:s/>"</text:span>理<text:span text:style-name="T3">" </text:span>字底下，而是屈服於勢力、權力、暴力。比方說現在輿論一面倒，這時候，你同樣也來弄個學術討論會，邀請這兩百個師生再來囂張一回讓大家看看，你想，他們還會如此囂張嗎？當然不會。但這不是因為他們認識了真理，了解了是非對錯，而是因為他們知道風頭對他們不利。<text:span text:style-name="T3"> <text:line-break/><text:line-break/></text:span>這意味著，類似的事件往後不管發生多少次，事實上叢林社會的本質都不會有任何改變，因為我們從中學習到的是拳頭，是權力與勢力，而不是是非對錯；我們學到，若想討回公道，你得像找黑道那樣揪眾，揪出一種勢面來，要不就是來陰的，比方說搞抹黑之類。<text:span text:style-name="T3"> <text:line-break/><text:line-break/></text:span>生活中，我也常遇到各種小小的不公不義與刁難或惡劣對待，我發現，講道理根本不會有用，直接來硬的往往比較有效，要不然就只能忍氣吞聲吃啞巴虧。住在台灣，許多時候，我還蠻想念<text:span text:style-name="T3"><text:s/>Michael Corleone(</text:span>教父<text:span text:style-name="T3">)</text:span>，似乎只有靠拳頭才能維持一種應有的基本尊嚴。不信，你平常開車出門就能明白，明白什麼叫做<text:span text:style-name="T3"><text:s/>"</text:span>拳頭就是真理<text:span text:style-name="T3">"</text:span>。<text:span text:style-name="T3"> <text:line-break/><text:line-break/></text:span>這大概是中外兩地社會一個很大的不同。在西方國家，有理也許不一定能走遍世界，但至少安安穩穩大大方方愉愉快快地走到街上，或走進校園，或走入某個城市，是沒有太大問題的。但在台灣則不然，馬路是拳頭大的人優先，電影院則是吃吃喝喝吵吵鬧鬧的一群無腦暴民的客廳兼遊樂場，不管你怎麼制止都不會有用，除非<text:span text:style-name="T3">...</text:span>，除非你拳頭比他們大，或是手上有一把槍。</text:p>
      <text:p text:style-name="P1"><text:span text:style-name="T1">陳真</text:span><text:s/>  |  2016.09.26 04:12   |   <text:a xlink:type="simple" xlink:href="http://palinfo.habago.org/Entry?Command=Information_PrintForum&amp;iPage=231#FORUM34895"><text:span text:style-name="T2">#</text:span></text:a></text:p>
      <text:p text:style-name="P3">家裏有<text:span text:style-name="T3"><text:s/>MOD </text:span>的，告訴大家一個好消息，<text:span text:style-name="T3">Miloš Forman </text:span>的<text:span text:style-name="T3"><text:s/>"</text:span>毛髮<text:span text:style-name="T3">" (Hair) </text:span>將於本周五<text:span text:style-name="T3">(9</text:span>月<text:span text:style-name="T3">30</text:span>號<text:span text:style-name="T3">)</text:span>晚上八點及周六<text:span text:style-name="T3">(10</text:span>月<text:span text:style-name="T3">1</text:span>號<text:span text:style-name="T3">)</text:span>凌晨一點五十播出。<text:span text:style-name="T3"> <text:line-break/><text:line-break/></text:span>其實也不是什麼好消息，因為<text:span text:style-name="T3">MOD</text:span>爛到爆，它是會剪片的，只要上空就會剪掉。我敢保證這電影一定會被剪得亂七八糟。活在這種社會，實在是<text:span text:style-name="T3">X</text:span>它媽的很無奈，想要好好看個電影，真是難如登天，內外各種困難重重。我真不明白，這些剪片的混蛋到底是有什麼毛病？看到奶子或看到屁股是會怎樣？興奮得口吐白沫嗎？還是會立即獸性大發？生活中，各種裸露影像，要多少有多少，看是要露幾點就露幾點，偏偏要拿正經的電影來開刀。我要是個獨裁者，可以自行立法，這類低級人士肯定是要槍斃的。<text:span text:style-name="T3"> <text:line-break/><text:line-break/></text:span>今晚忙到很晚才回家，打開電視想看颱風動態，竟然看到<text:span text:style-name="T3"><text:s/>"</text:span>毛髮<text:span text:style-name="T3">"</text:span>，剛好是結尾，果然有一段露奶鏡頭就被剪掉。都已經<text:span text:style-name="T3">21</text:span>世紀了，我都快移民天王星了，為什麼我們至今仍然拿這些低級人士沒輒，只能任其糟蹋藝術？<text:span text:style-name="T3"> <text:line-break/><text:line-break/>"</text:span>毛髮<text:span text:style-name="T3">" </text:span>這片子距今<text:span text:style-name="T3"><text:s/>37 </text:span>年了。三十年前的某一屆高醫影展就是我辦的，我刻意避開高達及楚浮等等當時在大學院校中成為吊書袋對象的所謂大師，挑選的大多是一些冷門片，包括一些在當年名不見經傳的冷門導演，包括侯孝賢的<text:span text:style-name="T3"><text:s/>"</text:span>童年往事<text:span text:style-name="T3">"</text:span>，許鞍華的<text:span text:style-name="T3"><text:s/>"</text:span>小姐撞到鬼<text:span text:style-name="T3">"</text:span>，章國明的<text:span text:style-name="T3"><text:s/>"</text:span>點指兵兵<text:span text:style-name="T3">"</text:span>、<text:span text:style-name="T3">"</text:span>邊緣人<text:span text:style-name="T3">"</text:span>，<text:span text:style-name="T3">Emir kusturica </text:span>的<text:span text:style-name="T3"><text:s/>"</text:span>爸爸出差時<text:span text:style-name="T3">"</text:span>，路易馬盧的<text:span text:style-name="T3"><text:s/>"</text:span>童年再見<text:span text:style-name="T3">"</text:span>，費里尼的<text:span text:style-name="T3"><text:s/>"</text:span>舞國<text:span text:style-name="T3">"</text:span>，史丹利庫柏力克的<text:span text:style-name="T3"><text:s/>"</text:span>金甲部隊<text:span text:style-name="T3">"...</text:span>，以及<text:span text:style-name="T3">Miloš Forman </text:span>的<text:span text:style-name="T3"><text:s/>"</text:span>毛髮<text:span text:style-name="T3">" </text:span>等等。那個年代要找這類片子非常困難，幾乎得動用各種人脈，四處明察暗訪。比方說這部<text:span text:style-name="T3"><text:s/>"</text:span>毛髮<text:span text:style-name="T3">"</text:span>，我就足足找了至少兩三年，一共找到了四、五個版本，可惜全都有缺陷，例如漏掉翻譯或剪片等等。<text:span text:style-name="T3">"</text:span>爸爸出差時<text:span text:style-name="T3">" </text:span>也是，找了非常非常久，才終於找到南斯拉夫語發音的原始版本。<text:span text:style-name="T3"> <text:line-break/><text:line-break/></text:span>三、四十年不算短的時間，當你回頭去看這些老電影，你真是不得不感嘆整個文化及電影藝術的急速衰退；新一代導演的作品，似乎根本沒法和老一輩的放在同一個平面上來相提並論。<text:span text:style-name="T3"> <text:line-break/><text:line-break/>Miloš Forman </text:span>是<text:span text:style-name="T3"><text:s/>Kusturica</text:span>的好朋友，也是<text:span text:style-name="T3">FAMU (</text:span>捷克的一所電影學院<text:span text:style-name="T3">) </text:span>的學長，都來自東歐。記得當年東歐電影解禁，來到西方公開放映，曾有位美國著名導演我忘了是誰，如此說道：<text:span text:style-name="T3">"</text:span>西方導演看了東歐導演的作品後，恐怕會有三分之二的導演想自殺<text:span text:style-name="T3">"</text:span>，因為根本不能比。你若不信，看看<text:span text:style-name="T3"><text:s/>"</text:span>毛髮<text:span text:style-name="T3">" </text:span>便知。<text:span text:style-name="T3"> <text:line-break/><text:line-break/></text:span>當我們處在當下，很多東西其實是不知不覺在進行的；很多年過去之後，你似乎才知道自己沿著一個什麼樣的足跡一路走來。比方說三十幾年前，當我第一次看<text:span text:style-name="T3"><text:s/>"</text:span>毛髮<text:span text:style-name="T3">"</text:span>，真是感動到難以形容。我並不相信<text:span text:style-name="T3"><text:s/>"</text:span>文以載道<text:span text:style-name="T3">" </text:span>這回事，藝術就是藝術，不該想著<text:span text:style-name="T3"><text:s/>"</text:span>道<text:span text:style-name="T3">"</text:span>，那是文宣部的工作，不應該是藝術家的工作。我被<text:span text:style-name="T3"><text:s/>"</text:span>毛髮<text:span text:style-name="T3">" </text:span>感動了大半輩子，只是因為藝術，跟什麼反戰不反戰扯不上任何關係。但是，也許很多時候，這些不相干的東西，因其無意於講道說教，反倒悄悄滲透人心。你看，都已經三、四十年了，每當我想到這電影<text:span text:style-name="T3"><text:s/>(</text:span>特別是片尾那一段<text:span text:style-name="T3">) </text:span>時，心裏之激動與澎湃，難以形容，彷彿歲月從來不曾讓我老去。<text:span text:style-name="T3"> <text:line-break/><text:line-break/></text:span>時代進展，<text:span text:style-name="T3">"</text:span>熱血<text:span text:style-name="T3">" </text:span>這東西卻似乎在逐年消失之中。這年頭，你幾乎看不到幾個身上血液還有點溫度的年輕人了。許多時候，面對年輕一輩，例如大學生或高中生甚至國中生小學生，我往往特別緊張，就像學生看到老師那種敬畏感，總感覺對方好像比我世故老練許多。這意味著，他們似乎比較冷，也許很多激情，但沒有溫度，沒有熱情，沒有夢，沒有真真實實打心底在乎的東西，好像惟有透過主流媒體的操弄與炒作，才會沸騰；一旦操弄結束，便又彷彿什麼事也不曾發生過。我常納悶，究竟是要千萬人多少的鮮血，多少醜陋的謊言和血腥，才足以點燃你打心底產生的一把熊熊烈火？但是，只要主流媒體或什麼社群網站一炒作，一起鬨，即便一些雞毛蒜皮事都能讓他們立即蠢血沸騰。<text:span text:style-name="T3"> <text:line-break/><text:line-break/></text:span>去看看<text:span text:style-name="T3"><text:s/>"</text:span>毛髮<text:span text:style-name="T3">" </text:span>吧，看看那是不是一個早已消失的時代。我並非要美化過去，而只是說冷熱，說一個人之所以為人理應有的那麼一點熱。究竟是要多少無辜者的鮮血，才燃得起一顆心？究竟是要多少醜陋惡行，才激得起你的憤怒？</text:p>
      <text:p text:style-name="P5"/>
      <text:p text:style-name="P1"><text:span text:style-name="T1">鄭小敏</text:span><text:s/>  |  2016.09.25 06:37   |   <text:a xlink:type="simple" xlink:href="http://palinfo.habago.org/Entry?Command=Information_PrintForum&amp;iPage=232#FORUM34894"><text:span text:style-name="T2">#</text:span></text:a></text:p>
      <text:p text:style-name="P3">如果試著回答、我應該如何回答《羅浮宮》的結尾，為什麼是紅、黑、藍，而不是紅、白、藍三種顏色？<text:span text:style-name="T3"> <text:line-break/><text:line-break/></text:span>（非影評，有劇透）<text:span text:style-name="T3"> <text:line-break/><text:line-break/></text:span>光之可見不可見，將時空區分成光譜之下（白和其他）、光譜之外（黑）。人們張開眼睛看見浮華世界裡的五光十色，依賴感覺而來，意外的是，縱然親身經歷又親眼目睹，入眼色相卻常出現幻覺偏差，把綠色看成紅色、紫色看成黃色，所見非所得、見山不是山、真假不分明。（「眼睛業障重」一語成讖？）<text:span text:style-name="T3"> <text:line-break/><text:line-break/></text:span>「真實」是《羅浮宮》片中，貫穿始終的主題之一，蘇古諾夫同時使用了紀錄片、劇情片兩種表達工具（彷彿中英文夾雜的說話方式），巧取了紀錄片作為一種類型的本質性意義，以便說出「真實」。劇情片或紀錄片、電影作者或故事讀者、歷史脈絡或個人足跡<text:span text:style-name="T3">......</text:span>都是他用以辯證「真實」的元素，藉由不同元素的辯證過程，鋪陳他的追索航向。<text:span text:style-name="T3"> <text:line-break/><text:line-break/></text:span>蘇古諾夫現聲電影之中，是他自願拋棄導演這個限定範圍（電影本事的限定、紀錄片呈現真實、難以真實的限定）裡的全知者角色，而以讀者角色事後諸葛地代換這個全知者，甚至激進地與故事中的歷史人物對話，洩漏天機，就在電影故事進入尾聲，全知者將未來拉近眼前。縱然聽聞「神蹟」，羅浮宮先生仍驕傲回應：「胡說八道！」，羅浮宮先生一點也不相信這個與他性命攸關的既定結局。影片（現實）中的全知者至此全遭否定。<text:span text:style-name="T3"> <text:line-break/><text:line-break/></text:span>藉由航行在德軍佔領羅浮宮的史海，蘇古諾夫刻畫的不是那段歷史曾經的真實時光，他所刻畫的是屬於他個人的「真實」<text:span text:style-name="T3">——</text:span>蘇古諾夫口白了他自己的生命故事，只有在這個意義上，「真實」才真實存在，見山是山。<text:span text:style-name="T3"> <text:line-break/><text:line-break/></text:span>蘇古諾夫在影片結尾，正色直言紅、黑、藍，這是蘇古諾夫目光所及的「真實」，或可理解成導演對於「真實」所下的定義：電影的真實、故事的真實、生命的真實，是黑色之必要、陰影之必要、黯然之必要、幽微之必要、未知之必要，然後知全貌、然後見生機。<text:span text:style-name="T3"> <text:line-break/><text:line-break/></text:span>黑，雕刻種種淺薄成立體，一刀、一刀、一刀。<text:span text:style-name="T3"> <text:line-break/><text:line-break/></text:span>俄羅斯人容或極端、時而冷冽、難免惆悵、不失天真，喝著伏特加跳舞的他們，也是戰鬥民族吧？不斷地對自由、平等、博愛的口號加以反諷，但蘇古諾夫並非犬儒。如果再過度詮釋些，當蘇古諾夫不畏其深沈痛苦地標舉「黑色的正當性」時，就也同時表態說出法蘭西人寧或革命逆流、依舊未竟深邃的潛台詞。這是他所謂「無可避免地將會促進一種俄羅斯的意識形態」。而選擇離開坎城影展，是求其己身明心見性。<text:span text:style-name="T3"> <text:line-break/><text:line-break/></text:span>即使用色鮮豔、以畫布留白掩飾陰影的馬蒂斯也必須承認：「黑色是種力量！」。法蘭西在《羅浮宮》中躺槍，只能引咎於自己的口號太巍峨斑斕、教人太目眩神迷。<text:span text:style-name="T3"> <text:line-break/><text:line-break/></text:span>或許這樣，能讓諸多事物回到本來的樣子。</text:p>
      <text:p text:style-name="P1"><text:span text:style-name="T1">陳真</text:span><text:s/>  |  2016.09.25 02:19   |   <text:a xlink:type="simple" xlink:href="http://palinfo.habago.org/Entry?Command=Information_PrintForum&amp;iPage=232#FORUM34893"><text:span text:style-name="T2">#</text:span></text:a></text:p>
      <text:p text:style-name="P2">前一段視頻有誤<text:span text:style-name="T3">(</text:span>已更改<text:span text:style-name="T3">)</text:span>，這個才對：<text:span text:style-name="T3"> <text:line-break/><text:line-break/>https://goo.gl/WZh4jo <text:line-break/><text:line-break/></text:span>這段視頻之後會自動銜接另一段影片，是小天使歐巴馬。很可怕，人居然可以邪惡到這種地步。</text:p>
      <text:p text:style-name="P1"><text:span text:style-name="T1">陳真</text:span><text:s/>  |  2016.09.25 01:30   |   <text:a xlink:type="simple" xlink:href="http://palinfo.habago.org/Entry?Command=Information_PrintForum&amp;iPage=232#FORUM34892"><text:span text:style-name="T2">#</text:span></text:a></text:p>
      <text:p text:style-name="P3">有個人被食人族逮了，準備烤來吃，綁在柱上，前面升起一團火，烤半天，食人族回屋裏忙著，不見人影。那個人很焦急，大喊<text:span text:style-name="T3">: "</text:span>喂，有人在嗎？前面都快烤焦了，該翻背面了<text:span text:style-name="T3">"</text:span>。<text:span text:style-name="T3"> <text:line-break/><text:line-break/></text:span>下午罰站時，一直想到王小波講的這個笑話。太陽很大，一直照著我右半邊的臉。我是不在乎美白，但一邊黑一邊白也不是辦法，但我就是沒法<text:span text:style-name="T3"><text:s/>"</text:span>翻面<text:span text:style-name="T3">"</text:span>，只好任由火辣的太陽在我右臉頰肆虐。<text:span text:style-name="T3"> <text:line-break/><text:line-break/></text:span>今天有個非洲布吉納法索來台灣念書的留學生，跑來跟我談很久，談話結束時還要求跟我合照，問了很多問題，只是我都不知道怎麼答。一般人其實也常問這些問題：<text:span text:style-name="T3"> <text:line-break/><text:line-break/></text:span>你們是誰？<text:span text:style-name="T3">(</text:span>誰也不是，就只是一般人。<text:span text:style-name="T3">) <text:line-break/><text:line-break/></text:span>什麼樣的組織？<text:span text:style-name="T3">(</text:span>不是很嚴謹的組織，就只是一個網站<text:span text:style-name="T3">) <text:line-break/><text:line-break/></text:span>為何站在這裏？<text:span text:style-name="T3">(</text:span>無言，擠不出話來<text:span text:style-name="T3">...) <text:line-break/><text:line-break/></text:span>有什麼訴求嗎？<text:span text:style-name="T3">(</text:span>尷尬加無言<text:span text:style-name="T3">...)(</text:span>難道一定要我說是為了世界和平嗎？<text:span text:style-name="T3">) <text:line-break/><text:line-break/></text:span>總是有一些想法吧？<text:span text:style-name="T3">(</text:span>簡單說就是我們不相信戰爭，而且反對美國<text:span text:style-name="T3">) <text:line-break/><text:line-break/></text:span>為什麼反對美國？<text:span text:style-name="T3">(</text:span>因為他四處殺人<text:span text:style-name="T3">) <text:line-break/><text:line-break/></text:span>靜站有效果嗎？<text:span text:style-name="T3">(</text:span>尷尬加無言<text:span text:style-name="T3">....</text:span>嗯，也許稍後會有<text:span text:style-name="T3">) <text:line-break/><text:line-break/></text:span>稍後是什麼時候？<text:span text:style-name="T3">(</text:span>總有一天<text:span text:style-name="T3">) <text:line-break/><text:line-break/></text:span>總有一天是預期多久之後？<text:span text:style-name="T3">(</text:span>沒想那麼多耶<text:span text:style-name="T3">) <text:line-break/><text:line-break/></text:span>最近巴勒斯坦有發生什麼事嗎？<text:span text:style-name="T3">(</text:span>好像沒有什麼特別的<text:span text:style-name="T3">) <text:line-break/><text:line-break/></text:span>那<text:span text:style-name="T3">...</text:span>那你們為什麼站在這裏？<text:span text:style-name="T3">(</text:span>我們已經來第九年了<text:span text:style-name="T3">) <text:line-break/><text:line-break/></text:span>啥咪！！第九年！！！<text:span text:style-name="T3">(</text:span>是啊，不是每天來啦，是每個月來一次<text:span text:style-name="T3">) <text:line-break/><text:line-break/></text:span>啥咪！！每個月來一次！！<text:span text:style-name="T3">(</text:span>是啊<text:span text:style-name="T3">) <text:line-break/><text:line-break/></text:span>哇！<text:span text:style-name="T3">...</text:span>真的是<text:span text:style-name="T3">...(</text:span>無言<text:span text:style-name="T3">..) <text:line-break/><text:line-break/></text:span>每次站多久？<text:span text:style-name="T3">(</text:span>兩小時<text:span text:style-name="T3">) <text:line-break/><text:line-break/></text:span>啥咪！兩小時！！<text:span text:style-name="T3">(</text:span>中間會休息十分鐘<text:span text:style-name="T3">) <text:line-break/><text:line-break/></text:span>都站在這裏？<text:span text:style-name="T3">(</text:span>大部份在這裏，有時候會去<text:span text:style-name="T3"><text:s/>AIT </text:span>或以色列在台政府辦事處。有特別的事件發生時就會去那邊站。<text:span text:style-name="T3">) <text:line-break/><text:line-break/></text:span>可是，美國和以色列跟台灣的關係一向都很好不是嗎？<text:span text:style-name="T3">(</text:span>是啊。但那不是好事。<text:span text:style-name="T3">) <text:line-break/><text:line-break/></text:span>中國呢？<text:span text:style-name="T3">(</text:span>中國怎麼了？中國比美國好太多了<text:span text:style-name="T3">) <text:line-break/><text:line-break/></text:span>你們得到的支持很多嗎？<text:span text:style-name="T3">(</text:span>很少。但應該會越來越多<text:span text:style-name="T3">) <text:line-break/><text:line-break/></text:span>會有記者來採訪嗎？<text:span text:style-name="T3">(</text:span>很少。有事件發生時才會<text:span text:style-name="T3">) <text:line-break/><text:line-break/></text:span>除了巴勒斯坦，還有其它嗎？<text:span text:style-name="T3">(</text:span>有，像伊拉克，阿富汗等等<text:span text:style-name="T3">) <text:line-break/><text:line-break/></text:span>有英文傳單嗎？<text:span text:style-name="T3">(</text:span>沒有。全都是中文<text:span text:style-name="T3">) <text:line-break/><text:line-break/></text:span>你們的組織有<text:span text:style-name="T3">Leader</text:span>嗎？<text:span text:style-name="T3">(</text:span>沒有哦，我們沒有<text:span text:style-name="T3">Leader)(</text:span>本來想介紹精神領袖阿忠，但阿忠剛好今天有事沒來<text:span text:style-name="T3">) <text:line-break/><text:line-break/></text:span>也許我以後會加入你們<text:span text:style-name="T3"><text:s/>(</text:span>歡迎啊<text:span text:style-name="T3">) <text:line-break/><text:line-break/></text:span>外國人在台灣參與這個活動會有問題嗎？<text:span text:style-name="T3">(</text:span>不會<text:span text:style-name="T3">) <text:line-break/><text:line-break/></text:span>嗯，台灣政府很民主開放<text:span text:style-name="T3">(</text:span>無言的微笑<text:span text:style-name="T3">...) <text:line-break/><text:line-break/></text:span>下個月是哪一天靜站？<text:span text:style-name="T3">(</text:span>還沒決定。也許這兩天會決定。你如果想知道我可以通知你<text:span text:style-name="T3">) <text:line-break/><text:line-break/></text:span>我們交換了<text:span text:style-name="T3">Line</text:span>。回到台南後。我收到他的回信，信裏有一段話讓我頗有感觸。他寫著：<text:span text:style-name="T3"> <text:line-break/><text:line-break/>"</text:span>很高興而且十分榮幸能認識你們。巴勒斯坦如此遙遠，而你們卻在乎它所面臨的災難和痛苦。我想這是人類一個很重要的價值。儘管有許多困難和阻礙，你們依然那麼多年地持續抗爭。我找不到形容詞來表達我心裏的感受，只能說非常感激。<text:span text:style-name="T3">" <text:line-break/><text:line-break/></text:span>我對這些話的感觸自然不是因為他的溢美，而是因為，我去過一些國家，看過一些人，讀過一點書，我知道，在世界各地，不管哪個角落，彼此距離也許很遠，文化相去亦甚遠，但人心並不遠，人心深處的那一點善念與情感，其實並沒有想像中那麼遙遠。<text:span text:style-name="T3"> <text:line-break/><text:line-break/></text:span>這裏有一段影片，上個月<text:span text:style-name="T3">(</text:span>八月<text:span text:style-name="T3">)</text:span>中旬發生的事，我想說的一切都在這裏邊：<text:span text:style-name="T3"> <text:line-break/><text:line-break/>https://goo.gl/WZh4jo <text:line-break/><text:line-break/></text:span>看不懂廣東話的，我可以翻譯：救難人員救出這位敘利亞的小男孩之後，曾企圖想跟他聊兩句，但他很久都沒有答腔。後來救難人員就問他說：<text:span text:style-name="T3">"</text:span>爸媽人呢？<text:span text:style-name="T3">" </text:span>小男孩突然放聲大哭。<text:span text:style-name="T3"> <text:line-break/><text:line-break/></text:span>人們最常問的一個問題是：你們這樣做有用嗎？有效果嗎？我老實跟各位說吧，一點效果也沒有。這就如同你眼前有座山，造成無數死傷，你很想移開它，於是不斷對著它吹氣，想把山吹走。你覺得這樣會有效果嗎？陳凱歌的電影<text:span text:style-name="T3"><text:s/>"</text:span>梅蘭芳<text:span text:style-name="T3">" </text:span>中，梅蘭芳故意蓄鬍，反抗日軍的邀請，不願為日軍唱戲。梅蘭芳昏倒前說了一句話：<text:span text:style-name="T3">"</text:span>我能做的就只是這樣了<text:span text:style-name="T3">"</text:span>。<text:span text:style-name="T3"> <text:line-break/><text:line-break/></text:span>我常希望自己可以做更多一些，但我所能做的，也就只是對著山吹氣。這也是為什麼每次如果有人要來採訪或路過詢問，總是讓我覺得很尷尬、啞口無言很想逃之夭夭的主要原因，畢竟對著山吹氣，誰不會呢？這有什麼好講的呢？更不用說什麼效果了。<text:span text:style-name="T3"> <text:line-break/><text:line-break/></text:span>倘若有一天，私人世界再無牽掛，我希望我這條命的所有鮮血和眼淚，可以全部奉獻給那些在戰亂中流離失所無辜受苦的生命。</text:p>
      <text:p text:style-name="P1"><text:span text:style-name="T1">陳真</text:span><text:s/>  |  2016.09.24 13:44   |   <text:a xlink:type="simple" xlink:href="http://palinfo.habago.org/Entry?Command=Information_PrintForum&amp;iPage=232#FORUM34891"><text:span text:style-name="T2">#</text:span></text:a></text:p>
      <text:p text:style-name="P2">（再續）<text:span text:style-name="T3"> <text:line-break/><text:line-break/></text:span>道德是一種規範性（<text:span text:style-name="T3">normative</text:span>）概念<text:span text:style-name="T3">, </text:span>而非描述性；科學企圖描繪真實，不帶評價（雖然這只是一種理想或幻想），道德卻提出價值判斷與指南，核心概念就是一個<text:span text:style-name="T3">ought </text:span>字（應該），你應該這樣不應該那樣。有些時候，應該如何，具有一種共識，更多時候卻只是反映一種主流品味，一種傲慢與偏見。<text:span text:style-name="T3"> <text:line-break/><text:line-break/></text:span>還記得電影<text:span text:style-name="T3"><text:s/>“</text:span>絕美之城<text:span text:style-name="T3">” </text:span>裡那段對話嗎？男主角曾經是閃耀的一顆星，才氣縱橫，成就非凡，仰慕者眾，周旋於上流社會文人雅士之間，但慢慢地卻越來越孤僻，厭惡鎂光燈，女朋友問他，為什麼不再跟那些名流雅士往來？<text:span text:style-name="T3">”</text:span>是他們讓你失望嗎？<text:span text:style-name="T3">”</text:span>男主角回答得很合我心，他說，<text:span text:style-name="T3">“</text:span>不是。是他們對我失望<text:span text:style-name="T3">”</text:span>。<text:span text:style-name="T3"> <text:line-break/><text:line-break/></text:span>道德是一種想像，一種指南，想像某種處境，想像大家彷彿都應該這樣或應該那樣。還記得小燈泡的媽媽嗎？當她表現得異常冷靜與寬容，而沒有哭天搶地演出<text:span text:style-name="T3"><text:s/>“</text:span>受害者<text:span text:style-name="T3">” </text:span>的典型形象時，眾人就對她開罵了。原本準備要呵護她、同情她、藉她來行使所謂正義的道德群眾們，立即對她口出惡言，至於溫和一點的，心裡也許在想，她是不是腦袋秀逗了？她應該痛哭喊冤啊，應該發揮一段偉大母愛情懷的表現啊，怎麼可以這麼冷靜？！太不應該了！<text:span text:style-name="T3"> <text:line-break/><text:line-break/></text:span>你看，<text:span text:style-name="T3">“</text:span>應該<text:span text:style-name="T3">” </text:span>又來了。一個野蠻社會裡，往往有數不完的各種<text:span text:style-name="T3"><text:s/>“</text:span>應該<text:span text:style-name="T3">”</text:span>，而且每一種<text:span text:style-name="T3"><text:s/>“</text:span>應該<text:span text:style-name="T3">” </text:span>都只有一種標準答案。<text:span text:style-name="T3"> <text:line-break/><text:line-break/></text:span>道德理應是一種想像，充滿無限的可能。但是，在這樣一種封閉社會中，在這樣一種沒有任何想像力可言的道德想像中，做為少數一方，乃至做為一種異類，往往得忍受來自四面八方的各種道德眼光與評價，你應該這樣應該那樣，你沒做到是不是因為你能力有問題或人格有問題？總歸就是一種缺陷，一種遺憾，一種彷彿值得提供安慰與同情的處境。你若跟他說<text:span text:style-name="T3"><text:s/>“</text:span>不是這樣哦，我並不追求那樣一些東西，現在恰恰就是我人生最輝煌的時期哦<text:span text:style-name="T3">”</text:span>，你想，幾個人會信？一萬個號稱熟悉你的人之中，如此知音，恐怕不會超過三個，說不定連一個也沒有，<text:span text:style-name="T3">who knows! </text:span>畢竟約定俗成的價值品味太強勢了，根本容不得任何想像異類有可能存在的空間。<text:span text:style-name="T3"> <text:line-break/><text:line-break/></text:span>每每跟人講話，我就手心冒汗，胃腸抽筋，表情肌痙攣，為什麼？因為我知道又得萬箭穿心、啞口無言了！肯定又要幫我代言，派給我各種我避之惟恐不及的角色和<text:span text:style-name="T3"><text:s/>“</text:span>應該<text:span text:style-name="T3">”</text:span>。<text:span text:style-name="T3"> <text:line-break/><text:line-break/></text:span>各位看過狗狗啃骨頭吧？你一靠近，牠就緊張，玆牙裂嘴，狺狺作響，發出道德警告，警告你可別想搶牠的骨頭。可是，你根本無此念頭，就算骨頭送給你啃，你也應該不會想要吧？但是狗狗會信嗎？牠不信。因為牠缺乏一種道德想像力，牠沒法想像跟牠不一樣的物種，牠以為大家都應該這樣或應該那樣，牠不知道代言很可能是錯的。<text:span text:style-name="T3"> <text:line-break/><text:line-break/></text:span>我講這些並非要指向一種美感或道德感的相對主義。維根斯坦曾套用李爾王的台詞說，他的哲學無非就只是想告訴你：<text:span text:style-name="T3">“</text:span>這個跟那個不一樣<text:span text:style-name="T3">”</text:span>。生命理應多元而充滿各種可能，在各種差異之間，形成一種深度，一種空間，也許生命與美麗便由此而生。<text:span text:style-name="T3"> <text:line-break/><text:line-break/></text:span>各種概念也許很重要，但對我而言，事物究應如何，並不吸引我。事物具有什麼樣的可能性，卻贏得我心。<text:span text:style-name="T3"><text:line-break/><text:line-break/></text:span>陳真<text:span text:style-name="T3">2016·09·24 <text:line-break/></text:span>於北上罰站途中</text:p>
      <text:p text:style-name="P1"><text:span text:style-name="T1">陳真</text:span><text:s/>  |  2016.09.24 10:20   |   <text:a xlink:type="simple" xlink:href="http://palinfo.habago.org/Entry?Command=Information_PrintForum&amp;iPage=232#FORUM34890"><text:span text:style-name="T2">#</text:span></text:a></text:p>
      <text:p text:style-name="P3"><text:span text:style-name="T3">(</text:span>續<text:span text:style-name="T3">) <text:line-break/><text:line-break/></text:span>反過來說也一樣，一個受害者相對於加害者也許具有某種道德優勢，但這優勢並非相對於所有人，而僅僅相對於加害者。同時，<text:span text:style-name="T3">"</text:span>受害<text:span text:style-name="T3">" </text:span>本身也不會因此而獲得一張道德通行證。受害者犯錯，就跟你我一樣得付出代價，而無法豁免應有的法律責任與道德義務。我們一般會對於受害者有較多寬容，但這畢竟是一種主觀意志下的寬容，而不是所有人都該遵循的道德法則。就跟病人一樣，人在病痛中，有時難免不講理，不用跟他太計較，可當他侵犯他人權益時，亮出弱勢牌其實是沒有多大文明意義的。<text:span text:style-name="T3"> <text:line-break/><text:line-break/></text:span>許多時候，旁人往往有著一種<text:span text:style-name="T3"><text:s/>"</text:span>受害者的想像<text:span text:style-name="T3">"</text:span>，想像某人很脆弱，很無辜，很可憐，必須保護，必須為他挺身而出，必須為他這樣那樣。雖是出於善意，但善意並不保證得到善的結果。夏教授說得沒錯，<text:span text:style-name="T3">"</text:span>代言<text:span text:style-name="T3">" </text:span>是有問題的。我所謂有問題，指的是<text:span text:style-name="T3">problematic</text:span>，意思是說，它並非天經地義，而是在概念上有爭議的，侷限的，乃至有缺陷的，而非完美。<text:span text:style-name="T3"> <text:line-break/><text:line-break/></text:span>我們或許可以為動物代言，因為牠們無從言說，但是，為人代言或許出於善意，但它難道不也是一種侵略與冒犯？剝奪了當事人做為一個人為自己定位與言說的基本權利。我記得當年<text:span text:style-name="T3">(1989</text:span>年<text:span text:style-name="T3">)</text:span>，當我因為主張台獨及主張用選票推翻國民黨時，被司法當局以煽惑內亂罪移送法辦，好多所謂同志馬上要替我伸張所謂正義，企圖把我打扮成一個政治受難者。我很生氣，差點沒跟他們打起架來。<text:span text:style-name="T3"> <text:line-break/><text:line-break/></text:span>因為<text:span text:style-name="T3">, </text:span>把我塑造為受害者，對我個人而言，是一種人格上的重大貶低與羞辱。我難道會笨到不知道在當時那種時代背景下，在群眾場合主張台獨會有什麼恐怖下場；我難道不知道，我若乖乖出庭，訴諸言論自由便有可能脫罪，但我始終拒絕出庭。這一切後果，難道不都是我自願的，自找的，主動承擔的一種選擇，乃至一種道德義務，就如同我當年發出的一篇聲明之標題所說：<text:span text:style-name="T3">"</text:span>對於一個不義的政權叛亂，是正直公民應盡的義務<text:span text:style-name="T3">"</text:span>，我怎麼會是什麼受害者呢？依我看，在某個很重要的意義上，國民黨才比較像是個受害者，而我是個加害者才對吧。這意思是說，國家擁有槍砲黑牢，殺人關人，乍看強大，但一個多行不義的政權，卻只是個任我臧否、不堪一擊的道德侏儒。<text:span text:style-name="T3"> <text:line-break/><text:line-break/></text:span>我只是要說，道德不是一成不變的一種東西，每個人理當有其各自不同的思索、想像與選擇，而不須旁人代勞或代言。尊重這樣一種道德思維的空間，也許才是一個文明社會發展應有的基礎。</text:p>
      <text:p text:style-name="P1"><text:span text:style-name="T1">陳真</text:span><text:s/>  |  2016.09.24 03:35   |   <text:a xlink:type="simple" xlink:href="http://palinfo.habago.org/Entry?Command=Information_PrintForum&amp;iPage=232#FORUM34889"><text:span text:style-name="T2">#</text:span></text:a></text:p>
      <text:p text:style-name="P2">常有人問我健康上的事，給的資訊往往很簡略，很含糊，例如<text:span text:style-name="T3"><text:s/>"</text:span>最近經常很想睡、<text:span text:style-name="T3">"</text:span>肚子感覺怪怪的<text:span text:style-name="T3">"</text:span>、<text:span text:style-name="T3">"</text:span>月經量好像減少<text:span text:style-name="T3">" </text:span>或是<text:span text:style-name="T3"><text:s/>"</text:span>有時心跳很快<text:span text:style-name="T3">"</text:span>、<text:span text:style-name="T3">"</text:span>胸部感覺悶悶的<text:span text:style-name="T3">"</text:span>、<text:span text:style-name="T3">"</text:span>最近很容易生氣<text:span text:style-name="T3">"...</text:span>等等等，然後問說他可能得了什麼病。可是，這麼一點資訊，如何可能做出診斷？於是我每次也都只能回答：<text:span text:style-name="T3">"</text:span>如果不放心，應該掛號看醫生<text:span text:style-name="T3">"</text:span>。答了等於沒答，但總比胡扯好。就算是算命仙，也要核八字、看時辰吧，資訊得夠充份才足以判斷。<text:span text:style-name="T3"> <text:line-break/><text:line-break/></text:span>講原則談概念說理論很容易，但分析個案卻很難，因為你得進入無窮的細節。例如什麼是憂鬱症，也許半小時就講完了，但要判斷某某人有沒有憂鬱症卻工程浩大，因為你得進入無窮細節，做各種檢查與評估，擴及整個家族病史。許多時候，依然難以確診。醫學雖是軟科學，不是像數學、物理那樣一翻兩瞪眼，但它基本上還是一種科學，尚且如此難以判斷，更何況沒有個必然對錯的人事糾紛。要不然，一樁案子在法律上就不需要耗費年月進行審理與調查了，隨便找來當事人問兩句，孤狗幾篇文字，豈不是可以馬上結案？哪需要經年費時？<text:span text:style-name="T3"> <text:line-break/><text:line-break/></text:span>在路上，看到陌生人吵架或打架，我們一般是想辦法拉開雙方，叫他們冷靜，有話好好說；再不行，就找個仲裁調節機構，如果還不行，那就打官司。當這一切都失效，也許揪眾、放話、烙人、潑硫酸、找黑道等等，此時或許才派得上用場。或許很有效，但那畢竟是一種落後社會的特徵。你總不會在路上看到有人打架，光聽兩句就馬上替天行道，馬上揪眾和其中一方幹起架來吧。<text:span text:style-name="T3"> <text:line-break/><text:line-break/></text:span>維根斯坦剛去劍橋當學生時，有一天，羅素問<text:span text:style-name="T3">G.E.Moore</text:span>說，<text:span text:style-name="T3">"</text:span>你覺得維根斯坦這個學生怎麼樣？有些老師說他看起來怪怪的。<text:span text:style-name="T3">" Moore</text:span>說，<text:span text:style-name="T3">"</text:span>這學生很不錯喔。在課堂上，當大家對我講的東西都猛點頭時，他卻皺緊眉頭，臭著一張臉，似乎很困惑。<text:span text:style-name="T3">" Karl Popper </text:span>曾如此說道：<text:span text:style-name="T3">"</text:span>無知的心靈很容易下結論<text:span text:style-name="T3">"</text:span>。羅素說：<text:span text:style-name="T3">"</text:span>這個世界最大的問題就是，蠢蛋們往往充滿定見，蠢血沸騰，但聰明人卻往往左思右想，充滿困惑<text:span text:style-name="T3">"</text:span>。誠哉斯言。也許把蠢蛋和智者稍微中和一下，這世界會變得比較好也說不定。蠢蛋們別老是聞聲起舞，別把自己當茶壺，別看到表面上一點點事，馬上就沸騰了；而智者們也別總是想得那麼深邃高遠，想半天，卻什麼事也幹不了。<text:span text:style-name="T3"> <text:line-break/><text:line-break/></text:span>倒也不是說<text:span text:style-name="T3"><text:s/>"</text:span>個案難斷<text:span text:style-name="T3">" </text:span>理應成為一種阻礙公眾介入的擋箭牌，但是，個案終究是個案。除非你耗費無數心力，進入無窮細節，否則其實你是一知半解甚至一無所知的。當然，這並不意味著你必須客觀中立得像尊雕像，你依然還是可以有自己的評價，但是，重點是，你得知道那樣一些評價的有限性；簡單說，與其說那是一種意見，不如說是偏見。私下聊天說上兩句八卦，無可厚非，但偏見依然是偏見。偏見並不一定是錯的，但它偏狹而局限，它頂多只適用於某個範圍。<text:span text:style-name="T3"> <text:line-break/><text:line-break/></text:span>我很喜歡一句英文叫<text:span text:style-name="T3"><text:s/>in some sense </text:span>或<text:span text:style-name="T3"><text:s/>in a sense</text:span>，翻成中文就是<text:span text:style-name="T3"><text:s/>"</text:span>在某個意義上<text:span text:style-name="T3">"</text:span>，這就跟開藥一樣，我這藥也許很有效，但它畢竟不是萬靈丹，它只適用於某種狀況或症狀。社會上有無數個案，我們自然可以做出評價，但你得搞清楚你所提出的這樣一些評價，究竟是在什麼樣的一個極其有限的意義上成立。一種品質良好的思維，理應就像原子一樣大小，僅僅適用於某個極其有限的範圍，而非包山包海。<text:span text:style-name="T3"> <text:line-break/><text:line-break/></text:span>羅素說得對，一個落後社會的特徵就是很容易蠢血沸騰。我自己就是個例子，看到乍看清純無辜的小妹妹周子瑜，以一種彷彿土匪人質般的可憐形象出現，蒼白地念著彷彿土匪為她準備的稿子時，我就沸騰了。為什麼呢？因為<text:span text:style-name="T3"><text:s/>"</text:span>小妹妹<text:span text:style-name="T3">" </text:span>做為一種無辜單純的形象概念太強烈了，以致於讓人根本沒料到這原來只是總統大選前夕精心設計的一場戲。這例子不是一個好例子，因為它太極端而罕見。不過，它同樣可以看出我們如何容易受到群體氛圍的影響。當眾人皆曰可殺，你很難不跟著沸騰。<text:span text:style-name="T3"> <text:line-break/><text:line-break/></text:span>我對人性總帶著某種悲觀，許多時候，人們在乎的似乎不是正義，更不是善，而是喜歡一種<text:span text:style-name="T3"><text:s/>"</text:span>我是正義的<text:span text:style-name="T3">" </text:span>的感覺，就如同很多男男女女其實不是真的沉浸在愛情之中，而是沉浸在<text:span text:style-name="T3"><text:s/>"</text:span>我喜歡愛的感覺<text:span text:style-name="T3">" </text:span>之中，聽起來好像差不多，其實天差地遠。特別是當這樣一種<text:span text:style-name="T3"><text:s/>"</text:span>我是正義的<text:span text:style-name="T3">" </text:span>的感覺成為一種集體儀式與氛圍時，往往瞬間就能沸騰。台灣很明顯就是這樣一種社會，很容易沸騰，也很容易退燒，一起一落之間，毫無理性存活的餘地，你只能選邊靠。萬一靠錯邊，便成為眾矢之的。<text:span text:style-name="T3"> <text:line-break/><text:line-break/></text:span>小朋友看電影，最常想搞清楚的是誰是好人，誰是壞人，彷彿只要搞清楚了這一點，便能理解一切。台灣社會差不多也是這樣，非黑即白，全對或全錯，而且，以正義為名，彷彿人多聲音大就是真理，容不得一絲異議空間。<text:span text:style-name="T3"> <text:line-break/><text:line-break/></text:span>對於最近甚囂塵上的輔大性侵事件，我得先表明立場以策安全。我看了幾篇夏林清教授的相關文字，覺得很荒唐，我不知道她究竟是活在一個什麼樣的時空下，或是受了什麼樣的委屈，以致於讓她想要以那樣一種強烈敵對的態度去公開挑戰甚至挑釁性侵案的受害者。當然，如果我也自認受到同樣的委屈，恐怕表現得比她更加荒腔走板也說不定。不過，一個案子能搞到如此不堪聞問，實在令人難以恭維，但她卻似乎完全不認為自己有任何需要檢討的地方，反而一副啟蒙者、救世主的姿態。<text:span text:style-name="T3"> <text:line-break/><text:line-break/></text:span>當然，我平常不可能會把我這樣一種<text:span text:style-name="T3"><text:s/>"</text:span>偏見<text:span text:style-name="T3">" </text:span>形諸公開文字，因為我知道我完全缺乏個案的具體真實細節，我的厭惡感或荒唐感，純粹也只是一種感受，而非見解。我想，人們對她的反感應該也是如此。可當這樣一種反感變成一種獵巫般的集體氛圍時，對於夏教授而言，又何嘗公平？更非正義。她究竟犯了什麼天大不可饒恕的錯而應該被推上斷頭台，釘上十字架？一個人一生的奉獻與清譽，難道就這樣一筆勾銷？你可以說她缺乏同理心，但請告訴我，你看過世界上有幾個具有所謂同理心的人？缺乏同理心，難道也成為一種必須污名化進而置之死地的道德罪名？<text:span text:style-name="T3"> <text:line-break/><text:line-break/>1997</text:span>年，我初抵英國，剛好遇上反獵狐運動，整個英國社會分成正反兩邊，雙方動員與討論得非常熱烈，令我嘆為觀止。只不過是一個<text:span text:style-name="T3"><text:s/>"</text:span>小小的<text:span text:style-name="T3">" </text:span>禁獵議題，所產生的各種意見與思索卻如此豐富而深入。這在台灣是難以想像的，我們習慣呼朋引類搞造勢，而非講道說理談感性，彷彿只要人多聲音大或拳頭粗就意味著真理，最好再來上一些抹黑羞辱與人身攻擊的手段，更是大獲全勝。誰敢不從，誰就是公敵。誰膽敢有異聲，就傷害誰。<text:span text:style-name="T3"> <text:line-break/><text:line-break/></text:span>黨外時，我在自己的名片上印了一段古希臘諺語，如此寫道：<text:span text:style-name="T3">"</text:span>人類的智慧，乃是在不斷的辨駁與思索中成長<text:span text:style-name="T3">"</text:span>。那一年，我才<text:span text:style-name="T3">20</text:span>歲。年少熱血，對此曾有期待，嚮往一個可以自由思索、充份表達情感而無須擔驚受辱的社會。三十多年過去了，年少的夢，似乎猶在遙遠的天邊。<text:span text:style-name="T3"> <text:line-break/><text:line-break/></text:span>陳真<text:span text:style-name="T3"><text:s/>2016. 09. 24. <text:line-break/><text:line-break/>=============== <text:line-break/></text:span>輔大性侵案：當「無知之幕」拉不起來時請冷靜<text:span text:style-name="T3"> <text:line-break/><text:line-break/></text:span>作者張中一<text:span text:style-name="T3"><text:s/>(</text:span>核能流言終結者成員，<text:span text:style-name="T3">IE BUSINESS SCHOOL</text:span>臺灣校友會創會會長，專長為網路資通訊系統架構<text:span text:style-name="T3">) <text:line-break/><text:line-break/>https://goo.gl/p1nCff <text:line-break/><text:line-break/></text:span>最近關於輔大夏林清教授、還有受害女學生疑似被道歉的事情，社會上一片狂怒。包括我身邊許多聰明絕頂的人，乃至於也有賣書的讀冊等業者順便也搭著順風車做一次專題，許多知名的公眾人物例如苗博雅也趁機博眼球。輔大甚至在一天之內開性平會將夏教授停職。<text:span text:style-name="T3"> <text:line-break/><text:line-break/></text:span>我看了實在覺得很恐怖。<text:span text:style-name="T3"> <text:line-break/><text:line-break/></text:span>讓我們放下無知之幕，如果不知道整件事情的始末，單單檢視夏教授的話真的有這麼多問題嗎？<text:span text:style-name="T3"> <text:line-break/><text:line-break/></text:span>至少對於昨天就整件事情還一無所知的我而言，我雖然覺得他的文字很難讀，但並不覺得夏教授所言有什麼太大問題。<text:span text:style-name="T3"> <text:line-break/><text:line-break/></text:span>那麼，讓我們拉開無知之幕，把脈絡補進來，夏教授的話有沒有問題？真相是，我們無法把無知之幕拉起來。我所看到的多數人對於整件事情的始末不知道。基本事實不知道（例如加害男學生與被害女學生之間，從一開始就進入了法律程序）、我們不知道夏教授與女學生之間有沒有互動、夏教授有沒有施壓、女學生是基於什麼樣的原因寫出所謂的道歉文。<text:span text:style-name="T3"> <text:line-break/><text:line-break/></text:span>無知之幕拉不起來，但社會卻陷入瘋狂的憤怒中。急著要找一個祭品來出氣。這麼一件複雜的事，沒有詢問過當事人夏教授，就貿然給予停職就是一個例子。<text:span text:style-name="T3"> <text:line-break/><text:line-break/></text:span>彷彿在輔大校園中蓋了一座正義聯盟漫畫中的憤怒之塔，只要靠近的人都會因為憤怒而瘋狂。<text:span text:style-name="T3"> <text:line-break/><text:line-break/></text:span>古往今來，社會集體憤怒最後砍錯人並不罕見。我要再一次提醒大眾看看我一直推廣的「知識份子與社會」這本書。書裡袋棍球隊（<text:span text:style-name="T3">lacrosse</text:span>）的白人男隊員被疑似受害黑人女性控告犯案。只有袋棍球隊的女性球員聲援他們（帶頭捍衛的是黑人女性），其他的從媒體到校園一面倒攻擊與批判男隊員，甚至連幫男隊員的說話的女隊員也被媒體攻擊撕裂。<text:span text:style-name="T3"> <text:line-break/><text:line-break/></text:span>結果呢？三名男隊員清白。負責起訴的檢察官被撤職並取消執業資格。<text:span text:style-name="T3"> <text:line-break/><text:line-break/></text:span>我要丟回過來問問我身邊憤怒的朋友。夏教授講的有沒有可能，整個社會正用集體的力量把女學生逼到一個群眾認為他該走的方向，而不是他想走的方向？社會真的知道女學生的真意與處境嗎？<text:span text:style-name="T3"> <text:line-break/><text:line-break/></text:span>如果最終錯怪了夏教授，當初用輿論狂砸夏教授的知名人物可會負起責任？幫忙轉貼、發揮自己的小眾影響力的人可會負起責任？包括我身邊的這些聰明朋友，如果最終砍錯了人，他們可曾內心有一絲遺憾？<text:span text:style-name="T3"> <text:line-break/><text:line-break/></text:span>請緩一緩，想一想。我要再一次提醒所有世界上著名的冤案都伴隨著社會的躁動與激情。我們可曾準備好承擔用集體憤怒砸錯人的代價？<text:span text:style-name="T3"> <text:line-break/><text:line-break/></text:span>如果因為證據不足讓無知之幕拉不起來。我們就該冷靜讓事情發展。讓我再提醒一次另一個著名的冤案。「<text:span text:style-name="T3">1996</text:span>年<text:span text:style-name="T3">12</text:span>月<text:span text:style-name="T3">29</text:span>日下午，<text:span text:style-name="T3">5</text:span>歲林姓女童被人發現昏迷倒臥在台中市旱溪五街一輛廢棄汽車旁，下體陰道破裂，血流滿地，小腸、子宮外露，一旁有一支長達<text:span text:style-name="T3">90</text:span>公分的削尖竹竿，經送醫急救並輸血<text:span text:style-name="T3">1</text:span>千<text:span text:style-name="T3">c.c.</text:span>，挽回一命。」社會上一片狂怒，結果<text:span text:style-name="T3">13</text:span>年後被最高法院判決整個辦案過程嚴重瑕疵，無罪確定。一個無辜之人後半輩子毀了。協助狂怒之人付出了什麼代價？<text:span text:style-name="T3"> <text:line-break/><text:line-break/>1996</text:span>年時社群媒體並不興盛。<text:span text:style-name="T3">2016</text:span>年的今天社群媒體興盛，每個人的憤怒都快速被傳播，彷彿每個人都隨身配備了一把散彈槍。能力越大責任越大，當人人都有這麼強大的輿論武器，那麼我們需要更高的自制。中東茉莉花革命透過社群媒體造成了社會重大的改變，結果變得更糟更慘烈。當初發起的人一片好心，事後公開承認他後悔莫及於社群媒體龐大的威力。<text:span text:style-name="T3"> <text:line-break/><text:line-break/></text:span>我們人人有義務自制，因為我們有力量。有沒有可能我們以為有一個無辜的受害者等著我們去保護。可是沒想到受害者是被製造出來的，這是另一種馬雲模式羊毛出在狗身上，豬付錢。受害者是製造出來的。然後<text:span text:style-name="T3"><text:s/></text:span>收割的是把議題吵起來的人。跟著憤怒的人則是付錢的那一個。<text:span text:style-name="T3"> <text:line-break/><text:line-break/></text:span>有沒有例子？有，之前周子瑜事件。<text:span text:style-name="T3"> <text:line-break/><text:line-break/></text:span>現在的狀況是每個人都想當英雄，可是卻無視於這個英雄可能是透過製造一個無辜「加害者」來達成的。我們豈可不慎。</text:p>
      <text:p text:style-name="P1"><text:span text:style-name="T1">陳真</text:span><text:s/>  |  2016.09.23 18:36   |   <text:a xlink:type="simple" xlink:href="http://palinfo.habago.org/Entry?Command=Information_PrintForum&amp;iPage=232#FORUM34888"><text:span text:style-name="T2">#</text:span></text:a></text:p>
      <text:p text:style-name="P3">所謂<text:span text:style-name="T3"><text:s/>”</text:span>事實<text:span text:style-name="T3">” </text:span>本身，無法平息一場爭戰，因為你有你的事實，我有我的，各有輕重；你覺得輕如鴻毛之事，在我看來也許重如阿里山。於是，我們想辦法創造概念，企圖讓萬般事實一統江湖在特定概念底下，藉以評價高低，尋求共識。然而，概念與實際，語言與生命，幽明之間，如同生與死，始終有一道鴻溝，無從跨越。即便所有概念都對，依然無法在生命中成就一個善。反之亦然，也許一切思維概念全錯了，站到了一個政治不正確的位置上，生命因其痛苦與絕望，卻可能在裡頭存活了。<text:span text:style-name="T3"> <text:line-break/><text:line-break/></text:span>在英國，我曾看過一群動保人士夾道圍堵、辱罵攻擊一個涉嫌虐待動物的馬戲團團長。老團長是個阿婆，年歲已高，面對群眾，依舊企圖反抗：想當年，年少風華，何等燦爛，曾是許多王公貴族的座上賓，而她的馬戲團呢，娛樂了多少人，填滿許多美麗的童年記憶，如今俱往矣。<text:span text:style-name="T3"> <text:line-break/><text:line-break/></text:span>千百年前，羅馬競技場四周看台充滿多少歡笑與驚嘆，囚犯與猛獸的鮮血，給眾人蒼白生命沾染了一點顏色，如今俱往矣。概念因時而異，因地致宜，不斷變化的時空中，難道沒有亙古不變的東西？<text:span text:style-name="T3"> <text:line-break/><text:line-break/></text:span>小學時在自家電影院看過一部片叫<text:span text:style-name="T3"><text:s/>”</text:span>藍與黑<text:span text:style-name="T3">”</text:span>，我爸優美的毛筆字，在海報廣告詞上寫著：<text:span text:style-name="T3">”</text:span>這是一個什麼樣的社會？這是一個什麼樣的時代？為什麼給了我們藍，卻還要給我們黑？<text:span text:style-name="T3">” </text:span>從此這段話經常成為我在筆記本或課本扉頁寫下的<text:span text:style-name="T3"><text:s/>”</text:span>座右銘<text:span text:style-name="T3">”</text:span>。長大後慢慢發現，原來藍黑本一物，藍是黑的過去式。美麗亦如斯，當你意識到它，意味著它已成為過去。<text:span text:style-name="T3"> <text:line-break/><text:line-break/></text:span>我曾相信永恆，至今依然，惟一不同的是，從相信未來到相信過去。齊克果說得對，<text:span text:style-name="T3">”</text:span>生命往前走，但生命究竟是怎麼一回事，卻只能回頭看<text:span text:style-name="T3">”</text:span>。往事如煙亦不如煙，如煙者杳杳不可捉摸，不如煙者，沈重如斯，不堪回首。每一次的回首，便是一次的絕望。數不清有多少文人說過這件事了，<text:span text:style-name="T3">”</text:span>希望只是一種騙局<text:span text:style-name="T3">”</text:span>，惟有絕望才是永恆。<text:span text:style-name="T3"> <text:line-break/><text:line-break/></text:span>一個人，終日枯坐海邊，望向大海，千年之後，化為一座雕像，夕日輝煌，大海依舊，剩下的依然是希望，一種化了妝的美麗絕望。<text:span text:style-name="T3"> <text:line-break/><text:line-break/></text:span>陳真<text:span text:style-name="T3">2016.09.23. <text:line-break/></text:span>于南下國光號客運上</text:p>
      <text:p text:style-name="P1"><text:span text:style-name="T1">鄭小敏</text:span><text:s/>  |  2016.09.23 05:44   |   <text:a xlink:type="simple" xlink:href="http://palinfo.habago.org/Entry?Command=Information_PrintForum&amp;iPage=232#FORUM34887"><text:span text:style-name="T2">#</text:span></text:a></text:p>
      <text:p text:style-name="P2">別說白了，我還要做夢。</text:p>
      <text:p text:style-name="P1"><text:span text:style-name="T1">陳真</text:span><text:s/>  |  2016.09.22 19:05   |   <text:a xlink:type="simple" xlink:href="http://palinfo.habago.org/Entry?Command=Information_PrintForum&amp;iPage=232#FORUM34886"><text:span text:style-name="T2">#</text:span></text:a></text:p>
      <text:p text:style-name="P3">多謝<text:span text:style-name="T3">Edward</text:span>。<text:span text:style-name="T3"> <text:line-break/><text:line-break/></text:span>當造謠抹黑成為一種常態，當信口開河與歪曲瞎掰成為多數人的信仰，所謂客觀理性於是彷彿就成為一門處方解藥。某個意義上，自然有其療效，但光是指出<text:span text:style-name="T3">“</text:span>天行健<text:span text:style-name="T3">“</text:span>，君子又何以自強不息？縱然邏輯謬誤，縱然事實（<text:span text:style-name="T3">fact</text:span>）跟價值（<text:span text:style-name="T3">value</text:span>）又能扯得上什麼關係？蔣公看見魚兒往上游，這跟人要不要奮發向上有啥關連？可若光說天行健，光說魚兒上游，終究不知所謂，毫無價值。<text:span text:style-name="T3"> <text:line-break/><text:line-break/></text:span>概念（<text:span text:style-name="T3">concept</text:span>）是一種<text:span text:style-name="T3">“</text:span>價值化了<text:span text:style-name="T3">“</text:span>的<text:span text:style-name="T3"><text:s/>"</text:span>事實<text:span text:style-name="T3">"</text:span>，也許鬥爭的武器不是事實本身，而是概念<text:span text:style-name="T3">;</text:span>我們是應該騙人，但要騙得有點水平，而不是只會造謠抹黑。至於所謂理性，理應只是老二，聽從老大的指揮。老大是誰呢？我不想說。因為我知道，有些東西你不說它，它還在，你一說，它就跑了，消失了，越說它就離得越遠。<text:span text:style-name="T3"> <text:line-break/><text:line-break/></text:span>從小逃課翹課成為一種習慣，因為覺得待在課堂上很浪費生命。之所以不想上課是因為，如果老師們只是要教我這個事實那個事實，老實說，我還不如自己看書比較快。一本國語課本，我<text:span text:style-name="T3">30</text:span>分鐘就能看完，為什麼要浪費一學期呢？數學更不用人家教什麼例題，我只需要自己弄懂原理就行，其它都是細節。從很小時候，每當我感到某種非理性的折磨與痛苦時，我就躲到數學裏頭，求取一種乾淨與純粹。<text:span text:style-name="T3"> <text:line-break/><text:line-break/></text:span>大學時，翹課得很更厲害，那已經不能說是翹課，而是除了實驗課，幾乎根本沒有出現過；全班一百六七十人，我只認得十來個。當然，翹課一大部份是因為，方方面面做為一個異類，政治的，貧窮的，饑餓的，身世不堪的，如此一個怪物，實在很難出現在光天耀日下，出現在眾人面前；許多累及家人的難言之痛，此生恐怕無從言說。<text:span text:style-name="T3"> <text:line-break/><text:line-break/></text:span>我的課堂就是一片汪洋，沙灘是我的黑板；出現在旗津海邊看夕陽朝日的時間，肯定比出現在所謂課堂上的時間還要多得多很多。我常開玩笑說我是旗津大學海洋生物系畢業，很多人居然信了，真是很不可思議，因為這所旗津大學只有我一個學生，不用筆試口試，光靠視覺就能入學，而且恐怕永遠畢不了業。<text:span text:style-name="T3"> <text:line-break/><text:line-break/></text:span>一個人，停下腳步，終日望著天空。旁人好奇，天上有什麼嗎？於是也跟著停下腳步看天空。看半天，媽的，什麼也沒有，於是一個個追隨者都走了，但他依然還是仰望天空。福婁拜說：<text:span text:style-name="T3">“</text:span>當一個人老是仰望天空，遲早他會長出翅膀來<text:span text:style-name="T3">”</text:span>。你信嗎？我的科學理性是不信的，但我的基因卻讓我不得不信。信不信其實是由不得你的。<text:span text:style-name="T3"> <text:line-break/><text:line-break/></text:span>不信的人有福了，因為<text:span text:style-name="T3">“</text:span>這個<text:span text:style-name="T3">”</text:span>世界是他們的，而天上<text:span text:style-name="T3">“</text:span>那個<text:span text:style-name="T3">”</text:span>世界，你就慢慢慢慢慢慢等吧，看看哪一天福婁拜的預言會不會實現，會不會真的有人長出翅膀來。一個人，像尊銅像似的，終日望著大海，是不是哪天就會變成一條魚，游向汪洋？</text:p>
      <text:p text:style-name="P1">Edward   |  2016.09.22 06:18   |   <text:a xlink:type="simple" xlink:href="http://palinfo.habago.org/Entry?Command=Information_PrintForum&amp;iPage=232#FORUM34885"><text:span text:style-name="T2">#</text:span></text:a></text:p>
      <text:p text:style-name="P2">向陈真先生推荐一个大陆关于台湾和两岸问题的网络媒体，观察细致入微，而且十分理性客观。<text:span text:style-name="T3"> <text:line-break/></text:span>我就是看了他们的专栏文章，才燃起了对台湾社会的兴趣，之后顺藤摸瓜找到您这个小小天地的。<text:span text:style-name="T3"> <text:line-break/>https://zhuanlan.zhihu.com/leiluozhuji </text:span>海峡青年评论</text:p>
      <text:p text:style-name="P1"><text:span text:style-name="T1">王修亮</text:span><text:s/>  |  2016.09.21 15:03   |   <text:a xlink:type="simple" xlink:href="http://palinfo.habago.org/Entry?Command=Information_PrintForum&amp;iPage=232#FORUM34884"><text:span text:style-name="T2">#</text:span></text:a></text:p>
      <text:p text:style-name="P3">教育的多元與一元<text:span text:style-name="T3"> <text:line-break/><text:line-break/></text:span>我認識許多認真為教育多元努力的人，有的在國家教育制度內，有的在各種實驗小學與自學，都很敬佩他們。<text:span text:style-name="T3"> <text:line-break/></text:span>教育和萬事萬物一樣，會隨著時間的流轉，在空間的文化釀造裡，跟隨著人群產生質變與形變。<text:span text:style-name="T3"> <text:line-break/></text:span>當國家制式教育盛行為主流時，只跟著喊國家普及教育好。當實驗與公辦民營、自學教育盛行為主流時，也只會跟著喊好，毫無任何檢視與反省，才是真正的一元化教育控制。<text:span text:style-name="T3"> <text:line-break/><text:line-break/></text:span>國家教育本來就只是一種基礎教育制度，執行目的是便宜、人人讀得起，但是法條並不能直接教導學生，面對學生的是教師，教師專業與教材教法才是多元的契機。<text:span text:style-name="T3"> <text:line-break/></text:span>國家教育只管兼容並蓄，條列各種核心概念與目標，例如：「教育的目的是培育健全的人格，所謂健全的人格是指一個人身心兩方面的價值觀，能達到個性、群性，自然環境之間的均衡狀態。」國家教育目標設定的應該是「普世價值的概念層面」，不是實踐層面，不會有所謂的鬆綁問題。而這個所謂的普世價值概念，需要再往下層解釋，解釋的範圍，在國家層級仍然是概念性、原則性的，而不是能力指標那樣瑣碎。<text:span text:style-name="T3"> <text:line-break/></text:span>能力指標應該存在教師的內心，是對整體教材教法的一張立體<text:span text:style-name="T3">3D</text:span>大網絡，是教師有能力認知且架構的，並且因此能編纂出真正實踐於課堂上的教材教法。<text:span text:style-name="T3"> <text:line-break/></text:span>所謂的課本是一種教材，所謂的自主與翻轉是一種教法。<text:span text:style-name="T3"> <text:line-break/></text:span>換句話說，教材包含了所有的時間與空間材料，包括歷史與生活文化。教法包含了教師的身教與態度，學生的天賦與個別差異，師生互動的一切。<text:span text:style-name="T3"> <text:line-break/></text:span>這叫做教師專業。<text:span text:style-name="T3"> <text:line-break/><text:line-break/></text:span>貼近學生的實務教師需要視學生狀況與本地環境、社會動態，在核心概念與目標下編纂合宜的教材教法，教材教法本來就是完全自由自主的，解嚴後從來沒有限制過。例如：同學年的班級之間無須統一課本，無須統一定期測驗卷的題目與時間、次數。只是這個原則很少被實踐過，學校的內規（家長與行政與同儕整體結構）迫使同年級教師一定要「統一所有」，產生不同班級學生卻須統一教材、不同教學方法卻須統一評量的怪事。<text:span text:style-name="T3"> <text:line-break/><text:line-break/></text:span>孩子天賦與習性不同，教師天賦、習性當然也不同，因此教出來的本來就很多元。教師本來就有能力與權力剪裁、增添、拋棄改用、創作各種教材教法（包括課本甚至不用課本），國家教育很早就立法了，是教師與家長不知道？還是教師與家長做不到？<text:span text:style-name="T3"> <text:line-break/></text:span>因為這樣的原因而去追逐華德福、實驗教育、自學等等體制外教育，真的能解決「一元」的問題？還是，只不過是從某一種自我限制的一元，跳坑到另一種主流一元？（追求體制外學習當然還有其他許多原因，例如理想性或被迫，不只是這一種，在此不多述）。<text:span text:style-name="T3"> <text:line-break/><text:line-break/></text:span>家長說教師沒能力，教師說家長限制我，包括升學考試、讀書學歷等等。然而政治解嚴之後，思想跟著奔放，教育就再也不是國家的問題。這些年跳來跳去，教育最大的問題是教師與家長都不能從大觀的角度著眼，去看台灣相對於這個世界來說，整體教育為甚麼需要多元？怎樣才叫做多元？所以如何做到多元？如何能從概念目標、綱要、一直落實到最底層實務的教室教材教法，通通把每一條線都能連結到「時間與空間中，個人、群體、環境的身心均衡」，形成一個疏而不漏的人生價值網絡。<text:span text:style-name="T3"> <text:line-break/></text:span>這就是教育與教師專業，要能看得清晰，拉得綿密，卻又使個別學生自然切入生活中學習。<text:span text:style-name="T3"> <text:line-break/><text:line-break/></text:span>教育並不只是從外層表相形式來分類國家或實驗，重要的是內涵的概念、原則、教材教法。<text:span text:style-name="T3"> <text:line-break/><text:line-break/></text:span>例如：認為所有人天賦完全相同，或是認為每個人天賦都不一樣的教育，就完全是兩種教育走向。菁英教育與普及化教育也完全是兩種目標走向，唯物與唯心為主價值的教育更是相反走向。<text:span text:style-name="T3"> <text:line-break/></text:span>台灣選擇哪一種？還是調和幾種來搭配？還是隨大家的意思沒有任何共識（請注意這不是國家能規定的，只能是共識，規定是沒有意義的，因為執行教育的是個人，不是法律。但是國家有責任整理出人民的共識，讓大家知道台灣的教育在人格上是哪些種類的走向，所以在生活上對我、對群、對環境產生哪些影響？我個人又如何應對？）連這麼上層的核心概念與目標都沒有說清楚講明白，後面根本就是混水摸魚，各說各話，沒有任何原則，大家也搞不清楚，彼此在這塊土地上到底如何教育孩子，各自又如何相處而不誤會。<text:span text:style-name="T3"> <text:line-break/></text:span>這是多元更深層的內涵，多元不是只有形式。<text:span text:style-name="T3"> <text:line-break/><text:line-break/></text:span>所有的教育形式與內涵都有優缺點，都可能在某一點上適合某些人卻限制某些人，而國家教育與實驗教育也都是如此。不應該也不可能設限所有人「都用某種形式或內涵來受教育」，這是國家教育和實驗教育都應該常態存在的原因。或者，我們不需要用「實驗教育」這麼不合宜的名詞，換成小眾教育這一類比較不容易被字面誤解的詞教為恰當。而所謂的自由、自主、翻轉這一類名詞與內涵，其實「本來就包含在教育學習之內」，並不是發明或創新，而是「正常的教材教法內涵之一」，屬於教師的身教與態度拿捏，特別強化某一種，一不小心也很容易誤導大眾，成為一元潮流而失去整體均衡。（我完全無意進行任何批判，這些都是好的，只是無須刻意強調）<text:span text:style-name="T3"> <text:line-break/><text:line-break/></text:span>做為家長與教師，應當先透徹這些「多元形式與內涵」的優缺點和適合性，透徹的能力又需要先從「時間與空間中，個人、群體、環境的身心均衡」狀態進行仔細觀察與理解。沒有這種能力，就需要學習，前提又是得先知道自己有沒有這種能力！那就要開闊的心胸與不斷討論、解析、歸納的能力。<text:span text:style-name="T3"> <text:line-break/></text:span>這我稱之為反省。<text:span text:style-name="T3"> <text:line-break/><text:line-break/></text:span>反省能力是多元唯一的源頭，需要開闊的心胸與不斷討論、解析、歸納的能力。<text:span text:style-name="T3"> <text:line-break/><text:line-break/></text:span>（這些年來發現自己和學生溝通極為良好，但與成人溝通非常笨拙。我喜歡巴勒網的環境，但是常常因為溝通能力差，不敢多寫，但是一直不敢寫，又覺得自己和這裡很疏離，所以嘗試著表達自己，人總歸還是要學習啊！）</text:p>
      <text:p text:style-name="P5"/>
      <text:p text:style-name="P1"><text:span text:style-name="T1">陳真</text:span><text:s/>  |  2016.09.14 12:25   |   <text:a xlink:type="simple" xlink:href="http://palinfo.habago.org/Entry?Command=Information_PrintForum&amp;iPage=233#FORUM34883"><text:span text:style-name="T2">#</text:span></text:a></text:p>
      <text:p text:style-name="P3"><text:span text:style-name="T3">2015</text:span>年九月四號，蘇古諾夫接受<text:span text:style-name="T3"><text:s/>RBTH (Russia Beyond the Headlines) </text:span>的專訪。記者問道：你的電影<text:span text:style-name="T3"><text:s/>"</text:span>羅浮宮<text:span text:style-name="T3">" </text:span>已經殺青好一段時間了，為什麼卻沒出現在坎城影展的片單上？蘇古諾夫回答：<text:span text:style-name="T3"> <text:line-break/><text:line-break/>"</text:span>因為我不想要讓這電影在坎城以一種驕傲自負的高調形式放映，特別是當它參與一種競賽時，我更不喜歡。於是，當這電影在歐洲首映，我就跟坎城影展當局達成了協議。可是，就在影展揭幕前夕，他們卻派人跟我說，法國外交部反對<text:span text:style-name="T3"><text:s/>'</text:span>羅浮宮<text:span text:style-name="T3">' </text:span>這部電影的放映，因為一個俄國電影導演，無可避免地將會促進一種俄羅斯的意識形態；法國官方認為，在當前這樣一種政治局勢下，這電影是不應該在坎城影展放映的。於是，他們就把我剔除了。這倒也不是什麼損失，於是我就走了，隨後威尼斯影展表示有興趣，於是就在威尼斯參展。坎城這樣一個政治決定，主要是因為考量法國與俄國當前的兩國關係交惡。坎城影展是由法國官方支持的，它非常具有政治性，並且向來如此。<text:span text:style-name="T3">" <text:line-break/><text:line-break/></text:span>陳真按：<text:span text:style-name="T3">Kusturica </text:span>的新片<text:span text:style-name="T3">On the Milky Road (</text:span>漫漫銀河路<text:span text:style-name="T3">)</text:span>，今年也是原本要在坎城參展，臨時卻不在名單上，消息傳出主要是因為<text:span text:style-name="T3">Kusturica </text:span>支持普丁的反美政治立場，因此遭受坎城當局抵制。雖然稍後當事者雙方均否認有此政治考量，但我是不相信啦。特別是這幾年，坎城影展墮落得很厲害，經常頒給一些政治正確的爛片或庸俗片。<text:span text:style-name="T3"> <text:line-break/><text:line-break/></text:span>電影<text:span text:style-name="T3"><text:s/>"</text:span>羅浮宮<text:span text:style-name="T3">" </text:span>的結尾相當詭異，我看了<text:span text:style-name="T3"><text:s/>N </text:span>遍，至今沒法參透為何出現紅、黑<text:span text:style-name="T3">(</text:span>白？<text:span text:style-name="T3">)</text:span>、藍三種顏色，背景似乎是雨滴，大雨滂沱？不知道是不是跟片中一再出現的法國精神<text:span text:style-name="T3"><text:s/>"</text:span>自由平等博愛<text:span text:style-name="T3">" </text:span>之反諷有關。法國在所謂左派總統歐蘭德上台後，卻右得比誰都還右，努力想當美國的小跟班；種種極右政策例如禁止戴頭巾，不但變本加厲，甚至連在海邊也不許穿回教徒常穿的<text:span text:style-name="T3"><text:s/>"</text:span>布基尼<text:span text:style-name="T3">"</text:span>，居然叫警察在海邊取締，硬要人脫下，非得跟洋人那樣穿著<text:span text:style-name="T3"><text:s/>"</text:span>比基尼<text:span text:style-name="T3">" </text:span>才行，說什麼穿布基尼會引起恐慌，帶來社會分裂啥小的。這個國家，近年來屢遭受所謂恐怖攻擊不是沒有道理的，你看那個標榜<text:span text:style-name="T3">x</text:span>它媽的所謂進步、以左為名、極右為實的查理周刊之令人痛恨的種種言行就能知其一二。</text:p>
      <text:p text:style-name="P1"><text:span text:style-name="T1">陳真</text:span><text:s/>  |  2016.09.14 10:47   |   <text:a xlink:type="simple" xlink:href="http://palinfo.habago.org/Entry?Command=Information_PrintForum&amp;iPage=233#FORUM34882"><text:span text:style-name="T2">#</text:span></text:a></text:p>
      <text:p text:style-name="P2">去年<text:span text:style-name="T3">(2015</text:span>年<text:span text:style-name="T3">) </text:span>九月十八日，英國媒體<text:span text:style-name="T3"><text:s/>The Independent </text:span>也有一篇蘇古諾夫專訪。記者提到，蘇古諾夫有許多具有影響力的粉絲。例如澳洲搖滾明星<text:span text:style-name="T3"><text:s/>Nick Cave </text:span>如此說道：當我看蘇古諾夫<text:span text:style-name="T3">1997</text:span>年拍攝的<text:span text:style-name="T3"><text:s/>"</text:span>母與子<text:span text:style-name="T3">" </text:span>時，<text:span text:style-name="T3">"</text:span>我哭了又哭，從頭哭到尾<text:span text:style-name="T3">"</text:span>。馬丁史柯西斯稱讚蘇古諾夫是個<text:span text:style-name="T3"><text:s/>"</text:span>先驅<text:span text:style-name="T3">"</text:span>，並且在<text:span text:style-name="T3">2002</text:span>年出資支持他拍攝九十分鐘一鏡到底的<text:span text:style-name="T3"><text:s/>"</text:span>俄羅斯方舟<text:span text:style-name="T3">"</text:span>。<text:span text:style-name="T3"> <text:line-break/><text:line-break/></text:span>另外，俄羅斯總統普丁也保證會幫忙籌措資金拍攝<text:span text:style-name="T3"><text:s/>"</text:span>浮士德<text:span text:style-name="T3">"</text:span>。但蘇古諾夫在這次專訪中卻宣稱，普丁並不在乎電影，<text:span text:style-name="T3">"</text:span>他其實也不喜歡浮士德這部電影，因為它並沒有在俄國的國家電視台上播出，而僅僅是在電影院匆匆上映了短短幾天就下片。我在俄羅斯的電影世界裏，基本上是沒有立足之地的，而且似乎永遠也不會有<text:span text:style-name="T3">"</text:span>。<text:span text:style-name="T3"> <text:line-break/><text:line-break/></text:span>記者說，普丁公開稱讚蘇古諾夫的<text:span text:style-name="T3"><text:s/>"</text:span>浮士德<text:span text:style-name="T3">"</text:span>，但蘇古諾夫顯然不領情，並且還說<text:span text:style-name="T3"><text:s/>"</text:span>俄羅斯的電影節只是一種政治動作，由國家所動員的一種政治操作<text:span text:style-name="T3">...</text:span>你在海外獲得的獎項越大，你的電影就越不受歡迎<text:span text:style-name="T3">...</text:span>俄羅斯並不是一個好的政治體制，我們的政治人物並不好，儘管我們有好的電影導演，有好的工程師與科學家<text:span text:style-name="T3">"</text:span>。<text:span text:style-name="T3"> <text:line-break/><text:line-break/></text:span>記者說，蘇古諾夫幾年前第一次來到巴黎，他非常厭惡那個城市。他說當地人傲慢無情，<text:span text:style-name="T3">"</text:span>餐廳與咖啡廳亂七八糟擠一堆人，大家好像都很匆忙<text:span text:style-name="T3">"</text:span>。他還說，巴黎的物價消費太高了。至於羅浮宮，給他的印象就是<text:span text:style-name="T3"><text:s/>"</text:span>一個製造形象的大工廠<text:span text:style-name="T3">"</text:span>，<text:span text:style-name="T3">"</text:span>另外還有其它很多讓我受不了的事<text:span text:style-name="T3">"</text:span>，於是他沒多看，馬上就走了，不過，後來卻又回來了好幾趟。<text:span text:style-name="T3"> <text:line-break/><text:line-break/></text:span>記者問他，當年法國在保護羅浮宮的同時，整個歐洲卻有數百萬的人民死於烽火，難道如此在乎藝術品卻輕忽人命，不會顯得有點本末倒置嗎？蘇古諾夫回答說：<text:span text:style-name="T3"> <text:line-break/><text:line-break/>"</text:span>對此，我還能說些什麼呢？我只能說，藝術來自生命，從生命中得到靈感，除此之外，再也沒有別的靈感來源。藝術作品中最重要的一件事就是呈現死亡。死亡始終都存在那裏，而藝術只是繞著死亡打轉，卻無能回答有關生命與死亡的問題。藝術的目標，無非就是讓人有個心理準備，迎接終將來臨的死亡，明白自己終將一死。<text:span text:style-name="T3">"</text:span></text:p>
      <text:p text:style-name="P1"><text:span text:style-name="T1">陳真</text:span><text:s/>  |  2016.09.14 01:12   |   <text:a xlink:type="simple" xlink:href="http://palinfo.habago.org/Entry?Command=Information_PrintForum&amp;iPage=233#FORUM34881"><text:span text:style-name="T2">#</text:span></text:a></text:p>
      <text:p text:style-name="P3"><text:span text:style-name="T3">2006 </text:span>年斯洛伐克的一本電影雜誌<text:span text:style-name="T3"><text:s/>Ekran </text:span>七月號，有一段蘇古諾夫的專訪，長達<text:span text:style-name="T3">45</text:span>分鐘。我簡單摘譯其中幾段對話如下。<text:span text:style-name="T3"> <text:line-break/><text:line-break/></text:span>記者問蘇古諾夫：<text:span text:style-name="T3">2004</text:span>年，你的電影<text:span text:style-name="T3"><text:s/>"The Sun" </text:span>獲得俄羅斯電影節提名。你為何拒絕接受？<text:span text:style-name="T3"> <text:line-break/><text:line-break/></text:span>蘇古諾夫說，我跟俄羅斯所有電視頻道的主管都處不來，關係惡劣，因為我公開批評他們總是播放美國商業電影，拖累了俄羅斯的電影發展。做為一個俄羅斯公民，我盡一切努力發出抗議，同時我也不願參與由他們所主辦的任何影展。<text:span text:style-name="T3"> <text:line-break/><text:line-break/></text:span>記者接著問：可是，你的電影就像聖母瑪莉亞那樣，平常根本看不到，只有在一些神聖時刻才會出現，也唯有影展時，大家才能看到你的作品。<text:span text:style-name="T3"> <text:line-break/><text:line-break/></text:span>蘇古諾夫說：情況是這樣沒錯，但其實也不是真的看不到我的電影，至少在莫斯科或彼得堡，應該有六部或八部有發行<text:span text:style-name="T3">DVD</text:span>，可以買到。不過，我並不在乎這件事。這該怎麼說呢？電影並不需要觀眾，而是觀眾需要電影。那些真的想看的人，自然就會找到。而且我希望他們看了之後不會感到失望。事實上，倘若遠方有人費力尋找我的電影，倘若我能遇到這樣一些人，這對我倒是十分重要。就跟書一樣，你總得花點工夫找來看；電影不該太過於侵略性或高調張揚，它們應該謙卑地留在它應有的位置上。<text:span text:style-name="T3"> <text:line-break/><text:line-break/></text:span>就全球的文化而言，電影應該放在文化櫃的最底層，至於文學、繪畫、音樂與建築乃至科學等等，應該放在最上層。電影只是一種很初級的<text:span text:style-name="T3"><text:s/>(radical) </text:span>工具，就像手術那樣；賦予電影太多的重要性是不對的，這是因為人們太過於貶低視覺的力量了。視覺足以毀滅一個人的整個內在世界，比核子武器或生態災難及各種疾病還危險。視覺帶來的傷害將無法痊癒，因此我們應該對此十分謹慎。<text:span text:style-name="T3">...</text:span>文學讓我明白這一點，電影不足以構成一種空間，它是很平面的東西，至今依然十分原始<text:span text:style-name="T3">(primitive)</text:span>。</text:p>
      <text:p text:style-name="P1"><text:span text:style-name="T1">陳真</text:span><text:s/>  |  2016.09.14 00:16   |   <text:a xlink:type="simple" xlink:href="http://palinfo.habago.org/Entry?Command=Information_PrintForum&amp;iPage=233#FORUM34880"><text:span text:style-name="T2">#</text:span></text:a></text:p>
      <text:p text:style-name="P2"><text:span text:style-name="T3">16</text:span>年前，當阿扁及其爛黨喊出什麼<text:span text:style-name="T3"><text:s/>"</text:span>清廉勤政<text:span text:style-name="T3">"</text:span>、<text:span text:style-name="T3">"</text:span>有夢最美、希望相隨<text:span text:style-name="T3">" </text:span>的口號，奪得政權上台，一度高達八成多的民意支持度，可謂舉國歡騰時，我說，<text:span text:style-name="T3">"</text:span>聽他在放屁<text:span text:style-name="T3">"</text:span>；我說，台灣將淪陷在新一波的政治禍害中，當時幾個人會信？少之又少，趨近於零。稍微好一點的，半信半疑，總是問：<text:span text:style-name="T3">"</text:span>阿扁有那麼糟嗎？<text:span text:style-name="T3">"</text:span>、<text:span text:style-name="T3">"</text:span>民進黨有那麼壞嗎？<text:span text:style-name="T3">"</text:span>。我的誠實之言，得到的回報是什麼？是攻擊、抹黑、無止盡的糟蹋。<text:span text:style-name="T3"> <text:line-break/><text:line-break/></text:span>大方向如此，小規模的也一樣。不過才兩年前，當柯大帥喊出什麼<text:span text:style-name="T3"><text:s/>"</text:span>夢想成真<text:span text:style-name="T3">"</text:span>，被綠色媒體刻意塑造成神，塑造成天縱英明、即將讓台灣超英趕美勝過新加坡的民族救星時，我說，聽他在放屁，我說，這是個行不由徑、行事不擇手段、而且毫無病識感的草包，當時幾個人會信？少之又少，趨近於零。稍微好一點的，半信半疑說：沒那麼糟吧？至少會比以前更好吧？我的誠實之言，得到的回報是什麼？是攻擊、抹黑、無止盡的糟蹋。<text:span text:style-name="T3"> <text:line-break/><text:line-break/></text:span>眾人皆睡，唯我獨醒？難道我有預言未來的超能力？當然不是。這根本不是預言，而只是描述早已四處充斥的各種基本事實。一顆臭雞蛋，聞一下就知道，不需要預言能力吧？倘若你嗅覺不好，頂多讓你咬一口也能做出判斷，總不該臭了二十年都還聞不出來吧？<text:span text:style-name="T3"> <text:line-break/><text:line-break/></text:span>現在，人渣黨從中央到地方全面掌權了，我跟各位說，台灣將不僅僅是沉淪在貪贓枉法之中而已，恐怕會被掏空得一文不剩；而且，在美國的主導下，很可能招來戰亂。戰亂之事當然說不準，但是賣官鬻爵，掠奪各種資源成為私利，卻只是一種基本事實。<text:span text:style-name="T3"> <text:line-break/><text:line-break/></text:span>我知道一些政治白癡一定會裝模作樣說什麼拿出證據來。黨外時，國民黨貪得不能再貪，人們同樣也是認定這是個勤政愛民的大有為政府，裝模作樣地要我拿出什麼證據來。<text:span text:style-name="T3"> <text:line-break/><text:line-break/></text:span>有人曾經打個比方很傳神，他說，以前國民黨儘管貪污腐敗，但吃相很文雅，湯匙一勺一勺慢慢吃，但民進黨可沒那種耐性，他不是拿湯匙吃，而是開出怪手來，金山銀山大把大把地挖。<text:span text:style-name="T3"> <text:line-break/><text:line-break/></text:span>這些話講了都快<text:span text:style-name="T3">20</text:span>年了，我也很懶得再講，倘若各位不信，我也沒辦法。我只是經常覺得很倒霉，我們被迫得跟大家一起承擔愚蠢與瘋狂所帶來的痛苦與悲劇。<text:span text:style-name="T3"> <text:line-break/><text:line-break/></text:span>幾年前，馬英九曾打算讓鳳凰衛視進來台灣，可以想見，馬上招來人渣政客及其長年洗腦長大的年輕一代的強烈反彈，說什麼中國毒素污染之類。可是，台灣不是老是非常得意自己是什麼民主開放社會嗎？如果鳳凰衛視的節目真的如此低級可笑與膚淺，如此充滿謊言，那麼，讓它進來台灣，豈不是更能推動台獨建國大業？豈不是可以讓台灣人親眼看到中國社會的腐敗、膚淺與可笑，進一步襯托出台灣人之優越及台灣社會文化內涵之高深。<text:span text:style-name="T3"> <text:line-break/><text:line-break/></text:span>讓我訝異的當然不是綠營政客人渣們的睜眼說瞎話，因為我深知這些人的品性，他們向來純粹就是眛著良心說話；這些人雖然品性很壞，但他們可一點都不笨。讓我訝異的是那些<text:span text:style-name="T3"><text:s/>"</text:span>真的<text:span text:style-name="T3">" </text:span>以為台灣媒體很棒、很自由、很多元、很豐富，很開放、而對岸媒體很低級、很膚淺、很不可信、很政治八股的人。他們其實只要自己去看一下鳳凰衛視，理應就能知道自己是如何被洗腦、以致於有此荒唐透頂的偏見。那就好像你送上一盤山珍海味給一個從小吃垃圾餿食長大的人，他其實只要嚐上幾口，理應就能知道自己過去是如何被人刻意以垃圾餵養。<text:span text:style-name="T3"> <text:line-break/><text:line-break/></text:span>說句老實話，在許多方面，我是個相當極端的自由主義者，我幾乎完全沒有那種<text:span text:style-name="T3"><text:s/>"</text:span>我是為你好<text:span text:style-name="T3">" </text:span>的家長主義<text:span text:style-name="T3"><text:s/>(paternalism) </text:span>心態。我只想描述<text:span text:style-name="T3"><text:s/>"</text:span>事實<text:span text:style-name="T3">"</text:span>，至於<text:span text:style-name="T3"><text:s/>"</text:span>應該<text:span text:style-name="T3">" </text:span>這樣或那樣的所謂規範性<text:span text:style-name="T3"><text:s/>(normative) </text:span>問題，並不吸引我。我倒是相信，當<text:span text:style-name="T3"><text:s/>"</text:span>事實<text:span text:style-name="T3">" </text:span>被陳述，當<text:span text:style-name="T3"><text:s/>"</text:span>真相<text:span text:style-name="T3">" </text:span>被揭露，該說的便已說完，至於剩下的抉擇問題，基本上就不是我感興趣的了。如果我都已經跟你說某個東西有毒，某個東西很有營養，如果你還是堅持垃圾餿食是天下第一美味，那我其實是沒有意見的，我只能說你喜歡吃垃圾是你家的事，我沒意見。<text:span text:style-name="T3"> <text:line-break/><text:line-break/></text:span>很不幸的是，你家的事，往往會變成我家的事。你想，當你住在一個社區裏，鄰居們個個髒亂吵鬧不守秩序，而且愚昧、低能與瘋狂，加上個個品性不端，你是不是也會因此遭殃？這使得我們只好被迫去關注規範性問題，期待人們能理性、健康，並且做出適當抉擇，否則，我們必然也會跟著一起遭殃倒霉，一起跟著受害，一起跟著每天只能吃垃圾維生，並且承受這一切愚眛與瘋狂必然伴隨而來的痛苦與災禍。<text:span text:style-name="T3"> <text:line-break/><text:line-break/></text:span>我還是那句老話，我們這一代人，日子所剩無幾，沒必要太看重自己了，但大家別忘了，後續還會有無數新生命的到來。你現在造的孽，將會由後來者承擔一切苦果。我們不可能像神一樣，看向無窮的未來，但是，看向下一個十年或三十年的因果造化，理應不會太困難才對。你就算不為自己想，也該想想後來者。無腦地逞一時之快，充當人渣政客與媒體的政治工具，也許為你帶來幾秒鐘鍵盤上的快感，但你該想想它的代價將有多麼巨大，是否是你我的下一代所應承受。<text:span text:style-name="T3"> <text:line-break/><text:line-break/></text:span>陳真<text:span text:style-name="T3">2016.09.14. <text:line-break/><text:line-break/>================= <text:line-break/></text:span>趙少康傳真：阿<text:span text:style-name="T3"><text:s/>Q </text:span>勝利柯文哲<text:span text:style-name="T3"> <text:line-break/><text:line-break/></text:span>蘋果日報<text:span text:style-name="T3"> <text:line-break/><text:line-break/>2016</text:span>年<text:span text:style-name="T3">09</text:span>月<text:span text:style-name="T3">09</text:span>日<text:span text:style-name="T3"> <text:line-break/><text:line-break/></text:span>大巨蛋一下子停工，一下子復工，一下子要解約，一下子又暫不解約，一場鬧劇拖拖拉拉<text:span text:style-name="T3">1</text:span>年半，把大家看得迷迷糊糊，今後大巨蛋的續建及請領執照能否順利完成，也沒人說得準。只是如果今天能解決雙方的問題，那為什麼要來來回回浪費那麼多的時間？不論在工程、時間、金錢、形象上，都付出極高的代價，社會成本更不知浪費了多少。<text:span text:style-name="T3"> <text:line-break/><text:line-break/></text:span>沒有郝龍斌爭到多<text:span text:style-name="T3"> <text:line-break/><text:line-break/></text:span>柯文哲應該老實說明，他自己本人和趙藤雄見了幾次面？他的屬下又和遠雄的高層見了幾次面？如果馬英九和趙藤雄見面、郝龍斌和趙藤雄見面是弊案、是私相授受見不得人的醜聞，那柯文哲和趙藤雄私下見面又算什麼？<text:span text:style-name="T3"> <text:line-break/><text:line-break/></text:span>如果大巨蛋是五大弊案中的最大弊案，那柯文哲又從中抓了幾個貪官污吏？整個過程完全不透明，有什麼見不得人的內幕？台北市議員應該負起責任，查清楚到底是怎麼回事，到底誰對誰錯、誰是誰非？<text:span text:style-name="T3"> <text:line-break/><text:line-break/></text:span>看起來遠雄是贏得了繼續完成大巨蛋興建的裡子，而柯文哲得到了遠雄小讓一步的面子，事實上柯文哲向遠雄爭取到的，還沒有郝龍斌爭到的多。<text:span text:style-name="T3"> <text:line-break/><text:line-break/></text:span>遠雄有答應要把容留人數從<text:span text:style-name="T3">15</text:span>萬下降到<text:span text:style-name="T3">9</text:span>萬嗎？遠雄有同意要減少<text:span text:style-name="T3">5000</text:span>坪建坪嗎？遠雄願意把１、２樓商場都留空做逃生空間嗎？<text:span text:style-name="T3"> <text:line-break/><text:line-break/></text:span>最關鍵的重點市府都沒有要到，遠雄承諾的只有：樓梯變更位置、巨蛋棟與商場出入口獨立分流、兩者中間施作防火牆、向都發局、環保局依法送件。<text:span text:style-name="T3"> <text:line-break/><text:line-break/></text:span>大家最矚目的７項公安標準，遠雄說在北市府法規裡有的，遠雄會按照法規標準來執行，法規沒有的，將遵照台灣建築中心審議結果。<text:span text:style-name="T3"> <text:line-break/><text:line-break/></text:span>這跟遠雄原先的說法有什麼不同？原先遠雄不就是說７項公安標準是私設刑堂、是公報私仇、是超出台北市的法規標準？所以遠雄不能接受？<text:span text:style-name="T3"> <text:line-break/><text:line-break/></text:span>遠雄有退讓了什麼<text:span text:style-name="T3"> <text:line-break/><text:line-break/></text:span>台北市府本來就有的法規，遠雄本來就當然要遵守，沒有的標準，遠雄不是一直要求台灣建築中心而不給台北市審查？遠雄到底退讓了什麼？柯文哲又贏得了什麼？<text:span text:style-name="T3"> <text:line-break/><text:line-break/></text:span>柯文哲宣稱的，只是贏得了阿Ｑ式的勝利。遠雄和北市府不是簽有同意書嗎？柯文哲為何不大大方方公布這份同意書，讓大家看看雙方到底都同意了些什麼條件？<text:span text:style-name="T3"> <text:line-break/><text:line-break/></text:span>遠雄根本不可能同意柯文哲的７項公安標準，因為沒有任何人能夠通過這７項標準。<text:span text:style-name="T3"> <text:line-break/></text:span>市民眼睛雪亮，一眼就看穿柯文哲厚顏吹噓自我欺騙式的勝利。<text:span text:style-name="T3"><text:s/>(</text:span>廣播電視主持人<text:span text:style-name="T3">)</text:span></text:p>
      <text:p text:style-name="P1"><text:span text:style-name="T1">陳真</text:span><text:s/>  |  2016.09.13 10:45   |   <text:a xlink:type="simple" xlink:href="http://palinfo.habago.org/Entry?Command=Information_PrintForum&amp;iPage=233#FORUM34879"><text:span text:style-name="T2">#</text:span></text:a></text:p>
      <text:p text:style-name="P3"><text:span text:style-name="T3">(</text:span>續<text:span text:style-name="T3">) <text:line-break/><text:line-break/></text:span>這就是梅杜莎之筏：<text:span text:style-name="T3"> <text:line-break/><text:line-break/>http://goo.gl/W3Z8wM <text:line-break/><text:line-break/></text:span>題材背景是十九世紀初法國軍艦梅杜莎號的沉沒事件，少數生還者藉著一艘臨時拼湊的木筏方舟得救。這木筏在海上隨波漂浮十幾天，人吃人，人砍人，過程慘烈，從原本的一百多人上筏逃生，最後僅有十幾人得救。估計這大概就是蘇古諾夫或他口中的托爾斯泰對於人類命運的一個預見與縮影。至於救贖為何？詩？上帝？或兩者皆是？或者其它？蘇古諾夫一再呼喚契訶夫和托爾斯泰醒來，不言可喻。<text:span text:style-name="T3"> <text:line-break/><text:line-break/></text:span>羅浮宮博物館對這幅畫有一些介紹：<text:span text:style-name="T3"> <text:line-break/><text:line-break/>http://goo.gl/XmsNbA <text:line-break/><text:line-break/></text:span>末尾引用十九世紀法國歷史學家<text:span text:style-name="T3">Jules Michelet </text:span>對這幅畫的一段評語：<text:span text:style-name="T3">"Our whole society is aboard the raft of the Medusa." (</text:span>我們整個社會就在這艘梅杜莎之筏上<text:span text:style-name="T3">)</text:span>。<text:span text:style-name="T3"> <text:line-break/><text:line-break/></text:span>另外，電影<text:span text:style-name="T3"><text:s/>"</text:span>羅浮宮<text:span text:style-name="T3">" </text:span>音樂動人，出自一位很年輕的作曲家及鋼琴家叫<text:span text:style-name="T3"><text:s/>Murat Kabardokov</text:span>，出身俄國境內一個自治共和國<text:span text:style-name="T3"><text:s/>Republic of Kabardino-Balkaria</text:span>。<text:span text:style-name="T3">2012</text:span>年畢業於聖彼得堡音樂學院，至今留任學校工作。底下這曲子我還蠻喜歡，<text:span text:style-name="T3">Murat Kabardokov </text:span>自己彈鋼琴。最近每天聽，聽到心都碎了：<text:span text:style-name="T3"> <text:line-break/><text:line-break/>https://www.youtube.com/watch?v=dHtPLhDRq2Q <text:line-break/><text:line-break/></text:span>底下這連結是去年<text:span text:style-name="T3"><text:s/>(2015</text:span>年<text:span text:style-name="T3">) </text:span>夏天在俄羅斯的一場據說頗具歷史性的公演，後面幾個曲子就是<text:span text:style-name="T3">Murat Kabardokov </text:span>的作品。最後一首壓軸就是電影<text:span text:style-name="T3"><text:s/>"</text:span>羅浮宮<text:span text:style-name="T3">" </text:span>的主題曲，那個彈鋼琴的人就是作曲家<text:span text:style-name="T3"><text:s/>Murat Kabardokov </text:span>本人，請從<text:span text:style-name="T3">1</text:span>小時<text:span text:style-name="T3">30</text:span>分處開始聽，前面介紹講俄文聽不懂，但可一再聽到蘇古諾夫的大名。<text:span text:style-name="T3"> <text:line-break/><text:line-break/>https://www.youtube.com/watch?v=WJ8TaB1nlQo <text:line-break/><text:line-break/></text:span>音樂如斯，影像如斯，命運如斯，我總有很多很重要的話想說，但這麼多年來，卻一句也說不上來，能說的只是一些蒼白瑣碎，而那些真正重要的，只能期待人們的心領神會。汪洋之上，我們終將歸於何處？</text:p>
      <text:p text:style-name="P1"><text:span text:style-name="T1">楊宏</text:span><text:s/>  |  2016.09.13 08:01   |   <text:a xlink:type="simple" xlink:href="http://palinfo.habago.org/Entry?Command=Information_PrintForum&amp;iPage=233#FORUM34878"><text:span text:style-name="T2">#</text:span></text:a></text:p>
      <text:p text:style-name="P2">座談會與談人：<text:span text:style-name="T3"><text:s/></text:span>葛詩（幕迷影評長）<text:span text:style-name="T3"><text:s/></text:span>翁煌德（無影無蹤部落客、新竹市兒童影展選片人）<text:span text:style-name="T3"><text:s/></text:span>聞青翔（幕迷駐站影評人）<text:span text:style-name="T3"><text:s/></text:span>文字撰稿：<text:span text:style-name="T3"><text:s/>XXY</text:span>（幕迷影評主編）<text:span text:style-name="T3"> <text:line-break/>Q1. </text:span>導演從記者、攝影師轉變成紀錄片導演，一路走來的歷程能否跟大家談談？<text:span text:style-name="T3"><text:s/></text:span>我從<text:span text:style-name="T3">2001</text:span>年開始投入拍攝紀錄片，從原本做了十年的攝影記者工作崗位離開。若你問我為<text:span text:style-name="T3"><text:s/></text:span>什麼不繼續做記者？因為做記者不好玩啊！有很多人會管你，有很多約束。<text:span text:style-name="T3"><text:s/></text:span>在從事攝影記者的過程中，我慢慢發現自己和他人打交道的天賦，是我後續在拍攝紀錄片<text:span text:style-name="T3"><text:s/></text:span>的時候最大的優勢。利用這樣的優勢，我取得許多人表達自己想法的機會，我想這就是我<text:span text:style-name="T3"><text:s/></text:span>拍紀錄片最重要的重點了。<text:span text:style-name="T3"> <text:line-break/><text:line-break/>Q2</text:span>導演拍過工人、農民、學生，進過急診室、跟過毒販、拍過高官，是用了什麼方法跟這<text:span text:style-name="T3"><text:s/></text:span>些人接觸、打交道？<text:span text:style-name="T3"><text:s/></text:span>其實沒有什麼特別的打交道技巧。<text:span text:style-name="T3"><text:s/></text:span>在人群之中一定會有人願意說出自己的想法，與你交流。第一時間清楚告訴他人你的拍片<text:span text:style-name="T3"><text:s/></text:span>目的，詢問訪談意願。如果被拒絕，那就再找下一位不就得了？總是會有人願意和你交流<text:span text:style-name="T3"><text:s/></text:span>。<text:span text:style-name="T3"><text:s/></text:span>我相信，人的本性仍然還是希望與他人交流，和他人有所接觸。<text:span text:style-name="T3"><text:s/></text:span>而就我的觀察，多數人拒絕交流的原因，是因為你的拍攝行為可能會影響他們的生活，甚<text:span text:style-name="T3"><text:s/></text:span>至是曲解他們的想法。但當別人覺得你的介入，並不影響他們的生活，或是你的拍攝對他<text:span text:style-name="T3"><text:s/></text:span>們而言是很好的詮釋，可能因此打開他的世界，當然就會有意願讓你拍了。<text:span text:style-name="T3"> <text:line-break/><text:line-break/>Q3. </text:span>影片一定會有所剪輯，但紀錄片是追求真實的紀錄。<text:span text:style-name="T3"><text:s/></text:span>在紀錄片的影片剪輯後，是否能夠保有其真實性呢？<text:span text:style-name="T3"><text:s/></text:span>所有的真實是相對的，真與假也是人們判斷之後的結果，我的工作只是去多方聽取不同的<text:span text:style-name="T3"><text:s/></text:span>觀點，將這些零碎的東西整理後呈現出來而已。<text:span text:style-name="T3"><text:s/></text:span>聽取多方意見這件事情十分重要。我們往往忽略了這個步驟，而做出偏頗的觀點。比如說<text:span text:style-name="T3"><text:s/></text:span>有些紀錄片在描述家暴，訪問了很多家暴受害者的人，描述他們多可憐、經歷多可怕的事<text:span text:style-name="T3"><text:s/></text:span>情。但似乎很少人去在乎施暴者的心情，為什麼他們要這麼做？<text:span text:style-name="T3"><text:s/></text:span>當一件事情被粉飾太平，那就是所謂的偽真實。而紀錄片是絕對不能自欺欺人，必須坦然<text:span text:style-name="T3"><text:s/></text:span>接受真實的事件。若是拍出非真實而欺騙的呈現作品，觀眾是絕對能夠察覺的。<text:span text:style-name="T3"> <text:line-break/><text:line-break/>Q4. </text:span>導演當初是怎麼看上題材《大同》？怎麼和耿市長認識？<text:span text:style-name="T3"><text:s/></text:span>朋友介紹。<text:span text:style-name="T3"> <text:line-break/><text:line-break/>Q5. </text:span>那當初要拍攝這個影片，有和耿市長做什麼樣的溝通呢？<text:span text:style-name="T3"><text:s/></text:span>我們在協調的過程中，花了很長的功夫。我必須說：這是一個非常緩慢的溝通過程，我和<text:span text:style-name="T3"><text:s/></text:span>耿市長兩人是逐步循序漸進的互相認識，並非馬上說拍就拍。<text:span text:style-name="T3"> <text:line-break/><text:line-break/>Q6. </text:span>拍攝耿彥波市長的機緣？在拍攝的過程中是如何相處的呢？<text:span text:style-name="T3"><text:s/></text:span>我其實和耿市長見面時間和機會都不多，因為他一直處於非常忙碌的狀態。<text:span text:style-name="T3"> <text:line-break/><text:line-break/>Q7. </text:span>那現在紀錄片上映後，還有跟他聯絡嗎？<text:span text:style-name="T3"><text:s/></text:span>當然還是有聯絡，只是拍攝結束後就沒有像之前那麼熱絡了。<text:span text:style-name="T3"> <text:line-break/><text:line-break/>Q8. </text:span>一般來說，在製作紀錄片時，勢必是需要去貼近對方的生活。<text:span text:style-name="T3"><text:s/></text:span>想請問導演這方面是如何拿捏被拍攝者的隱私呢？<text:span text:style-name="T3"><text:s/></text:span>其實，我一直認為拍紀錄片是違背人性的，存在一種原罪。因為紀錄片是一種拍攝者和被<text:span text:style-name="T3"><text:s/></text:span>拍攝者之間的利用關係，被拍攝者則透過拍攝者的鏡頭，傳達出他的想法。舉例來說，在<text:span text:style-name="T3"><text:s/></text:span>拍攝《大同》的過程中，我一直想拍攝耿市長的家人，但耿市長拒絕拍攝。被拍攝者有他<text:span text:style-name="T3"><text:s/></text:span>們拒絕的理由，拍攝者也沒有必要再去違背被拍攝者的意願。<text:span text:style-name="T3"><text:s/></text:span>因此，我在《大同》中加入了幾段不讓我拍攝的片段，透過這樣的方式告訴觀眾，我已經<text:span text:style-name="T3"><text:s/></text:span>盡力了，有些事情是沒辦法記錄到的，觀眾們也別再要求了。<text:span text:style-name="T3"><text:s/></text:span>其實我認為這算是一種人與人之間交流的拿捏，有很多東西我想加入影片裡，也些內容在<text:span text:style-name="T3"><text:s/></text:span>後製時甚至被製片強制拿掉。我想我能做的，就是表達自己對這些片段的想法，強烈建議<text:span text:style-name="T3"><text:s/></text:span>這些是我希望放入的內容，希望讓觀眾們看到的片段而已。<text:span text:style-name="T3"> <text:line-break/><text:line-break/>Q9. </text:span>耿市長本人有看過《大同》最後成品嗎？他的看法是？<text:span text:style-name="T3"><text:s/></text:span>這部紀錄片對他的影響這麼大，他怎麼可能沒看過呢？<text:span text:style-name="T3"><text:s/></text:span>但我不知道他對這部紀錄片有什麼具體看法，但我知道，這部紀錄片對他而言，確實後續<text:span text:style-name="T3"><text:s/></text:span>面臨了很多各方面的壓力。<text:span text:style-name="T3"> <text:line-break/><text:line-break/>Q10. </text:span>我們都知道紀錄片拍攝並不像劇情片，能夠在前置作業時就知道劇本大綱，甚至在<text:span text:style-name="T3"><text:s/></text:span>拍攝過程中出現很多意外的插曲。非常好奇導演在拍攝紀錄片，針對影片的內容、長度的<text:span text:style-name="T3"><text:s/></text:span>拿捏為何？<text:span text:style-name="T3"><text:s/></text:span>其實這就像行雲流水般的自然，沒有刻意去侷限我想要說的故事，反而水到渠成就知道要<text:span text:style-name="T3"><text:s/></text:span>做哪些事情、何時該做個結束。<text:span text:style-name="T3"><text:s/></text:span>拍攝影片的過程中，我們盡可能地將許多值得記錄的事物拍攝下來，在後製時就有許多素<text:span text:style-name="T3"><text:s/></text:span>材可以運用。我甚至也有想過未來找更多人（工作人員）來協助我拍攝，把故事說得更精<text:span text:style-name="T3"><text:s/></text:span>彩。但其實現在我們已經有這麼多東西可以發揮，自然而然就會知道該如何表達給觀眾。<text:span text:style-name="T3"><text:s/></text:span>因此我們在記錄任何一件事情只要用心把握其中的細節，就會知道該如何處理了。<text:span text:style-name="T3"> <text:line-break/><text:line-break/>Q11. </text:span>您在拍攝任何影片時，是否有既定的價值觀來做拍攝呢？<text:span text:style-name="T3"><text:s/></text:span>也許這就是我需要去尋找的目標：不同位子的人，對不同的事情，都有不同的看法。<text:span text:style-name="T3"><text:s/></text:span>我一直認為，對任何事情不用需要一定都有個結論。如同在《大同》中，不論是政府方、<text:span text:style-name="T3"><text:s/></text:span>民眾方，都有不同的看法。或許我們可以思考，什麼才是好的紀錄片？什麼才叫做壞的影<text:span text:style-name="T3"><text:s/></text:span>片？<text:span text:style-name="T3"><text:s/></text:span>我認為，不要太相信自己的感覺，自己眼睛所看到的直覺，多去關心探訪不同的觀點，集<text:span text:style-name="T3"><text:s/></text:span>合起來丟回給觀眾思考，這就是我希望達到的成果。<text:span text:style-name="T3"> <text:line-break/><text:line-break/>Q12. </text:span>耿市長是否曾經在拍攝途中要求觀賞你攝製的內容？<text:span text:style-name="T3"><text:s/></text:span>或者有任何的官方審查。拍攝中有沒有遇到任何危險。<text:span text:style-name="T3"><text:s/></text:span>其實沒有什麼困難和危險。<text:span text:style-name="T3"><text:s/></text:span>紀錄片的製作過程，其實是拍攝者和被拍攝者之間共同合作的結果。我並沒有特別過度渲<text:span text:style-name="T3"><text:s/></text:span>染某種觀點，或加入過多的個人看法，拍片結束後就緊接著繼續拍下一部了。<text:span text:style-name="T3"><text:s/></text:span>對我而言，如何讓我的拍攝生涯延續，繼續做我想做的事情，才是最重要的事情，其他像<text:span text:style-name="T3"><text:s/></text:span>是得獎、爭議、後續引發的反應，其實都是自然而然發生的，也是我拍攝紀錄片所想要達<text:span text:style-name="T3"><text:s/></text:span>到的目的。<text:span text:style-name="T3"> <text:line-break/><text:line-break/>Q13. </text:span>我曾在一篇文章中提到豆瓣上有條對《大同》的評價<text:span text:style-name="T3">`:</text:span>「這部片子屬於野蠻生長中<text:span text:style-name="T3"><text:s/></text:span>的粗暴中國，能真正理解它複雜性的唯有中國人」，但事實上《大同》在中國大陸是被禁<text:span text:style-name="T3"><text:s/></text:span>演的。如果中國的觀眾有機會看到這部片，導演希望這部片帶給他們什麼？<text:span text:style-name="T3"><text:s/></text:span>我認為這世間本來就是由不同的人組成的，所以我們難道要特定朝某個標準去否定其他人<text:span text:style-name="T3"><text:s/></text:span>的想法嗎？難道我們裝作看不見聽不到，這些人就會不存在嗎？<text:span text:style-name="T3"><text:s/></text:span>要去評判任何事、任何人，都不是件簡單的事，尤其是判斷「對」或「錯」。因為這個世<text:span text:style-name="T3"><text:s/></text:span>界本來就是灰色的，而不像小時候看的電影裡，清楚分別為好人和壞人般。如果我們都能<text:span text:style-name="T3"><text:s/></text:span>認識人的複雜性，才能有辦法在這個灰色的世界裡生存。<text:span text:style-name="T3"> <text:line-break/><text:line-break/>Q14. </text:span>導演是否有觀察過《大同》在海外播放時的觀眾反應？<text:span text:style-name="T3"><text:s/></text:span>這次台灣的座談會，是我第一次參加公開的專訪，其他在海外的影展我幾乎很少出席。但<text:span text:style-name="T3"><text:s/></text:span>透過網路，我能夠大概了解大家對本片的反應為何。就拿大同的市民來說，他們懷念自己<text:span text:style-name="T3"><text:s/></text:span>的市長，懷念過去耿市長對他們所做的貢獻和努力。<text:span text:style-name="T3"> <text:line-break/><text:line-break/>Q15. </text:span>包括那些被拆的民眾也懷念耿市長嗎？<text:span text:style-name="T3"><text:s/></text:span>人其實是個很矛盾的動物，有些人說不定認為被拆了還有些好處可以拿呢！（笑）<text:span text:style-name="T3"> <text:line-break/><text:line-break/>Q16. </text:span>您自己接下來還想拍什麼樣的主題？或是下一部片的計劃？<text:span text:style-name="T3"><text:s/></text:span>想拍<text:span text:style-name="T3">Wechat</text:span>（微信），因為微信改變了世界對人與人溝通的方式，我相信他們的幕後團隊<text:span text:style-name="T3"><text:s/></text:span>一定是不經意發展出這套軟體，就像蝴蝶效應一般的影響了大家，我覺得這是個非常有趣<text:span text:style-name="T3"><text:s/></text:span>的題材。</text:p>
      <text:p text:style-name="P1"><text:span text:style-name="T1">楊宏</text:span><text:s/>  |  2016.09.13 07:49   |   <text:a xlink:type="simple" xlink:href="http://palinfo.habago.org/Entry?Command=Information_PrintForum&amp;iPage=233#FORUM34877"><text:span text:style-name="T2">#</text:span></text:a></text:p>
      <text:p text:style-name="P6"><text:span text:style-name="T1">推薦，金馬最佳紀錄片</text:span>“<text:span text:style-name="T1">大同</text:span>” <text:line-break/>https://youtu.be/DtwM41b5RnI </text:p>
      <text:p text:style-name="P1"><text:span text:style-name="T1">陳真</text:span><text:s/>  |  2016.09.13 03:10   |   <text:a xlink:type="simple" xlink:href="http://palinfo.habago.org/Entry?Command=Information_PrintForum&amp;iPage=233#FORUM34876"><text:span text:style-name="T2">#</text:span></text:a></text:p>
      <text:p text:style-name="P2"><text:span text:style-name="T3">"</text:span>羅浮宮<text:span text:style-name="T3">" </text:span>在高雄下片了。查找放映資料時，看到文末這位所謂著名<text:span text:style-name="T3"><text:s/>"</text:span>影評人<text:span text:style-name="T3">" </text:span>的<text:span text:style-name="T3"><text:s/>"</text:span>影評<text:span text:style-name="T3">"</text:span>，害我差點口吐白沫。平常實在很不想得罪人，能忍則忍，但有時候真的是凍未條。<text:span text:style-name="T3"> <text:line-break/><text:line-break/></text:span>在某些社會裏，一個人佔有某種位置，往往不是因為他很優秀，而是因為跟優秀扯不上絲毫關係的其它因素起了作用。特別是那些很容易瞎掰的領域，更是如此。比方說，你若想在理論物理方面佔有一席之地或說上兩句話，恐怕不是隨口掰什麼<text:span text:style-name="T3"><text:s/>"</text:span>相對論就是凡事都是相對的<text:span text:style-name="T3">" </text:span>就能混口飯吃。但是，在那些比較屬於文史哲方面，或是<text:span text:style-name="T3"><text:s/>"</text:span>意見<text:span text:style-name="T3">" </text:span>方面，<text:span text:style-name="T3">"</text:span>思想<text:span text:style-name="T3">" </text:span>方面，瞎掰往往就成為一種常態。只要搶得位置，更是隨你看要怎麼瞎掰胡扯都行。<text:span text:style-name="T3"> <text:line-break/><text:line-break/></text:span>你看，市面上不是一大堆哲學家、學問家、思想家嗎？不管如何瞎掰胡扯，只要你有某種地位，只要鎂光燈照耀著你，半票聽眾們一概買單，由衷膜拜。你若在一旁說<text:span text:style-name="T3"><text:s/>"</text:span>聽他在放屁<text:span text:style-name="T3">"</text:span>，你以為有人會相信你嗎？少之又少，趨近於零。你說人家放屁，其實只會招來半票聽眾們的羞辱與訕笑而已。人家是名家、大老、院長什麼的，你是哪根蔥？不過，有些時候，即便明知如此下場，你還是會忍不住想說出毫無疑問的事實，就像<text:span text:style-name="T3"><text:s/>"</text:span>國王的新衣<text:span text:style-name="T3">" </text:span>那樣，明明光屁股，說什麼新衣呢！明明就是劉三嘛，說什麼漢高祖。<text:span text:style-name="T3"> <text:line-break/><text:line-break/></text:span>維根斯坦說，<text:span text:style-name="T3">"</text:span>當你明明知道某些事時，你很難假裝不知道。<text:span text:style-name="T3">" </text:span>我可以沉默不語，可以逃避話題，可以假裝沒看到，這些我都辦得到，但你要我假裝抬舉某些蠢話很棒哦，我實在假裝不來；你要我假裝承認馬文才是唐伯虎，我實在是辦不到。我在這星球上走過半個世紀，學來不少社會化的詭詐虛矯，但是，對於真善美之為物的這一點基本真誠始終還是保存著的。<text:span text:style-name="T3"> <text:line-break/><text:line-break/></text:span>我一直很不明白，當我們不懂時，就說不懂，這樣會很難嗎？當我們沒感覺時，就說沒感覺，這樣會很丟臉嗎？為什麼要瞎掰胡扯呢？瞎掰方式之一就是望文生義，看圖說故事，看到個影子，就生個兒子，看到個什麼碗糕，就說這裏象徵什麼，那裏又象徵什麼；同時還會套用各種看起來好像很艱深很有學問的字眼或措詞，拼湊成一團，就更能唬人了。<text:span text:style-name="T3"> <text:line-break/><text:line-break/></text:span>底下這篇<text:span text:style-name="T3"><text:s/>"</text:span>影評<text:span text:style-name="T3">" </text:span>就是個例子。這位老兄到底有沒有看過這部電影？他到底知不知道自己在胡扯什麼？媽的，這電影是在講什麼<text:span text:style-name="T3"><text:s/>"</text:span>博物館的掠奪本質與國族意義<text:span text:style-name="T3">"</text:span>？這電影是在重建什麼<text:span text:style-name="T3"><text:s/>"</text:span>歷史關鍵<text:span text:style-name="T3">"</text:span>？蘇古諾夫<text:span text:style-name="T3"><text:s/>"</text:span>念茲在茲<text:span text:style-name="T3">" </text:span>就是要打破什麼紀錄片和劇情片的什麼界限？蘇古諾夫有那麼無聊嗎？電影中有一艘船就是在<text:span text:style-name="T3"><text:s/>"</text:span>借寓搶救羅浮宮的風險<text:span text:style-name="T3">"</text:span>？他以為這是好萊塢的什麼驚險刺激動作片或政治驚悚片嗎？媽的，實在有夠荒唐。好幾天沒睡，我本來都已經要睡覺了，氣到歸卵泡火非說上幾句不可。<text:span text:style-name="T3"> <text:line-break/><text:line-break/></text:span>我當然不是說藝術有著一套客觀的評價方式；它當然無法客觀，無法說定，畢竟藝術不是科學。但這並不意味著你要怎麼瞎掰都行。比方說我剛放了個屁，夜深人靜下，聲如洪鐘，抑揚頓挫，餘音繞樑，連窗外街上小狗聽到都嚇了一跳，哇地哼叫一聲，以示回應。但我能說這屁聲是一種藝術創作嗎？可以參加奧斯卡最佳配樂競賽嗎？恐怕很難這樣瞎掰吧？！這意味著，藝術雖是主觀且難以名狀、無法無天，無法以固定規則型塑之，但它依然還是有個說不上來的基本模樣，不管是評論或創作，都不是你可以信口胡謅的。<text:span text:style-name="T3"> <text:line-break/><text:line-break/></text:span>我從不寫影評，因為我覺得一個好的藝術，你越是評它，只會害它越評越低級。<text:span text:style-name="T3">"</text:span>美<text:span text:style-name="T3">" </text:span>是用眼睛看，不是用嘴巴說的。當然，還是有些人影評寫得不錯，例如高達，因此，基本上我倒也不是反對評論，我只是覺得胡扯瞎掰、裝模作樣的評論實在讓人很受不了，比政治上的胡扯瞎掰更加俗不可耐。<text:span text:style-name="T3"> <text:line-break/><text:line-break/></text:span>就以蘇古諾夫常喜歡引用的<text:span text:style-name="T3"><text:s/>"</text:span>船<text:span text:style-name="T3">" </text:span>來說吧，他之前的另一部片就叫做<text:span text:style-name="T3"><text:s/>"</text:span>俄羅斯方舟<text:span text:style-name="T3">" (Russian Ark)</text:span>，各位一定知道什麼是方舟吧？蘇古諾夫之所以是個偉大的藝術家，難道他會去在乎什麼<text:span text:style-name="T3"><text:s/>"</text:span>搶救博物館的風險<text:span text:style-name="T3">"</text:span>？那種事情有什麼值得關切？他又哪裏會去談什麼<text:span text:style-name="T3"><text:s/>"</text:span>博物館的掠奪本質與國族意義<text:span text:style-name="T3">"</text:span>？難道你以為他是個名嘴？或是個社會學家？政論家？正在從事政治與社會分析？就算你看不懂整部電影，也該看到他在片中不斷講到上帝，講到契訶夫，講到托爾斯泰，講到他們的沉睡不醒，講到托爾斯泰凝視著我們，講到托爾斯泰彷彿才有辦法回答整個人類的問題，講到人的本質與命運，講到人類的千古滄桑，講到歷史與汪洋不可知的巨大力量，講到我們被大海包圍，講到每個人心中有一片汪洋等等等<text:span text:style-name="T3">...</text:span>。到底電影中是哪裏能扯得上什麼<text:span text:style-name="T3"><text:s/>"</text:span>搶救博物館的風險<text:span text:style-name="T3">"</text:span>？或是控訴什麼<text:span text:style-name="T3"><text:s/>"</text:span>博物館的掠奪本質與國族意義<text:span text:style-name="T3">"</text:span>？實在荒唐。<text:span text:style-name="T3"> <text:line-break/><text:line-break/></text:span>我並不想把話說白了，因為藝術這東西，往往只能存乎一心，一旦說出，便是一種傷害。但若硬要逼我說，我就隨手說個有關<text:span text:style-name="T3"><text:s/>"</text:span>船<text:span text:style-name="T3">" </text:span>的隱喻。電影開演沒幾分鐘，在一片汪洋的意象中，就出現一幅畫，我雖然藝術知識嚴重貧乏，但這樣一幅畫的份量與意義我多少還是懂的。那幅畫叫做<text:span text:style-name="T3">The Raft of the Medusa (</text:span>梅杜莎之筏<text:span text:style-name="T3">)</text:span>，十九世紀法國浪漫主義畫家<text:span text:style-name="T3">Théodore Géricault </text:span>的作品，跟過去藝術作品中所呈現的<text:span text:style-name="T3"><text:s/>"</text:span>美<text:span text:style-name="T3">"</text:span>，大相逕庭。在我看來，整部電影無非就是以這幅畫做為一種隱喻的核心，隱含著時間、汪洋與人類的命運。<text:span text:style-name="T3"> <text:line-break/><text:line-break/></text:span>大家應該知道梅杜莎這名字打哪來的吧？沒錯，就是希臘神話中的蛇髮女妖。這妖女，你沒法直視她，若要殺她，只能隱而喻之，搞間接謀殺。題外話。<text:span text:style-name="T3"> <text:line-break/><text:line-break/></text:span>電影一開頭，在一場與船長的對話中，蘇古諾夫雖表明，汪洋於我何用？何不任其澎湃？就讓我們專注在當下吧。話雖如此，雖說汪洋巨大而不可知，但人類的命運繫於汪洋之中，你終究還是得面對包圍著我們的這片<text:span text:style-name="T3"><text:s/>"</text:span>大海<text:span text:style-name="T3">"</text:span>。這樣的一個主題，在<text:span text:style-name="T3"><text:s/>"</text:span>俄羅斯方舟<text:span text:style-name="T3">" </text:span>中就已一再表明，特別是結尾，整個冬宮是被<text:span text:style-name="T3"><text:s/>"</text:span>大海<text:span text:style-name="T3">" </text:span>包圍的，茫茫大海上，人類不知去從。說穿了，其實還是在講上帝。<text:span text:style-name="T3">"</text:span>羅浮宮<text:span text:style-name="T3">" </text:span>裏有幾幕，一些千年藝術作品，一具木乃伊，蘇古諾夫的親口旁白喃喃自語著：<text:span text:style-name="T3">"</text:span>上帝啊，上帝啊，究竟這一切是從什麼時候開始？<text:span text:style-name="T3">" </text:span>我看了還挺感動。<text:span text:style-name="T3"> <text:line-break/><text:line-break/></text:span>我就簡單<text:span text:style-name="T3"><text:s/>"</text:span>影評<text:span text:style-name="T3">" </text:span>到此。必須一提的是，我並不希望人們誤以為我好像很有文化。這倒也完全不是事實。我的文化水平其實跟大家差不多，假若大多數人文化水平在二樓或地下室，那我差不多是五、六樓吧，上面還有好幾層樓。我知道五樓看輕二樓或八樓看扁五樓，這樣一種比較，其實沒什麼意義。當你站在高山上往下看，三樓或八樓，有什麼差別嗎？我跟一般人的差別，也許就在於我有病識感，我知道自己文化水平之平庸，因此不敢胡扯瞎掰，只敢說說心裏的一點真真實實的感動。<text:span text:style-name="T3"> <text:line-break/><text:line-break/></text:span>曾經有人說，直到羅丹這位天才的出現，雕塑才足以成為一門藝術。這話我不太能認同。不過，如果不是卡密兒，我過去對雕塑確實是一點感覺都沒有。來到法國的羅丹博物館之後，我才第一次認識羅丹與卡密兒，第一次在心靈上為雕塑開啟了一道大門。<text:span text:style-name="T3"> <text:line-break/><text:line-break/></text:span>我自然也去了羅浮宮。那是大約<text:span text:style-name="T3">15</text:span>年前或更早的事了。記得當年在羅浮宮逛著，被兩個年輕法國女子攔下，說是羅浮宮的職員，問我願不願意接受訪問。我說好啊好啊。於是就被帶到一間辦公室，問我一系列問題，比方說問我這回參訪羅浮宮主要看了些什麼？有沒有什麼樣的研究計畫或參訪主題？我什麼都不懂，就只是亂逛，說來說去就只會說我是來看<text:span text:style-name="T3"><text:s/>"</text:span>蒙娜麗莎的微笑<text:span text:style-name="T3">"</text:span>，每個問題就只會回答<text:span text:style-name="T3"><text:s/>"</text:span>蒙娜麗莎的微笑<text:span text:style-name="T3">"</text:span>，一副土包子模樣，讓那兩個法國女生忍不住偷偷笑出來。<text:span text:style-name="T3"> <text:line-break/><text:line-break/></text:span>笑死人的訪問之後，她們倒還是很大方地送給我們一些卡片紀念品做為感謝。我一直很後悔當時沒有故意說我們是日本人，以便把這個<text:span text:style-name="T3"><text:s/>"</text:span>污點<text:span text:style-name="T3">" </text:span>嫁禍給日本鬼子。<text:span text:style-name="T3"> <text:line-break/><text:line-break/></text:span>不過，雖是相關知識上的土包子，但我對藝術之傾心與品味，倒是一絲不假。蘇古諾夫常強調藝術可以救世界，我深為認同。不過，這在台灣，或許陳義過高。即便拋開一切藝術不談，只要是人，只要他還有一點點點點大腦和一點點點點點微弱的心靈，理應都該對於這樣一種低能愚蠢猥瑣無聊到爆的徹底封閉的垃圾資訊社會感到痛苦不堪才對。比方說，今天的<text:span text:style-name="T3"><text:s/>"</text:span>焦點新聞<text:span text:style-name="T3">" </text:span>是：有個婦女騎機車騎太慢啦，後面有輛汽車受不了，就叭叭叭地叭她，<text:span text:style-name="T3">"</text:span>ㄟㄟㄟ，妳嘛騎快一點<text:span text:style-name="T3">"</text:span>。但她還是騎很慢，於是汽車就繞到前面堵她罵她，雙方就吵起來，吵得好精采哦。<text:span text:style-name="T3"> <text:line-break/><text:line-break/></text:span>一個人從小到大，所謂世界，所謂新聞，每天就是這樣一些垃圾資訊，要不就是一些荒唐透頂的胡扯瞎掰，或是無恥齷齪的政治謊言與操弄，以及永無止盡的抹黑與造謠，你如何能期待他認識自己，認識他人，認識真實的世界，並對之產生熱情與見解？<text:span text:style-name="T3"> <text:line-break/><text:line-break/></text:span>陳真<text:span text:style-name="T3"><text:s/>2016. 09. 12. <text:line-break/><text:line-break/>=============================== <text:line-break/><text:line-break/></text:span>《攻佔羅浮宮》：怒海孤舟<text:span text:style-name="T3"> <text:line-break/><text:line-break/></text:span>藍祖蔚專欄<text:span text:style-name="T3"> <text:line-break/><text:line-break/></text:span>作者：藍祖蔚<text:span text:style-name="T3"> <text:line-break/><text:line-break/></text:span>透過魅影來說故事，透過象徵來重建昔日風雨，都是《攻佔羅浮宮》的趣味所在了。<text:span text:style-name="T3"> <text:line-break/><text:line-break/></text:span>我心中最精彩的博物館電影，來自《末代皇帝》（<text:span text:style-name="T3">THE LAST EMPEROR</text:span>）的最後一幕，尊龍飾演的溥儀在紫禁城裡被麥克風驚醒，昔日專屬他一人的紫禁城，如今成了供民眾遊覽的故宮。昔日一國之君，如今只是一個園丁；昔日的奼紫嫣紅，並沒有變成斷井頹垣，但是主人換了，就只能「良辰美景奈何天，賞心樂事誰家院」地徒呼負負了。<text:span text:style-name="T3"> <text:line-break/><text:line-break/></text:span>一個意境，暗藏千言萬語，這才是極品境界。<text:span text:style-name="T3"> <text:line-break/><text:line-break/></text:span>看過俄羅斯導演蘇古諾夫（<text:span text:style-name="T3">ALEKSANDR SOKUROV</text:span>）的<text:span text:style-name="T3">2015</text:span>年作品《攻佔羅浮宮》（<text:span text:style-name="T3">FRANCOFONIA</text:span>），你或許想要釐清的是紀錄片和劇情片的分界究竟在哪兒？連拿破崙的鬼魂和法國女神瑪麗安娜<text:span text:style-name="T3">(MARIANNE)</text:span>都可以在羅浮宮裡飄來飄去，當然是劇情片，可是聽著蘇古諾夫如數家珍地細數羅浮宮歷史，還穿插那麼多的歷史圖像，你怎能不疑惑隱藏片中的紀錄片元素？<text:span text:style-name="T3"> <text:line-break/><text:line-break/></text:span>打破紀錄片和劇情片的分界，混合或者混淆紀錄片和劇情片的元素，不正是電影人念茲在茲的新文體嗎？<text:span text:style-name="T3"> <text:line-break/><text:line-break/></text:span>《攻佔羅浮宮》的特色有三：用一艘船，借寓搶救羅浮宮的風險；透過兩片幽靈，帶出博物館的掠奪本質與國族意義；透過虛擬對話，重建歷史關鍵。三線交錯，電影就如同三稜鏡可以幻出不同的光譜色澤。</text:p>
      <text:p text:style-name="P1"><text:span text:style-name="T1">陳真</text:span><text:s/>  |  2016.09.11 22:36   |   <text:a xlink:type="simple" xlink:href="http://palinfo.habago.org/Entry?Command=Information_PrintForum&amp;iPage=233#FORUM34875"><text:span text:style-name="T2">#</text:span></text:a></text:p>
      <text:p text:style-name="P3">對於這些為一己私利不惜傷害大眾福址與文明價值的綠油油人渣投機份子，我真的有一種幾乎快要壓抑不住的恨！<text:span text:style-name="T3"> <text:line-break/><text:line-break/></text:span>陳真<text:span text:style-name="T3"> <text:line-break/><text:line-break/>=================== <text:line-break/></text:span>段：助製作統戰節目<text:span text:style-name="T3"><text:s/></text:span>轟央廣出賣台灣<text:span text:style-name="T3"> <text:line-break/><text:line-break/></text:span>民視<text:span text:style-name="T3"> <text:line-break/><text:line-break/>2016</text:span>年<text:span text:style-name="T3">9</text:span>月<text:span text:style-name="T3">11</text:span>日<text:span text:style-name="T3"> <text:line-break/><text:line-break/></text:span>民進黨立委段宜康再槓央廣<text:span text:style-name="T3">(</text:span>中央廣播電台<text:span text:style-name="T3">)</text:span>，他拿出中國廣東衛視租用央廣攝影棚的合約，直指央廣協助中國統戰節目製作，痛批央廣本來是要向世界宣傳台灣的民主自由，但卻為了九千元場地費，倒過來幫忙統戰。<text:span text:style-name="T3"> <text:line-break/><text:line-break/></text:span>不過央廣也回應，當時廣東衛視是跟其他電視台借場地，但是設備出了問題，電視台才找央廣臨時借場地。<text:span text:style-name="T3"><text:line-break/><text:line-break/></text:span>民進黨立委段宜康，痛批央廣幫中國製作統戰節目，槓上央廣總台長賴祥蔚。他拿出央廣跟深圳江情文化公司，也就是中國廣東衛視的合約。上頭寫著租借攝影棚，每次九千元。原來中國廣東衛視承租央廣攝影棚，央廣出借攝影師，還負責剪接上傳，一次收費九千元。<text:span text:style-name="T3"> <text:line-break/><text:line-break/></text:span>民進黨立委段宜康：「讓它用中國的觀點來看台灣，那麼找台灣的叫做特約評論員，像唐湘龍像邱毅這些人，用他們來跟中國比較，一致的意識形態，來解讀台灣的政治跟社會，那我覺得這個很明顯的是，中國對海外的統戰節目，那難道央廣真的缺錢，缺到要出賣靈魂。」</text:p>
      <text:p text:style-name="P1"><text:span text:style-name="T1">陳真</text:span><text:s/>  |  2016.09.10 01:29   |   <text:a xlink:type="simple" xlink:href="http://palinfo.habago.org/Entry?Command=Information_PrintForum&amp;iPage=233#FORUM34874"><text:span text:style-name="T2">#</text:span></text:a></text:p>
      <text:p text:style-name="P2">這裏有蘇古諾夫的<text:span text:style-name="T3"><text:s/>"</text:span>羅浮宮<text:span text:style-name="T3">"</text:span>，俄語發音，沒有字幕。<text:span text:style-name="T3"> <text:line-break/><text:line-break/>http://goo.gl/HxSze2 <text:line-break/><text:line-break/></text:span>可能要用<text:span text:style-name="T3">CHROME</text:span>才能看。我要找的那兩首歌，在這個網址中可以聽得很清楚。第一首出現兩次：分別在<text:span text:style-name="T3">27:20-28:00 </text:span>及<text:span text:style-name="T3"><text:s/>31:10-32:00 (</text:span>比較清楚<text:span text:style-name="T3">)</text:span>。第二首出現在<text:span text:style-name="T3"><text:s/>1</text:span>小時又<text:span text:style-name="T3">10</text:span>秒處至一小時兩分五十秒。<text:span text:style-name="T3"> <text:line-break/><text:line-break/></text:span>電影中還有一首反覆出現的音樂，十分好聽，出現在<text:span text:style-name="T3">34:35 -36:25 </text:span>以及<text:span text:style-name="T3">1:17:35-1:18:36</text:span>。我倒是知道這首歌，但不知曲名，如下：<text:span text:style-name="T3"> <text:line-break/><text:line-break/>http://goo.gl/M9yTgm <text:line-break/><text:line-break/></text:span>這是<text:span text:style-name="T3">2013</text:span>年在莫斯科公演的一齣音樂劇的背景音樂，故事題材取自俄國詩人普希金的長篇詩體小說<text:span text:style-name="T3"><text:s/>"</text:span>奧涅金<text:span text:style-name="T3">" (Eugène Onéguine)</text:span>。如果這曲子你聽一遍沒感覺，那就聽十遍或一百遍，保證一定會喜歡。你也可以試著從<text:span text:style-name="T3"><text:s/>4:20 </text:span>處開始聽，我很喜歡這個演奏版本。<text:span text:style-name="T3"> <text:line-break/><text:line-break/></text:span>沒讀過奧涅金，最近剛買了一本來讀，但我大約知道故事，好像是說有個貴族青年，自恃甚高，但眼高手低，厭倦了上流社會的蒼白生活，來到鄉下從事社會改造什麼的，結識一對姊妹以及妹妹的詩人男友，與這位詩人更是情同知己。姊姊對奧涅金一見鍾情，但奧涅金也許自以為有什麼遠大抱負，不屑兒女私情，不但拒絕姊姊不顧體面的大膽表白，而且又故意對妹妹獻殷勤，使姊姊感到羞辱。<text:span text:style-name="T3"> <text:line-break/><text:line-break/></text:span>妹妹的詩人男友很生氣，邀奧涅金決鬥。奧涅金不慎在決鬥中殺死自己一生最要好的朋友，非常痛苦，於是自我放逐。另一方面，姊姊有一天，造訪奧涅金故居，遇到一名男子，與之結為連理。多年後，奧涅金返鄉，遇見姊姊，於是才發現自己對之愛慕甚深，但姊姊已有家室。奧涅金傷心離去，再度飄泊。<text:span text:style-name="T3"> <text:line-break/><text:line-break/></text:span>故事說得對不對，別跟我計較，畢竟這小說幾經改編，得等我看了原著才知道原來的故事版本究竟如何。<text:span text:style-name="T3"> <text:line-break/><text:line-break/></text:span>除了說美到爆，我不知道還能對美說些什麼。尼采說得對，<text:span text:style-name="T3">"</text:span>我們需要藝術，因為我們不想在現實中死去。<text:span text:style-name="T3">" </text:span>但願生命的巨大痛苦，值得一個美麗的死。</text:p>
      <text:p text:style-name="P1"><text:span text:style-name="T1">陳真</text:span><text:s/>  |  2016.09.09 00:50   |   <text:a xlink:type="simple" xlink:href="http://palinfo.habago.org/Entry?Command=Information_PrintForum&amp;iPage=233#FORUM34873"><text:span text:style-name="T2">#</text:span></text:a></text:p>
      <text:p text:style-name="P3">除了周星馳，我喜歡看的電影很少賣座。賣座往往不是什麼好事，特別是好萊塢那類賣座垃圾鉅片，更是難以恭維。記得看過一部什麼<text:span text:style-name="T3"><text:s/>"</text:span>鋼鐵人<text:span text:style-name="T3">"</text:span>，讓我<text:span text:style-name="T3"><text:s/>"</text:span>印象深刻<text:span text:style-name="T3">"</text:span>，真是爛到爆，看五分鐘就睡著了，一路睡睡醒醒，不斷被電影本身的巨量噪音吵醒；不知道是在拍什麼碗糕，影像毫無焦點，找個三歲小朋友來掌鏡肯定都能拍得更好；完全亂七八糟，眼花撩亂，毫無血肉，非常不真實的一團亂七八糟影像；打來打去，飛來飛去，撞來撞去，實在看不出來這一幕跟下一幕究竟有什麼不同，總之就是亂七八糟的一團完全虛假空洞低能的醜陋影像從頭持續到尾。看完之後，完全不知道它到底是在演什麼，真難想像居然有人可以把電影拍成這副德性。<text:span text:style-name="T3"> <text:line-break/><text:line-break/></text:span>而且，這類電影的主角一概都是一些好像永遠都不會流血、不會痛也不會流汗，甚至連喘一下氣都不會的超人。即便是整個地球爆炸了，他還是永遠都可以毫髮無傷地、比每個災難都剛剛好快上瞬間零點零零零一秒，反正就是不會死也不會斷手斷腳，一路都很優雅就是。至於內容之低能俗濫就更不用說了，真難想像這樣的垃圾也能稱為電影，而且居然還很賣座，聽說陸續還拍了一堆續集。<text:span text:style-name="T3"> <text:line-break/><text:line-break/></text:span>最近倒是看了一部賣座片還不錯，非關藝術，純屬娛樂，韓國片，片名叫<text:span text:style-name="T3"><text:s/>"</text:span>釜山行<text:span text:style-name="T3">"</text:span>，台譯<text:span text:style-name="T3"><text:s/>"</text:span>屍速列車<text:span text:style-name="T3">" (</text:span>不知道為什麼台灣都要把片名給翻譯得不三不四<text:span text:style-name="T3">)</text:span>。很多人免不了會想到台灣，似乎樣樣不如人。這麼明顯的一個事實，應該很難否認吧。不過這不是我要講的，我只是要說，片中有個小女孩很可愛。<text:span text:style-name="T3"> <text:line-break/><text:line-break/></text:span>至於為何這電影口碑如此之好，橫掃全世界，我想也許那是因為它相當真實吧。即便是一部超越時空法則的科幻片，<text:span text:style-name="T3">"</text:span>真實<text:span text:style-name="T3">" </text:span>依然才是作品應有的核心血肉。比方說恐怖片幾乎全都不值得一看，往往看了就忘，裝神弄鬼，非常做作，唯有<text:span text:style-name="T3"><text:s/>"</text:span>大法師<text:span text:style-name="T3">" </text:span>名留青史，因為它很真實，裏頭的魔鬼相當具有人性。我對其中一幕印象特別深，當大法師準備驅魔時，魔鬼透過附身小女孩，一副悠閒地坐在床上，故意講些大法師心裏頭的痛<text:span text:style-name="T3">(</text:span>對不起母親的事<text:span text:style-name="T3">)</text:span>，接著還讓抽屜自動打開了。<text:span text:style-name="T3"> <text:line-break/><text:line-break/></text:span>大法師問她說，這是你弄的嗎？魔鬼還很乖地點點頭說：嗯嗯。大法師要他再弄一次，把抽屜再打開。魔鬼回答了一句：<text:span text:style-name="T3">In time</text:span>。真是很邪門的感覺。波蘭斯基的<text:span text:style-name="T3"><text:s/>"</text:span>失嬰記<text:span text:style-name="T3">" </text:span>裏頭也有魔鬼，更是可怕，感覺就像周遭日常生活中的一般人那樣一種可怕人性與居心。當然，<text:span text:style-name="T3">"</text:span>釜山行<text:span text:style-name="T3">" </text:span>純屬娛樂片，沒法和<text:span text:style-name="T3"><text:s/>"</text:span>大法師<text:span text:style-name="T3">" </text:span>或<text:span text:style-name="T3"><text:s/>"</text:span>失嬰記<text:span text:style-name="T3">" </text:span>相提並論，但其影像的真實感多少還是能打動人心。</text:p>
      <text:p text:style-name="P7"/>
      <text:p text:style-name="P1"><text:span text:style-name="T1">柳春春阿忠</text:span><text:s/>  |  2016.09.08 13:48   |   <text:a xlink:type="simple" xlink:href="http://palinfo.habago.org/Entry?Command=Information_PrintForum&amp;iPage=234#FORUM34872"><text:span text:style-name="T2">#</text:span></text:a></text:p>
      <text:p text:style-name="P3">不管劇終將是如何，我知道詩了。謝謝。</text:p>
      <text:p text:style-name="P1"><text:span text:style-name="T1">陳真</text:span><text:s/>  |  2016.09.07 02:38   |   <text:a xlink:type="simple" xlink:href="http://palinfo.habago.org/Entry?Command=Information_PrintForum&amp;iPage=234#FORUM34871"><text:span text:style-name="T2">#</text:span></text:a></text:p>
      <text:p text:style-name="P2">一兩個星期來，每天無時無刻腦海裏全是蘇古諾夫的<text:span text:style-name="T3"><text:s/>"</text:span>羅浮宮<text:span text:style-name="T3">" </text:span>的影子。所謂士為知己者死，我說不出它對我起了多麼大的安慰作用。片中那兩首<text:span text:style-name="T3"><text:s/>"</text:span>兒歌<text:span text:style-name="T3">" (</text:span>兒童唱的歌<text:span text:style-name="T3">)</text:span>，知道曲名者請不吝告知。<text:span text:style-name="T3"> <text:line-break/><text:line-break/></text:span>這兩首兒歌出現在<text:span text:style-name="T3">25:57 </text:span>及<text:span text:style-name="T3">51:00 </text:span>處：<text:span text:style-name="T3"> <text:line-break/><text:line-break/>https://www.youtube.com/watch?v=rsz6h0hzn4o</text:span></text:p>
      <text:p text:style-name="P1"><text:span text:style-name="T1">陳真</text:span><text:s/>  |  2016.09.07 02:02   |   <text:a xlink:type="simple" xlink:href="http://palinfo.habago.org/Entry?Command=Information_PrintForum&amp;iPage=234#FORUM34870"><text:span text:style-name="T2">#</text:span></text:a></text:p>
      <text:p text:style-name="P3">王孟源先生學養俱佳，很<text:span text:style-name="T3"><text:s/>"</text:span>不<text:span text:style-name="T3">" </text:span>台灣，這類文字在台灣相當罕見。盛行於台灣的幾乎全是一些綠油油、鎂光閃閃的名嘴型醫師、老師或口交型的所謂社運人士或努力轉型為政客的什麼改革派與理想家等等等，隨便寫幾句鳥話，媒體就馬上大登特登。<text:span text:style-name="T3"> <text:line-break/><text:line-break/></text:span>以下與王先生網頁名稱無關，純粹借題發揮。<text:span text:style-name="T3"> <text:line-break/><text:line-break/></text:span>我們平常口語總說<text:span text:style-name="T3"><text:s/>"</text:span>這個不合邏輯<text:span text:style-name="T3">"</text:span>、<text:span text:style-name="T3">"</text:span>那個邏輯有問題<text:span text:style-name="T3">" </text:span>等等，這話沒啥問題。比方說，人不是我殺的，因為案發現場是在台南，而我昨天在台北，案發時間一度還處於<text:span text:style-name="T3"><text:s/>"</text:span>昏迷<text:span text:style-name="T3">" </text:span>狀態，人當然不是我殺的，硬要栽贓，便是<text:span text:style-name="T3"><text:s/>"</text:span>不合邏輯<text:span text:style-name="T3">"</text:span>，難道我能夢裏發功、隔山打牛？<text:span text:style-name="T3"> <text:line-break/><text:line-break/></text:span>重點是，此邏輯非彼邏輯，我們一般說的邏輯，並非哲學上或數學上那種邏輯。但這裏頭有幾個問題：<text:span text:style-name="T3"> <text:line-break/><text:line-break/></text:span>首先，<text:span text:style-name="T3">"</text:span>彼邏輯<text:span text:style-name="T3">" </text:span>很容易分出個高下，但<text:span text:style-name="T3"><text:s/>"</text:span>此邏輯<text:span text:style-name="T3">" </text:span>卻往往只能各說各話。為什麼呢？因為你有你的<text:span text:style-name="T3"><text:s/>"</text:span>邏輯<text:span text:style-name="T3">"</text:span>，我有我的<text:span text:style-name="T3"><text:s/>"</text:span>邏輯<text:span text:style-name="T3">"</text:span>，環肥燕瘦，各有所好。議論之中，所謂<text:span text:style-name="T3"><text:s/>"</text:span>事實<text:span text:style-name="T3">" </text:span>自然就成為一種攻擊或捍衛一己邏輯的武器。這時候，問題又來了。<text:span text:style-name="T3">"</text:span>此事實<text:span text:style-name="T3">" </text:span>事實上也非<text:span text:style-name="T3"><text:s/>"</text:span>彼事實<text:span text:style-name="T3">"</text:span>，非哲學上那樣一種宛若原子般、顛撲不破的<text:span text:style-name="T3"><text:s/>"</text:span>事實<text:span text:style-name="T3">"</text:span>。<text:span text:style-name="T3">"</text:span>此事實<text:span text:style-name="T3">" </text:span>是一種有意無意的省略，省略了主詞，前面應該還有個<text:span text:style-name="T3"><text:s/>"</text:span>我<text:span text:style-name="T3">" </text:span>字，全名應該叫做<text:span text:style-name="T3"><text:s/>"</text:span>我所看到的事實<text:span text:style-name="T3">"</text:span>，或是<text:span text:style-name="T3"><text:s/>"</text:span>我所挑選出來的事實<text:span text:style-name="T3">"</text:span>。<text:span text:style-name="T3"> <text:line-break/><text:line-break/></text:span>在這個意義上，巴勒斯坦資訊網其實就是個詐騙集團，不過卻是相當誠實的一群騙子。我們提供許多資訊或所謂事實，但事實上呢，除了上帝，誰能說出事實？事實無窮無盡，當我們從中擇其一二，事實便不再是事實，而成為我眼中的事實。<text:span text:style-name="T3"> <text:line-break/><text:line-break/></text:span>各位家教良好，把拔馬麻一定都有教過，騙人是不好的。但是，有些時候卻不得不騙，因為我們畢竟不是在討論數學或<text:span text:style-name="T3"><text:s/>"</text:span>彼邏輯<text:span text:style-name="T3">"</text:span>，不是在討論一種一翻兩瞪眼的東西，而是企圖指向一個不可說<text:span text:style-name="T3"><text:s/>(ineffable) </text:span>的<text:span text:style-name="T3"><text:s/>"</text:span>真理<text:span text:style-name="T3">"</text:span>。因其不可說，套句齊克果的話，因其無法從正面下手，只好從背面來。齊克果說，這是一種<text:span text:style-name="T3"><text:s/>"</text:span>間接的溝通<text:span text:style-name="T3">"</text:span>，目的是要<text:span text:style-name="T3"><text:s/>"</text:span>把人給騙進真理裏頭來<text:span text:style-name="T3">"</text:span>。<text:span text:style-name="T3"> <text:line-break/><text:line-break/></text:span>騙人有兩種，一種來陰的，造謠撒謊抹黑，這部份是綠油油台灣人的專長，不用特別介紹。另一種是光明磊落地行騙，就像傳教士那樣，天知道上帝國何時普行於世，但他還是得這麼說，看能不能把你給<text:span text:style-name="T3"><text:s/>"</text:span>騙進真理裏頭來<text:span text:style-name="T3">"</text:span>。這時候，就不是<text:span text:style-name="T3"><text:s/>"</text:span>知不知道<text:span text:style-name="T3">" </text:span>的問題了，而是<text:span text:style-name="T3"><text:s/>"</text:span>信不信<text:span text:style-name="T3">" </text:span>方能起作用。信者為真。<text:span text:style-name="T3"> <text:line-break/><text:line-break/></text:span>有些真理一翻兩瞪眼，無可言說，但也有一種真理同樣無可言說，卻不是一翻兩瞪眼，而只能大眼瞪小眼；我就像個說書人那樣，瞎掰個故事，掰完瞪著觀眾瞧，看看你們有啥反應，總之信不信就由你了，信也好，不信也沒辦法，畢竟它既不真也不假，它只是個故事，而非事實。<text:span text:style-name="T3"> <text:line-break/><text:line-break/></text:span>另一個問題是：不管哪一種<text:span text:style-name="T3"><text:s/>"</text:span>事實<text:span text:style-name="T3">"</text:span>，搭<text:span text:style-name="T3"><text:s/>"</text:span>此邏輯<text:span text:style-name="T3">" </text:span>沒問題，但若要搭上<text:span text:style-name="T3"><text:s/>"</text:span>彼邏輯<text:span text:style-name="T3">"</text:span>，似乎就有點荒唐了。彼邏輯既是先驗<text:span text:style-name="T3"><text:s/>(transcendental)</text:span>，如何可能跟事實與經驗扯上關係？兩者不在同一個平面上；就跟神一樣，邏輯無所不在，卻不存在世上，而是世界之所以成立的前提要件。就跟神一樣，它既無本體，亦無表象任何事物，當然也不是一種認知的對象。若要說維根斯坦和一大票邏輯學家有什麼根本上的不同，大概就是這一點。<text:span text:style-name="T3"> <text:line-break/><text:line-break/></text:span>他曾舉了個例：假若我發願要寫一本巨著，把世上一切萬事萬物統統寫到書裏頭來，書名就叫做<text:span text:style-name="T3"><text:s/>"</text:span>我所看到的世界<text:span text:style-name="T3">"</text:span>。維根斯坦說，理論上，你可以把世上一切全部寫進書裏頭，但有個東西卻無論如何都寫不進去，那就是<text:span text:style-name="T3"><text:s/>"</text:span>我<text:span text:style-name="T3">"</text:span>。就比方說，我買了一台超強大吸塵器，比黑洞還厲害，星星月亮太陽整個宇宙都能吸，但有個東西絕對吸不進去，那就是它自己。<text:span text:style-name="T3">"</text:span>彼邏輯<text:span text:style-name="T3">" </text:span>大約就是這麼一回事，無所不在，但卻獨立於世，與事實及經驗扯不上關係；就如同我的巨著<text:span text:style-name="T3"><text:s/>"</text:span>我所看到的世界<text:span text:style-name="T3">" </text:span>一書中所有的事物都預設了<text:span text:style-name="T3"><text:s/>"</text:span>我<text:span text:style-name="T3">" </text:span>的存在，但<text:span text:style-name="T3"><text:s/>"</text:span>我<text:span text:style-name="T3">" </text:span>卻不存在世界裏頭。這也正是為什麼維根斯坦在<text:span text:style-name="T3"><text:s/>Tractatus </text:span>中談的明明是邏輯，卻越談越神祕，談到最後卻冒出上帝來的原因。<text:span text:style-name="T3"> <text:line-break/><text:line-break/></text:span>手邊有一本神經生物學的教科書，我常提到它的卷頭語有一段話很有趣，<text:span text:style-name="T3">“If possible, we eager to understand how the brain enables us to understand how the brain enables us to understand how the brain enables us to understand….” (</text:span>如果可能的話，我熱切地想知道，大腦如何讓大腦了解大腦如何讓大腦了解大腦如何讓大腦了解<text:span text:style-name="T3">…) </text:span>這謎題可以一直寫下去，根本沒有個盡頭。我曾以為謎底總有一天會找到，於是一度立志加入科學家的行列。後來似乎才明白，它不是什麼謎題，因為謎底根本不存在，就好像眼睛即便遍尋宇宙每個角落，終究也看不到眼睛自身一樣；而我找我找了一輩子，終究也無法找到我，因為這個大寫的<text:span text:style-name="T3"><text:s/>"</text:span>我<text:span text:style-name="T3">" </text:span>顯現萬物，但它自身卻不存在世上，而邏輯也是這麼一回事。<text:span text:style-name="T3"><text:s/></text:span>神祕的不是事物如何，而是<text:span text:style-name="T3"><text:s/>"</text:span>為何總有些東西存在，而非空無一物<text:span text:style-name="T3">" (Martin Heidegger </text:span>語<text:span text:style-name="T3">)</text:span>。<text:span text:style-name="T3"> <text:line-break/><text:line-break/></text:span>叔本華說，<text:span text:style-name="T3">“</text:span>我<text:span text:style-name="T3">” </text:span>是世界的<text:span text:style-name="T3"><text:s/>“</text:span>結<text:span text:style-name="T3">”</text:span>，世界的<text:span text:style-name="T3"><text:s/>“</text:span>盲點<text:span text:style-name="T3">”</text:span>，但它卻同時也是世界的開端，一切故事都由<text:span text:style-name="T3"><text:s/>“</text:span>我<text:span text:style-name="T3">” </text:span>開始。如果我不是為<text:span text:style-name="T3"><text:s/>“</text:span>我<text:span text:style-name="T3">” </text:span>著迷，我不會曾經想研究分子生物學；如果我不是為<text:span text:style-name="T3"><text:s/>“</text:span>我<text:span text:style-name="T3">” </text:span>感到困惑，我也不會把人的一生最為精華的十年青春，奉獻給哲學。如果一塊錢代表十年光陰，一個人<text:span text:style-name="T3">18 </text:span>歲成長之後，大約有六塊錢可花。至於我自己，因為<text:span text:style-name="T3"><text:s/>"</text:span>營養不良<text:span text:style-name="T3">"</text:span>，命運多舛，大約只有四、五塊錢。目前已經花了三塊多，第一塊錢給政治，第二塊錢給醫學，第三塊錢給哲學，第四塊錢學習生活打雜。至於是否還有最後這一塊錢，來日可長可短，誰能料準明天？但人生不論長短，我心依舊，畢竟再美的花都得凋謝，再好的電影也會有劇終的一刻。</text:p>
      <text:p text:style-name="P1"><text:span text:style-name="T1">辛柏林</text:span><text:s/>  |  2016.09.04 20:05   |   <text:a xlink:type="simple" xlink:href="http://palinfo.habago.org/Entry?Command=Information_PrintForum&amp;iPage=234#FORUM34869"><text:span text:style-name="T2">#</text:span></text:a></text:p>
      <text:p text:style-name="P2">謝謝唐玉轉貼金燦榮演講的全文，我花兩個下午的時間讀完，感到獲益良多。<text:span text:style-name="T3"> <text:line-break/><text:line-break/></text:span>對於習慣閱讀繁體中文的台灣讀者，我非常推薦王孟源的中時部落格<text:span text:style-name="T3"><text:s/></text:span>「事實與邏輯」，<text:span text:style-name="T3"><text:s/></text:span>一年前我在巴勒網的留言版看到王自我介紹的留言開始注意到他的部落格，他的文章言簡意賅，重視證據，就如同部落格標題，議題從台灣的國際處境到美國的虛偽宣傳，從政治、軍事到金融，也有本科專業的物理學。<text:span text:style-name="T3"> <text:line-break/>http://newsblog.chinatimes.com/duduong <text:line-break/><text:line-break/></text:span>近來他關於高能物理學的相關文章出現在中國的「觀察者網」，與美籍華裔數學家丘成桐爭辯中國是否應花費鉅資在興建秦皇島對撞機的計畫上，文章引起許多迴響。<text:span text:style-name="T3"> <text:line-break/><text:line-break/></text:span>他開部落格原本是希望要讓更多台灣人知道世界的基礎事實，可惜的是並不夠多的台灣人注意到，卻吸引<text:span text:style-name="T3"> <text:line-break/></text:span>非常多大陸網友的關注，雙方在留言版的交流也很值得一看。</text:p>
      <text:p text:style-name="P1"><text:span text:style-name="T1">楊宗和</text:span><text:s/>  |  2016.09.04 00:19   |   <text:a xlink:type="simple" xlink:href="http://palinfo.habago.org/Entry?Command=Information_PrintForum&amp;iPage=234#FORUM34868"><text:span text:style-name="T2">#</text:span></text:a></text:p>
      <text:p text:style-name="P3">插個話，大陸的朋友轉貼簡體字文章時如果想「體貼」讀繁體字的讀者，有繁簡轉換的網站幾秒鐘就可以繁簡互換。比如這個網站就不錯（沒有很多可疑奇怪的廣告）：<text:span text:style-name="T3"> <text:line-break/>http://www.ifreesite.com/gbk-big5-gb2312-utf8.htm </text:span></text:p>
      <text:p text:style-name="P1"><text:span text:style-name="T1">陳真</text:span><text:s/>  |  2016.09.03 16:04   |   <text:a xlink:type="simple" xlink:href="http://palinfo.habago.org/Entry?Command=Information_PrintForum&amp;iPage=234#FORUM34867"><text:span text:style-name="T2">#</text:span></text:a></text:p>
      <text:p text:style-name="P2">謝謝唐玉。<text:span text:style-name="T3"> <text:line-break/><text:line-break/></text:span>簡體字不礙事。</text:p>
      <text:p text:style-name="P1"><text:span text:style-name="T1">唐玉</text:span><text:s/>  |  2016.09.02 23:54   |   <text:a xlink:type="simple" xlink:href="http://palinfo.habago.org/Entry?Command=Information_PrintForum&amp;iPage=234#FORUM34866"><text:span text:style-name="T2">#</text:span></text:a></text:p>
      <text:p text:style-name="P3">大家好，来到这个地方才几天，今天第一次留言，前面陈真先生贴出了金灿荣教授在一个演讲中关于台湾问题的部分，这个演讲名为《中美战略哲学》，这里贴出全文与大家共享，不知道简体方不方便大家阅读。<text:span text:style-name="T3"> <text:line-break/><text:line-break/></text:span>说明：<text:span text:style-name="T3"> <text:line-break/>(1)</text:span>金灿荣教授是大陆高层智囊，很多见解有参考价值，不过他讲话很随意直白，时常真真假假虚虚实实，网友送了他<text:span text:style-name="T3">“</text:span>战略忽悠局政委<text:span text:style-name="T3">”</text:span>的外号，因此对他的观点也不要认为就反映了官方的看法，例如在下文的观众互动中关于俄罗斯分裂后拿下远东的内容，这种观点大陆极少，绝不是主流。<text:span text:style-name="T3"> <text:line-break/>(2)</text:span>文中有些细节错误，如岛屿之间的距离，但不影响主旨。<text:span text:style-name="T3"> <text:line-break/><text:line-break/></text:span>来源：<text:span text:style-name="T3">http://www.92to.com/shehui/2016/08-19/9675929.html <text:line-break/><text:line-break/><text:line-break/></text:span>时间：<text:span text:style-name="T3">2016</text:span>年<text:span text:style-name="T3">7</text:span>月<text:span text:style-name="T3">23</text:span>日<text:span text:style-name="T3"><text:s/></text:span>上午<text:span text:style-name="T3">9:00 <text:line-break/></text:span>地点：南国会国际会议中心<text:span text:style-name="T3"> <text:line-break/></text:span>主讲人：金灿荣<text:span text:style-name="T3"> <text:line-break/></text:span>题目：中美战略哲学<text:span text:style-name="T3"> <text:line-break/><text:line-break/>(1)</text:span>南海问题<text:span text:style-name="T3"> <text:line-break/><text:line-break/></text:span>金灿荣：很高兴今天有机会跟大家交换看法，我原来的准备的题目是长期的比较，就是对中美的战略文化和战略本身做一点比较，但是因为最近南海问题比较热，而且南海问题有一些大的变化的可能性，所以我们先谈几个热点，然后再谈战略比较。所以我的秩序颠倒一下，从最后一页谈起。先谈南海问题，台湾问题，中美的内部政治走向问题。<text:span text:style-name="T3"> <text:line-break/><text:line-break/></text:span>南海问题存在很久了，<text:span text:style-name="T3">1946</text:span>年从日本手上把南海的几个群岛收回来了，当时国民党第二海军的司令叫林遵，是林则徐的后代，他带领着舰队去南海巡航。这个舰队的组成是美国人当时赠送给中华民国的舰，其中有一个交接仪式就是在中山大学。日本当时把南海的岛全占了，但是后来他失败了，失败了以后，蒋委员长命令到这里交接。依照这个事实中华民国内政部在<text:span text:style-name="T3">1947</text:span>年的<text:span text:style-name="T3">3</text:span>月划了一条著名的<text:span text:style-name="T3">U</text:span>型线，也有人把它叫<text:span text:style-name="T3">11</text:span>段线。这个线怎么划的？假设南海里面的四大群岛都是我们的，我们以群岛的边界为界，跟周边国家的边界为另一边，中间划了一条线，这就是<text:span text:style-name="T3">U</text:span>型线，其实<text:span text:style-name="T3">U</text:span>型线最早的定义其实叫岛屿分界线。<text:span text:style-name="T3"> <text:line-break/><text:line-break/></text:span>新中国成立以后，就把这条线记下来了。但是后来有一个小变化，后来中越关系很好，胡志明就跟毛主席、周总理谈，说渔民传统打鱼的地方都没有，后来经过毛主席批准，把其中两条线划掉了，所以<text:span text:style-name="T3">11</text:span>段线变成了<text:span text:style-name="T3">9</text:span>段线，从此我们就一直坚持下来了。地图上有<text:span text:style-name="T3">10</text:span>段线，因为加了一条，钓鱼岛，所以地图上是<text:span text:style-name="T3">10</text:span>段线，因为钓鱼岛属于东海，所以不算，南海里面还是<text:span text:style-name="T3">9</text:span>段线。从二战以后我们一直认为这就是我们的，很长时间人家也没有争论，但是到了<text:span text:style-name="T3">60</text:span>年代开始有争论，<text:span text:style-name="T3">60</text:span>年代联合国有一个委员会说南海下面有非常多的石油，这个时候周边国家开始主张他们也有权力，而且动手去抢。<text:span text:style-name="T3"> <text:line-break/><text:line-break/></text:span>目前的情况，越南在南海占的岛最多<text:span text:style-name="T3">29</text:span>个，文莱是<text:span text:style-name="T3">1</text:span>个，马来西亚<text:span text:style-name="T3">5</text:span>个，菲律宾<text:span text:style-name="T3">8</text:span>个，台湾<text:span text:style-name="T3">1</text:span>个，我们控制<text:span text:style-name="T3">7</text:span>个，这就是大概的情况。新中国对南海问题重视我个人认为是在<text:span text:style-name="T3">70</text:span>年代，在这之前都不重视。台湾那边力量不济，所以占了一会儿就放弃了，像菲律宾现在占的中业岛，就是台湾放弃的，放弃也没跟我们打招呼，他走了，菲律宾就把它占了，这可能还是国共内战的影响。那时候他给我们打个招呼，大陆还是会想办法占掉的，但是台湾守不住也不想给我们，于是被人家占了。<text:span text:style-name="T3"> <text:line-break/><text:line-break/></text:span>等我们国力稍强一点以后也开始关注了，最早开始介入南海是<text:span text:style-name="T3">1974</text:span>年<text:span text:style-name="T3">1</text:span>月<text:span text:style-name="T3">19</text:span>号的西沙海战。应该说我们中国的战略还是可以的，因为<text:span text:style-name="T3">1975</text:span>年动就动不了，<text:span text:style-name="T3">1975</text:span>年南北越统一了，<text:span text:style-name="T3">1974</text:span>年的时候南北越没有统，那时南越已经不行了，这时候我们去南越手上把西沙拿下来，北越心里很苦，但是他还得写祝贺信，因为他内战还要靠我们，装备还要靠我们，那时候他们没有办法。其实我们当时点选择的不错，再晚一年都不行了，而且我们物理上讲，技术上讲条件并不是很好。如果大家有兴趣可以去百度看西沙海战，我们当时去了<text:span text:style-name="T3">4</text:span>条<text:span text:style-name="T3">500</text:span>吨的猎潜舰，越南的舰队很厉害，南越有一条<text:span text:style-name="T3">4000</text:span>吨的驱逐舰，<text:span text:style-name="T3">2500</text:span>的护卫舰，<text:span text:style-name="T3">1500</text:span>护卫舰，还有一条<text:span text:style-name="T3">600</text:span>吨的炮舰。表面上看着比我们厉害，但是我们打的很好，一战把他的舰队打败了，当时前线指挥官就是南海舰队的参谋长，他打的非常好。他知道硬碰硬不行，于是他把四条小炮艇全部集中在越南<text:span text:style-name="T3">4000</text:span>吨的驱逐舰的设计死角等着，当时对峙是两个战场，一个是西沙的金银岛，是一个小岛，双方都有特战队的对峙，军舰离岛不远，越南开的第一枪，把我们一个战士打伤了。然后这边我们的四条小炮艇集中打大舰的指挥仓，我们的小炮艇选对了，它不是炮，而是高射机枪，射击速度特别快，<text:span text:style-name="T3">35</text:span>毫米，作战能力也不强，但是用的很好。四条的舰的高射机枪集中打船长室，一下把船长打死了，后来掌权的人经验不行，他一转身就把<text:span text:style-name="T3">1500</text:span>吨的护卫舰撞成了。战果就是击沉一艘，重伤三艘，就是这么来的。其实真的不是我们击沉，因为那个炮打不沉<text:span text:style-name="T3">1500</text:span>吨的船，但是战术用的非常好。我们当时损失了一条猎潜艇，越南来到他们领海的时候就沉稳下来了，<text:span text:style-name="T3">4000</text:span>吨的驱逐舰回来一炮就把我们的一条猎潜艇打成重伤。这场战争打的非常有风险，如果南越冷静一点，我们肯定会输掉。<text:span text:style-name="T3"> <text:line-break/><text:line-break/></text:span>当时我们的条件并不是很好，当时就动手了，动手的战略意义非常大，我们拿下了西沙，中沙就在我们手上。大家看看地图，西沙离越南很近，西沙再往东走才是东沙，所以把西沙拿下东沙肯定就是我们的了。<text:span text:style-name="T3">1974</text:span>年只有西沙，没有南沙，我们真正在南沙有发言权是<text:span text:style-name="T3">1988</text:span>年<text:span text:style-name="T3">3</text:span>月<text:span text:style-name="T3">14</text:span>号，当时中国跑到联合国申请搞一个水文检测战，越南人不干了，越南人认为西沙南沙都是他们的。当我们科学考察船去的时候，它派船来骚扰我们，一开始是执法船的对撞，后来僵持了一段时间，他们的船队越来越多，我们的船队也越来越多，终于在<text:span text:style-name="T3">1988</text:span>年<text:span text:style-name="T3">3</text:span>月<text:span text:style-name="T3">14</text:span>号开战了，这次跟以往不一样，这次我们的装备有了优势，因为到了<text:span text:style-name="T3">1988</text:span>年我们已经有了自己产的<text:span text:style-name="T3">3700</text:span>吨的驱逐舰，就是<text:span text:style-name="T3">051</text:span>系列。新中国自我军事工业发展在<text:span text:style-name="T3">50</text:span>年代有一个爆炸，停了很多年，到了<text:span text:style-name="T3">70</text:span>年代末开始造舰，开始是几百吨，然后<text:span text:style-name="T3">1000</text:span>多吨，<text:span text:style-name="T3">70</text:span>年代末、<text:span text:style-name="T3">80</text:span>年代初造了一批<text:span text:style-name="T3">3700</text:span>吨的。所以到了<text:span text:style-name="T3">1988</text:span>年打<text:span text:style-name="T3">3</text:span>、<text:span text:style-name="T3">14</text:span>海战的时候，情势是一边倒，也是越南人先动的手，我们这边反击打了<text:span text:style-name="T3">600</text:span>多人，我们伤<text:span text:style-name="T3">1</text:span>人，拿了下<text:span text:style-name="T3">6</text:span>个礁。我们从那天开始在南海就有发言权了，否则没有发言权。到了<text:span text:style-name="T3">1995</text:span>年我们在菲律宾手上拿下了美济礁，这样我们就有<text:span text:style-name="T3">7</text:span>个礁了。<text:span text:style-name="T3"> <text:line-break/><text:line-break/></text:span>我们这<text:span text:style-name="T3">7</text:span>个礁，礁盘还是非常好的，南沙岛屿分布很广，大概是<text:span text:style-name="T3">80</text:span>万平方公里。南沙分布最广，东沙最小，西沙次之，中沙再次之。下面的岛礁大部分是暗礁，总计<text:span text:style-name="T3">730</text:span>多个，很多比较深，露在外面是五六十个。我们占的这些东西绝大部分叫低潮高地，太平岛是南沙最好的，自然面积<text:span text:style-name="T3">0.49</text:span>，有淡水，其他都很小，比如越南占的南威是<text:span text:style-name="T3">0.1</text:span>平方公里，菲律宾的大一点，有<text:span text:style-name="T3">0.3</text:span>。我们原来占的美济、华阳都非常小，比如永暑原来涨潮的时候，露在水面的面积是<text:span text:style-name="T3">2</text:span>平方米，美济礁叫低潮高地，涨潮的时候看不到它，落潮会露出睡眠，沙滩有<text:span text:style-name="T3">100</text:span>多米。根据国际法，岛是<text:span text:style-name="T3">200</text:span>海里，礁是<text:span text:style-name="T3">12</text:span>海，低潮高地只有<text:span text:style-name="T3">500</text:span>米安全线，我们国家占的大部分是低潮高地，我们原来弄一个高脚屋。总之我们占地盘是<text:span text:style-name="T3">80</text:span>年以后的事情，而且数量不多，但是我们占的礁盘是最好的，礁盘大，很结实，上面可以搞建筑。越南占的很多，<text:span text:style-name="T3">29</text:span>个，他是瞎猫碰死耗子，也没有科学证据，反正占了再说，因为占的多，于是越南手上有好几礁盘不错，其他的礁盘不太好，以后利用价值不是很高。<text:span text:style-name="T3"><text:line-break/><text:line-break/></text:span>这个地方严格讲产权确实不明确，历史上我们去的多，这是事实。我们的祖先很厉害，我们老祖宗很早就可以造很大的船。三国的时候孙权的大将恒温可以造很大的船，几百吨的，那时候他去过南沙。另外我们的老祖宗很勤奋，去了以后还给记录了下来，所以我们有历史记载，这是我们的优势。但周边的国家不服怎么办？确实那些岛离他们很近，但是他们的祖先马来那边的人文明很落后，没有文化，造不了大船。地图上最南端的国土叫曾母暗沙，曾母暗沙离三亚<text:span text:style-name="T3">1650</text:span>公里，离马来西亚不到<text:span text:style-name="T3">50</text:span>公里，确实离它很近，但是离它近没有用，因为马来西亚确实到不了那个岛。古代的马来西亚人很落后，<text:span text:style-name="T3">50</text:span>公里确实去不了，物理意义上去不了，稍微远一点就被风打回来了，而且坦率讲去了等于白去，因为它没有文字。咱们不一样，咱们老祖宗几百吨的船去了，还记录下来了，所以历史权力我们有优势。<text:span text:style-name="T3"> <text:line-break/><text:line-break/></text:span>但是近代以来出了问题，荷兰人占了印尼，法国人占了印支三国，菲律宾是美国占的，马来西亚是英国占的，这帮欧洲人，他们进行的勘探，现在外国地图上用的名字大部分是欧美人命名的，包括太平岛，那是外国的命名，我们现在叫太平，但是国际通用的名字是欧洲人的。这就出现带来问题，我们确实比任何人都更早发现，更早利用，可是到了近代在国际上把名称固定下来是欧洲殖民者，不是我们。另外欧洲殖民者来了以后也开始加以控制，清朝、民国就开始控制，<text:span text:style-name="T3">1935</text:span>年越南占了西沙南沙的<text:span text:style-name="T3">9</text:span>个岛，当时国民政府还组织民众抗议，这就是著名的<text:span text:style-name="T3">9</text:span>所小岛事件。所以历史上我们最早发现，但是近代我们衰败以后，欧洲人来了以后是欧洲人控制的，所以产权有点不明确。到了后来有一个事情弄明确了，就是日本人去了以后，把这些全占了，二战以后，日本投降，把这个岛交给我们了，所以我们现在最大的依据在这。二战我们胜利以后，我们从日本人上手上拿过来的，至于日本人从哪儿抢的我不管，爱谁谁，反正它已经抢走了，它还给我了，所以我们认为就是我的，依据就划在<text:span text:style-name="T3">11</text:span>段线，但是真正到国际上打官司确实是有问题的。<text:span text:style-name="T3"> <text:line-break/><text:line-break/></text:span>我们认为自二战以后，南海就是我们的，不管它以前归谁，反正日本还给我了，就是我们的。很不幸，后来因为国共内战，国家分裂，很长一段时间我们无力顾忌那个地方，当<text:span text:style-name="T3">60</text:span>年代发现这里有石油以后，周边的国家开始抢，我们也没有能力去管，眼睁睁的丢了。等到大陆力量稍微有所提升，我们就开始动手了，按照我们的角度说是你们欺负我，但是按照越南的角度说，中国人欺负人比它狠，我们趁着南北越内战把西沙占了，所以越南人看我们心里很恼火。大家不要以为我们老实，澳大利亚人统计过二战结束以后，一直在打仗的是美军，其次就是中国人民解放军，而且时间很长。二战以后，我们跟美国在朝鲜打了<text:span text:style-name="T3">3</text:span>年多，那是真枪真刀的打，后来在越南从<text:span text:style-name="T3">60</text:span>年代一直到<text:span text:style-name="T3">70</text:span>年代，跟美国打了十几年，我们去了<text:span text:style-name="T3">35</text:span>万人，规模非常大，这是长期跟大国作战。后来珍宝岛、印度，还有一开始帮助越南，后来是惩罚越南，中越战争从<text:span text:style-name="T3">1979</text:span>年打到<text:span text:style-name="T3">1994</text:span>年，所有军队都轮训了一遍，现在所有的上将都是在中越战争当中锻炼过的。其实我军打的挺多的，外交部天天说我们中国一向热爱和平，下面的记者每个人都不相信。<text:span text:style-name="T3"> <text:line-break/><text:line-break/></text:span>从<text:span text:style-name="T3">60</text:span>年代开始，他们开始抢，我们立场不同意，但是我们没有力量，我们有了力量之后，<text:span text:style-name="T3">70</text:span>年代先把西沙占了，控制中沙，<text:span text:style-name="T3">80</text:span>年代在南沙插了一条腿，<text:span text:style-name="T3">90</text:span>年代是有点扩张的，<text:span text:style-name="T3">1995</text:span>年我们从菲律宾手上抢美济礁，其实站在菲律宾角度来说很霸道。我们占了以后就把渔场控制了，把菲律宾的渔民赶走了，所以菲律宾人很恼火，因为美济礁离菲律宾才<text:span text:style-name="T3">200</text:span>多公里。离我们三亚<text:span text:style-name="T3">2000</text:span>多公里，人家渔民也是几千年在那打鱼，现在怎么就成你们家的了？所以他也挺委屈的。其实矛盾一直有，但是我们的总方针是搁置争议，共同开发，所以我们大致还是很自制的。美国很长一段时间也克制，<text:span text:style-name="T3">1995</text:span>年以前它还真的不关心南沙群岛的归宿，但是<text:span text:style-name="T3">1995</text:span>年开始对中国就有一点警惕了，因为菲律宾手上拿美济，对美国是有点打击的，因为美菲之间有条约，公开给它的盟友打脸，对美国是有压力的。所以从<text:span text:style-name="T3">1995</text:span>年开始，美国就开始关心南沙事务，但是还没有采取立场。美国开始采取反对我们立场是<text:span text:style-name="T3">2012</text:span>年，<text:span text:style-name="T3">2012</text:span>年<text:span text:style-name="T3">4</text:span>月<text:span text:style-name="T3">10</text:span>号中菲在黄岩岛发生对峙，我们的执法船和他的执法船对立，对峙的结果是菲律宾输了。我们去了<text:span text:style-name="T3">30</text:span>几条船，把它的<text:span text:style-name="T3">6</text:span>条船从黄岩岛海域推出去了，我们就实控了黄岩岛。黄岩岛<text:span text:style-name="T3">1992</text:span>年以前是美军控制的，是美国驻菲律宾的海空军的打靶场，所以<text:span text:style-name="T3">1992</text:span>年以前不在我们手上。<text:span text:style-name="T3">1992</text:span>年菲律宾人抗议，美军就撤了，中国人敏感，因为那时候我们的海权意识上来了，他一撤我们就派海监船去树立一个水泥碑，然后把它占了。有<text:span text:style-name="T3">5</text:span>年时间，菲律宾人没有感觉，占就占吧，到了<text:span text:style-name="T3">1997</text:span>年菲律宾批准了海洋法，海洋法有<text:span text:style-name="T3">200</text:span>海里，黄岩离巴拉望岛只有<text:span text:style-name="T3">149</text:span>公里，在<text:span text:style-name="T3">200</text:span>海里专属经济区里面，所以从<text:span text:style-name="T3">1997</text:span>年菲律宾开始和我们抢了。从<text:span text:style-name="T3">1997</text:span>年到<text:span text:style-name="T3">2012</text:span>年，这<text:span text:style-name="T3">15</text:span>年实际上菲律宾控制的比我们多，每年<text:span text:style-name="T3">52</text:span>个礼拜，我们每年控制<text:span text:style-name="T3">2</text:span>个礼拜，菲律宾控制<text:span text:style-name="T3">50</text:span>个礼拜。为什么？因为远，三亚到黄岩岛<text:span text:style-name="T3">1300</text:span>公里，去一趟不容易，巴拉望去才<text:span text:style-name="T3">149</text:span>公里，<text:span text:style-name="T3">9</text:span>倍的距离。当时我们叫五龙治水，在海上执法的有海监、海警、渔政、环保、交通部，<text:span text:style-name="T3">5</text:span>大力量当中真的有大船就是海监和渔政，各有一条<text:span text:style-name="T3">1000</text:span>多吨的船。中央要他们一个单位去一个礼拜，所以他们两个一个上半年去，一个下半年去，去了以后就把菲律宾人竖的碑给推下去，然后在那喊说这是我的。但是一个礼拜必须得回来，因为船小，维持一个礼拜生活就得赶紧回来，因为没有淡水。他一走，菲律宾就去了，就把我们的碑推下去，他在那里喊这是我的。所以<text:span text:style-name="T3">1992</text:span>年以前是美国人的，<text:span text:style-name="T3">1992</text:span>年被我们拿下，<text:span text:style-name="T3">1997</text:span>年菲律宾开始和我们争，从<text:span text:style-name="T3">1997</text:span>年到<text:span text:style-name="T3">2012</text:span>年，菲律宾占的比我们多，所以在黄岩岛这个地方，我们有好几批渔民被菲律宾抓起来了，后来还是我们花钱赎出来的。但是<text:span text:style-name="T3">2012</text:span>年是一个转折点，我们跟他对峙，对峙的结果是我们彻底把黄岩岛控制了。<text:span text:style-name="T3"> <text:line-break/><text:line-break/></text:span>黄岩岛对美国刺激很大，美国发现中国现在要控制南海，所以它就警惕了，加上美国的大战略已经变了。美国从<text:span text:style-name="T3">2010</text:span>年开始就有一个回归亚洲战略，回归亚洲战略的核心就是把美国原来全球战略的中心，从欧洲移到亚洲，从大西洋移到太平洋。它整个战略对你关注了，然后在黄岩岛发现你出手很凶，原来你都是让着的，现在竟然公开的夺，于是<text:span text:style-name="T3">1992</text:span>年以后美国开始选边站。<text:span text:style-name="T3">1995</text:span>年以前完全中立，<text:span text:style-name="T3">1995</text:span>以后稍微开始关注，但是没有选边站，但<text:span text:style-name="T3">2012</text:span>年黄岩岛对峙以后，开始选边战，公开站到我们的对立面。但是美国人直接介入是<text:span text:style-name="T3">2015</text:span>年的年中，美国直接介入应该和建岛有关系。<text:span text:style-name="T3"> <text:line-break/><text:line-break/></text:span>南海具体的争端是我们中国主张南沙、西沙都是我们的，跟我们有岛屿争端的是<text:span text:style-name="T3">4</text:span>家，越南说西沙有它的，别的国家倒不争西沙，只有越南跟我们争。南沙比较多，南沙在中国以外有越南、文莱、马来西亚、菲律宾，印尼不争岛屿，但是海域划分争，它有一个拉普拉群岛，如果划<text:span text:style-name="T3">200</text:span>海里，拉普拉群岛就进到我们的九段线里面，我们九段线里面有优先权，所以我们和印尼有海域划分的争端。咱们中国这边又分成大陆、台湾，所以局势非常复杂，实际上是五国六方的一个游戏，很复杂。原来在五国六方当中，我们在填岛方面最克制，他们都在填。现在台湾控制的太平岛是<text:span text:style-name="T3">0.52</text:span>平方公里，其实最早是<text:span text:style-name="T3">0.41</text:span>，有<text:span text:style-name="T3">0.11</text:span>平方公里是填出来的，所以台湾也填。我们原来非常克制，不填，但是我们新领导人上来以后，态度变强硬了，原来邓小平在南海问题的指示是维稳优先，维权次后，就是地区稳定最重要，以便给我们改革开放创造一个好的环境，江、胡都是继承的，所以有很长时间我们是自我克制的，地区维稳在前面，利益保护在后面。但是习主席上来就不一样了，而且他身份是少东家，于是下了个命令你们填，我们也填，就批准了填岛计划。<text:span text:style-name="T3"> <text:line-break/><text:line-break/></text:span>但是后来出现了一个问题，这一批准就出现了奇迹，他们四国一方<text:span text:style-name="T3">45</text:span>年时间填出<text:span text:style-name="T3">100</text:span>英亩，我们一年半时间填出<text:span text:style-name="T3">3200</text:span>英亩。把美国佬吓一跳，所以去年中美国开始直接介入，美国立场大概是这样，有一个转变。二战结束的时候，美国支持我们从日本手上收这些岛，后来是中立，然后开始关注，然后开始站到我们的对立面，然后去年开始直接的介入，于是从去年中到现在南海问题变成了中美之间的博弈。美国人的行动能力很强，它一旦介入，手段很多，包括舆论动员，批评中国不讲道理，然后法律，美国人特别善于用法律解决政治问题，他鼓动菲律宾跑到国际仲裁厅告我们。国际仲裁庭不是国际法庭，国际法庭是联合国六大机构之一，仲裁庭是<text:span text:style-name="T3">1899</text:span>年成立的，离现在<text:span text:style-name="T3">117</text:span>年，但是它跟国际法庭毫无关系，所以很多网民形容的很好，它是三甲医院里面的莆田系。但是美国人把它做的有声有色，他鼓动菲律宾告我们，但是实际上<text:span text:style-name="T3">400</text:span>页的诉状是美国律师事务所给写的，提供的历史证据都是美国政府给准备的，所以导演是美国，副导演是日本，菲律宾就是随时抓来的一个群众演员。这个事确实弄的我们很难受，因为世界上绝大部分国家不知道这个事，真以为国际法庭判我们输了，弄的我们国际形象有点问题。所以美国自去年开始使用连环的手段来压我们，军舰威慑，法律上给予难看，舆论上骂你，外交上孤立你，弄的我们很难受。中美的立场公开分歧就是<text:span text:style-name="T3">7</text:span>月<text:span text:style-name="T3">12</text:span>号，仲裁法庭出来结果，结果很长，我从网上看了，很厚，<text:span text:style-name="T3">509</text:span>页。结论对我们非常不利，否定了中国所有的历史权益，更荒谬的是说所有南海的岛都不是岛，他说太平岛也不是岛，其实太平岛是有淡水的，每天<text:span text:style-name="T3">65</text:span>吨，相当不错的一个地方。<text:span text:style-name="T3"> <text:line-break/><text:line-break/>1982</text:span>年联合国签海洋法的时候，关于岛屿怎么定义争论的很厉害，最后只好写一个非常模糊的东西，什么叫岛屿？适合人类居住的岛屿就是岛屿，没有具体定义。这五个老兄就给它定义了，定义很细，有九点，如果按照他说的世界上就没有岛国了，因为他要求岛上面的人群规模要比较大，但大到什么程度他没说，他说比较大规模、长期居住、能自我供给的一个社会才叫岛，否则都是礁。古代几千年前人的生活水平很低，吃生肉，吃果子没有问题，现在要空调，要电视，没有一个岛可以自我供给，按照他的定义日本就是一块石头，因为日本<text:span text:style-name="T3">90%</text:span>的东西是外来的，日本做不到自我供给。因此我认为中美矛盾在<text:span text:style-name="T3">7.12</text:span>以后就公开化了，我们反映非常强烈，<text:span text:style-name="T3">7.12</text:span>当天我们发了一个《中华人民共和国政府声明》，然后是《外交部声明》、《国防部声明》，当天还有习总书记讲话、总理讲话，后来又有《人大外委会声明》、国务院新闻办白皮书，其中最重要的反映就是当天<text:span text:style-name="T3">6</text:span>点钟发的《中华人民共和国政府声明》，这个声明非常强硬，超越我想象的强硬。这个声明第一次出现了我们中国在南海拥有内水的说法，这个非常强硬，我估计周边国家都吓到了。内水意味着什么？就是南沙所有岛，我们都要拿下来，我们在南沙的边界是群岛的外围，群岛里面的水都是我们家的内水。所以那个声明意味着迟早我们要拿回那些岛，等于有点撕破脸了，美国人用法律手段恶心我们，结果恶心过头了，所以我们就是特别强硬的反映。<text:span text:style-name="T3"> <text:line-break/><text:line-break/></text:span>现在的情况对中国来讲，我们在南海问题上首先要做两项工作，第一项工作就是不许有别的国家跟进起诉我们。菲律宾现在很高兴，它觉得它赢了，它准备拿个鸡毛当令箭，其他国家蠢蠢欲动，比如越南就做好了准备，材料都准备好了，也准备去告我们，马来西亚、文莱都有这个可能性，印尼也有可能，日本也准备跟进。所以中国第一件事就是要制止，不许他们告，目前正在做工作，我估计文莱问题不大，马来西亚问题不大，越南有一点危险，但是通过做工作也有可能，日本在犹豫中，因为它告我们，韩国马上就告它。但是对于中国来讲，第一项工作就是不许人家仿造，不是说我们怕它，而是弄的我们很难受。第二项工作制止日本和美国拿仲裁做文章，整个南海仲裁是一个政治行为，美国是导演，日本是副导演，它们也是投资人，所以它们一定会拿仲裁决议来压我们。仲裁案是<text:span text:style-name="T3">12</text:span>号北京时间下午<text:span text:style-name="T3">5</text:span>点出来，<text:span text:style-name="T3">5</text:span>点零<text:span text:style-name="T3">5</text:span>分日本就表态说这就是国际法，中国必须遵守；<text:span text:style-name="T3">5</text:span>点一刻美国表态这就是国际法，中国说这是你们家的国际法，不是国际法。咱们中国要把它们做文章这部分顶回去，如果没人仿效，日美做文章也做不成，那就是一张废纸，所以我们目前的任务就是要把它变成一张废纸。<text:span text:style-name="T3"> <text:line-break/><text:line-break/></text:span>但美国人不会善罢甘休，它大概会在几个方面做文章，第一，继续加大舆论批评的力度，指责中国搞强权政治，欺负小国；第二，外交孤立，它会利用各种外交场合孤立我们；第三，经济制裁；第四，加大军事威慑。现在我们中国的对策非常强硬，兵来将挡，水来土掩，舆论围剿，我们中国也是开动舆论继续跟它对骂，我们在国际上也花钱搞国际会议，请中立的老外来讲话。外交部命令每一个驻外大史在自己的驻在国主流媒体发文章，宣传我们的南海立场。这是舆论战，不过舆论战我们多数会输，因为美国的话语权比较大，而且我们自己的立场有点弱点。舆论战虽然要输，输了要打，它有几个好处，我们很凶的吵，对美日还是有一点压力的，怕中国真急了，以后的行动要忌讳一点；对中立国家也有点影响，中立国家原来不关心这个事，会觉得中国脾气很好，怎么气成这个样了，也会去关心一下，有一部分就会采取我们的立场。另外团结国内，这个事情国内挺团结的，对中共来讲，国内团结是最重要的，国际上怎么骂，根本不在意，如果国内骂，是挺大的事。另外对美国有一个战略上的好处，中国跟它吵，它会把中国和俄国区分开，其实美国更讨厌的是俄国的做法。俄国比较野蛮，它也不跟你说，你军舰一开，它军舰就把你撞出来。在美国把中国和俄国是分开的，在美国人的印象俄国是野蛮人，上来就动手，中国人比较啰嗦，性质不太一样。第二，它外交孤立，我们就拉朋友圈，所以王毅外长满世界乱跑，让人家表态，支持我们南海立场，现在有<text:span text:style-name="T3">70</text:span>多个国家支持我们。第三，我们也准备好经济反制裁。第四，军队对抗，这是现在媒体最关注的，它的双航母在那吓唬我们，我们是一个演习接一个演习，我们三大舰队联合演习。<text:span text:style-name="T3"> <text:line-break/><text:line-break/></text:span>最近大概是这样的两个方向，大家可以注意一下，<text:span text:style-name="T3">7.12</text:span>美国操纵的仲裁案出结果，这个结果非常极端，因此中国也不客气，我们对立场的宣誓更清楚了。我们说南沙我们是有内水的，这是很霸气的一个话，内水逻辑上意味着南沙群岛我全部要拿下，岛之间的水都是我们家内水。行动现在大概就是这样，它四个方向压我们，我们四个方向顶，我推算今年内没事，今年内是斗而不破，主要是打嘴炮。南海问题真正的危险在两年以后，我没有内部消息，我只是从态势上推算。双方的立场极端对立，美国人说黄岩岛绝对不许填，这是我的红线，<text:span text:style-name="T3">6</text:span>月<text:span text:style-name="T3">3</text:span>号在新家坡香格里拉美国国防部长明确讲黄岩岛是我的红线，你越过这个红线，我和我的盟友一定有行动，在另外一个场合他说如果你动了黄岩岛，就是中美之间摊牌。上个礼拜美国国安会亚洲事务最高级顾问康达明确讲，南海是美国的最高国家利益。但是<text:span text:style-name="T3">3</text:span>天以前我们海军司令员见美国海军作战部长也讲的很清楚，他说南海是我们中国的核心利益，牵涉到执政党的执政基础，我们绝不停止建岛。<text:span text:style-name="T3"> <text:line-break/><text:line-break/></text:span>未来一个月肯定没有事，因为我们希望奥巴马来开<text:span text:style-name="T3">G20</text:span>峰会，<text:span text:style-name="T3">G20</text:span>是中国今年外交最大的事，所以年内问题不大。我估计明年中国也不会动，因为明年要安心开十九大，中国的布局要搞好，这是大事。所以我推算我们继续填黄岩是后年，家里的事差不多了，而且从技术上讲后年准备的也差不多了。<text:span text:style-name="T3"> <text:line-break/><text:line-break/></text:span>为什么美国这么重视黄岩，南海实际上有一点倒三角，倒三角的西北是西沙群岛，在我们的完全掌控之下，其中最大的岛永兴岛现在已经军事堡垒化了，上面放了一个团的歼<text:span text:style-name="T3">-11B</text:span>，我们这一个团足以横扫整个东南亚，上面还有导弹和一个小舰队，所以永兴岛已经堡垒化，做的很好。南海七岛已经开始上设备，而且设备上的很快，现在<text:span text:style-name="T3">3</text:span>个机场已经搞好，已经试飞了，到明年中估计设备可以全部建好。大家看倒三角，西北我们已经掌控了，南边我们也掌控了，现在缺一个东北的地方，东北就是黄岩，黄岩我们要控制，南海就是我们家内海了。所以美国现在就说黄岩绝对不行，而且现在美国人越来越觉得中国是玩真的，所以他就急了。美国人原来以为咱们国家要到<text:span text:style-name="T3">2050</text:span>年之后才能真正控制南海，美国战略都是现实主义者，说中国也不是真正爱好和平的，和别的国家一样的，所以只要中国真正成功了，成为超级大国了，一定会把南海变内海，因为美国人相信拥有一个内海是超级大国的标配，所以中国拿南海是迟早的事。<text:span text:style-name="T3"> <text:line-break/><text:line-break/></text:span>美国认为中国要控制南海要到<text:span text:style-name="T3">2050</text:span>年之后，因为他的思路是工业化思维，他觉得要控制南海必须有强大的远洋海军，必须拥有<text:span text:style-name="T3">6</text:span>条核动力航母舰群。第二，美国人深信咱们中国内部问题很多，矛盾重重，他觉得中国迟早像苏联那样。结果没想到中国人现在找到一个新的方法，很土的方法，就是修理地球，习主席突然发现中国人本质上都是农民的后代，修理地球能力无与伦比，历史上修长城，现在我们修海岛。南海也不是很大，岛屿有很多，我把岛都修满了，航母没地方放，那就是我的了，这个方法很土，但是很有效。<text:span text:style-name="T3"> <text:line-break/><text:line-break/></text:span>对于美国来讲，如果南海被中国拿下，成为我们的内海，可能美国的全球领导地位会提前结束。美国人认为如果南海成为我们家内海，中国就控制了印度洋、太平洋两洋贸易的<text:span text:style-name="T3">90%</text:span>，现在印度洋、太平洋贸易是世界上最繁忙的贸易线路，<text:span text:style-name="T3">45%</text:span>的物资贸易在这条线路上。随着中国经济进一步的发展，印度发展，印度洋、太平洋贸易一定会占到全世界的一半以上，最重要的贸易线路就在我们的控制之下。如果我们真控制了南海，世界上最重要的贸易线路<text:span text:style-name="T3">90%</text:span>就在我们的控制之下。这样美国的霸权就危险了，因为美国在远东两个主要的盟友，一个韩国，一个日本，它们都是高度依赖贸易，日本<text:span text:style-name="T3">80%</text:span>的物资是从这里来的，韩国<text:span text:style-name="T3">90%</text:span>从这里来的，所以美国的哼哈二将生命线被我们掐住了，这两个家伙估计就开始怀疑和美国结盟的价值。本来跟着大哥有吃也喝，现在跟着你命都没有了，而且经济上已经出问题了，原来日本是经济上靠美国，安全上也靠美国，现在是经济上靠中国，安全靠美国，现在已经精神分裂了。如果南海我们赢了，很有可能美国的东亚联盟体系就完了，这是美国绝对不能接受的现实。<text:span text:style-name="T3"> <text:line-break/><text:line-break/></text:span>如果南海成了我们家的内海，美国的在印度洋的霸权就少了，因为现在美国在印度洋控制霸权主要是两个，第一，直接控制迪戈加西亚，原来是毛里求斯的，被英国人占领了，又转手给美国。但是这个岛并不大，<text:span text:style-name="T3">130</text:span>多平方公里，这是美国控制印度洋的关键据点；第二，美国有一个第六舰队，在海湾的君主国有几个军事基地，这是美国控制印度洋的两个犄角。原来那边力量不足，碰到危险就从太平洋这边派舰队支援，现在我们控制南海，像日韩基地、澳大利亚基地往那边的支援就切断了，所以它就孤悬海湾。而且美国人认为，我们中国在北印度洋正在搞一个珍珠链战略，泰国、缅甸、孟加拉、斯里兰卡、巴基斯坦<text:span text:style-name="T3">5</text:span>大基地叫珍珠链。如果我们珍珠链搞成了，南海又是我们家的，我们可以分分钟灭美国的迪戈加西亚。如果美国没有印度洋控制权，对中东影响力就没有了，美国的一把手位置就没了。这个是不用打的，和平的就抢过来了，对美国来说是可忍孰不可忍。<text:span text:style-name="T3"> <text:line-break/><text:line-break/></text:span>这是非常新的变化，原来美国人态度很潇洒，他认为你是未来的挑战，他不关心这个，现在发现中国真的要南海以后，他现在急的不得了，所以有了一系列表态，现在美国人真的警觉了，真的准备投入力量了。咱们现在也玩真的了，现在我们的少东家决心重整家业，他视察宁夏讲了一句话，中华民族的能量压抑的太久了，该爆发一下了。我觉得南海可能是一个爆发点，美国知道这个事情事关它的国运，美国从来没有形容过南海是他们的最高国家利益，这是第一次，他真的很严肃看这个问题，咱们国家现在决心也很大，我估计真正的南海危机是<text:span text:style-name="T3">2018</text:span>年，应该是我们主动进攻，我们会在那个时候填黄岩。但是从填黄岩那一天开始到我们完成，将是非常惊险的一段时间，全国人民都得做好准备，这是一个巨大的历史性的冒险。等于是把<text:span text:style-name="T3">2050</text:span>年的中美摊牌提前到了<text:span text:style-name="T3">2020</text:span>年，提前了<text:span text:style-name="T3">30</text:span>年。<text:span text:style-name="T3"> <text:line-break/><text:line-break/></text:span>今年咱们中国的主观设计的外交任务就是办好杭州<text:span text:style-name="T3">G20</text:span>，结果没想到今年很多意外，朝鲜金正恩闹事，我们背后处理，台湾变天我们背后处理，南海热起来我们背后处理。但是中国领导人基本上是由事件推动的，比如每年有一个计划，想办这三件事，但很多时候你最后总结会发现，他最后花力气办的不是他年初想的那三件事，是别的事，因为突然来了事，他就要去处理。南海的情况就是这样，本来他没有想解决，但现在美国闹事，压力来了，那就解决吧。我大胆推算，现在决心要解决了，大概就是<text:span text:style-name="T3">2018</text:span>年填黄岩岛，闯美国的红线。大家要做好准备，有可能每个人的生活都会受到影响。<text:span text:style-name="T3"> <text:line-break/><text:line-break/></text:span>总之，我个人有点担心，我个人认为从现在中美高层表态来讲，我们的立场尖锐对立，大概的冲突时间点是<text:span text:style-name="T3">2018</text:span>年，我们会在某一个点填黄岩岛。我们填的时候，第一，我们会选择时机，是美国手忙脚乱的时候；第二，我估计会准备一点礼物给美国，像朝鲜、伊朗、叙利亚、阿富汗，美国有点关心，但是没有办法，我们给它礼物，我们和它交换。第三，行动坚决，告诉你我准备好了，你跟我打也打不赢。<text:span text:style-name="T3"> <text:line-break/><text:line-break/></text:span>我相信<text:span text:style-name="T3">2018</text:span>年动手的时候，在军事上做好如下的准备：第一，战略威慑力上一大台阶；第二，常规武器对抗。我相信到了<text:span text:style-name="T3">2018</text:span>年动手的时候，中国人们解放军空军可能拥有一定数量的<text:span text:style-name="T3">G20</text:span>，网上的信息，<text:span text:style-name="T3">7</text:span>月份我军已经拿到了<text:span text:style-name="T3">4</text:span>架<text:span text:style-name="T3">G20</text:span>，到了<text:span text:style-name="T3">2018</text:span>年会有一定的数量，确保我们有空中优势。另外我推算，我们填的时候，南沙七岛堡垒化已经做好了，三大机场可以熟练运用，比较资深的军民推算，三大机场可以放<text:span text:style-name="T3">100</text:span>多架重型战斗机，相当于三个核动力航空舰群的打击力。然后三个大岛都配港口，都可以放五六千吨的船，所以可以放一个比较好的驱护舰组成的中型舰队。还有很好的导弹资源体系，所以南沙那时候肯定已经建好了。所以我们动的时候有<text:span text:style-name="T3">G20</text:span>、有南沙，而且我相信，<text:span text:style-name="T3">2018</text:span>年我们动手的时候，一定有双航母舰群。辽宁号今年就可以交军队，可以作战。大连船台上的那一条，看进度应该是年底下水，明年设备装好交海军，海军很快就可以用，因为辽宁号同时训练<text:span text:style-name="T3">3</text:span>套人马。辽宁号就是学校，天天训练，所以那条舰给了海军马上就可以用。据说有一个邪门的中国过程绝技就是浮动岛屿，很多模块化的集装箱弄到一块，变成人工的、浮动的岛屿，几平方公里那么大，上面可以放很多的飞机，这个和双航母配合，作战能力更强。所以我个人推算，我们真正动的时候，美国尽管真急，真想动，但是如果我们准备做的好，可能美国真的没有办法。如果我们时机做的好，有可能黄岩岛的对决最后也是有惊无险，不战而屈人之兵。如果你准备的太好，美国打不赢，第一，它打的决心很难下，因为南沙离美国太远；第二，它还会输，那它还打什么。所以我推算围绕黄岩岛，中美肯定有一次摊牌，如果我们准备的好，我们应该会有胜算。<text:span text:style-name="T3"> <text:line-break/><text:line-break/></text:span>中美的对抗是从我们填黄岩岛那一天开始，如果我们获胜，标志着我们将在南海宣布防空识别区。南海成为我们真正的内海，标志着什么？某一天在我们的劝说之下，越南、菲律宾、文莱、马来西亚这帮兄弟就走了，我们就划定了南沙群岛的领海边界，里面就是内水。从现在的趋势看，我们正在往这个方向走，有可能在习主席<text:span text:style-name="T3">10</text:span>年任期内结束，这是相当了不起的。好的，我们休息<text:span text:style-name="T3">10</text:span>分钟，再接着讲。<text:span text:style-name="T3"> <text:line-break/><text:line-break/></text:span>（休息）<text:span text:style-name="T3"> <text:line-break/><text:line-break/>(2)</text:span>台湾问题<text:span text:style-name="T3"> <text:line-break/><text:line-break/></text:span>金灿荣：下面我们讲另外一个难题，台湾问题，台湾问题的产生有它的必然性，第一是地理决定的。台湾是一个岛，台湾的主题文化是大陆移过去的文化，所以台湾是介于陆权和海权之间的地方。当陆权强盛的时候台湾一定回归祖国，当陆权不强盛一定会跑掉，所以台湾的位置决定它有点水性杨花。台湾跟大陆的分离不是今年开始，有好几次，第一次是荷兰人，葡萄牙人，因为那时候他们去，大陆还没有意识到台湾那么重要，所以荷兰人站在北边，葡萄牙人站在南边，形成了红毛城，大家不觉得这是一个事。一直到后来郑成功退守到台湾，从荷兰人手里抢下来，这时候台湾是第一次分离，第一次回归祖国。<text:span text:style-name="T3"> <text:line-break/><text:line-break/></text:span>第二次是郑成功在南明朝的时候做护国公，台湾还算大陆上的一部分，但是后来清入关灭了南明，入了正统，这时候郑家的存在分离了，后来康熙大帝命令施琅把它收回来，这是台湾第二次回归祖国。<text:span text:style-name="T3"> <text:line-break/><text:line-break/></text:span>第三次是日本工业化，咱们也搞工业化，但没成功，日本借工业化势力在甲午当中把我们打败了，当时实行分脏制，打败你就分赃，根据马关条约就把台湾割给日本，这是第三次分离。<text:span text:style-name="T3">1945</text:span>年因为二战的结果台湾就回归祖国。<text:span text:style-name="T3"> <text:line-break/><text:line-break/></text:span>所以荷兰人，郑家，还有甲午，第四次就是现代，这是国共内战的结果，到现在还没解决，所以这是第一点，台湾的地理决定了它老是分离。第二个原因就是国际结构的原因，冷战，要是没有冷战，美国护着台湾，它也就回来了。第三个原因就是历史原因，国共内战。我们假设四五年以后，按照美国人建议搞联合政府，不内战，台湾也不会分离。第四个原因是文化，近代咱们中国衰败，衰败以后中国人有一段时间不愿意做中国人，觉得中国人很差劲，宁愿做日本人的二等公民也不愿意回中国。今天台湾人的心理还没调过来，咱们大陆正在调整，现在大陆的信心又回来。所以大概是这四个原因，地理、内战、冷战、文化，使得台湾仍然处在分离状况。<text:span text:style-name="T3"> <text:line-break/><text:line-break/></text:span>台湾从<text:span text:style-name="T3">1949</text:span>年分离到现在，有一个转折，在<text:span text:style-name="T3">1996</text:span>年以前，台海之间争治权，双方都认为自己代表整个中国，所以有一段时间双方互以匪徒相称，我们叫他们蒋匪，他们叫我们毛匪，虽然打是亲，骂是爱，骂你的时候他是热爱中国，但<text:span text:style-name="T3">1996</text:span>年是一个转折点，<text:span text:style-name="T3">1996</text:span>年以后变成主权之争，台湾的领导人认为中国是中国，台湾是台湾，我也不争你，你也别争我，于是就形成主权之争，所以性质就变了。到了今年，我个人认为又是一个转折点，今年<text:span text:style-name="T3">1</text:span>月<text:span text:style-name="T3">16</text:span>号的选举出乎我们意料，国民党败了我们知道，但是败了这么惨我们不知道，这次国民党不仅丢了行政权，而且彻底丢了立法权，在选前国民党在立法院有<text:span text:style-name="T3">2/3</text:span>，现在<text:span text:style-name="T3">1/3</text:span>都没有了，地方权力也都丢了，结果岛内支持统一的政治势力边缘化了，台独势力占了主导地位，民进党一党独大，比民进党更加激进的一个党叫时代力量，出人意料的拿到了<text:span text:style-name="T3">5</text:span>个席位，像亲民党才拿到<text:span text:style-name="T3">3</text:span>个席位。非常支持统一的新党一个席位都没有，所以台湾的整个政治生态走向了独立化。今年的选举彻底改变台湾的政治生态，结果非常不好，正在走向独立化。<text:span text:style-name="T3"> <text:line-break/><text:line-break/></text:span>我们这边的态度也比以前强硬，在<text:span text:style-name="T3">1996</text:span>年以前并不关心台湾，只要你不说分家，这种现状就挺好，<text:span text:style-name="T3">1996</text:span>年以后开始分家，我们就采取很多手段压制他，中间找到一个共识，叫<text:span text:style-name="T3">92</text:span>共识。<text:span text:style-name="T3">92</text:span>共识的基本含义是大家都承认只有一个中国，两岸同属一宗，但是表述各异，台湾认为一个中国是中华民国，我们认为是中华人民共和国。但是现在最新的情况，台湾不认<text:span text:style-name="T3">92</text:span>共识，而习主席特别坚决，必须承认<text:span text:style-name="T3">92</text:span>共识，这样才可以跟你继续交往，否则两岸关系的政治基础就没了。就跟南海是一样的，台湾岛内制约台独的力量边缘化，咱们这边的立场比以前更坚定，所以两岸的总态势也是走向冲突。我个人并不主张冲突，我反对冲突，我希望和平解决，台办的主张也是和平解决，所以无论是我个人，还是咱们大陆这边的主观都是想和平解决。但是作为战略分析家、政治学家，我必须承认形势比人强，形势最后决定事态发展，不是主观。现在形势正在走向冲突，我大胆预测，最后台湾是一个四个阶段的走向，第一阶段，观察期，<text:span text:style-name="T3">5</text:span>月<text:span text:style-name="T3">20</text:span>号蔡英文讲话，但是回避了<text:span text:style-name="T3">92</text:span>共识，我们这边也没有说她不合格，也没有说合格，只是未完成的答卷，相当于给她一个机会让她改，所以这个时期叫观察期。我估计有大半年，会到明年，蔡英文本身在这半年也不会闹事，因为她也是刚执政，要巩固权力，我们这边也有足够的耐心，所以这半年是平静的，我把它叫观察期。但是我个人分析，如果到了明年她还不承认<text:span text:style-name="T3">92</text:span>共识的核心，两岸同属一宗，那么性质就变了，我们会进行第二阶段，施压期。<text:span text:style-name="T3"> <text:line-break/><text:line-break/></text:span>过去在马英九时期两岸签了<text:span text:style-name="T3">23</text:span>项两岸协定，基本上我们这边单方面让利，施压期就很简单，因为我单方让利，我可以单方不给你，所以第二阶段是两岸和平的红利就没有了，这个阶段我估计很长，<text:span text:style-name="T3">3</text:span>年，就是给台湾机会让你清醒，我给你说你不听，我施加压力你听不听，如果在这个阶段台湾承认两岸共识就没有问题。但是从现在的情况看，蔡英文的台独意识形态非常坚定。蔡英文和陈水扁不一样，陈水扁出身贫寒，他是靠八面玲珑，四面讨好而上来的，所以灵活性是陈水扁的特点。另外陈水扁的手法很粗糙，他受贿大概是<text:span text:style-name="T3">300</text:span>多亿台币，大部分是现金，而且他的意志不坚定，美国吼一声，他就老实了。蔡英文不一样，出身名门，家财万贯，意志非常坚定。因为出身名门，受到良好教育，她手法非常精致，很难抓到她把柄，但是意识又及其坚定，所以她挺难对付的。<text:span text:style-name="T3"> <text:line-break/><text:line-break/></text:span>考虑到蔡英文的意识形态的坚定性和台湾的政治生态，我个人推算第二个阶段大陆施了压她也不会改，于是进入第三个阶段，对抗。非常可能是在蔡英文第一任期的最后半年对抗，对抗不仅红利没了，而且有一定的经济制裁，在外交上不仅不帮你参加世界七项组织、世界卫生组织，反倒会挖台湾邦交国的墙角，把<text:span text:style-name="T3">22</text:span>个邦交国拿掉一部分，所以这是第三阶段对抗。在对抗阶段就看台湾老百姓清不清醒，如果他们清醒就把蔡英文换了，让国民党回来，我估计就没事了，但是从现在的态势看，国民党这个扶不起的阿斗下一次也没戏，因此还是蔡英文，于是这就危险了，都已经对抗了，还把执政权交给她。我个人认为在蔡英文第二任期的某一个点就走向了第四阶段，冲突。说白了就是武力解决，武力解决对台湾老百姓还是很痛苦的，因为他的意识形态绝对不接受我们，所以我们强压下去，他们非常痛苦，而且过程会流血，主要是台湾人流血。因为按照我的推算最快是<text:span text:style-name="T3">2021</text:span>年，也是蔡英文第二任期，有可能再晚一点，到那个时候我估计我们南海已经搞定了，南海搞定了就相当于包围它。大家去看一下地图，黄岩岛就在台湾的正南方，实际上是包围它，南海我个人估计大概两年可以解决。我知道一个最新的信息，我们的工程又有创新，我们在南沙建岛就是创新，南沙的越南、菲律宾很土，用船从大陆带水泥、钢筋、砖头过去，去了以后垒砖、填沙，台风一吹就没了，等于白干。我们在南沙建岛就是创新，直接在旁边的岛抽海沙，抽完以后送到工地，工地有一个搅拌石把它挤干，然后和一种水泥一搅拌，往海底一沉，现成的地就出来了，质量又好，效率又高，所以中国的创新能力很强。中国的工科男很厉害，就是笨点，不会说。在市场经济时代，美国人讲<text:span text:style-name="T3">20%</text:span>做事，<text:span text:style-name="T3">80%</text:span>吹牛，你要学会做事和自我表扬相结合，否则人家不认识你。中国的创新不是口头，创新是你有特殊的问题，你拿出特殊的解决办法，那就是创新。中国其实是可以的，如果中国有特殊问题，我们工程师拿出特殊的办法解决，那就是创新。<text:span text:style-name="T3"> <text:line-break/><text:line-break/></text:span>还有一个消息，在黄岩和永兴岛之间有中沙环礁，在那还搞一个岛，跟黄岩同时填，为什么？因为黄岩太远了，黄岩离三亚一千三百公里，离永兴一千公里，当然我们在南沙搞了三个机场，那个可以有一点支援，但是也挺远的，所以很有可能在黄岩的西边再搞一个，成为黄岩后面的支撑。<text:span text:style-name="T3"> <text:line-break/><text:line-break/></text:span>回到台湾问题，你想把黄岩建的很大，中沙环礁再搞一个，在台湾南边有一个打击力量，所以我个人估计，如果台湾那边老是笨拙，不抓住机会，走向冲突，对他们可能就是一种悲剧，因为我们解决他们的时候很容易，到<text:span text:style-name="T3">2021</text:span>年、<text:span text:style-name="T3">2022</text:span>年，离现在<text:span text:style-name="T3">5—6</text:span>年，我们的军力发展，再加上南海胜利之威，因为南海很可能在<text:span text:style-name="T3">2020</text:span>年就解决了，从<text:span text:style-name="T3">2018</text:span>年动手，两年可能就搞完了，岛几个月就搞好了，上面的设备一控制，很快就解决了。解决的时候，再去解决台湾，应该技术上比较容易，相信我们动手的时候，军事准备可以做到美日澳联军拿出吃奶的劲往里面冲，想救台湾，冲不进来，我军就上去收拾台军，而且台军大部分人不会反抗。台湾这帮傻子不知道<text:span text:style-name="T3">5</text:span>年以后，美军救不了他，台军保护不了他，其实真正能保护是大陆的民意。<text:span text:style-name="T3">5</text:span>年以后习主席要动手解决台湾，难题是谁？是战士的妈妈不同意，这是他最大的难题，因为现在解放军战士大概<text:span text:style-name="T3">85%</text:span>已经是一胎化的孩子，到了<text:span text:style-name="T3">5</text:span>年以后<text:span text:style-name="T3">90%</text:span>都是一胎化，那些妈妈绝对不愿意自己儿子上战场，所以这个反对是比较重要的。<text:span text:style-name="T3"> <text:line-break/><text:line-break/></text:span>坦白讲习主席要做的是动手的时候我们有压倒性的力量，基本上做到零伤亡，就像美国打利比亚，技术上绝对压倒性，这个可以做到，这是第一点。第二，那些妈妈还是要点头。其实现在一帮台独分子傻乎乎的，拒绝承认大陆，死命的认为大陆落后，用老眼光看大陆，说大陆人上上厕所不关门，或者吃方便面都是奢侈品，其实他们不知道我们都吃出三高了。我去过台湾好几次，有一次待了一个月，回来人就傻了，为什么？台湾的消息都是垃圾消息，完全是一个封闭小岛，信息是很多，但都是垃圾信息。比如说<text:span text:style-name="T3">18</text:span>楼有个人扔一个垃圾袋把一个过路的女人砸伤了，然后就查是哪一家，一天都是这个消息。或者一对情侣开车快撞死了，几个小时都是问悲伤欲绝的父母，问人家痛苦不痛苦，搞得人家都要打记者。所以你待一个月肯定人傻了，外面发生的很多事，比如金融危机，重大的决定人类命运的事件是不知道的，是独特的一种信息封闭，通过给你灌满了垃圾以后，你没有空间、时间来接受有价值的信息，所以他们那边是很奇怪的一种信息生态。虽然美国是自由之家，年年把台湾的新闻自由排第一，但是你在那生活一礼拜就会知道人就是傻子。现在网民的总结是每当跟台独分子对话就感到一种智力的优越感，<text:span text:style-name="T3">“</text:span>一国两智<text:span text:style-name="T3">”</text:span>，一个国家，两种智力，担心回来以后拉低中国人的平均智商，这个挺危险的。最近就有一种说法，因为环球时报和上海社科院有一个网上调查，有<text:span text:style-name="T3">85%</text:span>的人支持武力解决，结果他们就讲大陆哪有什么民意，都是共产党操作的，这非常蠢，以后唯一能保护他们的就是大陆民意，结果竟然说没有，<text:span text:style-name="T3">“No zuo no die”</text:span>，不作死就不会死，我看他们就是在死路上走。不过这就成全我们习老大的第二个心愿，把台湾回归祖国，所以我大胆推算有可能习总结束的时候南海、台海一起解决，这就是真正的中华民族复兴。<text:span text:style-name="T3"> <text:line-break/><text:line-break/></text:span>我估计台海一解决，我们从政治上讲，我们中华民族百年国耻就解决了，国际上其实这两个地方拿下以后，实际上国际上就崇拜你了。现在很多知识分子说你拿了台湾、南海，以后怎么办，人家怕你。但不是这样，他不懂人性，人性很贱的，你对他永远好，他不会喜欢你，男的不坏，女的不爱。政治战略心理学家告诉我们，一个国家要取得领导地位要有三步曲，第一步要有力量；第二步要敢用力量。你一直对大家好，大家说你大度要欺负你，你要偶尔找一个冤大头打一顿，大家说这个人有脾气，像领导。第三步要善用力量，不能乱打。大家说这是老大，美国就是这样，美国有力量，敢用力量，善用力量，所以大家佩服他。老毛有力量，当然偶尔也有力量不足的时候，但是老毛的特点就是脾气大，永远敢用，但是多数时候乱用，所以最后没有得到尊重。我们中国一直攒力量，从来没有用过，我估计南海、台海就是我们用力量。如果用了，而且效果还可以，那么绝大部分东亚国家不是恨你，而是投靠你，都是机会主义者，一看这个老大真厉害，真像老大，于是就投降了，所以中国国际地位会提高。军事上台湾一解决，对我们的封锁就没了，而拿下南海在战略上就是进攻，经济上肯定不用花钱，因为现在台海两方都搞军备，准备打对方，花很多的钱。另外在外交上收买，现在很多非洲国家的领导人每年来中国一次，见习主席就讲一句话，坚决支持一个中国政策，台湾是中国的一部分，然后点钱就回去了。每年都是这样，花<text:span text:style-name="T3">300</text:span>多亿人民币，对中国也不是太大的数，但是很烦人。<text:span text:style-name="T3"> <text:line-break/><text:line-break/></text:span>这是我的推算，就是南海、台海，坦率讲这个事不是我们设计的，年初我们中国外交就是完成一件事，办好<text:span text:style-name="T3">9</text:span>月<text:span text:style-name="T3">4</text:span>号、<text:span text:style-name="T3">5</text:span>号杭州<text:span text:style-name="T3">G20</text:span>峰会，但是外面意想不到的形势变化把这两个事，一个南海、一个台海提上议程，提上议程以后，现在看态势，习主席决定将计就计，既然危来了，我们就转成机了，迎难而上就去干了，顺势就打破战略僵局，这两个敏感问题就讲到这里。<text:span text:style-name="T3"> <text:line-break/><text:line-break/><text:line-break/>(3)</text:span>中美的内部政治走向问题<text:span text:style-name="T3"> <text:line-break/><text:line-break/></text:span>下面讲一下中美内部政治走向问题，中美两国的政治走向都跟以前有点不一样，美国今年选举出现一个引人注目的现象，叫特朗普现象。一个从来从政的地产商击败了<text:span text:style-name="T3">16</text:span>个共和党职业政治家，获得了共和党的提名权，而且讲话乱讲，但是深得民心。后面反映什么？反映美国民粹主义的崛起，美国精英层在美国社会的信誉下降，现在骂华盛顿权势集团成了选举的时髦口号，说华盛顿你们这帮政治精英把国家搞成这个鬼样子，我不信任你们，你们是一帮伪君子，每次都承诺，结果都不兑现，于是找一个真小人看看，所以美国的政治正在走向新的阶段，叫民粹主义。特朗普最后选举输给了希拉里，他也打下了烙印。今天的美国从某种意义上讲是向右翼化转，我们面对的美国跟以前不一样，脾气比较大，不是像以前好打交道。<text:span text:style-name="T3"> <text:line-break/><text:line-break/></text:span>咱们国家的政治也在转向，习主席这套打法跟小平的战略不一样，小平的战略很简单，但很有效，小平<text:span text:style-name="T3">30</text:span>年的治国方针就是内部开放自由度，外部追随美国，非常简单，但非常有效。内部就是摸着石头过河，淹死是自己的事，发财也是自己的事，这一开放自由度中国有几亿精英层是受益的，他们受益以后也带动其他人，国际上追随美国，在美国体系内崛起，受一点委屈，接受美国领导，但是得了实惠，在美国体系内充分利用人家公共产品，闷头发大财，所以小平这<text:span text:style-name="T3">30</text:span>年战略很简单，非常有效。但是现在习主席的战略改了，内部开始给精英层定规矩，因此减少了自由度，国际上开始追赶美国，因此就有矛盾，国内的矛盾就很大，这几亿精英层原来的日子过的挺好，现在都不舒服了。从去年开始我们的政治就变的非常焦灼，习主席就面临全国范围的软抵抗，地方精英、地方政府普遍的不作为，这是普遍的现象。这个挺难办的，人家不反对你，你让他八项规定，他就认真执行，三严三实，学的很好，很认真，没有人反对，但是没有人干事，所有的政策都是空的，于是就有代价，首先就是经济下滑。<text:span text:style-name="T3"> <text:line-break/><text:line-break/></text:span>中国经济崛起的诀窍是什么？有两个引擎，一个是市场，一个是地方政府，地方政府对过去<text:span text:style-name="T3">30</text:span>年发展功不可没，现在至少一个引擎熄火了，你们搞企业的都知道，地方政府都不干活，态度很好，坚决不干。另外就是事故容易产生，原来各级都是很兢兢业业，现在一下班就走，很松懈，松懈一定出事故，这是地方政治精英。经济精英有一部分移民了，留在这里的基本上也是投机，不投资，很少有人投资创造就业。知识精英也是火气很大，主要特点就是骂人，在微信上传谣，讲一些酸溜溜的话，现在是不是这个情况，这就是全国范围的软抵抗。这是<text:span text:style-name="T3">2015</text:span>年开始的，为什么从<text:span text:style-name="T3">2015</text:span>年开始？因为<text:span text:style-name="T3">2013</text:span>、<text:span text:style-name="T3">2014</text:span>年大家都在观察，习主席韬光养晦做的很好，以前觉得是乡村企业家一样，有点看低他，结果上了以后出手又快又恨又准，把大家打晕了。但是从<text:span text:style-name="T3">2015</text:span>年开始，大家觉得这个人很厉害，方向跟老邓，违背我们的利益，于是开始软抵抗，这是国内的软抵抗。国际上已经反击了，因为原来中国追随美国，他挺高兴，现在追赶我就不高兴了，于是他就硬反击。所以美国走向民粹主义和右翼，咱们国家有点偏左的方向走，所以这两个内部政治方向是反的，这对中美关系是不利的。<text:span text:style-name="T3"> <text:line-break/><text:line-break/></text:span>第三方问题，绝大部分周边国家都害怕中国，因为我们是属于大国里面周边环境最复杂的，我们有<text:span text:style-name="T3">20</text:span>个邻国，陆上<text:span text:style-name="T3">14</text:span>个邻国，海上<text:span text:style-name="T3">8</text:span>个邻国，但其中有两个邻国是重叠的，越南和朝鲜即是陆上邻国，又是海上邻国，所以<text:span text:style-name="T3">22</text:span>个拿掉<text:span text:style-name="T3">2</text:span>个就是<text:span text:style-name="T3">20</text:span>个。就算是<text:span text:style-name="T3">20</text:span>个邻国，也是所有大国中邻国最多的，而且人口最多，中国、印度的人口加起来就是全人类的<text:span text:style-name="T3">45%</text:span>，人类的多半在我们的周边，国家多，人口多，也极其复杂，邻国当中有极其强大的国家，战斗民族俄国，有极其弱小的国家，像不丹，又弱又穷，然后很骄傲的宣称他们的幸福指数最高，骗大家去旅游、花钱。他们指数肯定高，因为人傻，那个国家没有电，没有手机，没有电视，傻子都是很幸福的，中国人聪明成这样，怎么可能幸福。文莱也是很弱的。什么宗教都有，什么人种都有，这是中国的特点。还有一个特点，绝大部分的周边邻国都怕我们中国，非常害怕，当习主席很高兴的宣布我们要实现中华民族伟大复兴的时候，绝大多数邻国听的是毛骨悚然，非常害怕，所以他们一定会抱团对付我们，一定拉美国来抵抗我们，正好美国也有对抗的想法，所以这个时候第三方因素就要突出。<text:span text:style-name="T3"> <text:line-break/><text:line-break/></text:span>最后一个问题，新危机的影响，如果按照我前面讲的那样，南海发生提前的中美摊派，台湾也提前解决，这个影响有可能让中美彻底对立。还有一种可能是美国认可中国的领导地位，实现中美共识，两个可能都有，中国在争取第二个可能性。这也不是完全排出，因为美国这个国家我研究很多年，它是标准的商业国家，美国大部分是移民，移民去美国大部分是为了商业目的，就是生活好。所以美国跟一般国家不一样，不像日本，日本有点一根筋，日本认定以后，打不赢你也跟你打，输了就剖腹，有点神经兮兮。美国还是比较正常的国家，美国就是打的赢就打，打不赢交朋友吧。美国比较法制，如果中国不是乱来，我力量大了，我的股份增加了，我要拿这个公司的控制权，我觉得他可以让。所以我是基于对美国这个判断，他的商业性格、实用主义，对程序的尊重，只要中国不是靠欺负人、阴谋诡计，不像日本，日本有一个毛病老是偷袭人家。你跟美国博弈，都是明码告诉他，最后美国输了，也是可以接受的。<text:span text:style-name="T3"> <text:line-break/><text:line-break/></text:span>其实中国现在想跟美国真正的交朋友，习主席提出新型大国关系，就是想跟美国作为伙伴，但是美国不认。新型大国关系有三点，第一点是不冲突、不对抗，不要战争，不要两家直接交手，这个美国完全同意，因为美国也知道中国真发火挺厉害，中美两国都是核大国，都有能力彻底摧毁对方以及对方的朋友圈，所以真打的时候，我肯定怀疑都是他的朋友圈，都往死里打，于是中美一打的结果就是人类没有了，所以第一点不冲突、不对抗，美国完全同意。卡在哪一点？第二点，我们要相互尊重，美国理解是我们中国要平等待遇，于是不同意。当然第三点也卡住了，我们叫合作共赢，美国说合作可以，共赢不行，我要多赚一点，比如股份<text:span text:style-name="T3">50</text:span>比<text:span text:style-name="T3">50</text:span>，但是我要拿<text:span text:style-name="T3">80</text:span>，你拿<text:span text:style-name="T3">20</text:span>，中国就不干了，这不符合规则。<text:span text:style-name="T3"> <text:line-break/><text:line-break/></text:span>总之我认为习主席真的想跟美国交朋友，交平等伙伴，但是美国不认，有点看不起我们，但是我相信南海、台海博弈结束，如果我们赢了，美国会尊重我们。因为美国确实是大家公认的江湖第一高手，跑到少林寺踢馆，结果出来谁都不认识，一个扫地僧和他打成了平手，当然现在还没有动手，他去踢馆，一开始打的很顺，然后出来一个扫地僧把他拦住了，初步交手，扫地僧挺厉害，他有点敬意，但是没有把扫地僧当平等对手，中国就是一个扫地生，还没有得到完全认可。但是台海、南海打完了，很有可能美国真的尊敬你，觉得你真的是对手。反倒有可能交手完了以后，中美就成了共治，至少我期望，而且我们领导人也期望这样，我们这两个博弈最好不流血，解决了之后，真正赢得美国内在的尊敬，然后实现共治，做到这一点对我们都好。<text:span text:style-name="T3"> <text:line-break/><text:line-break/></text:span>下面回到我们原来的主题，中美战略文化和全球战略比较研究<text:span text:style-name="T3">--</text:span>兼论中美关系。这就是比较学术化的东西，我前面讲的都是实质性的东西，下面稍微学术化一点，但是我尽量讲的浅显一点。我非常喜欢一幅对子，是启功老先生的对子，是人生的一种追求境界，每个人都可以做到，<text:span text:style-name="T3">“</text:span>行文简浅显<text:span text:style-name="T3">,</text:span>做事诚平恒<text:span text:style-name="T3">”</text:span>，一定要诚实，不要骗人，也不要骗自己，平和、实在，做事诚平恒。行文浅简显，研究问题不要搞得很深奥，把自己都弄糊涂，浅不是浅薄，而是浅显易懂。我的老师经常跟我们讲，别老背专业术语，你必须用大白话讲复杂的道理，这算你学好了，变成你自己的东西，否则总是背人家发明的东西，那你就没学好。<text:span text:style-name="T3"> <text:line-break/><text:line-break/></text:span>我下面讲的问题是学术性的，但是我尽量用大白话讲。下面比较中美战略文化的异同和内容，现在讲美国，美国作为现代国家，是第一个成文宪法国家。世界上有三个宪政主义国家没有宪法，现在各个国家都有宪法，美国宪法是第一部现代宪法。世界上有三个宪政主义国家没有宪法，英国、新西兰和以色列没有宪法，但是大家公认他们的法制基础非常好，属于宪政主义国家。其他国家都是有宪法，但是得不到尊重，不是说你有宪法就有宪政主义，还是看宪政原则能不能深入人心，能不能得到实践的证明。美国是第一个成为宪法国家，也是有宪政，一般认为美国作为现代国家是一个经典，有英文书把美国表述为古典性的现代国家。美国的文明是西方文明的集大成，可以上溯到希腊、罗马，当然希腊、罗马的西方文明源头后来分成很多西方文明，包括德国、英国、俄国等等，最早都是上溯到希腊、罗马，但是分了很多分支。美国直接继承英国的分支，所以美国文化的核心是<text:span text:style-name="T3">WASP</text:span>文化，<text:span text:style-name="T3">WASP</text:span>文化的中文名称叫盎格鲁撒克逊白人新教徒，所以美国作为现代国家是最早的，有两百多年历史，但是文明上溯三千年，直接从英国来的，文化核心就叫<text:span text:style-name="T3">WASP</text:span>文化。<text:span text:style-name="T3"> <text:line-break/><text:line-break/></text:span>中国作为现代国家是非常年轻的，只是文明非常古老，这两个指标要分开。因为现在中美交往有时候有点误区，我们也这么想，美国也这么想，美国说我们跟中国比太年轻了，其实说的是文明。但是从国家角度来讲，其实我们作为现代国家，我们比美国年轻。为什么？因为<text:span text:style-name="T3">1911</text:span>年以前我们是清王朝，肯定不是现代国家，<text:span text:style-name="T3">1911</text:span>年到<text:span text:style-name="T3">1949</text:span>年，民国<text:span text:style-name="T3">38</text:span>年，我们被一个中等国家日本差点给灭了，也不是现代国家，因为国内是分裂的，国际上被人家打，我们真正作为有独立法人的现代国家，有能力保护自己是从<text:span text:style-name="T3">1949</text:span>年开始，中国的现代国家史是<text:span text:style-name="T3">1949</text:span>年开始的，美国的现代国家史是<text:span text:style-name="T3">1789</text:span>年，乔治华盛顿当总统开始的，比我们早<text:span text:style-name="T3">160</text:span>年，所以大家要把这两个区别开，作为文明我们老，作为现代国家他老，这也是为什么我们在现代化建设当中要继续学习美国的原因。<text:span text:style-name="T3"> <text:line-break/><text:line-break/></text:span>当然文明我们肯定是老的，古代的文明都集中在欧亚大陆，非洲、拉美、澳洲都是没有的。文明是有三个标准，第一是文字，第二是金属工具，第三是城市。文字是非常伟大的事情，有了文字人类的知识就可以传承，比如一个部族没有文字，这个人从他爷爷那里积累了一些知识，然后他传授给孙子，可是万一哪一天下大雨，他孙子淹死了，传承就没有了。如果文字写下来，每个人都可以读，文化就可以传承，所以文字的发现非常伟大，是人类文明第一个起点。第二，金属工具，金属工具的产生很了不起，金属工具是自然界没有的，你要造，而且很难造，要很高的温度才能造出来，所以金属工具是人类文明的第二个硬指标。第三个是城市，社会生活要有分工，这三大指标是进入文明的标志。<text:span text:style-name="T3"> <text:line-break/><text:line-break/></text:span>非洲古代也有王国，像马里王国，罗得西亚王国，他们也有城市，但是跟张择端的《清明上河图》是没法比，可是非洲没有文字，没有金属工具。拉美就好一点，拉美在玛雅那边有非常伟大的城市，玛雅的神庙非常棒，也有文字，但是没有金属，所以按照我刚才讲的三个指标，进入文明阶段的全部在欧亚大陆。欧亚大陆的古典文明有四个，都是独立产生，不依赖别人。第一，苏美尔文明，后来叫巴比伦文明。我们人类最早的文明出现在伊拉克那个地方，两河流域，苏美尔文化，人类最早的城市是一万年左右的苏美尔城市。然后是埃及，然后是南亚的哈拉帕文明，然后是中国。所以这四大文明是独立产生，它们之间不是相互借鉴，为什么没有把希腊放在独立文明，因为希腊的文明是小亚西亚文明，是巴比伦这一支，和埃及文明混合的产物，希腊的神话多数都是山寨来的，不是自己产生的，所以希腊就不算独立的，独立的就这四个，中东、埃及、南亚、东亚。<text:span text:style-name="T3"> <text:line-break/><text:line-break/></text:span>中国文明真的很老，而且非常独立，很了不起。作为文明我们比美国老，但是作为现代国家我们真的比美国老，这也就是为什么我们要去学习美国的理由，因为他建设现代国家就是比你早，他城市化当中遇到的问题是我们刚刚开始遇到，所以要学习他。他已经是<text:span text:style-name="T3">8</text:span>级老工人，我们是<text:span text:style-name="T3">3</text:span>级工，当然我们是属于后发国家当中很优秀的，我们出师了，像非洲、中东、南亚他们永远是协徒，而我们出师了，但是跟美国有差距，这就是中美定位。这是我们首先讲的第一点，作为文明我们比他老，但是作为现代国家他比我们老，所以就算以后我们综合力量超过他，我们仍然有学习他的必要，因为他的技术还要比我们好一点，他经历过很多事是我们还没有经历的。<text:span text:style-name="T3"> <text:line-break/><text:line-break/></text:span>中国跟美国有几个共性，第一个就是规模很大，是超大型国家，严格来讲用大国形容中国都是不科学的，必须用超大型国家形容中国。按照计生委的说法，截止到去年底我们<text:span text:style-name="T3">13.75</text:span>亿人，但是按照中国农业科学院的专家根据我们的食品消耗推算，特别是中国的食盐消耗推荐，我们<text:span text:style-name="T3">14.5</text:span>亿人。<text:span text:style-name="T3">14.5</text:span>亿人是什么概念？包括俄罗斯和两个欧洲，所以这个块头决定我们是超大型国家，大国都不科学。<text:span text:style-name="T3"> <text:line-break/><text:line-break/></text:span>美国也是超大型国家，美国主要是地理大，美国本身跟我们差不多大，我们<text:span text:style-name="T3">960</text:span>万，美国<text:span text:style-name="T3">954</text:span>万，但是现在美国认为他超过我们，因为他说<text:span text:style-name="T3">954</text:span>万一点争议都没有，你这个<text:span text:style-name="T3">960</text:span>万还包括不在你控制下的范围，所以他说你这有点水分，我是实的，总之我们差不多。但是请大家注意，他的北面加拿大是他们家的弟弟，美国和加拿大都是从英国独立出来的，血缘上他们同属一个爹。另外经济上加拿大是美国的第五十一州，加拿大经济是依附美国经济，所以从经济角度来讲美加是一个经济体，政治上分离的，但是经济上、文化上他们是一体的，因此从地缘经济和文化角度，美国是包括加拿大的一个超大国家，两千万平方公里，欧洲整个洲加起来才一千万公里，所以中美第一个特点就是块头大。<text:span text:style-name="T3"> <text:line-break/><text:line-break/></text:span>第二，双方都是文明型国家，现在的国际关系是从欧洲来的，而欧洲的国家叫国民国家，是比较标准的国家形式，就是因为现代化从欧洲起来有关。在现代化以前，其实世界上没有国民国家这个概念，包括欧洲也没有。中世纪的时候，欧洲最标准的形式是什么？一个是帝国，神圣罗马帝国还在，还有就是大量的诸侯，有一些诸侯很小的。比如说奥匈帝国历史上有一个很漂亮的皇后叫茜茜公主，她号称公主，但是她就是村长的女儿，因为他们家有<text:span text:style-name="T3">1241</text:span>个人，她爹号称国王，管<text:span text:style-name="T3">1200</text:span>多人，不是村长是什么，其实她是村长的女儿，但是也号称是公主，因为那个地方是封建制度，分封，给你贵族称号。所以这是欧洲以前的标准形态，有帝国，有大一点的王朝，更多的是小诸侯。像今年我们看到的国民国家，实际上在中世纪是没有的，因为没有国民国家，所以欧洲的领土也是不清楚的，变来变去，王朝之间是联姻的，贵族和贫民分的很快，基本上只能贵族和贵族通婚，茜茜公主能嫁给皇上，尽管是个村长女儿，但是身份是贵族，她就有资格选美，否则真正农民的女儿是嫁不了皇上。<text:span text:style-name="T3"> <text:line-break/><text:line-break/></text:span>在古代的时候，欧洲领土是跑来跑去的，比如我嫁女儿会让她带一块地过去，等到孙子娶孙媳妇的时候又带过来，所以以前的地是变来变去的，因为理论上地是我们家的，随便怎么处理。但是到了近代，资本主义出现了，然后出现国民国家，这个时候土地不属于你们这个王朝，而属于大家，于是就有了边界的概念，有了领土神圣不可侵犯的概念。以前没有国民国家，因为欧洲搞了工业革命就有了国民国家，国民国家由此传播到全世界，成为了主要的现代国家形态。但是现在我要强调，如果要理解中国和美国就要跳出国民国家的中心主义，因为中国和美国不是国民国家，我们是文明国家，像日本、韩国、越南都是国民国家，跟欧洲很相似，但是我们不是，我们是靠文明认同，把大家团结在一起，美国也是靠文明认同。我们认同的核心价值就是儒释道，儒是解决人与人关系，道是解决人与自然的关系，释就是佛家解决内心的欲望冲突，儒释道这种体系挺好，是分工的，各解决各的问题，儒家学好了，一般比较善于处理人际关系，道学好了，心里跟自然协调，释就是让你内心平静。当然儒释道后面文明的根是《易经》，易就是天本，是中华文化真正的精髓所在。<text:span text:style-name="T3"> <text:line-break/><text:line-break/></text:span>美国建国主要不是靠血缘，像日本人、韩国人、越南人都是靠血缘，而我们靠文化，美国也是靠文化。美国的文化就是<text:span text:style-name="T3">WASP</text:span>文化，这个有时候被解释为美国精神，有时候把它抽象出来叫个人主义、法制、有限政府、司法独立等等。总之大家一定要清楚，中美都是超大型国家，所以用一般类型国家来理解中美都可能不对。<text:span text:style-name="T3"> <text:line-break/><text:line-break/>2013</text:span>年我参加过第二届柏林创新论坛，这个论坛是一天半的时间，最后一节是德国国防部长去讲话，德国国防部长看到下面有中国代表团、美国代表团，跟欧洲观众讲我们欧洲跟中国、美国比较，一定要清楚的认识到，欧洲是两类国家组成的，一类是小国家，一类是不知道自己是小国家的国家。所以这是一个特点，我们是超大国，超大就复杂，中国的治理比一般国家复杂。中国这个国家<text:span text:style-name="T3">14.15</text:span>亿人，而且每个人都聪明的不得了，<text:span text:style-name="T3">60</text:span>年代曾经兴盛过一段时间，行为科学叫<text:span text:style-name="T3">IQ</text:span>测试，就是智商测试，后来被认为违反政治政策就不搞了，但是那<text:span text:style-name="T3">10</text:span>年大概有不同的团队设计了<text:span text:style-name="T3">300</text:span>多种测试方案，结果是一模一样，诸多民族中最聪明的是中国人和犹太人，<text:span text:style-name="T3">300</text:span>种的结论是一样的。第二类聪明的是北欧国家，然后是其他的国家，但是还有一个结论是一样，撒哈拉以南非洲兄弟就是最笨，但是后来因为政治就不许搞了。<text:span text:style-name="T3"> <text:line-break/><text:line-break/></text:span>回到今天的话题，中国文化的本质和美国很相似，都是个人主义，日本人是真正的集体主义者，中国人本质上都是个人主义，绝不接受等级，心都很大。所以中国人的火气永远都很大，每个人都觉得自己怀才不遇，靠贬低别人，维持自己的重要性。坦率的讲，多数人是无才可遇，你就没才，你接受这个命就不服。从陈胜吴广开始就不服了，王侯将相宁有种乎。<text:span text:style-name="T3"> <text:line-break/><text:line-break/></text:span>总之大家记住两点，第一，物理上这两个国家都是超大型；第二，性质上这两个国家跟一般国家不一样，他们是国民国家，我们是文明国家，我们是靠文明认同起来的。我们的核心是儒释道，也就是易学，年纪到一定程度以后大家可以读读易，易就是天书。还有美国跟基督教有关的盎格鲁撒克逊白人新教徒，记住这两点，我的推理就好办了。我们上午就到这里。<text:span text:style-name="T3"> <text:line-break/><text:line-break/></text:span>主持人：非常感谢金灿荣教授，我们上午的课程到此结束！<text:span text:style-name="T3"> <text:line-break/><text:line-break/><text:line-break/><text:line-break/></text:span>时间：<text:span text:style-name="T3">2016</text:span>年<text:span text:style-name="T3">7</text:span>月<text:span text:style-name="T3">23</text:span>日<text:span text:style-name="T3"><text:s/></text:span>下午：<text:span text:style-name="T3">14</text:span>：<text:span text:style-name="T3">00 <text:line-break/><text:line-break/></text:span>金灿荣：我们接着讲，上午我们讲了一点中美之间的共性，超大型，文明型，都是<text:span text:style-name="T3">peoplefirst</text:span>（以人为本），我们有一种东西叫民本主义，孟子就说<text:span text:style-name="T3">“</text:span>民为贵，社稷次之，君为轻。<text:span text:style-name="T3">”</text:span>这就是民本主义。中国共产党的执政理念就是为人民服务，这非常重要，美国是民主主义，都是很好的理念。两个国家都很自信，中国人混的再惨，文化上也很自信，中国人被人打的时候在文化上都很自信，美国人更是如此。犹太人在全世界基本上都是独立存在下来，但是犹太人到了中国就不见了。宋代的时候有一群人来到开封，叫开封犹太人，后来他们还接收了皇上的赐姓，其中混的最好的得到了赵姓，他们家有个后代就是赵紫阳。犹太人到了任何地方别人都排斥他们，因为他们自己也是有点封闭，于是排斥他们，他们就抱团，然后存在下来。但是犹太人到了中国以后，谁也不在意他们的身份，到了后代他们也不在意，之后就找不着了，这是非常罕见的文化现象。美国也是一样，犹太人在美国生活的很舒服，因为这两个国家挺宽容的。我们在政治上比较专制，不宽容，但是文化上是非常宽容。<text:span text:style-name="T3"> <text:line-break/><text:line-break/></text:span>还有就是实用主义，美国人把实用主义当做国家哲学，中国人的实用主义是与生俱来的，是骨子里的。我们中国人拜的一个神都是有用的，没用就不要。还有世俗主义，中国是世俗主义国家，世俗主义就是现代化的本质，所以我们中国文化就有现代化。另外就是物质主义，中国人赶时髦，什么东西时髦就买什么，这就是物质主义。还有我上午讲的，中国人本质上都是个人主义者，美国人是公开承认，中国人是隐讳的承认，所以每个中国人都很难管，都非常自负，瞧不起人，每个人都觉得自己怀才不遇，尽管大多数人是无才可遇。另外就是平等主义，中国人非常讲平等。总之他们在性格上很相似。<text:span text:style-name="T3"> <text:line-break/><text:line-break/></text:span>当然也有差异，美国是个移民社会，商业主义占上风，然后就是法治、精神比较突出，对政府挺怀疑，所以他们坚持有限政府。美国对外是比较扩张主义，美国跟俄罗斯很难好起来，因为他们俩都是扩张主义者，扩张主义者在西方有一个形容词叫弥赛亚主义。弥赛亚就是救世主，大家如果读《圣经》就会看到这个词，耶稣就是弥赛亚，美国、俄国都是自己是弥赛亚主义，他们的逻辑就会导致扩张主义，他说我最好，你们必须听我的，不听我就打你，枪杆子里面出民主。中国不会这样，中国以后混的再好也是这样，说我很好，你爱学不学，我才懒的费劲打你。所以这就是中美的区别，前面心里是一样，都很牛，都觉得自己最好，但是第二点不同，美国说我好，你必须学我。中国说我好，你爱学不学。<text:span text:style-name="T3"> <text:line-break/><text:line-break/></text:span>我们的主体民族非常稳定，从黄帝时代开始就很稳定，我们在文化学上叫黄河文明一元论。如果大家读一读最新的考古学的证据，其实中国的产生非常复杂，我们实际上是多文明源头的国家。中华大地有人说<text:span text:style-name="T3">6</text:span>个，多的是<text:span text:style-name="T3">11</text:span>个独立的文明起源，包括华南地区是有独立的起源，像天水伏羲后代，红山文化，蒙古东边辽宁，其实跟中原文化不一样，非常独立。三星堆也跟中原文化不一样，其实中国文化的来源很复杂。但是最后起源黄河中游那一支文化占了主导地位，所以多源头，但是最后是由这一支一统天下，所以叫黄河文明一元论。依托这种文化形成一种主体民族叫汉族，非常稳定。这一点跟美国不太一样，美国因为移民，最早是英国人的后裔占主导地位，后面就少了。现在实际上美国白人当中，最大的移民后裔是德国人后裔，不是英国人后裔，但是我们很稳定，这一点跟他们不一样，他们的民族构成比我们复杂。<text:span text:style-name="T3"> <text:line-break/><text:line-break/></text:span>第二，义利兼顾观，他绝对商业至上，但是我们会特别强调义利兼顾。还有我们没有西方意义上的法治，我们认知性比较强。另外相对有限政府，我们绝对是政府主导性的国家，政府作用始终是很大的。外交上我们是防守型国家，中国外交一直强调后发制人，很少主动进攻。但是中国也有恐怖的地方，中国一旦决定进攻，中国就没完没了要打好几百年。周边国家不喜欢我们，因为他们的历史记忆跟我们不一样，我们总是说我们一向热爱和平，我们记忆都是别人打我们，但是周边国家的记忆都是我们打他们。真正的事实在两者之间，工业化以前我们是农业文明，现在人类的文明就两个，一个农业，一个工业，在农业时代还有一些依附性的文明，比如说游牧、渔猎、山林等等，但是农业文明最有代表性，是第一文明。<text:span text:style-name="T3"> <text:line-break/><text:line-break/></text:span>现在是第二文明工业，在工业化以前，我们文明都在欧亚大陆，别的地方没有，欧亚大陆的历史从战争的角度来说，基本上是北方游牧征服南方农耕的历史，绝大部分都是这样。不是因为北方游牧生产力发达，他生产力是落后的，但是军事上有优势，他有骑兵。在机关枪出现之前是骑兵角色，谁有骑兵谁老大，当机关枪出现了，骑兵的战争使命就结束了，当西方人带着火炮和机关枪来到东方的时候骑兵是没有用的，在平原上我这<text:span text:style-name="T3">100</text:span>挺机关枪，你那一万个骑兵，那一万个骑兵就是一堆肉，没有意义的。但是在机关枪出现以前，骑兵就是决胜者，游牧民族先天有这个优势，只要在北方出现一个优秀的领导人，能够把零散的草原部落集合起来，变成<text:span text:style-name="T3">20</text:span>万人的部落，这样就有<text:span text:style-name="T3">10</text:span>万男性，就有<text:span text:style-name="T3">5</text:span>万骑兵，足以征服南方上千万人的农业帝国，这在军事上没有问题。基于这样的军事优势，所以整个工业化以前的欧亚大陆史，就是北方游牧征服南方农耕的历史。绝大部分南方农耕民族遇到北方威胁，基本上就是一个选择，就是投降。<text:span text:style-name="T3"> <text:line-break/><text:line-break/></text:span>印度在南亚次大陆是最典型，南亚次大陆的历史是只要在阿富汗出现一个骑马的民族，所有南亚次大陆的各个王国准备好迎接新的皇上，想都不想，成为习惯了。所以当<text:span text:style-name="T3">1913</text:span>年东印度公司很少的一点人到了南亚，<text:span text:style-name="T3">584</text:span>个当地的小王国都准备投降，非常简单。中亚、西亚、北非、欧洲的小部落基本上都是这个态度，第一选择就是投降。但是有一些比较优秀的南方农耕民族，他们就开始想办法，一个办法是修长城，长城可以把很多小规模的游牧入侵挡住。我们修了长城，波斯人修了，就是今天的伊朗，然后就是罗马帝国修了，然后就是英国人修了，英国有一条叫哈德良长城，但是我们修长城是无与伦比，我们最长，他们全部加起来还只是我们一个零头，但是只要修了长城，他们的主体民族相对保存的比较完整。没有罗马帝国修的长城，像西欧的主体德国、法国、意大利就保存不下来。有哈德良长城，英国的独立性就非常好，盎格鲁撒克逊。所以这是第二招，除了投降，就是修长城。<text:span text:style-name="T3"> <text:line-break/><text:line-break/></text:span>第三招只有我们中国玩过，其他所有人都没有玩过，那是什么？就是倾全国之力组织一支专业骑兵跟你对打，从赵武灵王开始，他学习胡服骑射，组织专业的骑兵跟你对打，一开始真打不赢，后来就改革跟人家对打。然后就是秦皇，蒙恬将军。最引人注意的是汉武帝，当然后来还有唐太宗李世民，还有武则天，然后就是朱元璋，朱元璋组织徐达那一支大军北伐，如果没有他们的内战，就是叔叔燕王把侄子建文帝赶走，徐达这支大军很可能把蒙古民族彻底灭了，那时候势头非常蒙，所向无敌。后来因为叔侄打架，他就回来了，蒙古族就获救了。其中最引人瞩目是汉武帝，汉武帝提拔了两个人，一个是卫青，一个霍去病，这两个人组织的专业骑兵让北方民族吃尽了苦头，特别是霍去病那一支部队，全部都是烈士子弟，都是爸妈被杀了，他收养了他们，然后训练他们作战，训练了十几年以后，这帮家伙全部成了职业杀手。其实游牧民族不是他比你坏，而是生存条件恶劣，往往游牧入侵南方都是北方出现了大旱，没有吃的，所以就跑过来了。所以不是总是作战，相对一般的农民，他有作战优势，但是面对霍去病这样一帮职业杀手，他就弱势了。跟霍去病打，就相当于<text:span text:style-name="T3">NBA</text:span>职业球星和街头篮球爱好者比赛是一样的，所以结果很惨。霍去病四次塞外，有一次他的部队一次杀掉了<text:span text:style-name="T3">39</text:span>万人，这在古代生产力极其落后的情况下，上百万平方公里没有人了，很恐怖的。<text:span text:style-name="T3"> <text:line-break/><text:line-break/></text:span>所以我们的记忆都是你们老打我，其实人家的记忆是中国人很厉害，跟中国作对的民族，最后的结果不是亡国的问题，是灭种族的问题，把人彻底搞没了。匈奴是伟大的民族，纵横百万里，上下两千年，非常伟大，结果到汉武帝以后，这个民族就没有了，在人类历史找不着了。高句丽原来是纵横东北，很厉害的民族，跟唐朝交手以后，人彻底没有了。突厥人原来在东北也是横行霸道，后来跑到土耳其，去了就欺负中东人，建立了奥斯曼土耳其帝国。我们的记忆跟人家的记忆不一样，所以周边国家都不喜欢我们，人家要抱团对付我们，拉美国对付我们，绝对正常，所以我们要在这个条件下理解我们的外部环境。当然我讲这一段并不是对我的判断有所修正，中国是一个标准的农耕民族，农耕民族的特点是保家卫国，一般不主动进攻。所以我们的基调还是防守型，包括今天我们的国防政策也是防守，这就跟美俄不一样。这就是一些我理解的共性和差异。<text:span text:style-name="T3"> <text:line-break/><text:line-break/></text:span>下面讲文化的基因差异。中美战略文化差异的根本还是原来的文明基础不一样，美国文化上溯到希腊、罗马，希腊、罗马文化本质上是古代农业当中很奇怪的文化，是以商业为目的的农业文化。如果你去希腊看看，你会知道这个地方没有办法进行大规模的生产，希腊主要是丘陵，土地很贫瘠，不存在大规模的种植小麦、大米，没有这个地理条件。但是另外一个条件特别好，港口很好，所以这种地理环境就决定希腊以商业为导向的农业，也是农业，种植比较高价值的经济作物，橄榄油，葡萄酒，然后去卖。所以希腊的地理决定它以商业为向导的文明。因为是商业文明，因此就出现了一些制度安排，因为它的基本性质是商业，商业需要资本，因此在商业文明里面一定会产生制度安排。家庭制度安排就是长子继承权，不能财富分散，就给一个儿子，一般给长子。那时候古代人的孩子比较多，下面几个孩子怎么办，于是发展第二个文化，就是殖民文化。于是希腊几十个国家的人就跑到小亚西亚去，到那里建了<text:span text:style-name="T3">100</text:span>多个城邦。希腊本身就五六十个，可是跑到那里建了<text:span text:style-name="T3">100</text:span>多个，就是因为殖民文化，所以很多城邦之间是亲戚。特洛伊的城就是希腊人建的，小王子帕里斯跑去看叔叔婶婶，顺便把他们家表妹拐跑了，之后引起了特洛伊战争，这是他们历史的基本情况，长子继承权一定带来殖民文化。<text:span text:style-name="T3"> <text:line-break/><text:line-break/></text:span>因为商业，于是就发展出交换，交换一定是字母文字，因为字母文字简单，容易学，像我们这种复杂的象形文字，全世界老文明当中唯一的非字母文字就是我们的，所以中文是最难学的文字。但是他们一般在游牧，还有海洋，到处做生意，一定是字母文化，便于沟通。海洋和游牧导致了生活不确定，因此一定会发展成一神教，因为命运太不确定了，所以虚拟世界一定要确定。对这种商业体系的人来说，他的一生到处经商，见的人都是陌生的人，所以一定要契约。我们两个人不认识，但是我要做生意，我要契约，按手印，两边的社会必须尊重按着手印的契约，在这个基础上一定会发展出法治。另外就是对城邦国家来说，商业是它的命脉，因此自由贸易是生命的原则，跟我们农耕社会不一样，我们古代自给自足，跟你关系不错我们就做贸易，我不喜欢你我就不做了。所以英国人跑过来跟我们做自由贸易的时候，中国人不喜欢就不做，英国人说你不做就是要我的命，我就会打你，于是就鸦片战争，鸦片战争后面实际上有某种文明价值观冲突在里面，除了利益还有文明价值观。<text:span text:style-name="T3"> <text:line-break/><text:line-break/></text:span>然后就是我们中国，我们中国是最标准的农耕文化。工业化以前，农耕文化最简单，依附农耕文化的有山林、渔猎、游牧、半农半牧等等，但是农业是最标准的，而中国是最标准的农耕文化。我们研究现代化的一个朋友提出一个观点，他认为西方是独特的，而东方是普世的。为什么？绝大部分工业化以前的社会是典型的农耕社会，而中国就是其中一个，而希腊以商业为导向的农业非常独特。这是他的一个观点。<text:span text:style-name="T3"> <text:line-break/><text:line-break/></text:span>西方文化有一个优点，因为总是航海，必须要特别科学，所以发展出比较精确的测量，于是就有几何学，后来就发展成科学。西方最可贵的地方就是科学思维，其他都不一定比我们强，但是这个东西最好。其实跟他们的生活方式有关，因为到处要航海，去贸易，这个时候必须讲科学，否则就会死掉，不能凭经验。<text:span text:style-name="T3"> <text:line-break/><text:line-break/></text:span>再讲讲中国，中国是标准的农耕文化，对农耕文化来说，最重要的是什么？获取农耕的最主要的生产资源就是土地，土地旁边最好有淡水，有水源的土地就是最重要的。所以咱们这里打仗，或者发生血腥屠杀，最主要的是抢土地和抢水源，所以这是农耕文化的第一特点。把土地抢到以后，第二个就要有人，光有土地没有人不行，于是它的文化强调要生孩子，不孝有三，无后为大。有了孩子以后不能跑，孩子跑了也不行，所以父母在不远游。有了地，有了人，人也待着了，人待在一起就闹事，于是就发展出德治文化，德治文化会导致平均，所以中国的家产就一定是按照儿子平均分配，维持家庭稳定。特别强调祖先崇拜、家族忠诚，于是就发展出德治，德治的特点就是人各守本位，于是就有了君君臣臣、父父子子、三纲五常，这是必然的，特别崇尚耕读传家这种传统。<text:span text:style-name="T3"> <text:line-break/><text:line-break/></text:span>还有一些在西方人看来很滑稽的事，对于中国人来说，有一种古代的刑法可以代替死刑，叫做流放三千里，把你跟你爸妈分开，死了以后成为孤魂野鬼，不能住在爸妈旁边，对于中国人来说那个惩罚是严厉的，对中国人来说流放三千里是非常残酷的刑法，对于西方人来说那是公费旅游。所以这是要理解中美战略文化的第一切入点，美国文化上溯到希腊罗马，而希腊罗马最核心的特点就是商业文明。我们上溯到五千年皇帝，最核心的就是农耕文明，商业文明一定导致法治，农耕文明一定导致德治，谈不上好坏，只是当地的习惯，生存方式就决定了。我们中国提倡法治，不是像有些知识分子讲的那样，因为西方国家搞法治，所以我们要搞法治，这个理由不充分。其实道理在这，我们离开了农耕，我们农耕还在，包括农业现在都是工业化的农业。我们旱灾的时候用电来抽水，这种农业就叫工业化的农业。农业比例越来越小，大部分就往城里跑，我们生活方式变了，原来我们生活在一个稳定的社区，几百年都挤在一起，所以在村里面排行老六、老八很清楚。现在到城里来了，见的人都不认识，城里人本质上叫孤独的人群，看上去很热闹，喝酒、唱<text:span text:style-name="T3">K</text:span>，其实人与人的心很远。两个人住对面，住了五年不知道对方是干什么的，这个时候你的交易还要进行，于是需要契约，需要法治。大家要从这个角度理解法治的需求。<text:span text:style-name="T3"> <text:line-break/><text:line-break/></text:span>第二，社会性质不同，西方是一神教社会，我们是世俗社会，但凡是农耕和游牧，因为命运太无常了，所以一定要信一个大神，在无限的不确定当中找到一个非常确定的有限性，否则无法安身立命，所以一定是有神的一神教文明。美国就是一神教文明的典范，美国人的宗教感很强，宗教感给他们带来很多很奇怪的想法，美国人认为自己是命定的，是上帝的特殊选民。中国是世俗社会，我们古代当然也有迷信，但是我们国家基本的性格还是世俗社会。孔子说<text:span text:style-name="T3">“</text:span>不知生，焉知死<text:span text:style-name="T3">”</text:span>，<text:span text:style-name="T3">“</text:span>子不语怪力乱神<text:span text:style-name="T3">”</text:span>，反正那个东西太悬乎，我们就把这一辈子过好就行了。世俗性影响了我们的根本，我有一个观察，这个观察最早从钱穆先生那里来的，钱穆是国学大师，他去世之后，他的弟子编了一本书《人生十论》，这本书仅次于他的《国史大纲》。<text:span text:style-name="T3"> <text:line-break/><text:line-break/></text:span>《人生十论》第一篇中讲到我们欧亚大陆的文明就三个，环地中海文明圈、南亚文明圈、东亚文明圈，环地中海文明圈在宗教学上叫亚伯拉罕系宗教，都是一神教，先是犹太教，然后是基督教，然后是伊斯兰教，这帮老兄很逗，都信一个神，但是神的名字不一样，犹太教信仰雅威，基督教信仰上帝，伊斯兰教信仰真主，其实是一个神，只不过认识的面相不一样，都认为我是真的，你是假的，但是都认为他们是亚伯拉罕的后代，伊斯兰教叫易朴拉欣，就是基督教里面的亚伯拉罕，是同样一个神话人物。因为他们都是环在地中海，所以我们叫环地中海文明，也叫亚伯拉罕系宗教。这支一神教带来一种文化后果，他们的文化是往前看。南亚文明圈是多神教，有<text:span text:style-name="T3">3.6</text:span>亿个神，到哪里都有一个神管着你，所以是循环的。一个神管<text:span text:style-name="T3">60</text:span>年，所以一个人一辈子不是<text:span text:style-name="T3">60</text:span>年，是<text:span text:style-name="T3">3.6</text:span>亿个<text:span text:style-name="T3">60</text:span>年。印度人脾气好，不是脾气真好，是因为宗教告诉你这辈子吃亏，你可以下辈子欺负他，所以是往后看的。只有中国这个地方是看现在的，因为我就一辈子，你欺负我，我一定要报复，否则来不及了。这是三大文明，有三个特点，一神教往前看，多神教往后看，无神教看现在。<text:span text:style-name="T3"> <text:line-break/><text:line-break/></text:span>历史记忆，中美两国的历史非常不同，美国建国历史<text:span text:style-name="T3">200</text:span>多年，一直很顺，美国天性比较乐观，他的爱国主义是基于自信，很多别的爱国主义是基于历史的悲情。中国不一样，中国的记忆是艰难复兴，复兴是专门形容中国历史，别的国家一般不用这个词，因为一神教文明有一个特点，王朝不断的更替，更替以后就回不来了，人彻底变了。比如你兴盛，之后衰老，衰老以后人就找不着了，换了一部分人，不像中国还是这部分人，起起落落。印度是从来没有兴，所以谈不上复兴，永远灿烂，但是不辉煌，想法都没有，所以南亚文明永远是平平庸庸的，那边的西方文明像火一样，很辉煌，然后没了，中国不一样，辉煌一下烂一下，老在复兴，所以复兴是我们很特殊的历史现象。<text:span text:style-name="T3"> <text:line-break/><text:line-break/></text:span>美国非常强调的例外论，美国就觉得我是例外的，跟一般人类不一样，我比你们高级。命定论，<text:span text:style-name="T3">1845</text:span>年美国有一位学者写过一篇文章《命定》，美国要领导世界，是上帝赋予我们的使命。另外就是普世论，美国有一个理念，己所欲要施于人，你喜欢，别人也会喜欢，要施于人，带来这种政策就是追求全世界的美国化。中国也有例外论，中国人内心也是觉得比别人强。第二个也是命定论，天命所归是大国，中国人也有这种命定论，但是我们没有普世论，因为我们信奉的是己所不欲，勿施于人，所以我们外交上最崇尚的是周公旦，孔子最崇拜的人就是周公旦，周公旦留下的名言叫<text:span text:style-name="T3">“</text:span>远人不服<text:span text:style-name="T3">,</text:span>修文德以来之。<text:span text:style-name="T3">”</text:span>这是咱们崇尚的境界。<text:span text:style-name="T3"> <text:line-break/><text:line-break/></text:span>下面讲讲全球战略的比较，美国的全球战略就是维持老大地位，任何国家和国家集团挑战美国老大的地位，美国一定会整他。有段时间美国防欧盟，他觉得欧盟团结起来不得了，他就整欧盟，特别是欧盟推出欧元之后。又有一段时间他又防范俄罗斯的复兴，但是<text:span text:style-name="T3">2010</text:span>年以后，美国认为唯一的对手是中国，<text:span text:style-name="T3">2010</text:span>年我们的<text:span text:style-name="T3">GDP</text:span>超过日本，世界第二，最重要是制造业总量超过美国，世界第一。我们今天的文明是工业文明，工业文明的基础就是制造业，有强大的制造业一定有强大的军事，有强大的军事你才有资格<text:span text:style-name="T3">PK</text:span>世界领导权，所以美国历史上一直盯着他对手的制造业。<text:span text:style-name="T3">20</text:span>世纪美国经历过三个对手，德国、苏联、日本，美国都盯他们的制造业，只要制造业达到我的<text:span text:style-name="T3">70%</text:span>，美国就会本能的进行全民总动员整他，把他整倒。<text:span text:style-name="T3">2010</text:span>年我们中国的制造业超过美国，所以美国战略家后悔莫及，他们内部有讨论怎么一不小心让中国超过了。他们有几个结论，第一，美国自己的错误，美国自己去工业化，美国原来也是搞铁路，八十年代以后，美国就是高科技加金融，去工业化，还有一个美国骄傲了，看不起人犯的错误。还有一个是怪中国韬光养晦，不让我看。另外怪本拉登，<text:span text:style-name="T3">2010</text:span>年我本来盯住中国，结果本拉登从后面一板砖把我砸晕了，给中国赢得<text:span text:style-name="T3">10</text:span>年时间。<text:span text:style-name="T3"> <text:line-break/><text:line-break/></text:span>还有一个结论是中国太复杂，纽约时报驻北京的记者，在中国待了<text:span text:style-name="T3">7</text:span>年，最后走的时候总结了一个段子，中国是什么国家？中国是新闻记者的天堂，统计学家的恶梦。为什么？中国很大，<text:span text:style-name="T3">14</text:span>亿人，发展不均衡，有前现代，有些地方打老婆，不喜欢女孩；有现代，拼命赚钱；还有后现代，同性恋都有。所以中国很复杂，世界上的什么问题中国都会有，所以作为新闻记者在中国坐在家里天天都有新闻，一卖就有钱，新闻记者的天堂。统计学家的恶梦，中国这个国家太复杂，所有的数据都是不对的，上帝看了都会哭，最后还怪中国的知识分子，天天跟美国人说中国人不行，确实不行，就把美国人给忽悠了。<text:span text:style-name="T3">2010</text:span>年按照汇率<text:span text:style-name="T3">GDP</text:span>超过日本，至少也超过美国，从这一天开始美国左右两党就认定，世界上只有中国有可能取代我做一把手，其他国家没戏，日本已经被美国整下去，欧盟已经乱成一团，俄罗斯也一直被美国看不起。我们中国有一帮网民很崇拜普京，说普京是男人中的男人，但是美国人看不起普京，俄罗斯，他们认为俄国是一个拥有核武器的沙特阿拉伯。这个国家就是靠资源，不会玩市场经济，而美国玩市场经济最棒。对普京本人评价也不高，我们评价他是男人中的男人，在美国战略家眼里普京是《水浒传》中的牛二，打一般老百姓很厉害，真正碰到江湖中的高手青面兽杨志一刀就解决问题。<text:span text:style-name="T3"> <text:line-break/><text:line-break/></text:span>美国真的怕中国，因为美国是经济至上，商业文明，就看经济，所以他认为俄国没有任何经济发展的能力，市场不会玩，就是资源，资源总是有卖完的一天，或者资源因为创新不要哪一天，所以俄国是前途的。美国说自己玩市场玩的很好，但是他怕中国，因为中国有两个动力，一个市场玩的也不错，玩的比美国好。我们还有一个地方政府，实际上地方政府都是企业，他一个引擎，我们两个引擎，谁厉害？肯定是我们厉害。所以如果跟美国人聊深，他其实对中国挺恐惧的，而且他看不懂你，也无法影响你，所以美国不知道该怎么对付中国。他可以影响俄罗斯，因为他们都是基督教国家，他们有一些语言是相通的，可以影响他，但影响不了中国，他们讲上帝，但是我们有玉皇大帝，所以美国看着中国很头疼。反正<text:span text:style-name="T3">2010</text:span>年美国认定中国可以取代我，日本、欧洲、俄罗斯都没戏，只有中国，就盯着我们。这样我们就有一点难受，单位的一把手存心要整你，你暂时还调不走，你得多难受。所以美国的总目标就是永远维持老大，谁挑战就整谁。<text:span text:style-name="T3"> <text:line-break/><text:line-break/></text:span>中国现在目标很清楚，就是民族复兴，民族复兴就是孙中山先生<text:span text:style-name="T3">100</text:span>年前提的超英赶美。孙先生在<text:span text:style-name="T3">1917</text:span>年身体不好，让他的秘书汪精卫去编文集，<text:span text:style-name="T3">1917</text:span>年开始编，<text:span text:style-name="T3">1919</text:span>年出版，《建国方略》，这是孙先生的文集。在文集里面孙先生明确提出我们中国民族的复兴就是超英赶美，超英实现了，剩下就是赶美。我认为这就是习主席的目标。美国人知道这个，还问过习主席民族复兴是什么意思，习主席说民族复兴就是人们生活水平提高，幸福感提高。<text:span text:style-name="T3"> <text:line-break/><text:line-break/></text:span>大家以后也不用直接跟美国人说超英赶美，其实官方有一个标准答案，叫实现两个百年目标。这是十八大定的民族复兴目标，<text:span text:style-name="T3">2021</text:span>年中共<text:span text:style-name="T3">100</text:span>年的时候全面小康，全国人均要过一万美元，广州已经实现了，全国差一点，但是再过五六年应该可以，这是第一步。第二步是<text:span text:style-name="T3">2049</text:span>年共和国<text:span text:style-name="T3">100</text:span>年的时候人均要三万美元，进出发达国家俱乐部，这应该是标准答案。以后老外问你什么是民族复兴，你就用双百年来回答。但是我相信对习总来说民族复兴就是超英赶美，就是做一把手。<text:span text:style-name="T3"> <text:line-break/><text:line-break/></text:span>我个人有一个跟生活相关的民族复兴指标，民族复兴体现在三件事情上面，第一、中国人的护照全世界免签，这是硬指标，拿个中国护照想走就走。第二，人民币国际化，人民币接受程度跟美国差不多，甚至超过美元，出去不用带现金，带个银联卡就行了。第三，汉语国际化，这个最困难，中国汉字最难学，除非有特别大的利益人家才学，否则真没有必要学。如果要实现第三个应该有前提，中国的技术应该是世界最好的，世界上最好的技术都在我们中国，任何国家要想产业升级就要学中文，要想保卫自己，提高国防安全要学技术，就学我们。还有工业革命发生在我们家，我们技术最好，人家就会本能的来学你。另外就是国际地位很高，世界组织都是你掌握的，谁讲中文谁能优先提拔。其实汉语国际化很难，但是如果中国能做到这两点，我的国际地位很高，影响你的前途，我的技术很高，人家来学你，这个时候人家就会来学你，就可以实现汉语国际化，这样就是民族复兴。<text:span text:style-name="T3"> <text:line-break/><text:line-break/></text:span>下面讲讲现代国家发展的一些共性，一个现代国家的产生有三步曲，第一步要确保自己能活下去，生存，生存稳定了要发展，要赚钱，赚到一定程度要寻求尊严。美国就是这样，美国<text:span text:style-name="T3">1776</text:span>年宣布独立，英国就打他，他就跟英国对打，勉强赢得了独立，然后英国发动了第二次英美战争，从<text:span text:style-name="T3">1776</text:span>年到<text:span text:style-name="T3">1814</text:span>年，第二次英美战争结束，<text:span text:style-name="T3">40</text:span>年时间，美国就是寻求生存。<text:span text:style-name="T3">1815</text:span>年，第二次英美战争结束，英国彻底尊重美国独立性，<text:span text:style-name="T3">1815</text:span>年到<text:span text:style-name="T3">1898</text:span>年大半个世纪，北美大陆就发展经济，到<text:span text:style-name="T3">1898</text:span>年美西战争，打西班牙，那就进入第三阶段，通过显示实力，获得世界尊重，所以美国的发展就是这三步曲。到了<text:span text:style-name="T3">1945</text:span>年以后美国进入第四个阶段，追求霸权，这不是一般国家可以玩，因为我现在讲的是一般现代国家的三步曲，生存、发展、尊严。但是超级大国像中国、美国，其实有第四阶段，在世界上要主导，一般国家没有第四个阶段。美国从宣布独立，到第二次英美战争获胜寻求生存，然后发展，然后通过打西班牙，获得国际尊重。<text:span text:style-name="T3"> <text:line-break/><text:line-break/>1898</text:span>年美国打西班牙是非常没有道理的事情，西班牙当时是一个帝国，有很多殖民地，包括菲律宾，包括古巴，美国跑到古巴煽动<text:span text:style-name="T3">NGO</text:span>闹事，西班牙派帝国军队去镇压，之后美军没有受到邀请就派了一个军舰缅因号过去，待着也不走，待了将近一个月，有一天晚上缅因号突然爆炸了，爆炸以后美国说是你们做的，让对方道歉、赔偿。当时西班牙帝国的外交部长说了一句话，我们要调查以后才能下结论，还没有调查怎么说是我们干的，没准是不是事故。就因为这么一句很客观的话，美国就让他下台，然后西班牙就让他下台，外交部长就解释，解释以后首相也有责任，也要解释，于是首相就辞职，要赔钱，马上就赔钱，实际上西班牙做到了所有能忍受的屈辱，但是没有用，美国当时的总统麦金利说经过与上帝的交流，他命令我还是开战吧。<text:span text:style-name="T3">1978</text:span>年美国海军终于承认是操作不当造成军舰爆炸事故，跟西班牙一点关系都没有。美国是这么过来的，先生存，然后发展，然后求尊严，最后加了求霸权，但是一般的国家就这三个阶段，没有第四个阶段。<text:span text:style-name="T3"><text:line-break/><text:line-break/></text:span>新中国是现代国家的起点，<text:span text:style-name="T3">1911</text:span>年以前我们不是现代国家，我们是王朝，<text:span text:style-name="T3">1911</text:span>年到<text:span text:style-name="T3">1949</text:span>年我们不是正常的现代国家，内部不统一。<text:span text:style-name="T3">1937</text:span>年日本全面侵华，所谓的中央政府只能从五个省拿到税收，江苏、浙江、福建、安徽和江西，超出这五个省，一分钱也拿不到，包括广东，广东在那个时候的财政完全独立，西藏十三世达赖也是独立，咱们毛泽东在这个时候已经搞一国两制。所以老蒋在那个时候挺惨的，名义上是元首，实际上管不了。这也是<text:span text:style-name="T3">1937</text:span>年日本人打我们的原因，因为我们内部分裂。所以老蒋管的中华民国不是标准意义上的现代国家，真正的现代国家是<text:span text:style-name="T3">1949</text:span>年以后的国家，因为<text:span text:style-name="T3">1949</text:span>年以后我们可以大陆主体完整的统一起来。<text:span text:style-name="T3"> <text:line-break/><text:line-break/></text:span>从<text:span text:style-name="T3">1949</text:span>年新的国家产生到现在，我们认为我们经历了两步曲，生存和发展。毛泽东是解决新中国活下去的问题，当时新中国外部有像美国这种国家要颠覆我们，内部老蒋要反攻，所以有生存问题。第二，国民党特务在香港国泰航空的飞机上放了一个炸弹，炸周总理，后来周总理因为有会没有去，但周总理的秘书还有随从的记者死了几十人，所以那时候新中国的是有问题的。外面就是要打仗，里面就是要镇压，所以毛泽东是解决新中国生存问题，邓小平解决发展，因为到毛泽东去世的时候生存问题肯定解决了，所以这个时间就可以发展。现在习主席要解决尊严的问题，尊严问题解决完了，我们学美国进入第四阶段，但是那是我们下一代的事，我们这一代跟美国取得平等地位，下一代的任务就把美国也管起来，但是前提是我们这一代要干好。<text:span text:style-name="T3"> <text:line-break/><text:line-break/></text:span>网上还有一个说法，毛泽东解决新中国挨打的问题，邓小平解决挨饿的问题，习主席解决挨骂的问题，其实跟我这个完全对应。因为有两弹一星，原子弹、氢弹、导弹、核潜艇、卫星都有了，他刚上来的时候，还有国家琢磨要打新中国，他去世的时候没有任何国家想打你，都是担心你别打我，所以毛泽东在解决挨打的问题上肯定解决的很好。老邓解决挨饿的问题肯定没有问题，一开始改革开放，我们都是发粮票，女同志能吃的饱，男同事都吃不饱，现在很多人都吃出三高了，所以他们俩解决这两个问题挺好的，习主席想解决挨骂的问题，不知道能不能解决好。<text:span text:style-name="T3"> <text:line-break/><text:line-break/></text:span>中美两国能够涉及全球战略，因为有基础，目前有全球战略的就是两个国家，一个是中国，一个是美国，中国是非常新的，美国一直有，美国在冷战的时候就有全球战略，但是那种战略目标是跟苏联叫竞争霸权，冷战结束以后，美国开始控制全球，真正的全球战略是冷战以后，就是<text:span text:style-name="T3">1991</text:span>年到现在，<text:span text:style-name="T3">25</text:span>年。美国学者把美国全球战略战定义为蝴蝶战略。头和心脏是北美，身子是南美，加起来就是南北美洲，两个翅膀，一个是罩着亚洲，一个罩着欧洲。因为美国是工业基地，人类有三个工业基地，西欧、北美、东亚，美国自己是工业基地，再把剩下两个工业基地东亚、西欧罩着就行了，然后爪子再把中东控制一下，这就是美国现在的全球战略。但是里面有一个漏洞，非洲不怎么管。习主席上来以后提出中国历史上第一个全球战略，中国历来认为自己是一个地区国家，习主席上来以后第一次把中国定义为全球大国，于是就有了全球战略。习主席的全球战略是两个支柱，一个是一带一路，以陆地为主往西看，希望用物理的方式，铁路部、公路、油管、气管、光缆、港口、交通枢纽、机场等等，用物理方式把东亚、西亚、非洲、欧洲互联互通，搞成一个经济体。还有一个支柱是往东看，叫亚太自贸区，这是<text:span text:style-name="T3">2014</text:span>年<text:span text:style-name="T3">11</text:span>月<text:span text:style-name="T3">APEC</text:span>会议宣言里面提出的，我们以后要推进整个亚太的自贸区。一个是准备用贸易的方法和相适应的法律制度安排把南北美洲和澳洲跟我们连在一起，一个实一点，一个虚一点，陆上实一点，海洋虚一点，这两个东西加起来就是习主席的全球战略。<text:span text:style-name="T3"> <text:line-break/><text:line-break/></text:span>当今世界有全球战略的只有两家，其他都没有，美国是蝴蝶战略，中国是亚支柱战略。为什么这两家能玩？第一，超大规模，我们规模大，资源多；第二，帝国历史，中国还是有帝国历史，中国人内心总是觉得自己是大国，混的再不好也是大国。美国这一百多年横扫天下，他的帝国心理很强。第三，工业能力，两个国家工业能力都非常强，现在美国弱一点，但曾经非常强。<text:span text:style-name="T3"> <text:line-break/><text:line-break/></text:span>下面有一个基本事实，这只是我个人认为，我们过去<text:span text:style-name="T3">100</text:span>年对中国本身的认识都是错的，全世界都错了，首先是中国人错，引导其他外国人错，错的源头就是追溯到<text:span text:style-name="T3">100</text:span>年前的五四先贤那一代。中学的时候大家都读过鲁迅的课文，因为鲁迅是标准的五四先贤，五四先贤这帮人作为个人我很尊敬，他们人格很伟大，能力非常强，学识很渊博，真的把他们当老师，但是我现在的态度是吾爱吾师，但是吾更爱真理，我认为他们对中国的判断是彻底错误，一直误导我们到今天。五四先贤分成左派、中派和右派，左派就是陈独秀、李大钊、鲁迅，右派就是戴季陶、陈立夫、陈果夫，中间派就是胡适之，现在小清新都喜欢讲胡适之的鸡汤语言，其实胡适之的智力比鲁迅差远了，但是小清新都喜欢他。五四先贤最后分派了，但是他们的前提是一模一样，所有的五四先贤都认定中国文化不行，中国人搞不了现代化。<text:span text:style-name="T3"> <text:line-break/><text:line-break/></text:span>鲁迅的成名作叫《狂人日记》，《狂人日记》中说中国两千年的历史是吃人的历史，因为西方人说我们历史只有两千人，他们都认定我们只有两千年，前面的历史都是假的，都是神话，不是历史，现在考古学家彻底推翻他们，中国可信的历史一定是五千年，但是那帮家伙彻底被西方打晕了，西方说你只有两千年，你就说只有两千年，而且还说是两千年的内容是吃人的历史，然后下了共同的结论，必须打倒孔家店。打倒以后怎么办？引进德先生和赛先生，我描述的这一段是不是所有五四先贤的共识。他们后来怎么分？怎么引进德先生、赛先生，于是就开始闹矛盾，左派说不光英美的引进，苏俄也要引进。右派说苏俄那个野蛮人怎么能引进，绝对不行，然后就开始闹别扭，所以他们后来是在如何引进，如何打倒上分开，但是要打中华文化，引进西方文化这一点完全一致。但是恰恰这一点他们彻底错了，因为事实胜于雄辩，实践是检验真理的唯一标准，事实证明，中华文化是非常适合现代化，不是一般的适合，是非常适合。<text:span text:style-name="T3"> <text:line-break/><text:line-break/></text:span>这么多人类的古文明当中，只有两个文明是适合现代化，一个是西方的新教，一个是中华文化，没有第三家，再好的理论，再好的文言文，与事实不符合，一定是你错了，不是事实错了，事实是上帝所在，不可能错，一定是你的理论错了。今天你们就可以百度，所有权威的国际经济机构都会告诉你，工业文明的核心制造业<text:span text:style-name="T3">90%</text:span>集中在三个地区，东亚、西欧、北美，这些数据是一模一样的。在这三个后面就是两个文明，因为西欧的工业中心是德国，德国是新教的发源地，北美是美国，美国的文化核心就是盎格鲁撒克逊白人新教徒，他们两个工业文明是一个文明，新教。东亚文化当然就是中国文化。<text:span text:style-name="T3"> <text:line-break/><text:line-break/></text:span>以后你们有机会去欧洲，欧洲不统一，欧洲分三大块，北欧、南欧、东欧，北欧人是日耳曼人，是标准的白人，金发碧眼的人很多。南欧人是拉丁人，拉丁人的个子不高，跟中国人差不多，但比较黑，人种学叫暗白人。东欧是斯拉夫人，是北欧人种和亚洲人种混血的产物，一定要知道欧洲是多元的，北欧、南欧、东欧人种不一样，关键是文明不一样。北欧是新教地区，是经过改革的基督教，南欧是老基督教，叫天主教，东欧是东正教。你们去了以后会发现，真正能搞工业的就是北欧的新教地区，以德国为中心，再加<text:span text:style-name="T3">9</text:span>个小国家，荷兰、比利时、卢森堡，再加一个瑞士，然后就是真正的北极圈里面的国家，芬兰、瑞典、挪威、冰岛和丹麦，一大九小，加起来就一亿多人，像冰岛<text:span text:style-name="T3">32</text:span>万人，卢森堡<text:span text:style-name="T3">24</text:span>万人，<text:span text:style-name="T3">24</text:span>万人在中国相当于居委会主任，所以南欧的经济不行。<text:span text:style-name="T3"> <text:line-break/><text:line-break/></text:span>这几年欧洲很多国家有债务，我们把他们称之为笨猪五国，笨猪五国都是天主教国家，除了希腊，希腊是东正教国家，其实都是天主教国家。东正教国家像塞尔维亚，经济是一塌糊涂，根本不行。所以不是欧洲都行，只是新教行，为什么新教行？因为新教进行了改革，老宗教敌视财富，耶稣讲你们富人要进天堂，相当于骆驼穿针眼，根本没戏。怎么进去？有人就骗你，教皇是上帝的管家，他管收门票，所以你交税，他帮你买票。东正教更土，仇视财富，所以他们都搞不好经济。新教改革了，新教是一个德国人叫马丁路德，他说上帝爱我们每一个人，所以上帝根本不需要卖票，上帝直接管我们。这一点跟佛家一样，佛家说我佛即我心，我心即我佛，你心里有佛，你就是佛。这跟新教一样，上帝直接关注我们每一个人，你以为上帝像你一样，没本事，上帝本事很大，每个人都知道。教皇就是黄牛党，不需要中介，直接接触上帝，但是上帝也不是乱选你进天堂，你必须做出成绩，给上帝增添荣耀就可以，这里面包括传教、征服也都可以。对于一般人来讲让上帝选你非常简单，上帝喜不喜欢你就看你赚多少钱，所以宗教对财富的压力就变成对财富的创造力。这个时候资本主义就起来了，德国有个很伟大的社会学家叫马克斯<text:span text:style-name="T3">·</text:span>韦伯，写了一本名著叫《新教伦理与资本主义》，就论证了这个重要改变。总的结论大家要清楚，不是西方都强，西方是这一支能搞现代化。<text:span text:style-name="T3"><text:line-break/><text:line-break/></text:span>非西方只有我们中华文化能搞现代化，非洲肯定不行，怎么教都教不会。中东那帮傻子活回到中世纪，不许女孩子上学、工作，还不许上街。你到阿联酋，白天看不到女孩子，只有晚上六点以后可以在商场看到当地女孩，但是只能看到一对眼睛，其他全部包其他了，因为他们的规矩只有丈夫、父亲或者儿子带着才能逛商场，自己不能出去，那是违法的，所以那帮兄弟正在回到中世纪。剩下就是南亚，就是巴基斯坦、印度，这个地方的社会结构是前现代的，不具备自我工业化能力。上个礼拜巴基斯坦出了一个悲剧，一个<text:span text:style-name="T3">24</text:span>岁很漂亮的巴基斯坦女孩成了网红，年轻人很喜欢，但是她的家族愤怒了，她弟弟把她杀了，这是荣誉谋杀。<text:span text:style-name="T3"> <text:line-break/><text:line-break/></text:span>去年<text:span text:style-name="T3">4</text:span>月，在印度新德里的商业中心又发生一个惨案，一个小伙子竟然大白天提着女孩子的头穿过<text:span text:style-name="T3">CBD</text:span>到警察局自首，这个女孩是他的妹妹。这个人的家族是高种姓婆罗门，但家里很穷，他妹妹经过努力考上好大学，到<text:span text:style-name="T3">CBD</text:span>找了很不错的工作，但是公司的老板是低种姓的人，但是很棒，开了这家公司，非常成功。这个女孩跟老板相爱了，本来是一个很好的事，但是她家族坚决反对，女孩不听，结果她哥跑到办公室把未来妹夫杀了，把妹妹的头给砍，而且估计让世界知道，所以大白天就在街上走，这就叫为了维护家族荣誉。这个社会是不是原始社会，说白了就是前现代社会，种姓制度法律上消除了，实际上没有消除，所以这个社会不具备自我工业的能力，印度现在全部的工业设备都是外来的，不是自己创造的，所以印度也没戏了。<text:span text:style-name="T3"> <text:line-break/><text:line-break/></text:span>所以排出了三个，非洲、中东、印度，然后是南太，就是南太平洋那帮人肯定没戏，剩下就是拉美，拉美的精英层很谦虚，拉美给人类现代化的贡献就是提供各种各样的教训，什么贡献都没有。所以就是我们可以，只要中华文化的后代，都是现代化的优秀学生。日本在文化上就是我们家的养子，<text:span text:style-name="T3">646</text:span>年大化改新，日本才有第一个王朝，在那个之前日本岛上都是很野蛮的部落，很落后。所以日本历史比我们晚了很多，我们公元前<text:span text:style-name="T3">22</text:span>世纪夏朝，他公元后<text:span text:style-name="T3">7</text:span>世纪中叶才进入王朝，比我们晚了将近<text:span text:style-name="T3">3000</text:span>年。而且有史料证明，帮助京都这个部落成为王朝的<text:span text:style-name="T3">45%</text:span>的功臣，最早的名字都是汉人的名字，都是隋唐之际天下打乱，跑过去的一帮汉人，是文官、武士帮他们建立的，后来他们成为日本功臣以后就改了日本名。<text:span text:style-name="T3"> <text:line-break/><text:line-break/></text:span>日本历史是很短的一个民族，他们一成立，天皇政府就从朝鲜半岛引进五经博士，这不是儒家的东西，所以他是我们家的养子。至于说四小龙，就是我们家的孩子，但是四小龙在我们家的地位比较低，属于厨子、马夫、看门的那些人，也是不太忠诚的一帮人。但是反过来想我们家一帮看家护院的去打天下，三分天下有其一，挺厉害的，现在我们亲自动手是什么概念？大概全世界<text:span text:style-name="T3">212</text:span>个经济体，有完全的工业化能力的不到<text:span text:style-name="T3">20</text:span>个，四五个儒家国家，十几个新教国家，不超过<text:span text:style-name="T3">20</text:span>个，<text:span text:style-name="T3">1/10</text:span>都不到，非常了不得。在不到<text:span text:style-name="T3">20</text:span>个国家当中，中国的块头是最快的，所以工业化的巅峰是在中国，不是在美国。英国引领世界进入第一个工业化的时期是一千万人，美国引领了第二个工业化是<text:span text:style-name="T3">1</text:span>亿人，今天中国是<text:span text:style-name="T3">10</text:span>亿人，大家可以想象最后爆发的能量是什么，确实很伟大，而且我们正在见证这个东西。人类历史上<text:span text:style-name="T3">10</text:span>亿人的工业化就在这里发生，以后不会再有，因为以后有一个会超过我们，那就是印度，印度唯一能超过我们的就是人口。但是因为我的总判断是印度不具备自我工业化能力，所以不会再有<text:span text:style-name="T3">10</text:span>亿人的工业化。<text:span text:style-name="T3"> <text:line-break/><text:line-break/></text:span>现在网上很喜欢讲印度有可能超过中国，西方总是说龙象之争，就是中印之争，印度会赢，印度有三大优势，第一，印度懂英文；第二，印度有民主；第三，印度人口多。这三大都不成立，因为英文是一个重要的因素，但是不那么重要，日本公认英文不好。一战以后，中国和日本都到巴黎去巴黎和会，咱们发言的是顾维钧，是法学和商学双博士，一口漂亮的英文讲完下面都鼓掌。日本发言人的地位比较高，讲完以后没有任何反应，为什么？大家听不懂，因为那是美国大使主持，他很尴尬，上去跟日本发言人握手说你的日文讲的非常像英文。所以日本英文不好是大家公认的事实，但是日本工业化的技术很好。津巴布韦也是英属殖民地，津巴布韦的英文比印度好，但是津巴布韦的经济很差，津巴布韦创造了一个人类通货膨胀史的奇迹，现在已经没有自己的货币，用别的货币，包括用人民币，有<text:span text:style-name="T3">5</text:span>种货币。因为津巴布韦币彻底破产，废除以前一块美元等于当地的货币<text:span text:style-name="T3">3000</text:span>万亿。所以英文不好的日本干的挺好，英文好的津巴布韦干的这么烂，英文不是必要的。另外印度的英文好也是相对的，印度精英层的英语非常好，但是印度的老百姓很多还是不会讲英文。这是现在西方讲印度超过中国第一个理由不成立。<text:span text:style-name="T3"> <text:line-break/><text:line-break/></text:span>第二个理由，印度有民主，因此前景比我们好，这也不对。从英国的历史来讲，先有工业化，有大机器生产，原来在工业化以前，都是一家一户的生产，所以英文叫工厂，你做这个，你做这个，各家承包。但是瓦特发明蒸汽机以后，生产跑到一个集中的地方，这个时候出现另外一个工厂，人就开始离开乡村，到大的工厂去了，人聚集到一定程度就出现城市化。人离开了固定的乡村到了城市，这个时候没有保护，就要求参与政府管理，就有了民主化。民主化一开始乱来，人多欺负人少，没有规矩，于是就要法制化，所以英国的历史是工业化、城市化、民主化、法制化。印度还没有工业化，还没有城市化就民主化了，所以是一个负担，不是一个正面的东西。唯一说印度超过我们的就是印度人口多，年轻人口多，但是这个能不能转成优势是有一个前提，印度能不能把新出生的优秀年轻人变成优秀劳动力，这个概念不一样。从经济学角度来讲，普通的年轻人变成优秀的劳动力有三个条件，第一，这个人有工作的欲望；第二，你要有功能的技能，现代化很复杂，会搬砖就能搞现代化；第三，要有工作的纪律，现代化是生产效率不断增进的过程，增进是两个技术路径，一个是科学创新提高效率，还有一个科学分工提高效率。为什么要不断的改进管理？因为管理会带来科学分工提高效率，但是科学分工要求参加分工的人要守纪律，所以这三个东西是优秀劳动力的关键，工作愿望，工作技巧，工作纪律。<text:span text:style-name="T3"> <text:line-break/><text:line-break/></text:span>不是每个国家的年轻人都能做到，我现在很肯定的讲，只要儒家的后代都是优秀的劳动力。儒家的后代有什么特点？家族感特别强，小宝宝一出生，小姨，二姨、三姨天天来看他，其实是给他施加压力，小孩子围绕在大人的期待当中，我们对他的期待当中，望女成凤，望子成龙，做点好事就表扬，做点坏事就训他，小孩子从小就非常强，中国小孩子从小就会当班干部，那就是工作愿望。第二就是工作技巧，中国特别重视教育，受中国影响，所有东亚文化的年轻父母都是重视教育，像越南、韩国、日本，只要是好学区房都贵的不得了，年轻父母都是没有休息，周六上午英语，下午美术，后天上午钢琴、数学，都是一个德行，每个一个例外。在中华文明以外，同样重视教育的只有一个民族就是犹太人，所以我们的孩子就算再笨，数学还可以。你去美国碰到黑人给他<text:span text:style-name="T3">100</text:span>块钱，让他找<text:span text:style-name="T3">79</text:span>块钱，他肯定晕了，他一定用计算机。最后是工作纪律，虽然是中国人本质上是个人主义者，但是中国人还是接受权威。你们有机会去中东、非洲、拉美，年轻人很多，但是你看年轻人的眼神不对，眼神是茫然的，不知道这一辈子要干什么，也都不好好上学，笨的要死，上一半就辍学了，而且脾气很大，所以导致的后果，全世界是资本过剩的世界，可是资本就不到他们那里。资本到哪里？首先是发达国家，美欧日，然后就是东亚。资本是没有意识形态的束缚，政治家、学者都有意识形态，资本往哪跑，哪个地方就适合经济发展，为什么资本在三个发达国家和东亚？因为条件好，所以印度这些问题解决不好，他以后有麻烦，不断新出生的年轻人如果不能变成优秀劳动力，是一个负担，而不是财富。<text:span text:style-name="T3"> <text:line-break/><text:line-break/></text:span>我们中华文化的表现到今天为止，我们是适合现代化，因此五四先贤那一代对我们的判断是错误的，但是这个错误阴错阳差，学术判断是错误的，但政治效果可能是好的。为什么好？第一，大家骂中国文化，要改变，于是共产党革命，有了新中国。我认为新中国的成立是中国工业化必要一步，是对的，民国那一套搞不了工业化，共产党可以搞。所以一个错误的结论导出一场正确的运动，这就是历史吊诡。还有一个原因，因为对中国真的看不起，误导了全世界，人家真的小看了我们，给我们发展的空间。历史很有意思，上帝是一个智慧，非常人所及。好的，这就是关于中美战略比较的几个比较关键的方面，我们休息<text:span text:style-name="T3">10</text:span>分钟再回来。<text:span text:style-name="T3"> <text:line-break/><text:line-break/><text:line-break/><text:line-break/></text:span>（休息）<text:span text:style-name="T3"> <text:line-break/><text:line-break/><text:line-break/><text:line-break/></text:span>金灿荣：好的，下面讲一下我的理论，叫做现代化三部曲，这个没有人提过，供大家分享。截止到现在，现代化最完整的版本就是西方，所谓现代化就是工业化，工业化就是从西方来的，所以他们是最完整的。从<text:span text:style-name="T3">500</text:span>多年前，<text:span text:style-name="T3">1492</text:span>年西方大航海到现在都是西方主导天下的历史，西方进入大航海实际上是军事失败的产物，西方是商业文明，商业文明特别注重贸易，所以西方人对丝绸之路非常依赖。中国其实不是那么喜欢丝绸之路，但是他们特别依赖，所以丝绸之路稍微远一点，我们中国商人其实不去的，主要是他们在那里接力。<text:span text:style-name="T3"> <text:line-break/><text:line-break/></text:span>到了<text:span text:style-name="T3">15</text:span>世纪末奥斯曼土耳其帝国兴起，把丝绸之路断了，断了以后西方很难受，因为他靠贸易，可是贸易断了，断了以后他们就想办法到东方去，于是他们从三个方面寻找新的线路，一个是往北，一个是往西，一个是往南，因为东边就断了，往北就向北极走，失败了，没有成功，往南往西都成功了，往南就是到了澳门，葡萄牙人这条线路走通了，往西就是哥伦布发现新大陆。发现新大陆，南北美洲，后来又发现了澳洲，然后就占领殖民了，殖民以后发现一个问题，没有人，占的地盘很大，人不够，西方人不知道怎么办，生孩子生不过中国人。中国在宋朝的时候人口统计，占全人类的<text:span text:style-name="T3">1/3</text:span>，很厉害，我们今天连<text:span text:style-name="T3">1/5</text:span>都不到，很对不起祖先。西方人遇到问题，占的底盘很大，但是没有人，于是就发展大机器生产，所以西方进入现代化有偶然性，这是哈佛大学已故的社会学家丹尼尔贝尔晚年时候的一个结论。<text:span text:style-name="T3"> <text:line-break/><text:line-break/></text:span>阴错阳差，因为军事失败于是发现新航路，因为发现新航路人不够，于是大机器生产，于是就工业化。工业化过程中先要进行社会改造，如果整个社会抵御工业化，它不行了，于是进行社会改造。所以西方工业化成功的一个重要前提就是社会改造，社会改造简称三个<text:span text:style-name="T3">R</text:span>，第一个就是<text:span text:style-name="T3">Renaissance</text:span>（启蒙运动）；第二个叫<text:span text:style-name="T3">Reformation</text:span>（宗教改革）；第三个叫<text:span text:style-name="T3">Revolution</text:span>（革命）。第一个<text:span text:style-name="T3">Renaissance</text:span>就是把上帝为中心变成人为中心，<text:span text:style-name="T3">Renaissance</text:span>以前所有的西方人说我这一辈子的价值就是给上帝恢复荣耀，<text:span text:style-name="T3">Renaissance</text:span>之后告诉大家我这一辈子的价值就是把这辈子活好。<text:span text:style-name="T3">Reformation</text:span>就是上帝归上帝，凯撒归凯撒，上帝不要干预我世俗的事情。<text:span text:style-name="T3">Revolution</text:span>就是把社会结构搞的适合现代化。因为在<text:span text:style-name="T3">Revolution</text:span>法国大革命以前社会是分等级的，你有很好的产品，只允许卖给有特权的人，一般人不行，这不符合大机器生产，大机器生产就是要把产品卖给每一个人，利润最大化。所以西方<text:span text:style-name="T3">300</text:span>年的时间完成这三个<text:span text:style-name="T3">R</text:span>，<text:span text:style-name="T3">Renaissance</text:span>，<text:span text:style-name="T3">Reformation</text:span>，<text:span text:style-name="T3">Revolution</text:span>。<text:span text:style-name="T3"> <text:line-break/><text:line-break/></text:span>等这些准备好了，大机器也有了，于是开始第二个阶段工业化，于是就导致城市占主导地位的现代社会。等到工业化成功，城市化成功，就把体系扩展到全世界，就是全球化，这就是我理解过去<text:span text:style-name="T3">500</text:span>年以西方为标本的现代化三部曲。我们也有我们的<text:span text:style-name="T3">Renaissance</text:span>，就是一系列的引进西方西学，批判传统文化。批判传统文化结论是错的，但是过程是有价值的，因为传统文化当中还是有一些糟粕，需要剔除一些。<text:span text:style-name="T3">Reformation</text:span>就是把中国传统的封建礼教给打松一点，因为在以前妇权、夫权很厉害。还有一个<text:span text:style-name="T3">Revolution</text:span>，就是毛泽东革命，毛泽东革命就是精英层打掉，毛泽东革命的结果就是妇女地位很高，中国妇女在世界上的地位非常高。中国三个<text:span text:style-name="T3">R</text:span>的任务都已经完成，日本其实没有完成，然后就有了工业化，我们的工业化是可以的，新中国每<text:span text:style-name="T3">30</text:span>年的工业化的成绩是欧洲<text:span text:style-name="T3">100</text:span>年的成绩。未来如果中国混到世界第一，有可能中国模式就会渗透到全球化的内容当中。<text:span text:style-name="T3"> <text:line-break/><text:line-break/></text:span>总之以西方为标本现代化是有三部曲，把我们的经验跟它对照，我认为在非西方社会当中我们是比较完整的同样经历了三阶段，只不过中国走的痛苦一点。世界上成功的现代化国家，会经历一些革命，我认为近代<text:span text:style-name="T3">500</text:span>年有四大革命，一个是英国光荣革命，光荣革命就是把一些传统的东西弄掉，搞出现代宪政。然后是大革命，大革命是以美国革命为第一，然后是法国大革命，然后苏联革命，然后是毛泽东革命。然后是改革，英国光荣革命我把它归到改革那一类，因为它没有像法国那样大规模的革命，而是上层权力结构调整，改革是英国改革，明治维新是改革，德国是改革的，建构了德国模式，叫做福利资本主义。然后是邓小平改革，成功的这些国家要么革命，要么改革，但是中国是例外，中国是先革命再改革，就是中国太大了，太复杂，所以要两部曲，人家一部就完成了，我们要两部曲。所以我们的社会改造困难一点，但是我们做了，这给以后我们的工业基础打下了很好的条件。<text:span text:style-name="T3"> <text:line-break/><text:line-break/></text:span>因此，今天中国工业我认为比大家想象的要好，今天中国的工业，中国制造业现在有几个东西可以拿出来吹牛，第一，中国制造业的规模肯定是人类历史上最大的，<text:span text:style-name="T3">2010</text:span>年我们超过美国，制造业第一，到了<text:span text:style-name="T3">2015</text:span>年我们是美国制造业的<text:span text:style-name="T3">150%</text:span>，去年我们的制造业是美日之和。再给中国<text:span text:style-name="T3">10</text:span>年时间，我相信我们的制造业将将是美、日、欧之和，所以<text:span text:style-name="T3">10</text:span>年以后世界经济统计跟现在就不一样了，两个层次的统计，最高级的统计只能有两个国家，一个叫中国，一个叫外国，在外国里面再分类，否则是不科学的。这是习主席讲话底气足的第一点，不管质量怎么样，量大。<text:span text:style-name="T3"> <text:line-break/><text:line-break/></text:span>第二，我们工业体系特别完整，联合国贸发会议，<text:span text:style-name="T3">1984</text:span>年把人类的工业分成<text:span text:style-name="T3">39</text:span>个大类，<text:span text:style-name="T3">91</text:span>个中类，<text:span text:style-name="T3">531</text:span>个小类，中国是唯一的国家具备所有的工业门类，最完整，完整就是优势，从造火柴到造火箭全是自己造，不需要依赖别人。<text:span text:style-name="T3"> <text:line-break/><text:line-break/></text:span>第三，中国山寨能力无与伦比，铸造了人类山寨史的奇迹，假冒伪劣。上个月马云卷入了一场小争议，因为人家说淘宝卖假货，后来马云出来讲了一段话，这个话引起争议，他说我当然也不希望卖假货，我会努力的减少这个现象，但是请大家原谅，我们的假货水平太高，我分不出来，质量可能比正品还好，我怎么分。这是实际情况。<text:span text:style-name="T3"> <text:line-break/><text:line-break/></text:span>第四，中国是不是有创新能力，大家有争议，我个人认为有的，只不过现在还不是很需要。在人类工业化历史上除了一个国家没有山寨，那就是英国，其他全部是山寨国家。英国不是说道德比我们好，而是没有机会山寨，他们家产生的工业化，所以无法山寨。但是从德国开始就山寨了，如果大家有兴趣查资料就会发现，从<text:span text:style-name="T3">1870</text:span>年到<text:span text:style-name="T3">1920</text:span>年代，德国连续半个世纪山寨英国，英国报纸天天骂他，小偷，偷我们家东西，德国人面不改色坚持偷，偷成第一工业强国。山寨相当于小朋友练书法，必须描摹，因为小朋友一开始瞎练，骨骼会坏掉，必须描摹一段时间，然后慢慢练，练成熟再创新。德国崛起山寨英国，法国也山寨英国，美国崛起就是英国和欧陆都山寨了，所以那个时候欧洲人也骂美国，说山寨，偷我们家东西。日本崛起就是美国欧洲一起山寨，论到我们条件好了，全世界都山寨了。这个在经济学上有一个理论，叫做后发优势，你不用后发优势，对不起人民，对不起党，所以现在必然要山寨。今天我们是这么分工，政府要鼓励创新，要创造创新的机制，我们学界要培养创新人才，但是你们企业一定要先山寨了再说，因为科技创新成本其实很贵。<text:span text:style-name="T3"> <text:line-break/><text:line-break/></text:span>以美国为例，我是研究美国，对美国数据很熟，美国熟悉是这样的，在专利保护期内，真正卖出去的就<text:span text:style-name="T3">3</text:span>项，<text:span text:style-name="T3">100</text:span>项就卖出去<text:span text:style-name="T3">3</text:span>项，<text:span text:style-name="T3">97</text:span>项是无人问津。当然这里面的情况有点复杂，大概有一半的技术本身就是跨国公司垄断，比如你这个技术要破坏微软的垄断，这个小伙子很有天才，微软就把你的专利买了，买了之后就是不让你做，买你就是不让你做，有一半是这样情况。但是毕竟还有想卖卖不动，企业家觉得你的东西赚不了钱，于是不卖。于是真正<text:span text:style-name="T3">100</text:span>项专利卖出去就<text:span text:style-name="T3">3</text:span>项，卖出去以后企业家就好好做产品，打市场，但是真正成功就是<text:span text:style-name="T3">1%</text:span>，就像<text:span text:style-name="T3">IPhone</text:span>一样，全世界都买，<text:span text:style-name="T3">1%</text:span>，大家算一算，<text:span text:style-name="T3">1%×3%</text:span>是不是万分之三。对于中国人来说我们企业的责任就是把万分之三拿过来，你有必要把<text:span text:style-name="T3">997</text:span>项做一遍吗？没必要吧，经济学上讲是不合理的，经济学上就是把那万分之三拿过来，这样快。<text:span text:style-name="T3"> <text:line-break/><text:line-break/></text:span>当然我们现在要培养创新人才，有时候我们会遇到学不来的，得自己解决。我为什么说中国创新能力可以？因为一旦出现一个情况，外面没得学，我们自己必须解决，中国工程师解决的不错的。比如说有一项技术，是我们的独门绝技，叫特高压，这是李克强总理对外推销的第二大项目，第一个是高铁，第二个是特高压，第三个是三代核电，这是总理推销的三大项目。第二个特高压很多人还不注意，这是中国的独门绝技，这个绝技的产生就是中国特殊需要决定的。中国这个国家，绝大部分的人集中在沿海，产业也在这里，因此能源消耗的市场就在这里，煤炭基本上在中部、西部，一开始很傻的办法，挖煤然后用火车送，后来需求太旺，实在送不了，怎么办？就坑口发电，从空中送过来，这就发展出特高压。特高压技术很好，我们就向国土广大的国家出口，美国、俄国、巴西、澳大利亚、加拿大、印度都在买我们的特高压。这就证明我们有特殊需要，我们就拿出特殊的办法，这就是创新。基于这个事实，我认为中国工业能力很强。<text:span text:style-name="T3"> <text:line-break/><text:line-break/></text:span>下面我们谈谈中美共同面对的问题，当今世界现在什么问题？乱象丛生。昨天是不是德国又遇到悲剧了，慕尼黑两个地方枪击，打死了<text:span text:style-name="T3">9</text:span>个人，枪手自己也死了一个，<text:span text:style-name="T3">10</text:span>个。上个礼拜有一个神经病，一个阿富汗<text:span text:style-name="T3">17</text:span>岁的小难民在火车上砍人，香港一家四口砍成重伤。还有土耳其政变，英国脱欧，美国民粹主义特朗普上台，巴西腐败分子起诉罗塞夫。就是整个世界现在乱套了，人类正常的规矩都没了。<text:span text:style-name="T3"> <text:line-break/><text:line-break/></text:span>乱套后面有三个直接的原因，第一，经济不好，经济不好人的心情就不好，国家和人是一样的，有钱不是万能的，没钱是万万不能的，有请的时候心情好，愿意合作，没钱的时候都小气了，谁都不愿意埋单。第二，国际政治出现大国博弈，<text:span text:style-name="T3">10</text:span>年前大国关系还可以，现在大国多不好，中国因为海洋争端，和美日有点翻脸了。俄罗斯因为乌克兰和叙利亚和美欧有点翻脸了，中俄在靠近，但是中俄实际面和心不和，中俄之间好不起来，俄国人内心对中国怀疑很深，俄国人美国人是近优，中国人是远虑，在俄国人的心目当中，自公元<text:span text:style-name="T3">982</text:span>年，一个德国人奥列格成立基辅罗斯公国，公元<text:span text:style-name="T3">10</text:span>世纪斯拉夫人才建立他的王国，而且是外国人帮他建的，叫奥列格，他是德国人。自罗斯公国成立到现在，俄国人的记忆所有来自于西方对他的侵略他多赢了，但是有一次东方的征服彻底把他灭了，就是蒙古人。因为俄国人内心惶恐论根深蒂固。所以这就是当今世界的大国关系，中国和日美不好，俄国和欧美不好，中国之间又心怀鬼胎，所以整个大国关系都不对劲，因此就影响国际合作，另外恐怖主义非常猖獗。所以很多事件出来，事件后面是三大原因，三大原因后面的根本原因是什么？失序，现在世界秩序出问题了。<text:span text:style-name="T3"> <text:line-break/><text:line-break/></text:span>世界的秩序在二战之后是两个阶段，第一阶段就是冷战，冷战之后世界秩序很明确的，叫两级格局。当时有两个超级大国，都很能干，一个苏联，一个美国，他们各掌握了一帮兄弟，美国掌握北约，俄国掌握华约，最能干的两个集团，一个东方集团，一个西方集团，管的很好。中间有一个中间地段，乱一点，中间地段成不了事，这是冷战时候<text:span text:style-name="T3">45</text:span>年的情况。<text:span text:style-name="T3">1991</text:span>冷战结束，苏联解体，冷战以后的格局叫一超多强，美国是唯一超级大国，其他几个强国。一超多强在<text:span text:style-name="T3">90</text:span>年代很稳定，那时候美国如日中天，埃及革命，欣欣向荣，国际上声望很高。但是<text:span text:style-name="T3">2008</text:span>年以后，美国为首的秩序开始出问题，美国也犯错误，出现金融危机把大家都害了，所以崇拜感下降了。在看美国的哼哈二将，欧洲和日本混的还不如美国，所以<text:span text:style-name="T3">2008</text:span>年以后美国为首的秩序就下降了，恐怖主义更为猖獗，使得整个世界秩序出问题了。老秩序不稳，新秩序还没有，失去就带来一个问题，不确定，因为人不喜欢不确定，人们很喜欢确定的东西，一旦确定了秩序，就算混的不好也心安，一旦前途不确定，人就会有焦虑，焦虑就导致民粹主义，民粹主义上来以后各国的政策就乱套了。民粹主义压力之下，各国政府惊慌失措，主要表现在欧洲，欧洲很多领导人不负责任，动不动就搞公投。可是很多复杂的国务问题不能交给老百姓情绪化的决定，这是不负责任的。另外有一些国家不搞公投，但是政策老变，因为民意压力大，民意还老变，民意上午下午都是不一样的。民意压力之下，政策老变，导致进一步的不确定，这是当今世界根本的问题，失序，这是世界的大问题。<text:span text:style-name="T3"> <text:line-break/><text:line-break/></text:span>乱象是最大的现象，最近的那些事件是外在，事件后面有三大原因，经济、政治、恐怖主义，后面的根源是失序。根源后面的根源主要是两个问题，一个是美国的失误，一个是中国的崛起，美国还是一把手，所以现在的次序出问题，应该跟它有关系。美国的责任是这样的，<text:span text:style-name="T3">25</text:span>年前犯下一个错误，<text:span text:style-name="T3">1991</text:span>年的<text:span text:style-name="T3">12</text:span>月<text:span text:style-name="T3">25</text:span>号，开个会就把苏联搞解体了，这是一个重大的历史事件，然后要正确认识，结果美国的精英层就没有正确的认识，美国的精英层把冷战结束的原因和结果搞混了。冷战结束的结果是美国赢了，可是冷战结束的原因，不是美国击败了苏联，而是苏联放弃了冷战，这两个东西是不同的，很微妙的不同。给大家做的比喻，大家好理解一点，美、苏两个超级大国是最棒的选手，奥运会只有他们有资格进入决赛。进入决赛之后打的很精彩，打了快<text:span text:style-name="T3">12</text:span>个会合，点数差不多，不知道最后谁胜谁负，这时候苏联突然说对不起，我肚子受不了，我先走了，于是美国就获胜了。冷战是这样结束的，是因为苏联自己的原因，人家自己走了，所以美国得了胜利。如果当时美国的精英层很冷静，深刻认识到这是一个意外之喜，是上帝送了他一个胜利，他就会保持谦卑，因为不是我赢了，是送给我的。另外他应该帮俄罗斯度过经济难关，原来苏联有一个很完整的经济体系叫经济互助合作委员会，以苏联为中心，很多小微型国参加分工，随着苏联解体这个体系就没了，没了以后一定是非常困难的。如果美国真知道是俄罗斯的帮的忙，第一要帮助俄罗斯度过经济困难，第二，应该三顾茅庐请俄罗斯出山，共治天下。如果当时美国这么想问题，这么做，坦率讲没有今天中国的崛起，美国的日子要好的多。<text:span text:style-name="T3"> <text:line-break/><text:line-break/></text:span>因为对一个重大历史事件的错误认知，于是产生了傲慢心理，傲慢心理必定导致行为失当。错误认知导致傲慢，傲慢导致错误行为，主要有对外、对内两个方面，对外就是从<text:span text:style-name="T3">1991</text:span>年到今天，美国一直把俄罗斯当成战败国来对待，俄罗斯民族就很愤怒，所以俄国和美国关系永远好不了。在巴勒斯坦和以色列冲突中，原来在冷战的时候，美国面上还是保持公正的，但此后彻底抛弃公正，一面倒的倒向以色列，排斥巴勒斯坦人。那帮穆斯林兄弟就急了，所以产生了一批恐怖分子。另外对原来的盟国也没有以前尊重，比如欧盟、拉美，美国不是很尊重，所以它们现在对美国的忠诚度也下降了。另外对外还有一个很关键的就是欺负我们中国，<text:span text:style-name="T3">1993</text:span>年发生了银河号事件，美国的军舰在公海上拦截我们中远洋的一条船银河号，说我们有化学违禁品，后来搜查什么都没有，也没有道歉。另外<text:span text:style-name="T3">1999</text:span>年炸我们南斯拉夫使馆，中国的反映是最好的，中国化愤怒为赚钱的力量，然后就崛起了。<text:span text:style-name="T3"> <text:line-break/><text:line-break/></text:span>对内部分首先是对经济不负责责任，因为美国人简化的认为我战胜苏联是我的市场经济战胜了苏联的计划经济，开始绝对的崇拜市场。从<text:span text:style-name="T3">1991</text:span>年以后，美国在埃及泡沫以后，就进入一个阶段叫金融泡沫，搞很多金融创新，金融创新不是不可以搞，但是金融创新一定要伴随着严格的监管。因为市场经济必须是法制下的市场经济，这是好市场经济，没有法制的市场经济是恶的市场经济。所以在金融创新的时候，如果伴随于健康的、有效的、科学的管理，那是好事，可是冷战以后，华尔街搞创新，美国政府放弃监管责任，最后的结果就是<text:span text:style-name="T3">2008</text:span>金融危机。对内是盲目崇拜市场，对外就是滥用力量，外交上有所影响。冷战结束之后，美国就产生一个心理，老子想打谁就打谁。我们中国的一帮傻网民很崇拜美国，说美国人多令人羡慕，想打谁就打谁，俄国谁打我，我打谁，中国人最惨，谁打我，我骂谁。其实按照这种说法不对，大家仔细想，<text:span text:style-name="T3">25</text:span>年来中、美、俄三大国当中谁实惠最大？还是我们，小不忍乱大谋。美国其实最吃亏，因为你想打谁打谁，膨胀了，你把自己当上帝，上帝是一个嫉妒心很强的老头，就害你了。怎么害美国？让美国去打两个完全没有战略价值的傻瓜，一个阿富汗，一个伊拉克，美国陷在里面<text:span text:style-name="T3">10</text:span>年，花了<text:span text:style-name="T3">6</text:span>万亿美元，死了<text:span text:style-name="T3">1</text:span>万人，伤了<text:span text:style-name="T3">8</text:span>万人，浪费了<text:span text:style-name="T3">10</text:span>年时间，让中国做大了。军事上它成功了，但是从战略上讲它失败了。我们军队内部有很多教材，教材的案例都是美国军队，美国军队在阿富汗，在伊拉克，从专业角度看打的非常好，每战必胜。但是由于方向错了，最后战争还是输掉了。奥巴马<text:span text:style-name="T3">2008</text:span>年竞选的主题就是结束战争，因为后来老百姓感觉到问题不对，花这么多钱、这么多时间、这么多人打两个傻瓜，值得吗？这就是战争史上经常出现的一个情况，如果一个国家军队很厉害，这个战略家必须要特别慎重，因为如果你选择的对象没有战略价值，最后结果就是你的军队可以给你赢的所有的战誉，最后赢了战争。这就是美国的问题，关键还是<text:span text:style-name="T3">25</text:span>年前冷战结束的时候认知错误，现在吃这个苦果。<text:span text:style-name="T3"> <text:line-break/><text:line-break/></text:span>现在世界失序的第二个原因就是我们中国崛起了，我们的能力得到显示，<text:span text:style-name="T3">2014</text:span>年我们的实质<text:span text:style-name="T3">GDP</text:span>超过了美国，<text:span text:style-name="T3">2015</text:span>年进一步超过。按照我的推算，到了习主席第一个<text:span text:style-name="T3">10</text:span>年结束的时候，我们的民意<text:span text:style-name="T3">GDP</text:span>大概和美国差不多。第二任期政策估计会变，因为第一任期他通过整精英层定规矩，他建构新权威主义架构，但是建完了以后，他要用这个架构去取得成绩，所以第二任期一定会给激励。而且第二任期不会像现在这么反腐，现在的反腐是运动式的，不是常规的。所以我估计第二任期地方政府的引擎会动起来，所以你们做企业的可以现在去找项目，钱要准备好，各方面准备好，但是真投应该在第二任期。平均下来<text:span text:style-name="T3">10</text:span>年是<text:span text:style-name="T3">7</text:span>点几增长，所以最后民意和美国是一样的，但是实质<text:span text:style-name="T3">GDP</text:span>中国到<text:span text:style-name="T3">2022</text:span>年可能是美国的<text:span text:style-name="T3">150</text:span>，而制造业将是美国的<text:span text:style-name="T3">200%</text:span>以上。这样一个庞大的经济体的崛起，当然会改变秩序。<text:span text:style-name="T3"> <text:line-break/><text:line-break/></text:span>过去<text:span text:style-name="T3">500</text:span>年，从<text:span text:style-name="T3">1492</text:span>年哥伦布发现新大陆开始，西方一直领先，因为从地理大发现它就比我们领先，因为它的知识、视野都比我们强，后面的工业化使它的力量超越我们，伴随着地理大发现和大机器就有了现代科学，现代的法制，现代的思想，现代的制度安排，整个这<text:span text:style-name="T3">500</text:span>年是西方主导。西方在过去<text:span text:style-name="T3">500</text:span>年遇到的真正挑战绝大部分是西方的挑战，比如法国挑战英国，德国挑战英国，苏联挑战美国，过去<text:span text:style-name="T3">500</text:span>年重大的历史事件都是西方的，一战、二战、冷战、工业革命、科学革命都是西方的。过去<text:span text:style-name="T3">500</text:span>年的真正的非西方挑战只有一次，就是日本带着四小龙在战后经济崛起有一点点挑战西方，但是西方很轻易的化解了。怎么化解？物理上占领它们，美国在日本、韩国、台湾驻军，港督直接管香港人，新加坡是绝对服从。心理上，美国的理论家这么解释，为什么日本的四小龙会崛起，因为它学习了我，反而把非西方挑战证明成为它理论的成功。但是我告诉大家，今天中国的挑战对西方是双重挑战，物理、心理双重挑战，物理上根据我的分析，最后中国物理力量会非常大，大到我们难以想象。今天晚上大家可以百度一篇文章，文章的作者罗伯特福格尔，他是芝加哥大学的经济学系的教授，他在外交政策杂志<text:span text:style-name="T3">2012</text:span>年第二期发表了一篇文章《<text:span text:style-name="T3">123</text:span>万亿美元》，这篇文章<text:span text:style-name="T3">37</text:span>页很长，很难懂，他用了<text:span text:style-name="T3">5</text:span>个经济模型来说。这个文章的结论是什么？到了<text:span text:style-name="T3">2040</text:span>年，中国的<text:span text:style-name="T3">GDP</text:span>将达到<text:span text:style-name="T3">123</text:span>万亿美元。首先中国是物理上挑战它，我们很独立，块头又大，还有一个是心理挑战，中国最后就是用自己的腿走出一条不同于西方的现代化道路。过去<text:span text:style-name="T3">300</text:span>年都在西方的社会科学都在有意无意的塑造一个神话，说现代化是终点，只有一条路能到现代化，那就是西方道路，中国将打破这个神话，因为中国真的走出一条不同的道路。<text:span text:style-name="T3"> <text:line-break/><text:line-break/></text:span>中国的崛起是世界今天失序的第二大原因，当然，失序的加速有一个原因跟习主席有关，原来我们攒力量不敢用，习主席是一个新的领导，他敢用，这一点不一样，再大的力量不敢用也没用，习主席就是敢用。按照美国人的说法，他们认为现在中美关系当中，中国是最大的变量，美国人认为战略上是中国在改变格局，美国是战术上反击。去年<text:span text:style-name="T3">5</text:span>月我在纽约开会，美国国务院东亚事务助理国务卿帮办，东亚事务局副局长问我，作为一个学者从客观的角度来说，自习主席上台以来都干了什么事：一带一路，其实一带一路最后的目的就是把中国、德国两个工业基地搞在一块，然后就没有美国什么事了，这是对美国的根本挑战。然后搞金砖银行，亚投行，这是美国特别看重的一个地方。然后东海防控识别区，南海建岛。她最后问我说，美国在哪？完全不尊重领导，美国人觉得中国变了，不仅有力量，而且敢用力量，而且招招见血。<text:span text:style-name="T3"> <text:line-break/><text:line-break/></text:span>当今世界乱象丛生，有三个直接原因，经济、政治、恐怖主义，原因后面的根本是失序，失序后面关键有两个，一个是美国的错误，一个是中国出乎意料的崛起，还有一个强势领导人的敢用力量。这个乱象会持续很长时间，我个人理解有两个办法可以解决这个问题，第一，中美共治，就是美国接受中国，中国也尊重美国，大家共治可以迅速恢复秩序。第二，干脆乱很长时间，等到我们成为真正的老大，我们确立新规矩，那时候又稳定了。当然这个时间就比较长一点，等到中国去确立新规矩，我估计得下一代人，比较快的就是中美迅速的建立起工作伙伴关系。最后非常希望南海和平解决，解决之后美国真正的把中国当伙伴，中国也仍然尊敬美国，然后共治，然后天下太平，这是快的。慢的就是一直斗，斗到中国取胜，然后以中国文化为特点再构建一个体系，那个体系跟今天会非常不一样。<text:span text:style-name="T3"> <text:line-break/><text:line-break/></text:span>好的，我们最后把中美全球治理观说一下，<text:span text:style-name="T3">2015</text:span>年中国外交最重要的变化，中国开始重视全球治理。什么叫全球治理？世界上绝大部分的问题是各国国内的问题，政治稳定、社会稳定、经济发展、人力资源的培养，绝大部分的事情都是这种事情，是各国国内的。但实际上有一部分事情是跨越国界的，比如现在正在出现的气候变化，气候变化在加速，自然灾害的频率在增加；还有网络的出现即带来了方便，也带来了问题，网络导致极端主义蔓延，还有网络诈骗，网络犯罪这种事；随着旅游者增加，人跑来跑去，疾病传播越来越重；还有恐怖主义、跨国犯罪等等。总之世界上有那么一类问题是跨国界的，对于这个问题是任何一个国家都解决不了的，得大家达成共识，集体行动，这就是全球治理。全球治理很长一段时间都是美国和欧洲起领导作用，咱们中国很长时间是不怎么发挥作用，我们积极参加，但不是领导者，我们是参与者。但是去年中国开始决定搞全球治理，标志就是去年<text:span text:style-name="T3">10</text:span>月<text:span text:style-name="T3">12</text:span>号习主席召开第<text:span text:style-name="T3">27</text:span>次政治局学习，学习的题目就是全球治理。另外习主席从<text:span text:style-name="T3">9</text:span>月份开始，到很多地方访问都就全球治理提出中国的看法，真的给承诺，给钱，所以这是中国外交去年一个重大的变化，我们开始转向全球治理。<text:span text:style-name="T3"> <text:line-break/><text:line-break/></text:span>为什么转向全球治理？有三大原因：第一，中国海外利益出现了，<text:span text:style-name="T3">10</text:span>年前我们的海外利益不多，现在海外利益很大，而且在迅速的扩大。首先就是人跑出去了，刚改革开放我们的出境游是<text:span text:style-name="T3">0</text:span>，<text:span text:style-name="T3">90</text:span>年代初我们每年出境游是几十万，去年是<text:span text:style-name="T3">1.2</text:span>亿。这是一个很特殊的阶段，挡也挡不住，但是给中国政府带来了麻烦，因为<text:span text:style-name="T3">10</text:span>以前，我们外交部领事保护司比较小，因为任务不重，现在不得了，领事保护司过去<text:span text:style-name="T3">5</text:span>年增加了<text:span text:style-name="T3">600</text:span>个编制，还忙不过来，他们说<text:span text:style-name="T3">10</text:span>年前外面爱掉飞机就掉飞机，跟我们没关系，现在不要说掉飞机，翻个大巴就有中国人。他马上就得处理，忙不过来。还有财，资本出去了，特别是一带一路提出以后，现在资本在加速出去，所以就带来了问题，人、财物出去就要保护，所以要参与全球治理，这是我们去年转向全球治理的第一原因。<text:span text:style-name="T3"> <text:line-break/><text:line-break/></text:span>第二个原因和习主席有关，习主席是第一个近代领导人真的把中国定义为世界大国，以前中国领导人很老实定义为地区大国，能把周边管好就不错了，习主席定义为世界大国，所以他心很大，所以要参与全球治理。第三，国际压力，现在很多非洲国家让我们去管它，让我们发改委帮它制定国家发展规划。另外美国为首的西方骂我们自私，只扫门前雪，不管瓦上霜，奥巴马总统本人就骂我们，他在<text:span text:style-name="T3">4</text:span>个不同的场合指责我们中国，说中国过去<text:span text:style-name="T3">30</text:span>年中国一直搭美国的便车。他说，都是我们美国人出钱出力，流血流汗把障碍干掉，一干掉中国人就去摆摊，而且从来不交管理费。<text:span text:style-name="T3"> <text:line-break/><text:line-break/></text:span>这三大原因导致中国从去年开始积极的参与全球治理，这是中国外交非常重大的变化。当然这个变化会有代价，第一，你要花钱；第二，可能要死人，我们上个月就出了<text:span text:style-name="T3">3</text:span>个烈士，我们维和的人被当地的恐怖分子给炸了，我们死了两个战士，很可怜，这就是代价，在江湖上混总是要还的。<text:span text:style-name="T3"> <text:line-break/><text:line-break/></text:span>我们要参与全球治理总要拿出一些东西跟美国不一样，从去年开始习主席讲到很多全国治理的想法，我把它归纳了一下，这不一定是习主席的原意，但是我的体会是这样的。我们努力的在如下四个方面跟美国表现出不一样：第一，我们的全球治理始终以联合国为中心，而美国的全球治理是以它的联盟体系为中心。第二，中国始终以发展为优先，而美国永远是安全优先。第三，中国现在提倡一个目标建立全球伙伴网络，所以大家的身份一样的叫伙伴，身份均等，而美国体系实际上不平等。美国领导的体系，美国是最高一级。第二级是英语国家，英国、加拿大、新西兰和澳大利亚；第三个等级是美国的盟友，美国有将近<text:span text:style-name="T3">60</text:span>个盟友，最重要是德国和日本；第四个等级就是伙伴，这个有很多，泰国、巴西都属于这类；第五个等级就是我们，叫战略竞争者；第六个等级是对手，俄罗斯，战略对手；第七个就是敌人，基地组织、朝鲜都是第七；最惨的是第八类国家，美国都懒的打它，比如海蒂、索马里，相当于印度等级制度里面被遗忘者、贱民。<text:span text:style-name="T3"> <text:line-break/><text:line-break/></text:span>最后一个治理观的不同，中国坚持不干涉内政，要求不同的制度和平共存，但是美国强调干涉主义。这是我理解的比较重要的全球治理的不同，总之大家要有一个印象，我们中国去年开始准备搞全球治理，要在世界上发挥作用了，要搞这个我们要准备付代价，一个是钱，一个是生命。我们治理的思路这几个方面跟美国不同，因为这是我们学者设计的，实践当中能不能做到不知道，但是我们努力的方向大概是这样。如果我们能够做到，从道义上讲我们的东西比美国要略好一些，欧洲<text:span text:style-name="T3">19</text:span>世纪主导天下，搞强权政治，所以它是强权主义，美国<text:span text:style-name="T3">20</text:span>世纪比欧洲好叫霸权，我们中国希望搞一个东西叫王道。我们希望是这样，能不能搞成不好说，但是我们努力的方向是这样。今天就讲到这里，大家回去思考一下，有问题明天提出来，今天就到这里，谢谢大家！<text:span text:style-name="T3"> <text:line-break/><text:line-break/></text:span>主持人：好的，感谢金灿荣教授。今天的会议到此结束，谢谢大家！<text:span text:style-name="T3"> <text:line-break/><text:line-break/><text:line-break/><text:line-break/></text:span>时间：<text:span text:style-name="T3">2016</text:span>年<text:span text:style-name="T3">7</text:span>月<text:span text:style-name="T3">24</text:span>日<text:span text:style-name="T3"><text:s/></text:span>上午：<text:span text:style-name="T3">9</text:span>：<text:span text:style-name="T3">00 <text:line-break/><text:line-break/></text:span>金灿荣：昨天我给大家讲了几个热点，从历史角度讲了中美战略文化的异同。今天讲讲中美关系，在讲中美关系之前，我先跟大家分享一下当下中国的整体安全形势，中国是一个超大规模的国家，另外中国的工业能力非常强，因此使得中国在无政府的国际社会中非常安全，今天我们可以下一个结论，没有任何别的国家能够击败中国，只能自己击败自己。超大规模本身是好事，但是光有规模，没有工业能力是会被人家打的。<text:span text:style-name="T3">1937</text:span>年我们就有这种教训，<text:span text:style-name="T3">70</text:span>多年前，日本一个中等国家就有想法要灭我们。为什么发生这种情况，当时有五个特点和今天不一样，第一，工业化对我们形成压倒性优势，<text:span text:style-name="T3">1937</text:span>年的日本可以造航空母舰、<text:span text:style-name="T3">04</text:span>战斗机、七万吨级的战列舰。可是<text:span text:style-name="T3">1937</text:span>年中国基本上是一个农业国家，那时候<text:span text:style-name="T3">5</text:span>亿中国人，只有<text:span text:style-name="T3">1</text:span>千万人生活在广州、上海、天津这种城市。工业非常差，<text:span text:style-name="T3">1937</text:span>年我们中国完全有自主知识产权的现代兵器就是单发步枪汉阳造，其他什么都造不了，迫击炮得造不了。<text:span text:style-name="T3"> <text:line-break/><text:line-break/>1937</text:span>年初，日本入侵迫在眉睫，蒋委员长知道以后让工程师在南京中央兵工厂造迫击炮，结果第一发炮弹把工程师炸死了，为什么？整个中国的钢产量一年才<text:span text:style-name="T3">4</text:span>万吨，而且质量非常差，日本是<text:span text:style-name="T3">600</text:span>多吨，整个中国造不出迫击炮的钢管。当时日本入侵我们第一原因就是它的技术优势太明显了，理论讲那时候我们中国作战很困难，日本是航母，中国是单发步枪，技术很难打，所以这是当时日本欺负我们的第一原因，工业化的差距非常强大。第二是因为当时中国不团结，当时我们名义说有一个中央政府在南京，但实际上蒋委员长能够直接控制的只有<text:span text:style-name="T3">5</text:span>个省，江西、安徽、江苏、浙江和福建，当时中国实际上是一个分散的国家。第三，从国际关系角度来说，日本在远东一家独大，欧洲国家，英法德在一战以后就退出远东了，能够稍微制约一下日本的就是美国，但是美国搞独立主义，所以当时日本一家独大。第四，当时日本规模上是它历史的巅峰，从物理上讲，当时的日本和中国差距比我们今天要小，那个时候日本叫大日本帝国，除了日本本土<text:span text:style-name="T3">38</text:span>万平方公里，它占领了台湾、朝鲜半岛。当时日本的陆地国土已经很大，再加上它把我们的东三省占了，所以当时日本直接控制的陆地国土大概超过<text:span text:style-name="T3">200</text:span>多万平方公里。而我们丢了东三省以后，就是<text:span text:style-name="T3">800</text:span>万平方公里。当时日本本土人口是<text:span text:style-name="T3">6000</text:span>万人，加上台湾、朝鲜半岛，共有一亿多人，大概也是我们的<text:span text:style-name="T3">1/4</text:span>。第五，当时中国人的心态特别低落，当时很多人做汉奸，因为这个国家看不到前途。<text:span text:style-name="T3"> <text:line-break/><text:line-break/></text:span>这几大情况导致一个中等国家竟然想消灭我们，但是今天大家可以放心，中国依然那么大，加上工业化非常强，所以现在不要说日本，连美国都没有能力消灭我们。今天我们的工业化在规模上超过日本，技术上比日本还差一点，可是我们彻底解决了有和没有的问题，日本造所有的武器我们都能造。第二，那时候中国是一盘散沙，我们现在团结了。第三，现在远东国际格局上，至少美国、中国、俄罗斯会压制日本。另外现在中国人的心态比以前有自信的多，还有就是现在日本回归它的本位，大日本帝国不存在了，它控制外部国土，俄罗斯、远东、朝鲜半岛、我们东北、台湾都没有了，现在日本的国土是我们的是<text:span text:style-name="T3">1/26</text:span>，人口是<text:span text:style-name="T3">1/11</text:span>。中国人对日本内心有一点敬畏，从<text:span text:style-name="T3">1870</text:span>年开始，中日博弈我们每次都输了，所以我们对日本，心里有点敬畏。相反我们对美国不是很怕，因为我们跟美国两次教授，朝鲜战争和越南战争我们都赢了，至少是打平了。可是对日本没有，所以我觉得等到中国崛起到一定程度以后，一定会收拾一下日本，否则心理改不过来。<text:span text:style-name="T3"> <text:line-break/><text:line-break/></text:span>这是判断中国当前安全形式的第一点，我再加一点，我研究的对象是国际社会，今天我谈的也是国际社会，大家身处的社会是国内社会。国内社会再差也有一个政府，但是国际社会没有政府。在无政府的国际社会当中，坦率来说，现在它的基本的政府逻辑还是强权政治逻辑，谁力量大，谁的发言权就大。我们搞国际关系的人和国内一般搞社会科学的人有一个很大的不同，搞一般社会科学的人，法学、经济学、社会学、新闻学，他看到的人是书本上的人，这个人确实是一致的，符合普世价值。但是国际关系看到的人是不同国家的人，有不同利益，不同立场，我们认为书本上的人是在很小范围内存在，现实中不存在。所以学那几个行当的人非常容易接受西方的普世价值，我们这个行当的人不太容易接受，因为我们知道每个普世价值后面都有特殊利益算计。在联合国每一个冠冕堂皇的议案背后，都有大国的特殊算计，美国特别会用普遍的价值掩护特殊的利益，我们跟他们交手多了就会知道。如果按照书本上的人来理解，就会受骗上当，必须把书本上的人和现实结合起来，才比较贴近现实。<text:span text:style-name="T3"> <text:line-break/><text:line-break/>19</text:span>世纪欧洲人说的语言，说真理在大炮的射程范围之内，某种意义上讲今天还是有效的，只不过现在真理在东风导弹的射程范围之内。当今世界只有三大真理，分别是中国的东风导弹、美国的民兵导弹、俄罗斯的白杨导弹。总体来说，今天的中国非常安全，因为我们强大的工业能力。工业能力最终表现在制造业，有强大的制造业，一定有强大的军事，有强大的军事一定有强大的领导力。<text:span text:style-name="T3"> <text:line-break/><text:line-break/></text:span>对于中国大陆来说，我们的安全挑战永远是样排位：国内的安全问题要排第一位，永远如此，只能中国人击败自己，所以必须把国内的问题搞好。第二，台湾问题，台湾问题是非常特殊的问题，牵扯到民族感情，处理不好要出大事。但是台湾问题控制力很差，他不听你的，纯粹的外交问题，有时候你打不赢就不打了，这个问题解决不了就拖着。但是台湾不行，台湾出了事你必须得解决，所以台湾问题是非常特殊的问题。第三，纯粹的外交问题，这是看待中国外交挑战的方法论。这是我们中国特有的方法论，换到别的国家不用，美国没有台湾问题，近代强国国家统一问题都解决了，所以它们就是国内第一，国外第二，我们中国中间加一个台湾，这很特殊。一般小国不能像我们这么潇洒，小国必须国际、国内平衡，必须大国伺候好，所以外交非常重要，如果光是关注内政，不管外交，它可能亡国灭族。所以各国看安全排位不一样，一般小国是外部安全和内部安全并重，大国是内政优先，外交次之，中国在大国当中又一个例外，我们必须大陆第一，台湾第二，外交第三。<text:span text:style-name="T3"> <text:line-break/><text:line-break/></text:span>在未来<text:span text:style-name="T3">10</text:span>年中国外部的挑战第一位还是美国，美国在过去<text:span text:style-name="T3">500</text:span>年诸多西方列强当中最优秀的国家，这个国家确实非常优秀。西方过去<text:span text:style-name="T3">500</text:span>年成为霸主的第一个是西班牙，因为地理大发现，跟西班牙同时的叫葡萄牙，因为葡萄牙也进行了地理大发现。紧接着是荷兰，曾经有<text:span text:style-name="T3">3/4</text:span>的时间它垄断了大西洋贸易。然后是英国、法国、德国、美国、苏联，中间日本在二战前后争夺了一下东亚局部领导权，这是过去整个世界史的几个强国。其中美国是最优秀的，综合力量很强，不光是硬力量强，软力量也非常强，操作体制，操作制度的能力非常强。美国曾经给我们一个出路，让我们当二把手，但是我们不愿意。<text:span text:style-name="T3">2009</text:span>年美国提了一个词<text:span text:style-name="T3">G2</text:span>，两国集团论，美国说在两极结构当中，我老大，你老二，而且要用法律形式固定下来，中国不干了，我们就拒绝了，于是中美必然有很深刻的矛盾。<text:span text:style-name="T3"> <text:line-break/><text:line-break/></text:span>第二个中国的外部挑战就是周边，周边国家基本上对我们非常反感，抵制我们，因为它的历史记忆跟我们完全不一样。而且你是超大型国家，大国在本地区一般来说都不喜欢你，这是大国的宿命，不光是中国，美国是西半球大国，西半球国家都不喜欢美国，拉美国家有一句名言：<text:span text:style-name="T3">“</text:span>拉美的悲剧是离上帝太远，离美国太近。<text:span text:style-name="T3">”</text:span>印度，南亚的国家都怕印度人，巴铁为什么要抱紧我们，因为印度要消灭它，中国保护它。德国，在欧洲大家都怕德国，德国如果团结起来非常厉害，德国人做事特别实在，旁边又是一帮文艺青年，法国光出美女，不出英雄的国家，被人家揍一点办法也没有，所以欧洲国家没有不怕德国的。所以大国被周边国家怕是大国的宿命，现在舆论说周边国家怕中国，因为中国本质上是一个坏国家，这是不对的，其实所有的大国在它本地区都不受待见。过去<text:span text:style-name="T3">100</text:span>多年日本人编造了中国的神话，妖魔化中国，比如日本最善于把人类普通的毛病说成中国人特有的毛病，日本人老说我们中国人马马虎虎，日本人说他做事很精细。好多年前我没有出国，我也相信这个说法，后来出了国发现这完全是胡说八道，马马虎虎是大国的通病。我去了美国才知道美国跟我们一模一样马马虎虎，去了俄罗斯才知道那样才叫马马虎虎，到了印度和巴西才知道马马虎虎是完全没有底线的。中国在大国里面算好的，结果被日本说成是我们特有的毛病。<text:span text:style-name="T3"> <text:line-break/><text:line-break/></text:span>昨天我们讲五四先贤对中华文化的判断是错误的，他说我们中国文化搞不了现代化，现在的事实证明我们搞的很好，他们错了。错了有很多原因，我认为其中一个原因是日本人影响的，五四先贤相当多的人都是在日本留学，因为当时去日本留学便宜。第二，日本学的对中国比较适用，直接学西方学不来。当时很多人都去了，包括鲁迅、李大钊，戴季陶都在日本留学，所以日本对我们影响很大。但是我想日本的精英层实际上是在误导他们，有意识得歪曲我们中国。有一个海外华人写过一篇文章，专门讲日本对中国的特殊心理，日本实际上是中国文化的养子，它应该是感恩，要感谢中国文化，但是日本工业化之后第一件事就是打中国，这从正常的人之常情来讲是说不过去的，所以日本必须要用理论论证中国就是一个烂国家。后来日本进南京屠杀，本来没有必要，战争都结束了还杀什么贫民，它是有意要羞辱你，有一部分是他自己心理的需要，因为日本有这种情绪，就会影响我们在那里留学的学生，这帮家伙也学回来了，把人类很普通的毛病，专门说成中国的毛病。<text:span text:style-name="T3"> <text:line-break/><text:line-break/></text:span>还有一个例子，中国人一盘散沙，这个判断到今天还影响着中国，也影响了孙中山先生，孙中山先生一直认定中国人是一盘散沙，其实这是不对的。你走遍全球以后你会发现，中国人是相对比较团结的。大家可以比较一下，我们跟非洲兄弟比，我们肯定比他们团结，非洲部落社会相互仇杀，动不动厮杀，我们肯定比他们团结。阿拉伯兄弟，阿拉伯<text:span text:style-name="T3">5</text:span>亿人，<text:span text:style-name="T3">22</text:span>个国家，它们国家势同水火。我去过科威特，科威特人和伊拉克人一点口音差别都没有，但是他们势如水火。拉美也是打来打去，拉美第一个独立的国家叫玻利维亚，这个国家最早很大，现在这个国家像西藏一样，被打到拉美的安第斯山地去了，平均海拔<text:span text:style-name="T3">4000</text:span>多米，为什么？它老打人家，又打不赢，每战必败，从拥有海港的国家变成一个山中小国。巴基斯坦和印度是一模一样的人种，现在势如水火。欧洲人也是这样，斯拉夫人分成东斯拉夫、西斯拉夫、北斯拉夫。俄国、乌克兰和白俄罗斯叫东斯拉夫三兄弟，西斯拉夫的代表波兰人、拉脱维亚、爱沙尼亚，结果西斯拉夫、东斯拉夫势如水火。波兰人自己说对俄国的仇恨是娘胎里带出来的，不用教育，自然就恨上了。东斯拉夫之间，乌克兰人和俄罗斯人，他们是完全的一个民族，乌克兰语和俄语的差别，大概相当于上海话和无锡话的差别，差别非常小，现在打的一塌糊涂。所以如果你真懂国际知识，进行客观比较，中国比绝大部分正常人类都要团结，我们只有跟一个不正常的人类比才不团结，那就是日本。但是科学研究有必要和一个神经病去比较吗？没有必要。这都是日本造的神话，今天还影响着我们大家。<text:span text:style-name="T3"> <text:line-break/><text:line-break/></text:span>另外还有一个东西今天也在误传，也是日本人造出来的，说中国人汉奸最多，这也是胡说八道。听上去是有道理的，日本入侵中国，咱们<text:span text:style-name="T3">5</text:span>亿人竟然出现了<text:span text:style-name="T3">420</text:span>多万伪军，说起来确实很难听，因为驻华日军是<text:span text:style-name="T3">223</text:span>万人，我们<text:span text:style-name="T3">420</text:span>万多人。但是我们讲科学，科学要用数据说话，用数据说话这个结论就不科学了，我们当时<text:span text:style-name="T3">5</text:span>亿多人，<text:span text:style-name="T3">420</text:span>万伪军占了总人口的<text:span text:style-name="T3">0.8</text:span>。告诉大家欧洲的数据，法国不抵抗，法国打了一个月就不打了，中国那么艰苦，理论上讲中国是可以投降的，因为我们条件太差了，但是中国人不投降。法国人理论上不应该投降，因为法国陆军的规模是欧洲第一，大于德军，法国军队拥有的坦克的多于德军，飞机略多于德军，只不过法国人不会用。结果法国人一个月就投降了，不打了，成立了维希法国。你想投降，没有那么容易，就命令法国组建了庞大的法国国民军，法国本土当时<text:span text:style-name="T3">3000</text:span>多万人，组织了<text:span text:style-name="T3">300</text:span>万法军，达到<text:span text:style-name="T3">10%</text:span>。捷克<text:span text:style-name="T3">1500</text:span>万，希特勒命令他们组织一个捷克军团，<text:span text:style-name="T3">150</text:span>万人，也是<text:span text:style-name="T3">10%</text:span>。后来捷克军团很惨，捷克军团有<text:span text:style-name="T3">60</text:span>多万人上苏联战场，消灭了一半，剩下的一半被朱可夫扔到西伯利亚挖矿，基本上全部冻死了。所以我们现在讲科学，两个欧洲这国家伪军占总人口<text:span text:style-name="T3">10%</text:span>，我们占<text:span text:style-name="T3">0.8%</text:span>，所以我们中国伪军达到<text:span text:style-name="T3">5000</text:span>万人以前，我们没有资格<text:span text:style-name="T3">PK</text:span>世界第一。但是这个神话在中国人当中广泛流传，为什么广泛流传，是日本人推动的，还有咱们国内一些傻乎乎的知识分子在那里接着说，造成这么一个神话，这些都是不对的。<text:span text:style-name="T3"> <text:line-break/><text:line-break/></text:span>回到我们的话题，周边的国家对我们有怀疑，其中怀疑最深的是日本，因此我估计以后美国是大的第一挑战，第二个挑战是周边挑战，周边当中最难的就是日本。因为日本这个国家有两个心理是别的国家没有的，它克服起来特别困难。第一个心理是对中国的种族主义，种族主义怎么来的呢？过去<text:span text:style-name="T3">100</text:span>多年日本的现代化搞的比我们好，因此形成技术上对我们的优势，日本的现代化确实搞的好，这一点必须承认。我们研究现代化的朋友把现代国家分成两类，一类叫内生性现代化先行者，内部产生现代化动力，自己迈入了现代化，这个一共有<text:span text:style-name="T3">22</text:span>个国家，主要是欧美国家，剩下的全部都叫外源性现代化后来者。按照现代化的自主性分成两类，内生性、外源性，日本和中国都属于外源性。但是日本在所有外源性<text:span text:style-name="T3">180</text:span>多个国家和地区中，它搞的最好。问题出在下一个环节，日本的精英层错误的的把它一段时间技术上比我们拥有优势，现代化搞的比我们好，把它换了一个概念，他把它解释成日本文明永恒的比我们中国文明好，进而说成日本人比中国人好。短暂的一段时间日本比我们有技术优势，这是事实，我们承认，我们尊重，我们学习它，但是你不能把短暂的技术优势解释成永恒的文明优势，这个两个概念。但是现在新的事实让日本全民困惑，现在整个日本民族陷入困惑，全民郁闷，为什么郁闷？因为他的技术没了，比如索尼是曾经是最伟大的电子王国，现在索尼在哪？找不到了。<text:span text:style-name="T3">NEC</text:span>日本电器曾经是伟大的电子公司，现在<text:span text:style-name="T3">NEC</text:span>给华为打工，所以日本人感到迷惑。还有高铁，日本人觉得我的高铁独步天下，怎么就被中国人超过了呢？他感到困惑。三大高铁系统我都坐过，高铁其实是法国人发明的，日本人把它用好，在中国得到最广泛的推广。法国高铁叫欧洲之星，最高时速<text:span text:style-name="T3">272</text:span>，日本新干线最高时速<text:span text:style-name="T3">246</text:span>，在中国不到<text:span text:style-name="T3">300</text:span>公里不好意思叫高铁，我们是最好的。所以现在日本全民困惑，因为按照它愚蠢的种族主义，它觉得你不应该行。这是日本一个特殊的心理，它本质上看不起我们，现在中国的表现，它现在无法解释。<text:span text:style-name="T3"> <text:line-break/><text:line-break/></text:span>第二个心理是犯罪心理，日本人绝对知道对不起中国，日本是我们的文化养子，它最早的文字是汉字。日本人用日文写的第一本书叫《日本书纪》，是公元<text:span text:style-name="T3">720</text:span>年写的，此前日本人的书都是汉字写的，所以日本有文字是公元<text:span text:style-name="T3">8</text:span>世纪的时候。前面的文化培养都是靠汉字，后来日文的当中也有<text:span text:style-name="T3">3000</text:span>多个汉字。它的基本价值观是大乘佛教，是我们的儒教，它就是我们家的文化养子。它应该感恩，结果它不仅不感恩，还打我们，中国近代两次现化都被它打断了，洋务运动被它打断了，南京政府的<text:span text:style-name="T3">10</text:span>年现代化努力又被它打断了，它绝对知道罪孽深重，它怕我们收拾它。所以日本跟一般的国家比，抵制中国崛起的决心更大一点，日本大概是未来我们周边最大的麻烦。<text:span text:style-name="T3"> <text:line-break/><text:line-break/></text:span>这是第二块周边挑战，周边挑战主要是日本，剩下的其他挑战，其他挑战有很多，我这里讲三个：第一，非传统安全，非传统问题有很多，比如现在中国人在世界上乱跑，有可能把寨卡病毒带回来。今年广州有一个案例就是寨卡病毒，他去委内瑞拉出差，被蚊子叮了一下，回来就带了寨卡病毒。中国还算不错，马上把他隔离起来，最后治好了。这是一个情况，以前应该没事，以前我们也不出去，老外来的也不多，现在人太多，病就有问题。第二，跨境诈骗，今年开始集中打台湾诈骗犯。第三，恐怖主义，恐怖主义现在也想盯上我们。总之非统安全挑战在中国整个外交挑战位当中地位是上升的。还有包括气候变化，现在气候变化的加速导致了自然灾害的频率增加。<text:span text:style-name="T3"> <text:line-break/><text:line-break/></text:span>还有海外利益保护，中国海外利益扩张非常快，但是我们现在跟不上，<text:span text:style-name="T3">300</text:span>年前洋人走向海外是三管齐下，先是军队，然后是商人，然后是传教士。可是今天中国出去单兵突进，我们没有军队，没有传教士，我们只有商人。中国商人出去挺有风险，中国没有军队保护。我们没有传教士，知识界我们是崇拜西方，传播西方理论，还没有找到中国自己的理论。习主席说我们要三个自信有，其中包括理论自信，现在还在找。这就是中国今天的现实，我们的资本快速往外走，可是它是单兵突进，结构上讲很脆弱。当然现在习主席非常重视这个事情，所以我们在加快调整，比如军队现在开始走出去，另外文化机构也开始走出去，在投资的同时搞孔子学院，搞文化中心，搞媒体海外分社。坦率讲，总体结构还是经济走的最前，结构非常脆弱。<text:span text:style-name="T3"> <text:line-break/><text:line-break/></text:span>国际责任，我们中国现在不得不承担更大的国际责任。但是承担国际责任是有代价的，首先要多花钱，然后有可能要流血，坦率讲中国人还没有做好这个准备。中国老百姓到现在还不是一个大国的心理，中国老百姓现在还有两个比较突出的心理，第一叫受害者心理，跟任何国家一碰撞，我们第一感觉是你怎么又欺负我了，包括和菲律宾，包括我们领导都在外面讲，大国固然不能欺负小国，小国也不能欺负大国。美国人听了很别扭，美国说你这一壮汉，菲律宾<text:span text:style-name="T3">6</text:span>孩子，你说他欺负你，他们觉得很奇怪。这个心理要减少，我们在国际上就是一个壮汉，有了问题我们自己承担。第二，阴谋论心理特别重，国际上一出事就说阴谋论，而且阴谋论基本上都指着美国。<text:span text:style-name="T3"> <text:line-break/><text:line-break/></text:span>现在我们网上的观点分歧很厉害，现在网上的劲头有点像理文化大革命，都不讲道理，都骂人。但是网上的左右两派都有一个缺陷，他们都以美国为参照性来评价中国，这其实是不对的。右派把美国说的太好了，美国是一个理想的国度，然后总用美国衡量中国。如果你把右派的言论汇集起来跟美国人讲，美国人感觉到脸红。左派觉得美国很厉害，中国面临的困境都是美国制造的阴谋。其实都不对，美国即有那么好，也没有那么厉害。美国是比一般国家好一点，厉害一点，但是没有那么厉害，都是我们自己想象的。<text:span text:style-name="T3"> <text:line-break/><text:line-break/></text:span>总之我们中国人最好能意识到我们就是一个大国，而且大国来的很快，我们要尽快在心理上成熟起来。中国在国际社会眼里，就是一个<text:span text:style-name="T3">1.9</text:span>米的大个，但是心理还是<text:span text:style-name="T3">1.2</text:span>小学生的心理，这有点不匹配。我觉得要加速的培养健康的大国心态，这是现实所需要的，健康大国心态有一个就是要承担国际责任，你喜欢也好，不喜欢也罢，你得做。这是对于我们整体安全形势的大判断，基本的逻辑大家注意一下，国际社会是无政府的，国际政治是强权政治，但是在这样残酷的外部环境中，因为中国的规模和工业化能力，今天的中国非常安全，这一点大家要有信心。中国安全挑战的排位是大陆内部问题第一，台湾第二，外交第三。但是在外交中，美国排第一，周边排第二，周边当中主要是日本。剩下的所有问题都叫其他问题。<text:span text:style-name="T3"> <text:line-break/><text:line-break/></text:span>下面切入中美关系，中美关系在当今整个中国的外交中占什么位置？它是中国外交最大的难题，原因我上面已经讲了，它很厉害，现在的一把手，能力很强。坦率讲现在美国还是一个壮年人，美国没有到退休年龄。美国属于单位里面颜值也很高，能力也很强，群众基本拥护的国家，我们是刚提拔不久的二把手，我们想把它挤走，又不敢打它，所以挺难的。我们中国正在想各种办法，第一，创造条件让它犯错误，有一天让巡视组把它给办了；第二，让它忙不过来，最后让它忧郁症，自己不想干了；第三，和美国搅在一起，让它打不了你，形成你中有我，我中有你。我们想法很多，我们现在正在想办法收拾它，但是说说容易，做着很难，因为美国是非常优秀的国家，这些小把戏其实它也知道。<text:span text:style-name="T3"> <text:line-break/><text:line-break/></text:span>从外交角度来讲，中美关系是我们最大的外交难题，过去在习主席之前，我们外交部内部经常讲中美关系是整个中国外交的重中之重。习主席上台以后就不许这么说了，因为习主席确实调整了政策。原来我们中国外交是四根支柱：大国外交、周边外交、发展中国家外交、多边国际组织外交。内部的定位是，大国是关键，周边是首要，发展中国家是基础，多边是重要舞台。今天还这么说，但是原来在四句话之后，还有一句话叫中美关系是整个中国外交的重中之重，因为中美关系无处不在，大国里面的关键是中美关系，周边搞不搞的好看美国，发展中国家影响推不推的下去也看美国，国际组织主要的活跃对象也是美国，我们外交四块，美国无处不在。但是现在习主席上台以后有变化，习主席现在想降低一点中美关系，而把周边外交提上去，这是这几年的微妙变化。虽然有这个变化，但是处理好中美关系仍然是中国外交第一大难题。<text:span text:style-name="T3"> <text:line-break/><text:line-break/></text:span>第二，未来<text:span text:style-name="T3">10</text:span>年、<text:span text:style-name="T3">20</text:span>年美国还是我们最大的外部因素。像日本，我认为我们中国已经彻底超越它了，因为过去日本越过我们其实是一个非常偶然的历史现象。日本<text:span text:style-name="T3">2009</text:span>年出了一本书，卖的很好，题目叫《做十分之一的国家》。这本书是非常清晰是一个的战略判断，他告诉日本人过去五千年大部分时间中国都是东亚的中心，这是常态，过去日本人<text:span text:style-name="T3">100</text:span>年成为东亚的中心是非正常现象。为什么非正常？因为从西方来了一个崭新的文明，叫工业文明。日本学工业文明学的特别好，不仅学的亚洲第一，而且是全世界非西方第一。中国有一段时间愚蠢的拒绝学习工业化，特别是晚清<text:span text:style-name="T3">70</text:span>年。晚清非常可惜，如果清王朝带领全国人民搞现代化，那时候我们追上去是比较容易的，因为现代化是加速度的，开始现代化速度比较慢，像牛车，后来是马车、自行车、汽车、高铁、飞机，它的速度是加速的，越到后来越难追。可是晚清<text:span text:style-name="T3">70</text:span>年没有追，于是后来追越来越困难。当时晚清如果跟日本一样，朝野同心搞现代化，我估计现在中国已经是世界第一强了。<text:span text:style-name="T3"> <text:line-break/><text:line-break/></text:span>日本朝野同心，一门心思奔现代化，确实搞的很好，对中国拥有了工业日本对农业中国的优势，就成了东亚的地缘政治中心。但是大前研一提醒日本人，说日本所获得的优势，本质上讲是知识的优势，因为日本学习态度好，所以它知识掌握的好，但是从哲学上讲，只是有一个知识优势，而且这个知识优势很脆弱，它能保持知识优势的前提是中国人愚蠢的拒绝学习。因为它是知识优势，通过学习完全可以弥补。大前研一在《做十分之一的国家》中有一个结论，他说，根据他的观察，为邓小平时代开始，中国人开始学习了，中国技术上拉平日本，赶上日本只是时间问题。下一个结论，一旦中国的技术和日本拉平，中日之间的力量由规模决定，他说最终日本会回到常态，那就是日本的<text:span text:style-name="T3">GDP</text:span>是中国的<text:span text:style-name="T3">1/10</text:span>，题目就是这么来的。所以他告诫日本做好准备，那天一天会来，我们是中国的<text:span text:style-name="T3">1/10</text:span>。<text:span text:style-name="T3"> <text:line-break/><text:line-break/></text:span>长期来讲，日本做为一个外部因素不是很重要。印度，我从来不看好它。欧洲也悬乎了，欧洲的前途我是不看好。<text:span text:style-name="T3">2013</text:span>年开始，布鲁塞尔是欧洲最国际化的城市，布鲁塞尔新生儿当中一半以上的男孩得叫穆罕默德，女孩也是一样都是伊斯兰名字，所以现在欧洲即使难民不去了，以它们的生育率，欧洲一定伊斯兰化。欧洲女孩现在都是个人主义者，给你们家生一个孩子交代任务就不再生了，所以欧洲伊斯兰化是必然的。俄罗斯也有问题，俄罗斯经济搞不好，它不会玩市场经济。而且俄罗斯也有人口问题，俄罗斯是<text:span text:style-name="T3">1.42</text:span>亿人，俄罗女孩生育率比欧洲还低，欧洲一个女孩一辈子生<text:span text:style-name="T3">1.2</text:span>个孩子，俄罗斯能女孩生<text:span text:style-name="T3">0.7</text:span>个孩子，一个都不到。据我的分析，日、印、俄、欧都不行，外部真正能干的就是美国，眼前是最大外交难题，外来是最大的外部因素。<text:span text:style-name="T3"> <text:line-break/><text:line-break/></text:span>中美关系是<text:span text:style-name="T3">21</text:span>世纪国际关系的决定性因素，如果中美双方合作，<text:span text:style-name="T3">21</text:span>世纪国际关系很有希望，如果我们对抗，<text:span text:style-name="T3">21</text:span>世纪就是对抗。这是是中美关系在我们外交中的定位。中国的安全挑战是内部、台湾、外交，外交排最后。但在外交中，中美排第一。中美关系的定位，眼前最大的难题，未来最大的外部因素，整个<text:span text:style-name="T3">21</text:span>世纪决定性的双边关系。<text:span text:style-name="T3"> <text:line-break/><text:line-break/></text:span>现在讲讲状态，中美关系的状态是即竞争又合作，即重要又复杂。冷战时候美苏关系是竞争为主，合作很小；现在的日美关系也有一点矛盾，但是绝对是合作为主；中美关系介于两者之间，即竞争又合作。只不过最近竞争上升了，以前我们经常说中美关系好不到哪里去，也坏不到哪里去，现在是中美关系好不到哪里去是一定的，是必然的，坏不到哪里去是未见得的。即重要又复杂，重要就不用说了，它决定整个<text:span text:style-name="T3">21</text:span>世纪人类的命运。复杂性，一方面中美之间贸易关系好的不得了，中美实际上是对方的第一大贸易伙伴。我们的统计当中，我们把欧盟<text:span text:style-name="T3">28</text:span>国当第一贸易伙伴，美国排第二，因为欧盟是一个群体，单一国家美国就是我们第一大贸易伙伴，我们很早就是美国牢固的第一大贸易伙伴。所以经济上我们绑的很紧，但是军事上中美都把对方做第一敌人，在人类近代史上很少有这么复杂的关系。<text:span text:style-name="T3"> <text:line-break/><text:line-break/></text:span>下面讲讲修昔底德的效应，现在谈中美关系，很多人喜欢说修昔底德陷阱，这个要解释一下。在古希腊的时候，有一个历史学家叫修昔底德，西方人把他的地位定义为我们的太史公司马迁。他的著作叫《伯罗奔尼撒战争史》，他们认为和《史记》是一样的，就是人也一样，书也一样。但是我两个都看过，他和我们太史公比差远了，人的重要性和书的重要性都是他们夸张了，我们的太史公比他伟大多了，《史记》也比这本著作伟大多了。但是西方人认定这是我们的《史记》。这个人生活在希腊文明的后期，马其顿时代，他研究什么专门？希腊内部为什么内战，导致希腊文明败落，导致马其顿把它征服。然后他就写了一本书《伯罗奔尼撒战争史》，伯罗奔尼撒是希腊半岛上的一个半岛，上面有一个重要的城市叫斯巴达，斯巴达是曾经领导整个希腊城邦体系的领袖。它后来跟雅典打，雅典开始不如斯巴达，斯巴达是一个军国主义国家，特别能打仗。后来雅典起来了，起来的原因是波斯人侵略希腊，最后失败了。<text:span text:style-name="T3"> <text:line-break/><text:line-break/></text:span>波斯人侵略希腊过程当中失败，第一原因是台风，当时波斯人是海路并进，波斯皇帝大流士二世搞了<text:span text:style-name="T3">1600</text:span>多条船，上面有海军，主要是运粮食，陆地上是十几万人，所以是海路并进。在这个过程中，斯巴达<text:span text:style-name="T3">300</text:span>勇士做出了贡献，斯巴达有个王叫李尔王，他带着他的亲兵<text:span text:style-name="T3">300</text:span>人，步卒<text:span text:style-name="T3">1700</text:span>多人，到温泉关阻击波斯人。沿途他又召集别的部落，实际上他这边是<text:span text:style-name="T3">1</text:span>万人。波斯大军是<text:span text:style-name="T3">12</text:span>万人，在温泉官作战，他抵抗了一个多礼拜，战争打的非常残酷。战争上他输掉的，但是战略上他起了贡献，但是这个贡献不是决定性的。后来陆军和海军就分开了，波斯帝国的舰队往前走，陆军跟不上，就分开了，这个在后来起了非常重要的作用。真正起决定作用的是船遭遇了暴风雨，<text:span text:style-name="T3">2/3</text:span>就没了，所以上帝起了第一作用。剩下<text:span text:style-name="T3">1/3</text:span>船，这个时候雅典人起了决定性作用，雅典海军把它基本上烧掉了，烧掉了<text:span text:style-name="T3">90%</text:span>以上。最后剩下了<text:span text:style-name="T3">40</text:span>多条，在离雅典不远的一个叫马拉松的小镇登陆了，马拉松的老百姓就把他们消灭了。其中有一个战士跑到雅典广场说我们胜利了，就死过去了，然后就有了马拉松运动。<text:span text:style-name="T3"> <text:line-break/><text:line-break/></text:span>波、希战争第一功臣是上帝，第二功臣是希腊海军，第三功臣是斯巴达，所以战后希腊就崛起了，斯巴达不服，它们两强就打起来了，这个战争打的很残酷，打了半个世纪，最后导致整个希腊文明的分裂。这个时候北方一个游牧民族马其顿人侵入希腊，统一了希腊。修昔底德总结为什么这两强不能相处，研究的结果很悲观，说这个战争不可避免，新兴大国和守成大国必有一战，这是结构性矛盾。历史学家把这个结论叫修昔底德陷阱，后来西方整个历史不断的在重演这个历史。最新研究工业文明以来，<text:span text:style-name="T3">16</text:span>次权力转移，只有两次是和平的，一次是英国把权力转给美国，这等于是父亲把权力给儿子，所以肯定是和平的，第二次是美苏冷战结束，只有这两次是和平的，其他都是打的。现在中美之间在结构上就是进入修昔底德的现象，美国是守成大国，中国是新兴大国，所以很多人，特别是西方人认为中美必有一战。是不是免不了我们不知道，反正中美之间有某种结构性的战略对抗是肯定的，而且美国就是从这个角度来看我们。所以中美关系结构上是对抗的，第二，有两个东西加剧对抗，一个是意识形态，美国说你一党专政，看不顺眼，要改变，共产党对这个很反感；一个是文明，美国是一神教文明，我们是世俗文明。战略上有结构矛盾，再加上性格上、脾气上有两个不同，所以中美关系的复杂性、矛盾性，比正常新兴大国和守成大国还要大一点。<text:span text:style-name="T3"> <text:line-break/><text:line-break/></text:span>中美关系的复杂性又表现为我们之间共同利益，相互依存又很高，经济上相互依存，社会上相互联系，国际上确实很多问题我们得一块处理。比如反恐要一块处理；防止世界经济再出现问题，维持全球经济稳定，我们是一致的；防治埃博拉病毒扩散。这是中美关系的另外一面，一面是结构对抗，一面利益绑的很紧。纽约时报说中美关系最后的结果是感情不好的夫妻关系，两个人一开始不认识，碰到苏联壮汉，还拿着刀，两个人吓到了，就挤到一块去了。认识之后一冲动就结婚了，结婚以后都觉得自己吃亏了，天天吵架，但是又很难下决心，因为两个人有共同财产，生了一堆孩子，所以就麻烦了。又不喜欢，利益又放不下，于是就凑合着过，所以最后的结果是感情不好的夫妻关系。<text:span text:style-name="T3"> <text:line-break/><text:line-break/></text:span>中美关系总结构是对抗的，但是很复杂，共同利益相互依存，还有双方有很多合作的努力，而且有很多的成果。比如我们很多年前共同努力迫使苏联退出阿富汗；我们共同努力迫使越南退出柬埔寨，这都是很好的成果。另外中美之间的外交质量是可以的，我们这个国家外交质量相当好，美国作为<text:span text:style-name="T3">100</text:span>年的世界老大，他管理技能还可以。中国是孙子兵法的后代，我们天生就是战略家，中国就是一个大山里面没有文化的老奶奶都会给你讲几百个故事。<text:span text:style-name="T3"> <text:line-break/><text:line-break/></text:span>这就是中中美关系的状态，地位很重要，状态很复杂，眼前问题很多，南海是最突出的，另外还有网络。美国人觉得我们总是在网上偷他们家的东西，这个可能也是事实。我们中国现在工业量很大，但是技术上我们缺一点，技术上一个是我们自己投资，一个是我们想学习，我们正儿八经想买，但是美国人不买给我们。<text:span text:style-name="T3"> <text:line-break/><text:line-break/></text:span>在过去<text:span text:style-name="T3">30</text:span>年，我们技术引进，给我们帮忙最大的是德国，德国占引进技术的<text:span text:style-name="T3">46%</text:span>。美国佬拥有世界上最好的技术，过去<text:span text:style-name="T3">30</text:span>天世界上的黑科技都是美国人发明的，但是它就不卖给我们。不卖，我们就不客气了，以前没有网络没办法，现在有网络了，当然要用。美国现在认为在网上偷它东西最多的就是中国，什么都偷，连公务员个人档案都偷，当然关键是技术。他们认为像我们的<text:span text:style-name="T3">J-20</text:span>、东风<text:span text:style-name="T3">41</text:span>很多关键技术就是从它那偷的。第三，国安法，我们通过国安法限制<text:span text:style-name="T3">NGO</text:span>。另外人权，我们昨天讲执政方针有一点是政治控制，抓的一些律师，美国人挺恼火的。这一点我们得承认，美国人挺有道义感，所以对我们最近人权情况批评的挺厉害。另外美国企业觉得现在没有以前受重视。<text:span text:style-name="T3"> <text:line-break/><text:line-break/></text:span>另外很多第三方在中美之间挑拨离间，越南、日本、菲律宾都在挑拨离间。这就是第三个情况，中美关系现在问题特别多。最后还强调一个情况，美国从去年开始正在一轮对华政策讨论，现在美国战略学认为过去<text:span text:style-name="T3">40</text:span>多年对中国的政策的可能是错误的，它想寻找新的办法，但是现在没有找到。过去<text:span text:style-name="T3">40</text:span>多年，<text:span text:style-name="T3">1972</text:span>年从尼克松开始，美国决定跟我们合作，和中国恢复关系。美国和我们恢复关系，它是期待中国走向民主化，成为美国体系的一个部分，就是国内政治走向美国体系，成为美国体系的一部分。外交政策就成为美国忠实的管家，这是美国的期待。所以过去<text:span text:style-name="T3">40</text:span>多年一直拉我们，小平时期看上去它那个期待快要实现，因为中国正在走向开放，国内也是自由化在进步。<text:span text:style-name="T3"> <text:line-break/><text:line-break/></text:span>但是他觉得是习总上台以后不对劲了，觉得咱们国内的走向和外交政策走向都不符合他的期待。国内，按照美国的理解，经济发展城市化，就有中产阶级，中产阶级应该要民主，然后中国就从一党专政变成美国式的民主。他原来是这么想的，后来发现不对，中国到了经济发展，也城市划，也中产阶级了，中产阶级有<text:span text:style-name="T3">5</text:span>亿人，是人类历史上最大中产阶级，他突然发现中国中产阶级和别的国家不一样，他不要民主，他要第二个孩子，第二套房子。<text:span text:style-name="T3"> <text:line-break/><text:line-break/></text:span>另外外交政策也变了，原来外交政策都是跟着美国跑，现在牛了，原来我们给美国的印象是美国的学生，比如我们加入<text:span text:style-name="T3">WTO</text:span>，每个月写思想汇报，美国就是把我们当学生，所以那个时候美国挺容忍我们崛起。现在发现我们要另立门户，所以非常生气，我们现在的走向和美国预想完全不一样，社会走向、政策走向都不一样，所以现在美国正在调整。但是我观察到现在，好像美国还没有找到很好的办法。有人说扼制中国，但多数人同意，为什么？因为扼制其实有一个条件，扼制的对象本身性格得有一点问题，它老得罪人。苏联挺合适，脾气大，他们自己总结说俄国人是战斗种族，俄国人遇到阻力就铁棒横扫，阻力加大铁棒加粗，所以可以扼制它。但中国人无法扼制，中国人狡猾，会搞关系，而且会赚钱，他老给你做生意，给人家送钱，钱是人见人爱。所以用苏联的办法不行。目前美国对我们的办法叫两面下注，一方面继续拉动中国，另一方面中国在旁边设防，这大概是现在一个大的方向。这就是中美关系的一些基本情况，它的定位、状态、主要问题，和可能出现的政策调整。我们休息<text:span text:style-name="T3">10</text:span>分钟，再来谈具体的问题。<text:span text:style-name="T3"> <text:line-break/><text:line-break/><text:line-break/><text:line-break/></text:span>（休息）<text:span text:style-name="T3"> <text:line-break/><text:line-break/><text:line-break/><text:line-break/></text:span>金灿荣：我下面给大家讲讲未来具体的问题，前面讲的是大的定位，下面讲具体的问题。中美关系第一大问题还是战略猜疑，现在美国好像已经认定中国要挑战它。昨天我讲过，他们把我们的一些战略举措都当做挑战，比如一带一路主要解决中国的产能过剩问题，同时也帮助一些穷国家发展，但是美国认定一带一路最终是把中国、德国联系起来，把美国赶出欧亚大陆。还有南海，他就认定中国要把它赶出西太平洋和印度洋。还有亚投行、金砖银行，我们想在国际金融方面扩大我们的影响力，但是美国认为这就是挑战他的金融霸权。总之美国对我们怀疑非常深刻，讲没有什么用，咱们中国也认定美国就是要唯独我们，所以现在战略的差异非常严重。<text:span text:style-name="T3"> <text:line-break/><text:line-break/></text:span>具体的问题是新老问题并存，三个老问题还在，台湾，台湾看起来，美国准备用用台湾的问题，有一段时间他不怎么用，特别是马英九那<text:span text:style-name="T3">8</text:span>年，现在看来他要用，台湾也准备投靠他们。还有西藏，西藏只要老和尚、达赖在，美国一定用，老和尚走了以后他也会用，而且会比较极端化的用，就是可能有暴力。还有一个问题就是贸易，新的领导人上来，无论是川普，无论是希拉里、克林顿，贸易问题都会突出，特别是川普更会突出。<text:span text:style-name="T3"> <text:line-break/><text:line-break/></text:span>老问题已经够烦人了，还有新问题，我个人现在列了八个新问题，实际上可能出现的比这八个还要多。八个新问题的第一个问题，地区领导权竞争，中国现在在亚太地区影响力在扩大，亚太地区各国都是经济上靠中国，安全上靠美国。美国说话现在没有以前管用了，以前这些国家都是经济上靠美国，安全上靠美国，现在这些国家态度都变了，以前像韩国我就爱你，现在跟美国讲我即爱你还爱他，美国心理就羡慕嫉妒恨了。另外咱们有一些动作加剧了这种关系，习主席跟奥巴马讲太平洋足够的大，容的下中美两国，美国非常生气，中国人听着很正常，太平洋是公海大家都可以去，太平洋地理上很大，太平洋大到什么程度？北冰洋、印度洋、大西洋合起来还没有太平洋大，所以太平洋真的很大，地理上很大，法例上是开放的。我们的这个角度习主席没有问题，但是奥巴马听了脸色铁青，为什么？因为在美国人的心目中太平洋是他们家内海，怎么冒出一个土豪分我们家内海，气晕了。<text:span text:style-name="T3"> <text:line-break/><text:line-break/></text:span>还有一个事<text:span text:style-name="T3">2014</text:span>年<text:span text:style-name="T3">5</text:span>月<text:span text:style-name="T3">20</text:span>号在上海开第四届亚信会议，习主席在上面念稿子，先是外交部准备的稿子念的好，说我们亚洲要形成新的安全观，安全观的要素是四点，第一共同安全，安全不能单边，你安全我不安全那不行，必须共同安全；第二综合安全，安全不光是传统的大国博弈，还有非传统；第三合作安全，通过合作来寻求安全；第四可持续安全，安全必须建立在经济可持续发展上面。这都是外交部原稿，这都挺好的，结果习主席加了一句话，他说<text:span text:style-name="T3">“</text:span>从现在开始，亚洲的安全问题就是亚洲人自己解决吧。<text:span text:style-name="T3">”</text:span>第二天克里国务卿就飞过来了，说你这不是搞亚洲门罗主义，就是你抛开党委闹革命，亚洲支部独立，你是亚洲老大，那就是你说了算。后来我们赶紧往回收，不是，我们是开放的地区主义，是欢迎你存在的。坦率来讲，美国不信任你了。<text:span text:style-name="T3"> <text:line-break/><text:line-break/></text:span>虽然中美之间知道这是一个问题，也采取机制来控制，现在中美有双方外交部副部长年度对话机制，就是亚太安全经济协调，坦率来说这个没有什么用。这是第一个新问题，美国觉得我老大，每个地方我都得管，每个地方支部要向我汇报，竟然有一个支部不向我汇报，这是一个麻烦事。所以这是中美的第一个新问题，地区领导权竞争。<text:span text:style-name="T3"> <text:line-break/><text:line-break/></text:span>第二，军事现代化。美国的霸权第一靠自己的力量；第二靠盟友。力量当中四根支柱，第一就是军事，美军打遍天下无敌手，第一就是军事，因为军事强所以总体地位高。有一年前人美国参联会主席登普西在西点军校毕业典礼上讲了一段名言，他拿了一张<text:span text:style-name="T3">100</text:span>美元说，孩子们这是什么，人家说<text:span text:style-name="T3">100</text:span>美元，他说它的成本是多少？大家说不知道，他说就是<text:span text:style-name="T3">1.4</text:span>美分，但是世界上必须用<text:span text:style-name="T3">100</text:span>美元的东西来换这个东西，为什么？如果不换你们就去打他，所以美元后面是美军，他能够揍人家，人家揍不到他，所以他那个钱就值钱。所以美国自己霸权四根支柱，第一就是美军；第二是美元；第三是美国高科技；第四是美国的软力量，好莱坞大家得很喜欢。这是美国自身的四大支柱，美军、美元、高科技、好莱坞，加上盟友捧场，这样就构成了美国领导地位。<text:span text:style-name="T3"> <text:line-break/><text:line-break/></text:span>现在美国感觉到中国军事现代化的威胁，世界上战略性的军事力量可以列<text:span text:style-name="T3">6</text:span>家，其他有一些地区军事强国，像以色列、伊朗、朝鲜，全球战略性的军事力量主要是<text:span text:style-name="T3">6</text:span>家，第一是美军，第二是俄军，第三是我们，我们两家应该是并列第二，然后就是欧洲、日本，印度勉强算一个。但是在<text:span text:style-name="T3">6</text:span>家当中，现在美国最在意的是中国，因为俄罗斯从二战结束以后就跟他斗，斗到现在有<text:span text:style-name="T3">70</text:span>多年，对俄国很了解。另外美国认为俄国已经没有潜力，原来苏联庞大的工业生产体系，俄国没有了，俄军主要在吃老本。从<text:span text:style-name="T3">1991</text:span>年冷战结束到现在，俄军只拿到一条<text:span text:style-name="T3">4000</text:span>吨的舰，其他都是两三千吨，但核潜艇还有。中国光是<text:span text:style-name="T3">2014</text:span>年就拿到了十几条<text:span text:style-name="T3">4000</text:span>吨以上的舰，所以俄国他熟悉，他也没有潜力，美国不怕。欧洲和日本是美国的哼哈二将，所以更不怕。某种意义上讲欧洲、日本的军力是美国人设计的，日军是美国太平洋战区的西南军分区，日军的任务是美国分配给他的。所以这三支力量美国不怕了，俄国不怕，日欧是控制的。印度的话美国也没有放在眼里，印度工业化能力不行，主要是靠买来的军事现代化，所以不怕。美国最在意的是中国，一个工业潜力太大，另外一个战略上跟他对抗，因为台海、南海问题真有可能会打，而且中国还不透明，所以这几个因素合在一起，现在美国对中国的军事现代化很担心，而且是认为挑战他霸权的方向。<text:span text:style-name="T3"> <text:line-break/><text:line-break/></text:span>中国军事现代化确实取得很大的成果，我们新中国到现在的军事现代化分成四个阶段，第一阶段军事现代化是<text:span text:style-name="T3">1949</text:span>年<text:span text:style-name="T3">—1959</text:span>年，这个军事现代化很快，但这个快的基础不牢，是苏联帮我们建立的。到了<text:span text:style-name="T3">1959</text:span>年文革以前最后一次大阅兵，我们的装备是青一色的出色装备，而且在当时世界上也是可以的，因为那个时候我们已经有歼<text:span text:style-name="T3">5</text:span>，歼<text:span text:style-name="T3">5</text:span>在当时世界上不错，第一代喷气机战斗机，美国那个时候是第一代，跟我们差不多。所以这是一个阶段，非常快，但是基础太弱，靠苏联的善意。第二阶段是<text:span text:style-name="T3">1959</text:span>年<text:span text:style-name="T3">—1979</text:span>年，这个阶段就慢，因为苏联不支持你，咱们国内搞文革，三年自然灾害，国内没有好好搞经济，所以这<text:span text:style-name="T3">20</text:span>年什么特点？我们中国还在搞军事现代化，也有成绩，原子弹、氢弹、核潜艇、导弹都是这个时候出来了，有进步，但是整体的装备跟世界的差距在拉大，因为没钱，没基础。第三个阶段是最惨的，<text:span text:style-name="T3">1979</text:span>年<text:span text:style-name="T3">—1999</text:span>年，这个阶段是小平的战略决定的，小平跟军队讲军队要忍耐，不给你钱。<text:span text:style-name="T3">1985</text:span>年整个军队拿到<text:span text:style-name="T3">56</text:span>亿美元，当时我军<text:span text:style-name="T3">430</text:span>万人，三餐饭都保证不了，何况去买装备。那一年台军的军费是<text:span text:style-name="T3">98</text:span>亿美元，日军<text:span text:style-name="T3">240</text:span>亿美元，所以那时候日本说半小时消灭中国海军，这<text:span text:style-name="T3">20</text:span>年是我们军事上和美国拉开最大的。然后变化发生在<text:span text:style-name="T3">1999</text:span>年，<text:span text:style-name="T3">1999</text:span>年<text:span text:style-name="T3">5</text:span>月<text:span text:style-name="T3">8</text:span>号，我们启动了新一轮军事现代化，到现在有<text:span text:style-name="T3">17</text:span>年，但是这一轮真正有成果，工业化完成了，在这个基础上我们搞军事现代化，不靠别人，当然靠也靠，偷偷买一点，但是前提是我们冒险去干，所以都是自己干的。<text:span text:style-name="T3"> <text:line-break/><text:line-break/></text:span>这一次军事现代化跟前面三次比是条件最好的，我们工业基础上来了，财力上来了，真砸钱，现代军事打仗就是打钱，没有财力谈不上。<text:span text:style-name="T3">1999</text:span>年的变化主要是美国人炸馆，让中国领导人觉得美国佬真动手，于是开始搞现代化，搞现代化的结果成效非凡。到现在达到什么阶段？区域隔绝，或者区域组织，中国还没有进攻美国的能力，除了同归于尽，打核导弹，常规军力威胁不到美国，但是我们现在做到美国打不了我，这是非常了不起的。我本来不想打你，所以我也不用拥有那个能力，但是我要做到你打不了我，这在世界上只有中国。就常规军力而言，美国要揍俄罗斯都没问题，但也不会揍，一个战略上没需要，还有俄罗斯有核武器，所以美国也怕他，光脚的不怕穿鞋的。现在可以说在常规军力方面不让美国打我，中国已经做到，在美国战略上叫区域隔绝。这个其实已经化解了美国的全球战略，美国全球战略有一个逻辑前提，想打谁打谁，但是由于中国已经打不了，因此美国的前提改成老子想打谁打谁（除了中国）。现在中国还在发展，以后中国牛了就开始保护，给美国列单子，说<text:span text:style-name="T3">“</text:span>老大，这还不能打，巴基斯坦。<text:span text:style-name="T3">”</text:span>然后美国就改成想打谁打谁（除了中国及其朋友），以后中国的朋友圈会不断的扩大，因为有些国家会到投靠这个老大，美国也打不了我，中国朋友圈会扩大，最后扩大到老子想打谁打谁（除了所有其他国家）。<text:span text:style-name="T3"> <text:line-break/><text:line-break/></text:span>中国的战略是防御性的，但是战略后果是进攻性的，大家体会一下。<text:span text:style-name="T3">1996</text:span>年台海危机，当时李登辉到耶鲁大学第一次提出台湾独立的主张，大陆就军事演习吓唬台湾，结果没有把台湾吓倒，把自己吓倒。为什么？因为发现我们连台湾都打不赢，不要说美国，所以当美国派两个核动力航母来，我们就不演习了。我们内部当时推算过真的是台湾都打不赢，为什么？<text:span text:style-name="T3">1992</text:span>年美国卖了<text:span text:style-name="T3">150</text:span>架<text:span text:style-name="T3">F16</text:span>给台湾，再早一年法国卖了<text:span text:style-name="T3">60</text:span>架幻影给台湾，这是标准的三代机，非常厉害，都经过实战，所以当时台湾手上<text:span text:style-name="T3">210</text:span>架三代机，而且还吹牛有一架飞机是他们自己造的，叫经国号，有<text:span text:style-name="T3">138</text:span>架，也是三代机。后来我们有关部分把那些关键信息一评估，是假的，还不如我们歼<text:span text:style-name="T3">8</text:span>。但是人家正儿八经有<text:span text:style-name="T3">210</text:span>架三代机，可是我们当时只有<text:span text:style-name="T3">26</text:span>架三代机，所以当时连台湾都打不赢，更不用说日本、美国。当时美国的太平洋战区的总司令布莱尔公开羞辱中国，在记者招待会上讲<text:span text:style-name="T3">“</text:span>我知道你们中国陆军很强大，但是我想不到你有什么技术办法把强大的陆军送到台湾岛，难道让你的战士脱光衣服，背着大炮游泳游过去吗？<text:span text:style-name="T3">”</text:span>这很羞辱我们，我相信江主席肯定心里很难受。但是请大家放心，<text:span text:style-name="T3">2016</text:span>年我们收拾台湾就像玩一样，现在我们的三代机到年底肯定突破一千架，而且所有的三代机都比台湾好，我们是碾压式的优势。<text:span text:style-name="T3"> <text:line-break/><text:line-break/></text:span>日本我们也超过了，因为日本现在是<text:span text:style-name="T3">91</text:span>架<text:span text:style-name="T3">F15</text:span>，从美国买的，自己产的<text:span text:style-name="T3">89</text:span>架<text:span text:style-name="T3">F2</text:span>，是日本产的<text:span text:style-name="T3">F16</text:span>的仿制品，所以加起来<text:span text:style-name="T3">290</text:span>多架三代机。台湾、日本我们都没有问题，都有碾压式的优势。我们现在对美军也不怕，我们能做到把美军的航母隔绝在<text:span text:style-name="T3">1000</text:span>海里以外，<text:span text:style-name="T3">1996</text:span>年我们没有任何手段对付美军航母，那时候我们有几条核潜艇可以吓唬他，但是质量非常差，被美国人叫做水下拖拉机，一出门就知道了。常规潜艇很弱，跑不了那么远，没有用。水面也很落后，空中根本没有三代机，<text:span text:style-name="T3">20</text:span>年前对付航母没有任何办法。今天我告诉大家，今天的反航母力量是世界第一。我们首先有独门绝技，太空打航母，弹道导弹打航母，是东风<text:span text:style-name="T3">21D</text:span>和东风<text:span text:style-name="T3">26</text:span>。原来说东风<text:span text:style-name="T3">21D</text:span>可以打，打<text:span text:style-name="T3">2000</text:span>多公里，但是去年<text:span text:style-name="T3">93</text:span>大阅兵竟然第一次公开说东风<text:span text:style-name="T3">26</text:span>也能打，能打<text:span text:style-name="T3">4000</text:span>多公里，所以可以从太空打，这是非常吓人的事。中国的空中也能打，现在<text:span text:style-name="T3">1000</text:span>多架三代机，密集攻击肯定能打。水面也能打，我们现在最新的四条<text:span text:style-name="T3">052D</text:span>，上面带的是鹰击<text:span text:style-name="T3">18</text:span>，打<text:span text:style-name="T3">550</text:span>公里，反舰导弹列第一，因为航母的有效防御范围是<text:span text:style-name="T3">500</text:span>公里，进攻是<text:span text:style-name="T3">1000</text:span>公里，我们在<text:span text:style-name="T3">550</text:span>公里以外打，是不是有威胁了。然后就是水下潜艇，中国的元级潜艇是非常好的，在全球的常规潜艇当中肯定排前三名，<text:span text:style-name="T3">AIP</text:span>潜艇不依赖空气推动，可以在水下潜航两个多礼拜，一般常规潜艇是不是两三天就能上来，现在可以两个礼拜。所以中国现在是水下、水面、空中、太空都可以打航母，完全有能力把航母隔绝在<text:span text:style-name="T3">1000</text:span>海里以外，这样你就打不到我。<text:span text:style-name="T3"> <text:line-break/><text:line-break/></text:span>美国离我们很远，他要打主要靠基地加航母，因为他们知道中国的常规导弹很厉害，他们开展几个小时，美国在远东所有的军事基地肯定被摧毁，所以主要靠航母进攻，可是根据我们现在的发展能力已经可以把航母隔绝在<text:span text:style-name="T3">1000</text:span>公里以外，这就是中国军事现代化第四次现代化的成绩，很了不起。我们还没有能力进攻，但是我们有足够的保卫自己。这对美国来讲就是挑战，美国霸权说怎么能够让我打不到你呢，你这是霸权主义，这是中美的第二个问题，军事现代化。<text:span text:style-name="T3"> <text:line-break/><text:line-break/></text:span>最后还有一个影响，中美军事交流是美国人需要的，现在中国要是不高兴可以不跟美国交流，美国就会急，为什么？因为美国的军事是透明的，我们对他知根知底，中国的军事不透明。中美的军事战略思维完全不一样，美国是非常阳刚，中国是非常阴柔，美国强调威慑，给你看肌肉，告诉你是泰森，一拳可以打死你。中国人是阴柔的，不给你看，藏着掖着，我们有一个词叫杀手锏，但是告诉你这是一剑封喉，所以两个思维彻底不一样。另外还有一个军事思维不一样，我们非常欣赏一个故事，空城计，无中生有，<text:span text:style-name="T3">500</text:span>个老弱残兵，把司马懿的军队吓跑了。但是如果碰到美国人，诸葛亮回去就会被撤职，为什么？不科学，你竟然把军事首脑放在这么危险的地方，不科学，咱们中国人很欣赏，但是美国人批评他，因为美国是科学主义。美国人打仗一定要算阻碍，要保证前进道路上每一平方厘米要盖上多少克的炸药，连蚂蚁都让生存，不做到这些，不敢进攻，所以是严格的科学主义思维。中国人很浪漫主义，中国人欣赏的战例全部都是以少胜多。另外还有一个美国人经济成本算的很厉害，比如花多少钱打仗要赚回来。中国人算政治帐历来是这样，也很欣赏另外一个故事，七擒孟获，就是收他的心，最后孟获彻底就服了。但是在美国的思维里面不可思议，美国人想擒一次孟获要花多少钱，所以美国人想的是一次把孟获干掉算了。总之中美之间有很多行为方式不同。<text:span text:style-name="T3"> <text:line-break/><text:line-break/></text:span>美国对中国的军事现代化非常在意，根据前面的分析我们可以看出来，我们的军事现代化虽然不是进攻性的，仍然是防御，但是在战略上就是挑战美国军事霸权。<text:span text:style-name="T3"> <text:line-break/><text:line-break/></text:span>第三，中美之间的竞争领域正在扩大，从有限空间进入到无限空间。中美原来是在有限空间竞争，什么有限空间？海陆空，现在这个竞争还在继续进行而且更加尖锐，但是中美之间现在向新的空间竞争，天电网，天电网叫无限空间，太空、网络，电子对抗，竞争的领域扩大了。真假猴王从世俗的花果山打到西天去了，大家打架的领域多了。<text:span text:style-name="T3"> <text:line-break/><text:line-break/></text:span>现在网络只有中美最厉害，我有一年在美国开会，中间美国商会的副主席请我吃饭，有<text:span text:style-name="T3">IBM</text:span>的副老总，有微软的副老总，两个老总就跟我说你怎么老偷我们家的东西，我说我们没有这个能力，我们也是受害者，都是别的高手俄罗斯、以色列劫持我们家的网站在偷你，所以我们是倒霉蛋，后来<text:span text:style-name="T3">IBM</text:span>的副总说我是这个产业的创始人，微软是巨人下面起来的，世界上网军厉害的只有你们和我们，没有第三家。还有太空也是这样，真正厉害的就是我们两家。美国现在天上是<text:span text:style-name="T3">500</text:span>多颗卫星，现在我们马上突破<text:span text:style-name="T3">200</text:span>颗，俄罗斯卫星在不断的萎缩，不到<text:span text:style-name="T3">100</text:span>颗，所以太空也是我们两家，而且我们都有摧毁对方太空的能力。最近长征<text:span text:style-name="T3">7</text:span>送上去一个东西，能够捞太空的垃圾，美国说这不是抓我们卫星吗，收回来改一改，再送上去就成自己的。所以未来太空战、网络战还真是中美两家，跟其他没有关系，所以中美的竞争领域扩大了，从有形空间向无限空间扩大，这是中美的第三个问题。<text:span text:style-name="T3"> <text:line-break/><text:line-break/></text:span>第四，中国的产业升级和人民币国际化，人民币国际化是一定要做得，人民币国际化挤美元空间，美国肯定不高兴。然后是产业升级，中国产业升级总体来说是顺利的。我是很佩服华为，在电讯设备领域做得非常好，诺基亚，索尼，摩托罗拉都没有，去年<text:span text:style-name="T3">5</text:span>月份经济学家把任正非叫做电讯领域的成吉思汗，成吉思汗的巅峰叫做黄金家族，对于黄金家族来说一切抵抗没有意义，就是取决于成吉思汗的兴趣，今天我感兴趣这个，然后这个国家没了，明天感兴趣那个，那个国家没了，抵抗是没有意义的。还有大疆国际的无人机做的很好，华大基因，<text:span text:style-name="T3">BYD</text:span>，上海振华重工，三一重工，现在上海振华重工占了全世界港口机械的<text:span text:style-name="T3">75%</text:span>，去年<text:span text:style-name="T3">3</text:span>月<text:span text:style-name="T3">30</text:span>号奥巴马在迈阿密港口演讲说振兴美国制造业，后面的背景就是振华重工的机械，用美国旗帜把振华重工的商标盖住，结果讲到一半风给吹下来了，给振华重工做了广告。所以我们的产业升级其实是可以的，中国的出口结构其实不错，我们现在没有资源出口，我们都是制造业，制造业当中叫做劳动密集型产品，就是玩具、新衣服占整个出口的<text:span text:style-name="T3">20%</text:span>，并不是主要的，<text:span text:style-name="T3">67%</text:span>、<text:span text:style-name="T3">68%</text:span>是机电产品出口，所以现在中国出口结构相当不错。<text:span text:style-name="T3"> <text:line-break/><text:line-break/></text:span>我们现在所有的贸易伙伴都说中国走自己的路不给别人活路，这是最高表扬。人家骂我们，说明我们中国地位提高了，谁都不理你，像印度，其实没有社会地位。美国挨骂比我们多，但是美国是老大，中国要习惯挨骂，挨骂是对我们进步的肯定。<text:span text:style-name="T3"> <text:line-break/><text:line-break/></text:span>回到第四个问题产业升级，最后产业升级到了一定程度，中美贸易关系的性质会发生变化，因为过去是互补性的贸易，一开始我们出口能源，<text:span text:style-name="T3">1993</text:span>年以前我们每年给日本出口很多煤、石油，给美国出口衬衣。以前有一个著名的段子，我们要<text:span text:style-name="T3">8</text:span>亿衬衣换一架波音飞机，原来的结构不好，对我们很不利，我们就压榨劳工，破坏环境，我们真是用血汗换来一点外汇。今天就不一样，今天美国还是卖给我们波音，但是我们给他矿山机械，以后给他高铁，交换升级了，再过一段时间，中美经贸的性质由原来的互补性变成竞争性。美国对竞争性贸易逆差不能忍受，美国对逆差有三种类型，一种叫做资源性逆差，用人家的资源来发展自己；第二种叫互补性逆差，就是原来中国跟他的贸易结构，<text:span text:style-name="T3">8</text:span>亿件衬衣换一家波音飞机。还有一种叫做竞争性逆差，但是中美的贸易逆差正在从互补性走向竞争性，所以以后这方面的摩擦会更严厉。<text:span text:style-name="T3"> <text:line-break/><text:line-break/></text:span>中国产业升级的能力比我们以前想象的要厉害，给大家最新的案例。最近这两年，在中国的大街小巷开始出现小年轻骑双轮平衡车，以前很少，现在越来越多，就是因为有一个变化，技术到中国人手上了。这个技术是荷兰人发明的，里面的软件特别好，机械相互搭配能够平衡，双轮怎么平衡，但是就能平衡，这个软件特别好，因为有高科技因素。这是荷兰人搞得，可是荷兰人市场太小，搞出来以后，一件就很贵，最早的时候，一个平衡车是<text:span text:style-name="T3">8</text:span>万美元。<text:span text:style-name="T3">2005</text:span>年我们没有汇率改革，官方最高汇率是<text:span text:style-name="T3">8.43</text:span>元，黑市价有一天突破<text:span text:style-name="T3">13</text:span>块钱，<text:span text:style-name="T3">20</text:span>多年前<text:span text:style-name="T3">8.43</text:span>元意味着将近<text:span text:style-name="T3">70</text:span>万人民币，一台车<text:span text:style-name="T3">70</text:span>万人民币，结果卖不动，太贵了，当时除了阿拉伯土豪能买。于是这个公司<text:span text:style-name="T3">2</text:span>年以后就破产了，技术再好没有市场也不行。破产以后把技术卖给美国人，美国人拿到以后马上降到<text:span text:style-name="T3">5</text:span>万美元，但是<text:span text:style-name="T3">5</text:span>万美元也非常贵，所以后来美国这个公司也非常艰难，引进别的资本，努力打市场，最后卖到<text:span text:style-name="T3">2</text:span>万美元，市场不死不活，因为<text:span text:style-name="T3">2</text:span>万美元对美国中产阶级还是太贵了。终于到了去年这家美国公司也抗不住了，决定卖给清华紫光集团旗下的一个公司展讯，展讯卖后转手卖给小米，赚了一笔中介费。<text:span text:style-name="T3"> <text:line-break/><text:line-break/></text:span>今年三月份习主席在义乌开会，百度、腾讯、阿里都去了，原来说政治上要公平，所以习主席是每一个柜台站<text:span text:style-name="T3">5</text:span>分钟就走，但是在雷军那站了<text:span text:style-name="T3">15</text:span>分钟，因为习总童心大发，觉得这个很好玩，上去骑了一下。所以雷军拿到这个技术之后，马上就推出一千美元的东西。美国人傻了，极限就是<text:span text:style-name="T3">2</text:span>万美元，到了雷军手上就是一千美元，而且还有利润。最近又有邪门的事情，因为专利在美国人手上，到雷军手上就不是专利，浙江和还有深圳的民营企业家就把它拆了，据说在深圳最新推出的是<text:span text:style-name="T3">600</text:span>人民币，质量还挺好，农村的孩子都能骑了。所以欧洲人能气死，<text:span text:style-name="T3">70</text:span>万人民币才造出来，你<text:span text:style-name="T3">600</text:span>人民币就造出来，他们难以想象。<text:span text:style-name="T3">2014</text:span>年<text:span text:style-name="T3">4</text:span>月份，工商局宣布的去年进口商品的销售情况，宣布的结果是中国市场销售<text:span text:style-name="T3">249</text:span>万瓶拉菲红酒，当天法国酒业协会就来抗议，说我一共才卖给你<text:span text:style-name="T3">50</text:span>万瓶，你怎么说<text:span text:style-name="T3">249</text:span>万瓶，兑水也不能这样兑，把我的品牌都毁了。<text:span text:style-name="T3"> <text:line-break/><text:line-break/></text:span>第五，走向深蓝。我们中国地理上是海陆复合型国家，陆上<text:span text:style-name="T3">22000</text:span>公里边境，海上<text:span text:style-name="T3">18000</text:span>公里的海疆，<text:span text:style-name="T3">500</text:span>平米以上的海岛将近<text:span text:style-name="T3">7000</text:span>个。如果大家有机会去宁波，宁波三江口有一个中国海洋博物馆，海洋博物馆里面有一个船桨，是<text:span text:style-name="T3">6000</text:span>多年前浙江的先明到海洋里面打鱼留下的，说明当时我们的先明有海洋文化。近代我们也玩过海洋，我们沿海有妈祖崇拜，这就是海洋文化，所以我们有海洋历史、海洋文化、海洋地理。还有我们玩过海洋，玩的不错，就是郑和下西洋。郑和下西洋的一支船队在当时世界绝对是领先的，按照中国科技史专家的说法，郑和船队在世界上的领先远远超过大英帝国在<text:span text:style-name="T3">19</text:span>世纪的领先和美国海军在<text:span text:style-name="T3">20</text:span>世纪的领先。但是中国人很悲剧，我们这么好的技术不知道拿来干什么用，这是中国的问题。<text:span text:style-name="T3"> <text:line-break/><text:line-break/></text:span>国家之间的竞争，就是一个社会发展的三种层次的竞争，最低级的竞争叫资源投入型竞争，就是你用傻力多干活，赚的多一点。第二种叫技术创新型竞争，发展独门绝技，拿垄断利润。最高级的叫制度创新型竞争，这个美国人做的很好，美国在这方面特别强，以后中国要学习他。比如麦当劳所代表的快餐业，其实就是属于制度创新型竞争。因为麦当劳里面的东西一点都不好吃，咱们中国任何一个家庭妇女做的比他好，但是人家弄成一个产业，在这方面比较强。中国人资源投入型生长一点问题都没有，中国人很努力，很抠门，存钱存的很多，所以资源投入没问题。技术创新型也没有问题，中国有问题的是制度创新。<text:span text:style-name="T3"> <text:line-break/><text:line-break/></text:span>宋朝的时候中国的技术非常好，已经具备了<text:span text:style-name="T3">500</text:span>年以后意大利进入资本主义的所有技术条件。宋朝的时候四大发明，有三个已经出现了，火药、指南针、印刷术。李约瑟认为咱们中国跟四大发明同样档次的发明接近<text:span text:style-name="T3">100</text:span>项，比如船的密封仓技术是中国人发明的，当时中国人还发明了纸币叫胶纸，而且当时中国城市化，比较高级，像张择端画的《清明上河图》，在开封住了<text:span text:style-name="T3">150</text:span>万人，世界上最大的城市。总之李约瑟认为从城市化、金融制度、技术各方面宋朝都进入到了资本主义的前列，但是很可惜没有进入。郑和的船质量技术就是好，现在正在复原他的旗舰，<text:span text:style-name="T3">7800</text:span>吨，比我们最厉害的驱逐舰<text:span text:style-name="T3">7500</text:span>吨还大，而达伽马发现印度的那个船才<text:span text:style-name="T3">120</text:span>吨。所以李约瑟认为，如果皇帝英明让帝国海军继续航行半个世纪，那就是中国人到大西洋，所以达伽马进入的印度洋一定成为中国内海，但是很可惜，郑和那么好的技术，中国给废掉了。李约瑟就搞不清楚为什么这么好大家不玩。按照我现在的解读，因为人类的竞争是资源、技术、制度，中国在制度那一块不行。<text:span text:style-name="T3"> <text:line-break/><text:line-break/></text:span>宋朝的时候，我们技术很好，可是整个社会是压抑技术，当时整个中国的精英层欣赏的是三苏，苏洵、苏辙、苏轼，说苏轼是总理之才，当个杭州太守副部级干部太委屈了，苏轼其实混的不错，副部级，但是所有的文人都为他抱屈，认为他应该是宰相。当然苏轼也有贡献，但是与此同时，《梦溪笔谈》的沈括竟然没有人知道他，后来利玛窦才把他挖掘出来，《梦溪笔谈》是多么伟大的工程学著作，但是沈括就是一个科长，县里面一个小吏。所以整个中国社会趋向对伟大的工程知识不看重，对文人看的很重，然后欺负妇女，编出一套学说，包脚，三寸金莲婀娜多姿，整个民族有毛病，所以很好的技术就废掉了。郑和也是这样，这么好的技术，<text:span text:style-name="T3">600</text:span>以后我们都搞不清楚他为什么去，为什么又不去，就是制度没有做好准备。欧洲几条烂船，技术也不行，但是整个社会准备好迎接资本主义。所以咱们中国很可惜，资源投入很好，中国人很勤奋，我们又很聪明，技术也不错，中国最大的问题就是制度创新，有很好的技术都废掉了，这特别可惜，因为非洲从来没有那种技术，从来也不努力，所以没有东西可废，我们最可惜，有东西用不好。<text:span text:style-name="T3"> <text:line-break/><text:line-break/></text:span>回到海洋，我们有海洋地理，有海洋历史，有海洋文化，而且玩过海洋，能力也不错，但是很长时间是海洋受到压力，主要还是因为政治。咱们是一个大一统政治，谁掌握北京，谁就控制福州和广州，跟欧洲不一样，欧洲是政治多元，你就算控制了维典娜，但米兰是独立的。我们不是这样，谁控制北京谁就控制广州和福州，怎么控制北京？陆军，谁有骑兵谁控制北京，这样一来陆权最重要，所以陆权就压抑海权。但是今天的中国就变了，今天不是靠军事决定政权，还是靠政治技巧夺取政权，所以对陆权和海权的压力减少一些。另外经济发展到今天，中国有走向海洋的需要，因为<text:span text:style-name="T3">960</text:span>平方公里陆地资源可以养活我们，但养不好我们，要奔小康，要奔富裕就不够，必须到海洋里面拿资源和通过海洋交换资源。<text:span text:style-name="T3"> <text:line-break/><text:line-break/></text:span>另外就是中国工业化到这个阶段，我们有能力走向沿海，所以在新的背景之下，我们走向海洋的需要、能力都上来了，于是十八大确定建设海洋强国，走向深蓝，但走向深蓝就和美国碰撞，因为美国人认为我是海洋霸主，你到海洋切我们的蛋糕，所以这是第五个新问题。<text:span text:style-name="T3"> <text:line-break/><text:line-break/></text:span>第六个问题，中国的多元化，过去<text:span text:style-name="T3">30</text:span>年咱们中国政治有很大的变化，最大的变化就是国家与社会的关系变了，改革开放以前中国是标准的强国家，弱社会，国家把社会彻底管死了，在城里面每一个人必须依附单位才能拿到工资，才能拿多粮票、油票、布票，那个时候一般的人没有单位肯定生存都很困难。比如说你有海外很强大的政治关系，还不受文革冲击，给你寄钱，你有钱了也没用，没有粮票连一个馒头都买不到。农村也是，通过公社、大队、生产小队，农民也被管起来，所以改革开放以前我们是标准的强国家，弱社会。最理想的是强国家，强社会，像欧美发达国家就是这样，最惨的就是弱国家，弱社会，像索马里、海地，国家也不行，社会也不行，中间两类介乎其中，一种就是强国家，弱社会，就是文革前的中国，还有以前的苏联体系，还有一种是弱国家，强社会，像西西里。最理想的是第一种强国家，强社会；第二是强国家，弱社会；第三是弱国家，强社会；最差的是弱国家，弱社会。咱们从强国家弱社会走向强国家强社会，这是过去<text:span text:style-name="T3">30</text:span>年最大的变化。我们现在有一个相对独立的社会。这是非常伟大的进步。<text:span text:style-name="T3"> <text:line-break/><text:line-break/></text:span>长期来说，对中国现代化很好，近期来说有问题，什么问题？现在我们非常多元化，在政策讨论当中很难形成共识，比如现在中国对美政策分歧很大，以前对美政策很一致，就是跟美国交朋友，现在在网上仍然很多人亲美，但也有很多人反美，所以现在建立共识非常困难。中国的国内多元化开始干扰我们的对美决策，这是新现象，以前没有，以前都是美国的国内政策干扰对华政策，现在中国反向出现这个问题美国还没有适应。<text:span text:style-name="T3"> <text:line-break/><text:line-break/></text:span>第七，中国模式，可能会挑战美国模式，美国觉得自己的模式是最好的，以后就算我的力量不行了，我的模式也比你强。可是国际上正在形成新共识，中国真有一套模式，而且模式挺有效的，这就对美国形成理论上的挑战。<text:span text:style-name="T3"> <text:line-break/><text:line-break/></text:span>最后，未来中美关系的挑战，美国变得不安全，这挺危险。美国以前非常自信，自信的美国有时候有点毛病，霸道，但自信的美国也有根本的优点，很宽容，很幽默，你骂他，他不以为意。今天的美国进入更年期，脾气变的比较坏，经不起骂，骂了真跟你急，幽默感没有了，越来越像印度，这个美国就难以打交道，以前很好打交道。<text:span text:style-name="T3"> <text:line-break/><text:line-break/></text:span>在今天的时间点，我认为中美关系以后就是这样，新老问题并存，老问题还在，可是新问题层出不穷，我今天只是列举了<text:span text:style-name="T3">8</text:span>个，在以后的岁月肯会会出现我以后没有谈到的问题，所以一个大方向就是中美以后是战略怀疑加剧，同时具体的问题增加，总之是很困难的关系。上午就讲到这里，下午我会给大家带来好消息，怎么掌控中美关系，上午就到这里！<text:span text:style-name="T3"> <text:line-break/><text:line-break/></text:span>主持人：感谢金老师上午的精彩讲课，听金老师的课让我们有废寝忘食的感觉，但是老师和我们还是要吃饭，所以今天上午的课程到此结束，谢谢大家！<text:span text:style-name="T3"> <text:line-break/><text:line-break/><text:line-break/><text:line-break/><text:line-break/></text:span>时间：<text:span text:style-name="T3">2016</text:span>年<text:span text:style-name="T3">7</text:span>月<text:span text:style-name="T3">24</text:span>日<text:span text:style-name="T3"><text:s/></text:span>下午：<text:span text:style-name="T3">14</text:span>：<text:span text:style-name="T3">00 <text:line-break/><text:line-break/><text:line-break/></text:span>金灿荣：我上午讲了很多中美关系的问题，下面讲讲这个问题的机遇。中美之间虽然问题重重，但是我们还是有信心，矛盾应该还是可控的。我把我们的机遇分成三类，一类叫做老游戏新选手，游戏是老的，新型大国，但是这两个选手是新的，一个是我们的规模特别大，我们都是超大规模国家，超大规模带来物理上好处，真的打不赢对方，你累死了，对方还活着，这跟欧洲国家不一样，欧洲国家弄得不好就输了。实际上中美的韧性都非常强，对方怎么打都输了，最后不喜欢也凑合着过，这是第一。第二，两个都是文明型国家，文明型国家比民主国家宽容度大一点，包容性大一点。另外就是中国和美国看起来挺对立，一个共产党国家，一个多党民主国家，一个基督教国家，一个世俗国家，但是两国的文化有共性。比如两个国家都是实用主义者，都是物质主义者，都是个人主义者，都极其重视家庭，所以我们自然生存的社会比较像。我有很多同学移民了，移民日本、美国、欧洲，但是他们最喜欢的还是美国。<text:span text:style-name="T3"> <text:line-break/><text:line-break/></text:span>另外就是中美两家都非常重视软力量，所以很喜欢讲理，收服人家的心，这个跟日本、俄罗斯不一样。最后中国跟美国玩游戏的时候，中国是玩太极的战略，日本、德国和美国都是玩拳击，硬碰硬，当美国特别生气的时候中国不做声，当美国忙不过来的时候中国一定是出手的。<text:span text:style-name="T3">2010</text:span>年美国开始整我们，就是回归亚洲，但是<text:span text:style-name="T3">2010</text:span>年到<text:span text:style-name="T3">2012</text:span>年底，习主席接班之前，中美关系结构还是可以，因为那时候胡主席执政，胡主席脾气挺好，结果美国怎么整我们，中国没有任何反应。胡主席跟中国人民讲我们要聚精会神搞建设，一心一意谋发展，这是无招胜有招，也挺好。这是第一类机会，因为双方游戏方法不一样，所以不太容易打起来。<text:span text:style-name="T3"> <text:line-break/><text:line-break/></text:span>第二类机遇，也是五点，老游戏新背景，第一个新背景是核武器，核武器使得两个大国很难正面相撞。<text:span text:style-name="T3">100</text:span>多年前英国和德国有矛盾，后来打起来，因为那时候没有核武器，有核武器还是一个制约。核武器是超大型的杀人武器，无法控制后果。另外还有一个就是全球化，虽然因为英国脱欧，全球化会遇到一些挫折，但是总体上全球化往前走。全球化导致一个问题你中有我，我中有你。全球化是一种天然的约束因素。还有一个是市民社会，市民社会本身是反战的，很计较利益，不愿意战争。美国市民社会是比较强大的，中国这几十年市民社会发展的很快，特别是一胎化政策使得中国人现在很难下决心打仗。市民社会崇拜的英雄都是商业英雄，比如比尔盖茨，巴菲特，现在小伙子都想做比尔盖茨、马云，很少有小伙子想做林冲，做巴顿将军，当然这种人也有，但是比例很小，正常的小伙子都想做世界首富，所以市民社会的强大本身对战争有约束。<text:span text:style-name="T3"><text:line-break/><text:line-break/></text:span>另外还有一个是联合国和国际法的刚性化，<text:span text:style-name="T3">100</text:span>多年前英国和德国打仗有一个原因是没有中间谈判的平台，他们俩如果谈崩了，谈崩就没地方谈了。现在不一样，现在有很多国际场合可以谈，另外国际法的约束力也比<text:span text:style-name="T3">100</text:span>年前大一点。最后还有美国人的贡献，美国在过去对国际格局有贡献。西方国际关系学界把国际政治的性格归成三个类型，霍布斯主义、洛克主义、康德主义。这是西方总结的，但我们可以拿来用。<text:span text:style-name="T3"> <text:line-break/><text:line-break/>19</text:span>世纪欧洲列强主导天下的时候，那个时候是强权政治，大家就要抢殖民地，牢牢殖民地，殖民地内部排外，所以那个时候的列强一定要抢殖民地，就像现在生意做的好有一个好座驾是一样的。那个时候上来就抢殖民地，所以矛盾很尖锐，经常抢来抢去就打起来。但是美国从一战开始介入国际事务以后就带来了变化，把国际政治的性格改了，原来大家抢殖民地，直接是力量碰撞，所以我们把它叫霍布斯主义。但是美国人上来以后就改了，改成洛克主义，什么叫洛克主义？洛克主义就是法治主义。美国上来以后就说你们不要抢殖民地，去殖民化，你们抢什么？抢世界市场的份额，所以美国来了以后真的有世界市场，大家不要抢殖民地，抢殖民地又死人，抢了以后你占领也挺费钱。因为抢了以后人家民族觉醒就要抵抗，抵抗就要死人，所以美国跟欧洲列强讲大家别抢殖民地，成本又高，我们之间还打起来，于是就搞一个普遍的世界市场，大家去抢世界市场的份额，这样就可以不打仗，通过自己努力，通过技术创新，把自己的份额搞大，一样也可以繁荣起来。这个跟<text:span text:style-name="T3">19</text:span>世纪欧洲主导的体系比就进步了，我们把这个体系叫洛克主义体系，这个体系肯定是进步的，对中国的崛起是有贡献的。<text:span text:style-name="T3"> <text:line-break/><text:line-break/></text:span>日本在民治以后有两次崛起，一次是二战以前，一次是二战以后，二战以前日本就学西方列强抢周边底盘，欺负中国、邻国，先抢朝鲜半岛，再抢台湾，还准备征服大陆，结果遭到抵抗失败了。但是二战以后日本又崛起了，这次崛起是和平的，因为美国给他提供一个机会，你不用抢殖民地，你把你的市场份额搞大就可以，收益是一样大，甚至还大一点，所以二战以后日本从士兵变成优秀的工程师，也崛起了。咱们国家这<text:span text:style-name="T3">30</text:span>年应该说做的不错，我们也没有打仗，除了改革之初<text:span text:style-name="T3">1979</text:span>年打了一下，后来一直没有打仗，挺好的。因为外面真的有一个比较公平、开放的世界市场，我们通过自己的努力，扩大我们的市场份额我们就崛起了。我们这<text:span text:style-name="T3">30</text:span>年崛起也受益于美国领导的体制，这一点不承认不客观，或者老百姓的话是没有良心，我们主要靠自己努力，但人家给你一个机会，也得承认。<text:span text:style-name="T3"> <text:line-break/><text:line-break/></text:span>第三类机遇，过去四十几年我们中美关系当中留下很多可以利用的资产，从<text:span text:style-name="T3">1972</text:span>年尼克松访华到现在，经过<text:span text:style-name="T3">40</text:span>多年的努力，中美关系还是有很多遗产可以利用。第一个遗产就是经济上相互依存，现在达到了很高的程度。我们是美国第一大贸易伙伴，美国也是我们的第一大贸易伙伴，而且我们顺差的主要来源是美国，我们积累了庞大的外汇储备，最高的时候达到<text:span text:style-name="T3">3.95</text:span>万亿美元，最近掉了不少，现在是<text:span text:style-name="T3">3.2</text:span>万亿美元。为什么我国外汇储备<text:span text:style-name="T3">2/3</text:span>都放在美国买国债，买公司债券？网上有一个谣传，咱们买美国两房亏了，其实不对，我们是赚的。<text:span text:style-name="T3">2008</text:span>年美国出了危机，美国财政有几个月有点危险，美国政府的收入主要是两个，一个是税收，还有一个债券。咱们中国政府的财力不错，一个是税收，一个是国债，还有一个特点是卖地。美国政府没有地，我们是拥有地，可以卖地，实在不行就让国营企业捐献一点，所以中国政府有四大收入来源，美国就两个，一个税收、一个国债，金融危机的时候就没有税收，所以主要靠国债。<text:span text:style-name="T3"> <text:line-break/><text:line-break/>2008</text:span>年金融危机以后，有段时间美国国债利率急剧上升，国债卖不动。这个时候找中国帮忙，中国就在<text:span text:style-name="T3">2008</text:span>，<text:span text:style-name="T3">2009</text:span>年买了八千多亿债券，对稳定美国的债券是有好处。另外除了买国债，我们当时也到证券市场抄底，其中一个抄了房地美、房利美，这两房是政府支持下的股份制公司，专门给房地产业提供保险，因为金融危机从房地产业开始，金融危机的金融骷髅叫次贷危机，美国的房屋贷款叫优质贷款、次优贷款和次贷，第三类出了问题。因为房屋贷款出了问题，所以房地美、房利美差点破产，股票最低的时候跌到<text:span text:style-name="T3">2</text:span>毛钱，还没人买。后来中国进军买，大概我们后来平均持股是<text:span text:style-name="T3">4</text:span>毛钱买的，现在大概房地美、房利美的股票价值<text:span text:style-name="T3">7</text:span>块多钱。我估计我们不会持到现在，持到现在就赚大了，可能中间某一个点走了，但是<text:span text:style-name="T3">4</text:span>毛钱进，<text:span text:style-name="T3">4</text:span>块钱卖也是不错，应该赚不少钱，所以网上讲我们买房地美、房利美亏了其实不是，是赚了。<text:span text:style-name="T3"> <text:line-break/><text:line-break/></text:span>现在我们的金融资产很多，外汇<text:span text:style-name="T3">3.2</text:span>万亿，其他的金融资产还有<text:span text:style-name="T3">3</text:span>万多亿，截止到今年<text:span text:style-name="T3">6</text:span>月<text:span text:style-name="T3">30</text:span>号，我们中央政府直接掌握的海外资产接近<text:span text:style-name="T3">7</text:span>万亿美元，不算私人的，地方的，其实中国海外的资产很厉害，超过我们的<text:span text:style-name="T3">GDP</text:span>。其中中央政府掌握的<text:span text:style-name="T3">6</text:span>万多亿，将近<text:span text:style-name="T3">7</text:span>万亿的资产，好像<text:span text:style-name="T3">2/3</text:span>是在美国，这是大家猜的，因为中央政府一直没有宣布我们的资产结构，但是国际市场猜测大概有<text:span text:style-name="T3">2/3</text:span>放在美国。为什么我们要放在美国？坦率来说没有很好的选择，国内没有什么投资机会，如果外汇都变成人民币拿回来就通货膨胀了，不能拿回来，拿回来也没有用，没有赚钱机会，所以只好放在外面。放在外面也没有好的出路，比如你不买美国债券，你买欧洲和日本债券，保险性更差，流动性更差。<text:span text:style-name="T3"> <text:line-break/><text:line-break/></text:span>还有一种说法在国际上投资，其实投资机会也是很宝贵的，也不容易找的，世界上最好的投资机会就是中国和美国，其他都不行。你投到阿拉伯，第二天人家给你砸了，血本无归，不是你想投就投，所以不买美国国债，投资没有机会，买欧元、日元风险更大。还有一种网上很时髦的观点是不是去买黄金，买黄金我们一直这么做，但是不怎么解决问题，我们中国的黄金政策是我们只进不出，我们黄金从来不对外出口，我们只对内进，我们中国大陆市场每年销售<text:span text:style-name="T3">800</text:span>多吨黄金，有<text:span text:style-name="T3">400</text:span>吨是收购老的黄金再卖给他们，所以是有一半是老存活，有一半是新的，这<text:span text:style-name="T3">400</text:span>多吨基本上靠外来进口，我们直接从国际市场进口进大概是一百七八十吨，通过香港又进口一百七八十吨，走私七八十吨，加起来<text:span text:style-name="T3">400</text:span>吨。而且国际黄金市场盯着我们，如果我们大规模购买，要么就是疯涨，要么就停了。我们国内每年产黄金<text:span text:style-name="T3">400</text:span>吨，全部作为储备，不进市场，所以我个人估计现在储备量是非常大的。对外宣布是<text:span text:style-name="T3">1600</text:span>多吨，我估计不止，应该是数倍于这个，我们黄金储备量应该非常大。<text:span text:style-name="T3"> <text:line-break/><text:line-break/></text:span>大概现在情况是这样，我们政策是只进不出，卖给普通老百姓，藏金于民，每年进口<text:span text:style-name="T3">400</text:span>吨，这已经是国际市场能给中国的极限，我们自己生产的就全部留下来作为储备。坦率来说我们已经最大努力去买黄金，因为全世界一年就生产两千吨，工业还要用一点，别的国家还要买一点，所以给你<text:span text:style-name="T3">400</text:span>吨，已经很了不起。有人算过，人类认识到黄金的价值，到现在人类整个黄金是<text:span text:style-name="T3">10</text:span>亿盎司，<text:span text:style-name="T3">10</text:span>亿盎司乘以一千两百多美元，就是<text:span text:style-name="T3">1.2</text:span>万亿的外汇储备，我们拿<text:span text:style-name="T3">1.2</text:span>万亿就把人类所有的黄金都买来了，不可能。所以不是说外汇储备局的人没有我们聪明，我们这种业余选手能想到的办法人家都试过，还真就是没有办法。而且坦率讲，只要我们国家坚持出口导向型战略，外汇储备在未来还是要上涨的，除非整个经济结构彻底改了，决定内部驱动，那个时候可能不会增长。只要是对外开放，而且是出口导向，一定是增加外汇储备，外汇储备还是一个事，太多以后压国内资金。总之，外汇储备局的朋友分析过，从现实操作角度来讲，只好买美国国债，量大，流动性很好，想出手就出手，收益还可以，基本上有保障。所以中美过去<text:span text:style-name="T3">44</text:span>年，一个战略遗产就是经济上绑在一块，你中有我，我中有你。<text:span text:style-name="T3"> <text:line-break/><text:line-break/></text:span>第二个遗产，中国和美国人际关系很密切，中国人在美国大概是<text:span text:style-name="T3">600</text:span>多万人，跟犹太人差不多，美国官方的统计是<text:span text:style-name="T3">400</text:span>多万人，但是华侨工会统计多一点。为什么出现这个情况？东南亚国家使用移民美国的配额，里面大部分是华侨，因为华人在东南亚国家是受到歧视，比如你在马来西亚，马来西亚的宪法规定国家权力必须照顾马来人，是写在宪法里的，所以华人在马来西亚能力再强，你在国营公司只能当到副总经理，当不了总经理，在派出所干的再好也只能当副所长，所以很多马来西亚华人就把孩子送到美国。从这个人的国籍来历看是马来西亚人，但是一问是华人。很多东南亚国家最后移民美国、欧洲的配额都是由华人用了，因为在当地没有发展机会就跑出去了。现在美国大概是<text:span text:style-name="T3">600</text:span>多万华侨。另外我们两岸分离，有部分人喜欢老国民党，不喜欢我们，但总体来讲多数华侨非常爱国，所以他们是我们中美之间很特殊的黏合剂。另外就是中国各个省市、教学机构都跟美国有伙伴，这个人际联系是一般国家没有的。<text:span text:style-name="T3"> <text:line-break/><text:line-break/></text:span>第三个遗产，我们共同应对了很多国际问题，比如反恐，对付朝鲜闹事，还有伊朗核问题，我们也是共同解决，去年伊朗核问题达成协议，我们中国做了贡献，美国和伊朗是主角，中间好几次谈崩了，是我们想办法拉回来的。另外全球问题，比如气候变化，去年巴黎气候变化会议达成很重要的协议，这个协议有一个前提，文本是中美两家起草的，我们两家起草以后交给大会就通过了。几年前在哥本哈根开会，因为中美闹翻了，这个会议就无故而终。我现在有一个学生在中国驻联合国使团工作，他告诉我联合国安理会的重大问题最后都是中美来谈判，最后达成协议就会有决议，我们达不成就托着。现在联合国是这个情况，俄国人讲话，美国不理他，英法在里面也谈过，反正讲完之后我们两家好像都没听到一样，最后英法也不参加，把意见给美国。所以现在联合国开会最后都是中美两家吵架，俄国把意见给我们，英法就把意见给美国。但是这几年多数时候还是有一个决议，说明中美吵归吵，最后有一个解决问题的方案。<text:span text:style-name="T3"> <text:line-break/><text:line-break/></text:span>第四个遗产，邓小平的战略选择，什么战略选择？融入到美国的体系内发展，这个给中美双赢创造了前提，中国总体来讲在国际上采取一个改良主义态度，而不是革命态度。不是说中国不能闹革命，中国其实可以闹革命。我昨天谈南海问题，其实我们中国有一个问题已经开始闹革命，拉朋友圈，现在拉了七十多个朋友圈支持我们，这有一点毛泽东的思维。美国拉欧洲、日本盟友压我，我拉这些国家，现在拉朋友圈可能会赢。因为欧、美、日加起来是<text:span text:style-name="T3">9</text:span>亿人，美国是<text:span text:style-name="T3">3</text:span>个亿，欧洲是<text:span text:style-name="T3">5</text:span>个亿，日本是<text:span text:style-name="T3">1</text:span>亿多点，当然依附于欧洲集团还有一些人，像四小龙都是依附他的，国内的工资都是依附他的。所以美国集团<text:span text:style-name="T3">9</text:span>亿加跟班大概<text:span text:style-name="T3">20</text:span>亿，咱们中国真要下力去拉，可以把其他<text:span text:style-name="T3">50</text:span>亿人都拉过来。最后秀了一下，我们这<text:span text:style-name="T3">70</text:span>多亿人，现在已经超过<text:span text:style-name="T3">40</text:span>多亿人，最后世界要拉朋友圈，我们会比美国厉害，我们会告诉美国人，我才代表国际社会。中国和印度就有人类的<text:span text:style-name="T3">40%</text:span>，非洲<text:span text:style-name="T3">11</text:span>亿黑兄弟都是听我们的，还有巴西等等都可以拉过来，所以真要拉队伍，我们队伍比美国大。在南海问题上，我们最近秀了一下我们的朋友圈，但是总得战略方针还是小平的方针，在美国体系内崛起，充分利用现体系的便利发展自己，这个战略选择有助于控制中美矛盾。<text:span text:style-name="T3"> <text:line-break/><text:line-break/></text:span>另外还有一个历史遗产，在过去<text:span text:style-name="T3">10</text:span>年，我们中美之间已经发展出非常好的对话机制，按照中国外交部的说法，现在中美之间有<text:span text:style-name="T3">98</text:span>个副部长和副部长以上级别的对话机制，现在主要的政府部门都有美国的伙伴，而且参加谈判的处长都有对方的手机号码，家庭号码。这种对话机制一般国家没有，包括美国和盟友也没有，但是中美之间是有的，这对中美关系有便利。<text:span text:style-name="T3"> <text:line-break/><text:line-break/></text:span>归纳一下，虽然中美关系问题重重，而且以后的问题比今天还要多，但是中美关系的总框架还是合作，为什么可以合作？因为存在三方面十五个项目的机遇，三方面就是老游戏，新背景，还有历史遗产，如果能把这些东西充分利用好，这些问题是可控的。<text:span text:style-name="T3"> <text:line-break/><text:line-break/></text:span>下面我们谈谈现行政策，客观的挑战在这，客观的机遇在这，现在就要看主观上怎么用。现行政策，美国的政策有一点老，它就是亚太再平衡。在<text:span text:style-name="T3">2010</text:span>年看到中国<text:span text:style-name="T3">GDP</text:span>超过日本，制造业总量超过他，然后他就紧张了，采取挺老的一个办法，就是回归亚洲，这是希拉里克林顿提出来的。<text:span text:style-name="T3">2010</text:span>年<text:span text:style-name="T3">7</text:span>月<text:span text:style-name="T3">23</text:span>日在越南河内开<text:span text:style-name="T3">AIF</text:span>年会突出要回归亚洲，这个弄的中国非常恼火，从中国来说这个不地道。因为当时中美说好重要的战略调整要通报对方，结果没跟我们商量就提出来了，当时中国是非常恼火的。后来提出来以后，前任政府就出来批评，你说回归亚洲，是不是指责我放弃亚洲，小布什就说我什么时候放弃亚洲，没有放弃，所以后来希拉里就改成转向，全球战略重心从欧洲移到亚洲，从大西洋移到太平洋。结果欧洲人不干了，欧洲人说我是第一盟友，老子都跟你过了<text:span text:style-name="T3">70</text:span>年，你想跑还是怎样，于是就有了亚洲再平衡。亚洲再平衡实际上有一个暗示，亚洲地区原来是平衡的，后来因为你们中国的崛起，还有因为你们中国的行为咄咄逼人，所以平衡就打破了，我作为世界一把手，我有责任恢复你们的平衡。这个词对美国比较有利，对我们不太有用，然后用下来了。<text:span text:style-name="T3"><text:line-break/><text:line-break/></text:span>从最早的回归亚洲到亚洲再平衡，其实内容很稳定，内容就有<text:span text:style-name="T3">4</text:span>个。第一，军事，美国把<text:span text:style-name="T3">60%</text:span>海空军移到这边来，这是公开宣布的，到<text:span text:style-name="T3">2020</text:span>年<text:span text:style-name="T3">60%</text:span>的海军就过来了。当然有美国的朋友统计过<text:span text:style-name="T3">59%</text:span>都已经过来了，这就像冷战的时候对付苏联，<text:span text:style-name="T3">60%</text:span>的军力在北大西洋对付苏联，<text:span text:style-name="T3">20%</text:span>保卫本土，其他<text:span text:style-name="T3">20%</text:span>机动，现在美国就用冷战的方法对付我们。为什么最近美国对俄罗斯比较客气？战略上想拉俄罗斯，军事上真的没有余力，就是八路军的主力团已经到这里，放在那边就是县大队，对于伊朗就是区小队，所以没办法，只能低调一点。总之他的回归亚洲第一招就是军事，而且抬的特别高，搞的中国人心理不舒服。第二招是<text:span text:style-name="T3">TPP</text:span>，跨太平洋经济战略伙伴关系，这个实际上就想搞一个贸易圈，把中国排出在外。外交是什么？外交是聪明外交、灵巧外交，什么叫灵巧？充分利用中国和邻国的矛盾，中国跟越南、菲律宾、日本的矛盾。第四，抓住中国，影响中国。这是美国回归亚洲的四大安排。<text:span text:style-name="T3"> <text:line-break/><text:line-break/></text:span>这是美国<text:span text:style-name="T3">2010</text:span>年对付我们的总方针，这个方针很稳定，从提出到现在一直没有变，不管中东怎么乱，不管俄罗斯怎么闹，一直没有变。如果希拉里上台，这个政策还会继续下来，而且对我们更严厉，因为希拉里是这个政策的设计者，所以她上来会继续推这个政策，而且推的力度比奥巴马大。奥巴马只是光说不练，很会说话，特别是对大众说话。我自己没有听过他说话，但是我有学生在美国工作，他就说奥巴马这个人是有本事，在大众场合说话非常激动人心，很善于调动大家情绪，但是他有一个弱点，执行不利，说的很好，但执行不下去。希拉里不一样，希拉里上台以后执行力肯定比奥巴马强，这个女性很厉害，是美国职业女性的骄傲。但是因为她的性格鲜明，有些人很喜欢，有些人很恨她，所以民众对他的态度分化的很厉害。希拉里这个人非常能干，她跟她先生克林顿是耶鲁大学法学院的同班同学，克林顿追求她，然后谈恋爱成了。<text:span text:style-name="T3"> <text:line-break/><text:line-break/></text:span>他们毕业以后各自开了一个律师所，一直到克林顿去竞选阿肯色州的州长从政。他们俩开律师事务所十几年，每一年希拉里的收入都是高于克林顿，然后美国律师协会每两年评百强律师，希拉里被评上了百强律师。克林顿每届都申请，每届都是出局，直到<text:span text:style-name="T3">1992</text:span>年克林顿当总统。当时纽约时报有一个漫画，讲他们两人的关系，就说他们夫妇俩周末出去旅游，到了一个加油站，希拉里下去跟加油站工人谈笑风生，谈了很长时间。上车之后克林顿就说跟他有什么好谈，但是希拉里却说这是我第一个恋人，好久不见了。克林顿就说幸亏你嫁给我，否则你就是加油站工人的老婆。后来希拉里火了，她说如果我嫁给他，他就是总统，你就是加油站工人。这就是美国人对他们的看法，其实她比她先生强，而且从结婚到现在，一直都是她说的算。所以我们就可以看得出来，第一，她非常能干；第二，她非常有脾气，对我们有看法，所以她上来会麻烦一点。<text:span text:style-name="T3"> <text:line-break/><text:line-break/></text:span>川普上台可能会好一点，他对亚洲没有那么关心，对欧洲、中东更感兴趣，所以比较好打交道一点。特朗普是孤立主义者，不愿意承担太多的国际责任。我估计川普上台以后先跟盟国吵架，因为他说我给你保安，你都不缴费，这怎么行，像日本、韩国、沙特都要缴费。但是这些盟国穷的很，连工资都发不出来，还给你缴费，我还不交，能拖就拖。所以川普上台其实是好事，首先跟盟国吵架。<text:span text:style-name="T3"> <text:line-break/><text:line-break/></text:span>第二跟邻国吵架，因为整个竞选有个基调，防止拉美移民。好几个场合川普讲一些很傻的话，说中国为什么没有墨西哥移民，因为中国修了万里长城。后来秘书急了，老大不能这么讲，因为长城是<text:span text:style-name="T3">3000</text:span>年前开始修的，而墨西哥这个国家<text:span text:style-name="T3">1821</text:span>年才成立，没有关系。但是他不管，继续讲，下面的老百姓都给鼓掌，所以美国人的历史都是体育老师教的，都要补课。这个老兄特别看重移民的问题，当然也是因为美国老百姓关心移民问题。<text:span text:style-name="T3"> <text:line-break/><text:line-break/></text:span>美国人对未来有很多忧虑，其中有一个忧虑就是人口结构。现在美国<text:span text:style-name="T3">3.12</text:span>亿合法公民，还有<text:span text:style-name="T3">1200</text:span>万非法移民，在<text:span text:style-name="T3">3.12</text:span>亿合法公民中，白人是第一位，下面是墨西哥，大概<text:span text:style-name="T3">6000</text:span>多万，黑人<text:span text:style-name="T3">4000</text:span>多万，亚裔<text:span text:style-name="T3">2000</text:span>多万。我们三波人，他们叫有色人种，拉美裔、拉丁裔、黑人、亚裔，<text:span text:style-name="T3">1.2</text:span>亿多，白人是<text:span text:style-name="T3">1.9</text:span>亿不到。新出生的孩子，现在<text:span text:style-name="T3">6</text:span>岁以下的孩子<text:span text:style-name="T3">50.2</text:span>是少数族，白人现在已经绝对少数，意味着<text:span text:style-name="T3">12</text:span>年以后，<text:span text:style-name="T3">18</text:span>岁的投票者，少数民族是多数了。现在美国最担心的是拉美裔，首先合法公民已经排第二位，非法的<text:span text:style-name="T3">1200</text:span>万<text:span text:style-name="T3">95%</text:span>都是他们，而且这些人绝对不会回去，到处瞎跑，警察也抓不着，所以实际上在美国本土现在住了<text:span text:style-name="T3">7000</text:span>拉美裔。美国白人女孩一辈子生<text:span text:style-name="T3">1.2</text:span>个孩子，比欧洲、俄罗斯都好，但是墨西哥裔是天主教徒，天主教徒受宗教影响，是不能避孕，来了不能打掉，所以一个白人女孩一辈子生<text:span text:style-name="T3">1.2</text:span>孩子，一个拉美裔女孩一辈子生<text:span text:style-name="T3">8.6</text:span>个孩子。假设没有外来援军，这帮已经在美国的拉美裔就会改变美国的结构，几十年以后美国拉美裔将是第一大族群。现在美国人谁都不敢说，但心里都担忧，因为拉美化给美国带来的唯一好处就是美国足球非常好，其他都是负面的。我们有做过试验，一模一样的工艺，在墨西哥、越南、中国做，我们的效率是他的好几倍，越南还可以，跟我们很接近，墨西哥跟我们差很远。所以美国人内心非常着急，非常看重拉美裔移民问题。川普就大谈移民问题，得到很多选票，如果他当选，一定会认真对待这个问题。<text:span text:style-name="T3"> <text:line-break/><text:line-break/></text:span>第三个就跟我们吵架，叫贸易伙伴国，所以川普上台以后挺好，现在日本人非常紧张，日本、德国、韩国都紧张，为什么？要吵两次架，作为盟国要吵一次，作为贸易伙伴国又吵一次，我们中国就一次，所以川普上来可能是好事，再加上川普本身是一个商人，商人可以利益交换。中国现在手上的筹码还可以，我们不太喜欢意识形态，意识形态讲原则，没法交换。<text:span text:style-name="T3"> <text:line-break/><text:line-break/></text:span>中国现在有两个办法，一个办法是胡主席的无招胜有招，什么都不做。美国人把军队调过来搞<text:span text:style-name="T3">TPP</text:span>，在我们家门口舞枪弄棒，手都快脱臼了，中国还没有任何反映，还以为中国深不可测，其实中国就是没有办法。到<text:span text:style-name="T3">2012</text:span>年底，十八大以后是习主席执政，习主席是有脾气的，人家已经感觉到脾气很大，人家是少东家，少东家回来脾气很大，所以习主席在<text:span text:style-name="T3">2013</text:span>年<text:span text:style-name="T3">6</text:span>月跑到美国访问，他提出我们要搞新型大国关系，新型大国关系就是不冲突、不对抗，相互尊重，合作共赢，提出新型大国关系以后，美国人没有完全拒绝，但是也没有完全接受。美国接受的是第一条不冲突、不对抗，但是对第二条坚决不接受，我们要平等待遇就不给，合作共赢也不干，要我们多付一点，少一点。美国用一个很老的办法对付我们，有没有效果？有效，给中国造成了很多麻烦。自他提出回归亚洲以后，我们东海、南海的麻烦就多了，给中国添堵方面有点效果，但是从更大的角度来说，阻止中国崛起方面有没有作用？没有作用，所以这个东西是部分成功。咱们提的新型大国关系有没有效果？有点效果，但是也不是很成功。有什么效果？第一，宣传效果，实际上向世界和美国的一部分温和派表态，我还是想和你好的，如果搞不成是他的事，等于我们占了一个先手棋。另外赢的一点时间，因为提新型大国关系，总的意识要美国建立伙伴关系，美国总不至于一上来就拒绝，所以讨论了两年，对中国来讲就赢得两年时间。大概的情况就是这样，我们提了一个口号，这个口号是虚的，但是有点好处，占据了道义棋子，还赢得两年的时间，这是现在的两边政策和实际效果。<text:span text:style-name="T3"> <text:line-break/><text:line-break/></text:span>战术层面，我们无论怎么样吵，我们都保持对话，有了危机马上控制危机，无论如何不让危机升级，这是目前的战术状况。现行政策都有新政策，有点效果，但是效果不是很充分，在这个情况下，因为双方的战略都不是很有效，所以战术层面先把危机控制住再说。<text:span text:style-name="T3"> <text:line-break/><text:line-break/></text:span>中国长期战略大概是如下几个要点，美国长期战略我不知道，希拉里上台就是现行政策的延续，川普上台就不知道长期战略会怎么样。咱们中国的长期战略很稳定，第一，发展自己，这一点不能动摇，发展到一定程度，让美国不得不接受。昨天我也讲过，美国这个国家本质上还是一个商业民族，商业民族不是那么一根筋，不是那么情绪化，所以当对手强大到一定阶段是可以接受。现在美国比你强瞧不起你，但是以后你特别强大，他会说土豪我们交朋友。我们现在就是往这个方向走。<text:span text:style-name="T3"> <text:line-break/><text:line-break/></text:span>另外我们在不与美国直接冲突的情况下，积极扩大我们的布局。比如这几年我们做的一些事，一带一路，金砖银行，亚投行，东方防空识别区，南海建岛，其实我们还是掌握节奏，跟俄国不一样，俄国有时候不管美国的想法直接干了，中国基本上还是把握度。比如说我们在南海建岛，这个事对美国刺激挺大，但是我们就是等美国去打叙利亚，卷入乌克兰的时候我们建岛。到去年<text:span text:style-name="T3">6</text:span>月美国发现我们建这么大的岛，我们马上报告领导我不建了。其实不是不建了，为什么建到<text:span text:style-name="T3">6</text:span>月底，因为<text:span text:style-name="T3">7</text:span>月份台风就来了，<text:span text:style-name="T3">200</text:span>多条船，其中大船也不多，多数船都是小的，有点危险，所以要赶紧回来，这是第一原因。第二原因是科学原因，南海建岛抽海沙，跟特制的水一搅拌变成地面，这是新工艺，世界上没有，然后要科学检验一下。有点像我们做完一个项目要找一个第三方检验一下，这个技术很棒，但是还要科学院、工程院来看一下，所以建到去年中就看一下，检验一下说行，以后再说。实际原因就是这两个，一个是台风，一个是科学要求，但是我们跟美国汇报说报告政府，我们不建了。美国曾经有几个月很开心，还是我有面子吧。所以中国肯定比俄国的掌握度好一点。<text:span text:style-name="T3"> <text:line-break/><text:line-break/></text:span>第三，扩大合作面，用增量淡化存量，这是邓小平的改革方针，小平改革就是增量改革，耶律清改革是存量改革，耶律清上来就把国有企业卖了，他觉得这就是改革。小平不是这样，小平怎么弄？整个<text:span text:style-name="T3">80</text:span>年代和<text:span text:style-name="T3">90</text:span>年代，国营企业不动，积极引进外资，鼓励民营企业发展，搞多种经营，等到国有企业占<text:span text:style-name="T3">GDP</text:span>的比例掉到一半以下，这个时候才改革，这个时候国营企业跨了还有别的企业盯着，不会整个经济垮。不像俄罗斯的休克疗法，国营企业一卖，新经济又没有，一下国家就垮了，通货膨胀<text:span text:style-name="T3">1.6</text:span>万，百分之一万六，财富全没了，这不行。老邓改革不错，存量不改，增量不改。现在我们对付中美关系，我们问题很多，而且还解决不了，我们尽量把合作面搞大，竞争面占<text:span text:style-name="T3">60%</text:span>，合作面占<text:span text:style-name="T3">40%</text:span>，这个时候解决竞争面很难，如果通过努力，把竞争面减少到<text:span text:style-name="T3">30%</text:span>，合作面<text:span text:style-name="T3">70%</text:span>，虽然竞争的问题一个都没有解决，但是在整个关系当中占的比例下来了，这个时候你再去解决就难一点。<text:span text:style-name="T3"> <text:line-break/><text:line-break/></text:span>第四，中国战略积极承担国际责任，原来我们承担国际责任也承担，但是没有今天这么多，而且承担责任我们也愿意给美国合作。这其实也是一个办法，领导事情很多，你经常帮他承担一点，这也是一个办法。还有我们内部讲我们尽量做到公平、到位，美国除了商业民族，灵活很好，他还真的是法制民族，特别讲程序，程序上到位，他就是输了，心理上也能接受，这一点要尽量做到程序透明、公正。美国有点烦日本，小动作太多，美国内心有点烦日本，日本跟美国人谈判的时候，美国人很生气，日本还总结他们跟美国人谈判是<text:span text:style-name="T3">3</text:span>个<text:span text:style-name="T3">S</text:span>。第二个是永远微笑，心里怎么愤怒，他都笑，弄的美国人不知道他的情绪到底怎么回事。最后一个是睡觉，你跟他谈判，他睡着了。他觉得挺好，实际上美国非常烦，他觉得这不是大国，大国就是直来直去。我们中国现在就要这么干，有些具体的事情大家各自出招是可以玩点阴谋，但是总体来说中国崛起要坚持透明公正，让他无话不说。另外要尊重对手，因为美国还是了不起的国家，就算中国以后超过了他，你还要学习他如何崛起，崛起以后如何维持霸权，霸权衰退以后如何抵抗衰退，都有一些值得学习的东西，要尊重这个国家。<text:span text:style-name="T3"> <text:line-break/><text:line-break/></text:span>另外还有一个战略叫深入美国，现在我们跟美国谈一个东西叫<text:span text:style-name="T3">BIT</text:span>，双边投资保护协定，这个有可能在奥巴马下来以前能有个局部的成果，完全谈成没戏。我们希望有个局部成果，有个底子，希拉里上来再接着谈，我们决心要谈成，会给美国提供更好的优惠，同时我们争取我们的投资在美国有很好的条件，这样我们国内资本有出路，因此我们资本到美国有出路，可以赚钱，控制市场。还有一个政治后果，如果中国最后能够得到非常公平的待遇，我相信有很多中国资本最后到美国去，美国的投资机会相对是好的，比较开放，比日本、欧洲开放，市场容量比较大，法制透明可预测，保护性也不错，所以第一是经济上有价值，第二是政治价值。<text:span text:style-name="T3"> <text:line-break/><text:line-break/></text:span>我们中国政府希望最后每个美国国会众议员的选区都有中国投资，中国都可以掌握上千张或者几千张选票，那就可以影响他的态度。其实美国众议员可以控制，因为美国<text:span text:style-name="T3">3.12</text:span>亿人，<text:span text:style-name="T3">435</text:span>个众议员，平均一个众议员选区大概是<text:span text:style-name="T3">75</text:span>万人，<text:span text:style-name="T3">75</text:span>万人的投票率只有<text:span text:style-name="T3">30%</text:span>，也就是<text:span text:style-name="T3">20</text:span>万左右决定他的命运，一般来说两个人咬的很紧，不会差距特别大，最后我估计也就差了一万张票或者几千张票，所以你手上要有几千张票，你就是他爹。中国弄的好可以把美国买下来，把美国国会变成第二个人大常委会，那就跳出修昔底德陷阱。当然我们还可以有其他的邪招，比如说让世界的乱局进一步发展，美国有一个毛病，他真的多元，在西方国家当中民主程度最高，当然多元有一个好处，老百姓有自由度和发言，但是也有坏处，建立共识非常困难。对美国来说，外部最好的情况是有一个非常明确的敌人，围绕这个敌人进行政治动员。<text:span text:style-name="T3"> <text:line-break/><text:line-break/></text:span>如果有两个敌人，美国就傻眼了，二战以前就是这个情况，有两个敌人，一个是黑色威胁纳粹德国，一个是红色威胁苏联。这个时候美国内部就吵，一派说他是敌人，一派说他是敌人，还没打，自己就打起来了。如果美国外面有三个敌人，我估计就开始晕，有四个就彻底找不着北。中国战略的任务就是确保有四个敌人，恐怖分子肯定是一个，俄罗斯很像一个，但是还不够，中国曾经想办法去扶植巴西，巴西实际上有潜力成为一个大国，但是他不上进，没办法。巴西这个国家真是好，<text:span text:style-name="T3">850</text:span>万平方公里，世界的<text:span text:style-name="T3">“</text:span>肺<text:span text:style-name="T3">”</text:span>亚马逊森林，在他们家，世界的<text:span text:style-name="T3">“</text:span>肾<text:span text:style-name="T3">”</text:span>亚马逊河在他们家，亚马逊河厉害到什么程度？它的水量是长江的<text:span text:style-name="T3">8</text:span>倍，它就是海，根本看不到边，而且在巴西一点黄土都看不到，全部是郁郁葱葱的，但是巴西只开发了大西洋沿岸一点，现在是<text:span text:style-name="T3">2</text:span>亿人左右，因为从来统计不清楚人数，大概估计<text:span text:style-name="T3">2</text:span>亿人左右。你去巴西谈饥寒交迫，他们彻底不了解，没有饥的概念，因为他们是热带，比我们广州还丰富，随便弄一点肯定吃的饱。寒也没有这个事，大部分特别热。最早外交部的朋友跟巴西人打交道，有个事要提醒他，特别是<text:span text:style-name="T3">1</text:span>月份到北京，一定要帮他买好羽绒服。缴外交部的朋友以前跟巴西人讲我们冬天挺冷的，他说行，没有问题，就带三件长袖、衬衣过来，他以为是短裤、短袖，三件长袖不多带吗？结果一出北京机场，冷的不得了，所以他没有寒的概念，饥寒交迫更没有。巴西人自己说上帝一定是巴西人，但是这个家伙不求上进，混日子，永远心情很好，傻乎乎唱歌。<text:span text:style-name="T3"> <text:line-break/><text:line-break/></text:span>中国前几年曾经想鼓励他，你们素质挺好，长的又帅，颜值又高，又聪明，你得争取当班长，所以我们<text:span text:style-name="T3">2014</text:span>年帮他建一个两洋铁路。美国后来工业化成功有一个很重要的原因就是修了两洋铁路，<text:span text:style-name="T3">1861</text:span>年修大西洋、太平洋连通的两洋铁路，这是美国后来工业化一个重要的进展。拉美人一直想建，一直建不起来，内部矛盾很多，也没有技术，也没有钱。后来习主席前年去的时候，由我们来协调巴西和秘鲁，协调完之后我出钱，我出技术，因为中国现在建桥技术世界第一，世界最好的<text:span text:style-name="T3">100</text:span>架桥全部是中国的，所以<text:span text:style-name="T3">2014</text:span>年我们协调，我们给技术，我来帮你造，目的是把巴西西部也搞起来，让巴西进一步繁荣，对我们也有好处，对巴西的物资就可以有一个太平洋港口，他现在左右的物资都是对欧洲方向，如果两洋铁路一通，他的丰富物资就可以到太平洋港口，我们可以用，对他们也好。<text:span text:style-name="T3"> <text:line-break/><text:line-break/></text:span>还有一个战略目的，真的想扶持巴西，虽然条件其实挺好的，女孩子很漂亮，能歌善舞，就是没有上进心，所以中国前几年一直鼓励他，说你是天然的大国，不能废了，结果还是废了，巴西现在内部政局是一塌糊涂。总之这是一个战略思路，以后怎么做再商量，因为我们自己被他当做竞争对手跑不了，所以我们也要做一些准备。还有一个是国际乱局，抽象上对我们不好，经济上对我们不好，但是在战略对我们挺好。还有一个确保美国陷入债务危机。后面几个都是邪招，不能跟美国人说，前面几个都可以冠冕堂皇的说，发展自我，不与美国正面突出的情况下布局，这些都可以说，但是后面几个是邪招，只能意会，不能对外说。这是大概现在的情况，我们对外公开讲的战略，新型大国关系，美国总体来讲不否定，也不接受，战术层面什么情况下都保持对话，控制危机，战略就是我刚才讲的那些东西。<text:span text:style-name="T3"> <text:line-break/><text:line-break/></text:span>下面讲讲前景，中美关系的前景没有答案，即不能说中美必有一战，也不能说中美必定能跳出修昔底德陷阱，还取决于很多的共同努力，取决于运气。但是现在双方的精英层有一些共识，我们要在一些方向上共同使劲，一个是美国以基辛格代表提出我们跟中国要共同演进。这是很了不起的新思维，一般的美国人到现在还是看不起我们中国，但是基辛格这一代人开始知道中国潜力不可限量，所以他要求美国人改变态度。美国人很难改，美国人从建国到现在都混的很顺，觉得自己是天之骄子，所以一般不太愿意平等待人，都是要求你向我演进，没有我向你演进的事。反正基辛格先生一直在倡导必须和中国共同演进，我们要求中国改变一些行为方式向我们演进，我们也要改变，这是一个新的思路，这个思路在一部分美国精英层当中有市场。附带讲一下现在社会当中可能也有一点市场，比如说美国很多学校开始反思快乐教育，老是快乐，把孩子给耽误了，什么知识都没有学到，什么没有学到搞什么创新。<text:span text:style-name="T3"> <text:line-break/><text:line-break/>2013</text:span>年美国有一个讨论叫虎妈现象，有一个马来西亚华裔叫蔡美儿，她是耶鲁大学法学院的副教授，这位女士很漂亮，很能干，她老公是法学院院长，是国际法学泰斗，结婚生了两个女儿，从结婚到生女儿全部都是她管，基本上她老公被她收拾的服服帖帖。蔡美儿就是按照中国的方式教育她的两个女儿，教育的非常成功，一个上哈佛，一个上普林斯顿，然后规定孩子一天多少分钟打游戏，弹多久钢琴。因为她的两个女儿很成功，有媒体去报道她，美国就把她叫做虎妈。之后就引起争论，你看美国的跟贴，绝大多数是支持她的，这就对了。咱们中国在学美国快乐教育，美国在学我们，这就是共同演进。还有一种变化，现在美国人开始喝茶，而且少数人已经开始知道好坏，现在白宫正对面有一家茶馆叫茶壶，生意很好。中国年轻人开始喝咖啡，所以中美两国还真在共同演进。这是一种情况，中美有问题，但是也在合作机会，两国政府的态度，一个是回归亚洲，一个是新型大国关系，但是两个社会经营层，一个是美国方面出现新的思路，共同演进，以基辛格为代表。当然美国也有人觉得跟中国共同演进不行，但是我更重视是基辛格这一派的声音。在共同演进当中要注意分担，我们中国确实要多负担一点责任，美国确实很多事情忙不过来，忙不过来我们帮他分担一点，他还是会感谢你。其实你在单位要上进，人家忙不过来，不想做，你去做，做好了大家就肯定你，以后老让你，最后你就崛起了。中国就是要分担一点责任，美国下面有一个难关，美国让你分担责任，但不愿意跟你分享权力，这是美国现在的问题。虽然在基辛格这个层面已经突出共同演进，还是在政策方面还是这个毛病，不愿意跟我们分享权力，这是我们的障碍，我们需要压着他去分享权力。<text:span text:style-name="T3"> <text:line-break/><text:line-break/></text:span>我觉得中美最后避免作战的可能性还是很大，避免直接冲突的可能性很大。虽然台海，南海都有危机，但是以中国领导人的智慧和能力，每一步都会掐着美国的忍耐边界。我推算最后我们不是真动手打，而是把他挤出去，我觉得这个可能性很大。所以这是我们避免修昔底德陷阱的可能性很大，但是中美不可能平等共治，像日本跟美国建立起制度化的伙伴关系做不到，因为中美两家太牛了，谁也不服谁。中美的前景叫功能性伙伴，或者叫两国协调论，什么叫功能性伙伴？我们不是联盟，我们是一个一个议题的合作可以做到，另外分歧控制也可以做到，如果能把议题合作充分利用好，把主要的分歧控制好，这就是功能性伙伴。<text:span text:style-name="T3"> <text:line-break/><text:line-break/>19</text:span>世纪初，有一个拿破仑战争，法国崛起，横扫欧陆，英国带领一批国家搞了反法联盟，最后把拿破仑战胜。法国这个国家也就是拿破仑的时候打仗最厉害，但问题是那个国家的能量从那一次打完就没有了，从此就不会打仗了，清朝都打不过，所以法国是历史上打过还可以，后来就不会打仗了。最辉煌的时候是拿破仑时期，几乎横扫整个欧洲，但是在英国的帮助之下，俄国、普鲁士、奥匈帝国接成联盟，最后联盟赢了。赢了以后在英国推动之下开了维也纳会议，这个会议建立一个架构，叫欧洲协调。欧洲协调跟欧洲人讲他们都是知道的，就像我们中国人都知道文化大革命、改革开放。主要的要点是大国之间划一个底线，不直接兵戎相见，这是第一。有矛盾控制，底线不直接兵戎相见。第二，在某些问题上一定合作，有些问题选择性合作，这种体制让欧洲从<text:span text:style-name="T3">1815</text:span>年到<text:span text:style-name="T3">1914</text:span>年一战爆发维持大致<text:span text:style-name="T3">100</text:span>年的和平，所以欧洲历史上非常成功的东西。即不是联盟，又不是明确的对手，有点模糊关系的合作伙伴。我们叫功能性伙伴，要害就是两个，能找到一些议题进行合作，另外把分歧尽量控制住。<text:span text:style-name="T3"> <text:line-break/><text:line-break/></text:span>我个人推算，追求这样的目标是比较现实，可以做到，虽然我们会有一些摩擦，如果我们控制的好，时机掌握的好，准备的充分，美国被我们挤出南海、台海，但没流血，没流血以后美国可能真的接受中国，成为平等伙伴。中美两家以平等伙伴关系在很多议题上展开合作，这就是功能性伙伴，是中美关系能达到的最佳状态。如果实现这个状态，对中美好，我相信对世界也是很好的，中美打起来对世界肯定不好，中美完全合在一起整人家也不好，就是我讲的功能性伙伴这个状况最好。这就是我准备的主要内容，我们休息<text:span text:style-name="T3">10</text:span>分钟，回来再进行互动。<text:span text:style-name="T3"> <text:line-break/><text:line-break/><text:line-break/><text:line-break/><text:line-break/></text:span>与观众互动环节<text:span text:style-name="T3"> <text:line-break/><text:line-break/><text:line-break/></text:span>主持人：请同学们抓紧时间入座，我们的互动环节马上开始。我这里已经收到两位同学的问题，其中一位同学提了三个问题。第一个问题，美国有无可能内乱，为什么美国的人邦制，国家不会内乱或分裂？<text:span text:style-name="T3"> <text:line-break/><text:line-break/></text:span>金灿荣：美国有很多麻烦，但是内乱不至于。从美国的角度来说，内外也是问题很多，内部问题还是经济虚拟化，制造业到去年降低<text:span text:style-name="T3">GDP10%</text:span>以下，九点几，长期来说也是一个问题，因为没有制造业就没有就业。第二，华尔街绑架美国经济，制造业、农业、服务业都被华尔街绑架。政治上两党政治不妥协，越来越极端化，原来都是斗而不破，现在有时候斗着政府关门了。另外就是中产阶级萎缩，另外就是移民，所以它现在问题确实很多。但是我直觉美国制度还不至于到内乱，骚乱是它的常态，但是大规模的力量应该没有的，所以总体稳定，局部会有不少麻烦，这个符合实际一点。<text:span text:style-name="T3"> <text:line-break/><text:line-break/></text:span>主持人：第二个问题，中国未来在经济发展分析，哪些行业会重点发展，哪个行业的股票会发展迅速？军工行业未来前景如何？<text:span text:style-name="T3"> <text:line-break/><text:line-break/></text:span>金灿荣：其实我完全是外行，你们应该比我专业，因为我是搞战略研究的。<text:span text:style-name="T3"> <text:line-break/><text:line-break/></text:span>主持人：第三个问题，中国未来发展最大的隐患是什么？<text:span text:style-name="T3"> <text:line-break/><text:line-break/></text:span>金灿荣：我觉得<text:span text:style-name="T3">10</text:span>内问题不大，昨天讲过咱们中国经济现在还是政治上现在遇到一些麻烦，不是经济，现在经济学界在吵架，林毅夫说现在经济不好是周期问题，他说整体都不好，欧洲、日本、美国、新加坡都不好，按照西方的教科书提出比我们好，为什么它还不好，所以他提出周期。但是跟他不一样的说法，姚景源他们说不对，是结构，产业劳动力上来了，资源成本上来了，地也贵了，永远回不到以前用廉价的资源投入来保障增长的时代，永久过去了。还有库存多了，产能过剩了。现在经济学界基本上围绕这三大原因解释，但是实际上理解中国经济一定要从政治经济学观点去理解，不能从纯经济学理解，这样理解就不对了。经济学还是习主席的政策，他给大家定规矩，所有的经济精英，地方政治精英都不敢干了，不敢干当然就熄火了。<text:span text:style-name="T3"> <text:line-break/><text:line-break/></text:span>我一直认为中国经济增长的诀窍，就是双引擎驱动，一个市场，一个地方政府，现在至少有一个已经熄火了，那个也受到连带影响。我推算十九大以后整个政策会变的，十九大以后习主席新权威主义架构确立了，权力到手，人事部局到位，政策部局到位，这个时候山头也铲平了，这个时候全部权力到他手上，因此全部责任在他手上，他必须做出成绩。我个人估计十九大以后，运动式反腐就回去了，会回到制度性反腐，依法反腐。另外就是给大家激励，在给你管制的同时给你激励，这个时候他会要求你出成果，地方政府应该会动起来，现在你去找他帮忙办事他不给你办，十九大以后没准他来找你了。我个人估计十九大整个态势会变，变了以后我们又是双轮驱动，我直觉后面经济会好一点。这样整体算来这<text:span text:style-name="T3">10</text:span>年经济还是可以的，这几年六点几，未来八点几，平均七点几还可以。真正遇到麻烦是<text:span text:style-name="T3">10</text:span>年以后，那个时候真的是老龄化，劳动力人口掉<text:span text:style-name="T3">7</text:span>亿，现在快<text:span text:style-name="T3">10</text:span>亿，掉了<text:span text:style-name="T3">7</text:span>个亿，一堆老头老太太等着养老，那就麻烦了。总之<text:span text:style-name="T3">10</text:span>年内没有太大的障碍，但是<text:span text:style-name="T3">10</text:span>年以后有根本性的障碍。人口老到一定程度以后，创新力肯定不行，创新还是小伙子、小姑娘厉害，老头创什么新。以后是年轻，等到我们平均年龄到欧洲和日本那样，中国经济彻底熄火了，就不行了，但是<text:span text:style-name="T3">10</text:span>年内应该没有问题。<text:span text:style-name="T3"> <text:line-break/><text:line-break/></text:span>主持人：网上有一篇文章说到美国可以不战而胜，军事上只是起到动乱的作用，主要是因为金融规则、经济规则打败上世界上其他国家，是不是这种情况？<text:span text:style-name="T3"> <text:line-break/><text:line-break/></text:span>金灿荣：<text:span text:style-name="T3">1999</text:span>年前总统尼克松写了一本书叫《不战而胜》，当然主要的对手是苏联，后来他真的做到了，他以为苏联可以往后面延伸，但是他对付不战而胜肯定不行。苏联可以不战而胜，苏联是西方一部分，但是在西方内部地位比较低，在欧洲人眼里，苏联有一点边缘化，俄国的精英跟崇拜西方，在心理上苏联上就有弱势，所以他有可能会屈服。还有一个苏联整个民族不会玩市场经济，所以效率根本上有问题。中国问题不大，中国经济效率很高，中国人天生就会玩市场经济。再一个中国其实是有文化自信，这<text:span text:style-name="T3">100</text:span>年近代混的很惨，我们文化丧失了自信，但是在五千年历史上这是例外，而不是常规。中国以后还是很自信的，所以一个是文化自信，一个就是经济效率，美国不可能做到不战而胜，他对苏联的胜利在中国身上不可能重演。<text:span text:style-name="T3"> <text:line-break/><text:line-break/></text:span>主持人：为了不战才做战争准备，如果中美开战，战后会如何？<text:span text:style-name="T3"> <text:line-break/><text:line-break/></text:span>金灿荣：中美不会正面冲撞，因为中美正面冲撞的结果太可怕，但是有可能会有一些小的局部摩擦，特别是美国怂恿他的仆从国跟我们搞一些小摩擦，这个可能性大。不排除小摩擦，但是大的战争应该没有，既然没有，就谈不上什么恢复，因为有了以后就不用恢复了，按照我的推理，中美全面作战就没有人类了，那恢复什么？那就等到一亿年以后再来新人类吧。<text:span text:style-name="T3"> <text:line-break/><text:line-break/></text:span>主持人：对于美国在韩国布置萨德系统的看法和对策？<text:span text:style-name="T3"> <text:line-break/><text:line-break/></text:span>金灿荣：现在确实中国周边问题比较多，南海有点紧张，半岛也有点紧张，半岛紧张就是萨德。美国的理由朝鲜在这里发展远程导弹，远程导弹是针对我的，因此我有必要在上面部署针对远程导弹的萨德系统。但是中国俄国立场是反对的，至少目前朝鲜是没有远程导弹，朝鲜主要是中短程，而萨德是防远程，它都没有，你拿它防什么。所以我们认为它是对付我们的。目前就是这样，美韩决定要建，中俄坚决反对。我个人估计萨德最后还是会建的，现在韩国试图在里面调和，部署萨德还是美国的决定，韩国只是听从，美韩关系又不平等的，最终还是要建的，美国占上风。韩国最后妥协，怎么妥协？萨德配套一个波段雷达，波段雷达一般是看<text:span text:style-name="T3">2000</text:span>多公里，跟中国保证我就看<text:span text:style-name="T3">800</text:span>公里，就是把朝鲜每个角落都看到，你们家我不看，这是他的一个保证，而且他说你们技术很好，我往你们家一看你马上就知道。第二，扫射面扫<text:span text:style-name="T3">360</text:span>度，扫<text:span text:style-name="T3">120</text:span>度，专门对着朝鲜那边，目前是给我们这么一个方案。我们中国目前不同意，我们认为这主要是政治问题，这是美国一种政治决心，他在韩国部署这个东西向我们显示政治议程。另外他希望引导中韩不和，让韩国进一步靠向美国，逼着韩国和日本合作。所以美国政治上的考虑比较多，我们希望打掉以后破解美国的政治压力。至于纯军事中国原来不是很怕，因为中国也有能力干扰它，如果真的往我们这边看，我们会用我们的手段干扰它，让它什么都看不见。平时你看我就干扰，暂时很简单，几分钟就打掉了。所以从纯军事的角度来说萨德并不是很可怕的事情，但是从政治上就比较讨厌，会长期引发我们的矛盾。所以对萨德我个人估计，我们会给韩国一点点小惩罚，让他记住以后不要干这个事，但是最后也不会导致中韩关系破裂，这就上美国的当了，军事上两手准备，如果按照韩国的方案，看<text:span text:style-name="T3">800</text:span>公里，<text:span text:style-name="T3">120</text:span>度，中国就算了，如果转到我们这边来，我们一定会在山东半岛弄一个特别大的雷达，一看我就照你，让你看不见。而且会宣布，如果发生冲突我首先会摧毁它。所以军事上有办法，但是我们现在下面的工作就是控制它的政治影响，如果政治影响控制住了，萨德部署意义不是很大。<text:span text:style-name="T3"> <text:line-break/><text:line-break/></text:span>主持人：中国在习大大任期内是否会进行政治体制改革？<text:span text:style-name="T3"> <text:line-break/><text:line-break/></text:span>金灿荣：不是很好说，很多时不是很好判断，习主席原来说三个自信，现在加了一个，四个自信，原来叫道路自信、制度自信、理论自信，现在加了一个文化自信，在这种心态之下，他大概不会按照美国期待方向进行改革，就是多党民主，应该不会，他也会说改革，但是改革更多是技术性的，以后的行政效率搞高一点，搞的透明一点，对老百姓的压力反应更敏感一点，主要是在行政效率上和司法效率上会有一点动作。总方向就是加强执政能力，但是不会按照英美的模式去改变我们的制度。如果你期待是走向美国那个方向，那你不要指望了，因为已经四个自信了，如果你期待现在政府工作效率做的更好一点，减少财政，更便宜，更透明，更有效率，这个可以期待一下。所以技术层面，行政层面改革会有的，但是西方政治学意义上的政治体制改革应该是没有的。<text:span text:style-name="T3"> <text:line-break/><text:line-break/></text:span>主持人：我公司是<text:span text:style-name="T3">TMT</text:span>行业，这方面美国是全球领先，有技术人才和市场，所以我们接下来会做重点投入，对中国企业投资美国有什么建议？<text:span text:style-name="T3"> <text:line-break/><text:line-break/></text:span>金灿荣：这个我也不懂，什么叫<text:span text:style-name="T3">TMT</text:span>？<text:span text:style-name="T3"> <text:line-break/><text:line-break/></text:span>提问：这个问题是我提的，<text:span text:style-name="T3">TMT</text:span>是通信、媒体、科技，<text:span text:style-name="T3">TechnologyMedia Telecom</text:span>。<text:span text:style-name="T3"> <text:line-break/><text:line-break/></text:span>金灿荣：这个我还真不懂，我知道的一个信息，中国好像要搞一万亿人民币微电子基金，把芯片行业搞上去，那个算不算一个基础，现在中央有一个想法，把芯片行业搞上去。现在我们每年进口美国的芯片进口额超过石油进口额，一个是花钱很多，还有一个是不安全，<text:span text:style-name="T3">TMT</text:span>前提是高级芯片。可以分成两个，一个是最核心的芯片，那是所有的前提，这一块现在中国还不行，主要靠美国，好像除了美国别的国家也不行，欧洲、日本也是进口美国，我们进口量大，好几年我们芯片的进口超过石油，第一大进口项目，第一是花钱；第二是不安全，所以现在要搞一万亿人民币微电子基金，想解决这个问题。这个问题解决了，再搞<text:span text:style-name="T3">TMT</text:span>都可以搞，如果那个没有，搞后面所有的都很困难。另外政府对大数据很感兴趣，我不知道<text:span text:style-name="T3">TMT</text:span>跟那个有什么关系，希望掌握大数据、运用大数据方面能够上一个台阶。具体技术我不太懂，我能想到好像政府在大方向是非常鼓励关键产业的创新，而且愿意投钱，从数据上讲，我们专利创新还可以，我个人推算再有<text:span text:style-name="T3">10</text:span>年，中国技术、产业会上一个台阶，当然那个对西方的挑战。大飞机自己造，芯片都自己造，西方还有什么利润？中国人的特点一进去就把人家高技术搞成白菜价。具体的细节我答不了，我只是讲方向。<text:span text:style-name="T3"> <text:line-break/><text:line-break/></text:span>提问：金老师，我主要想问一下，我们公司投美国的风险大不大？<text:span text:style-name="T3"> <text:line-break/><text:line-break/></text:span>金灿荣：泛泛的讲风险可控，中国政府花这么大的力气搞<text:span text:style-name="T3">BAT</text:span>，还是看好美国市场。客观来说市场还是不错，市场容量很大，相对透明，法制化，而且有活力。无论从政府还是个人层面，投资美国总方向没错，但是近年内中美的竞争性会加强，如果竞争控制的不好，出现局部流血，有可能美国公众，美国政府对中国企业的态度有定恶化。但是我的判断中美之间不至于打大的东西，所以影响还是可控的，不至于发生二战的情况，美国人把人抓起来放在集中营，那个不会。如果发生某种小摩擦，出现流血，他对华人的态度有点变差，这是必然的。我认为大方向没错，短期内存在某种很难预测的风险。<text:span text:style-name="T3"> <text:line-break/><text:line-break/></text:span>主持人：蔡英文向美日开放太平道，变相成为美日中介，中国大陆会如何应对？<text:span text:style-name="T3"> <text:line-break/><text:line-break/></text:span>金灿荣：台湾国民党现在怀疑蔡英文要进一步投靠美国日本，以防范大陆，其中有一个猜测就是把太平岛交给美国，这是一个猜测。最近有一点点印证，蔡英文在南海仲裁以后发布<text:span text:style-name="T3">5</text:span>点申明，其中有一点要研究把太平岛作为地区公共产品，大家都可以用，所以她不是简单说交给美国，岛内政治通不过，我们也不干，但是他做的更巧一点，太平岛可以给大家都提供服务，这个比交给美国难办一点，我简单的交给美国大陆会军事上拿出来，但是她说我不交给美国，我让大家都用，这样大陆很难办，成为一个公共平台，大陆单方拿下来，人家都骂你。这印证我前面讲的一个情况，蔡英文比陈水扁难对付，陈水扁做事比较粗糙，很容易被人家抓把柄，蔡英文做事是比较巧的，但是总体来说是有底线，我们中国大陆绝对不允许任何第三方拿太平岛，如果真的有一天蔡英文把这个岛交给美国，我们肯定军事解决，迅速拿下来。<text:span text:style-name="T3"> <text:line-break/><text:line-break/></text:span>主持人：有文章说美国有可能在菲律宾南沙岛屿租给美国人建岛，中国怎么办？<text:span text:style-name="T3"> <text:line-break/><text:line-break/></text:span>金灿荣：美国也清楚我们中国有决心要建黄岩岛，而且要做好准备以后再建，美国现在内部有一个舆论，趁着中国还没有动手，我先去动手，这种舆论是有的，而且真有这种建议。但是我估计对美国来说决心也很难，最近我们总是搞演习，一个是海军演习，一个是空中老牌飞机常态化战斗巡航，就是上个礼拜，空中发言人说了空军在那个地方进行常态化战斗巡航。所以海军加强戒备，空军加强戒备，就是怕美国先去取那个玩意儿，但是我估计美国很难下决心，因为它太远了。现在我们太平岛实战，我们每天都有人值班，你进来肯定要动手，动手风险就不可控，更何况我们现在做了初步的准备，美国现在动手也要做准备，现在在这里有一条航母，<text:span text:style-name="T3">10</text:span>条战斗舰在这里，这不是战斗队形，打不了。如果它想提前对手，它至少弄两个航母过来。它要过来我们加强一下就行了，所以它很难突然袭击，它做不到突然袭击，想硬战那就是它准备流血，流血又是它挑起的，我觉得可能性较小。虽然美国态度在变，它知道我们肯定要拿黄岩，而且肯定是我们做好准备的出手，所以现在有一些人说先发制人，趁你还没有做好准备，我把黄岩先抢回来，是有这种议论，但是我个人从常识上判断，美国这样做挺困难，政治风险也很大，军事风险也很大。中国毕竟还是有力量，而且我们现在准备做的还可以，特别是空军战斗巡航就是对它的威慑，因为空军近，海军过去还远一点，空军一个小时就到了，所以空军部署到一定力量之后，它很难取得那里的优势。我们海军在那里也是定期巡逻，我们每天在黄岩岛就有两条执法船，每天有，<text:span text:style-name="T3">24</text:span>个小时，所以你要往里面闯要经过这一关。在两条公务船旁边附近有一个小舰队，海军也在那里，空军随时待命。所以技术上讲现在美国夺黄岩很困难，加上政治风险很大，我直觉尽管美国有想法，但是可能性非常小。<text:span text:style-name="T3"> <text:line-break/><text:line-break/></text:span>提问：如果菲律宾已经占领，在它现有占的岛屿呢？<text:span text:style-name="T3"> <text:line-break/><text:line-break/></text:span>金灿荣：应该美国没有这个能力，美国真的找不出这么多工人和工程基建它没有，建岛能力我们第一，日本第二，除非它委托日本，委托日本我们肯定在东海闹事，我们施加压力，我直觉日本短期内还不行，日本有这个心但是没这个力，日本真要整军也得好几年的时间，不是网上讲的那么容易，造核武器就得一段时间。现在网上经常上日本一个晚上就可以造出核武器，这个是不科学的。我有一个学生在中航工业专门编日韩台湾的核武器项目，他们推算，第一，美国还不让日本搞，美国对日本的核武器控制很严；第二，就算美国放手让它搞，日本搞出独立的核武器至少得<text:span text:style-name="T3">2</text:span>年时间，除非美国急了，把核武器给日本，拿来就能用，这个马上就有，但是让日本自己造，没有<text:span text:style-name="T3">2</text:span>年时间搞不出来。因为你技术再好，你也要慢慢实验，这个不是理论设计出来，那是得摸索的。所以最快也要<text:span text:style-name="T3">2</text:span>年。至于常规武力要能够作战，我估计也要很长时间，因为日常还是受美国限制，美国过去允许日本军力发展主要是反潜，所以日本的反潜力量非常强，但是进攻性力量不强。比如日本的水面舰只，所有目前配的反舰导弹只能打<text:span text:style-name="T3">150</text:span>公里，美国不让它打远。另外日本的指挥系统也不是独立，它是靠美国，它现在试图自己靠自己，但是离建成一个完整体系要一段时间。所以无论是核化还是常规武器化，日本需要一点时间。第二，政治风险很难，因为日本介入南海，中国的反应可想而知，一定非常大，马上就在东海采取进攻的态势，我们叫围魏救赵，它就得回去。所以我直觉问题不大，菲律宾愿意把已占的<text:span text:style-name="T3">8</text:span>个礁交给美国，美国接不过去，接过去怎么守？因为大部分礁建设非常糟糕，让美国大军守着，不可能，用美国的军舰守着？也守不住，你就放一个航母在那里，中国如果耍赖很简单，弄<text:span text:style-name="T3">2000</text:span>条渔船过去就行了，航母就围着，你又不敢打，旁边几条远程舰放在那里，你一打老子就打你，夹着你。所以我直觉美国轻易介入结束了，我觉得已经基本上站稳了。<text:span text:style-name="T3"> <text:line-break/><text:line-break/></text:span>主持人：有人说中国可以在更权威的国际法庭上诉，形成更权威对我有利的法理，破解菲律宾的山寨仲裁结果，中国可以这样做吗？<text:span text:style-name="T3"> <text:line-break/><text:line-break/></text:span>金灿荣：<text:span text:style-name="T3">2006</text:span>年就根据《海洋法》<text:span text:style-name="T3">298</text:span>条法就排除了，但凡主权问题我们都不参加仲裁，<text:span text:style-name="T3">2006</text:span>年我们就做了，现在再回去不会的，从法理上就有问题。我记得昨天在这里讲过，东海、南海、黄海立场不统一，所以还真的不能去，法理基础有问题，另外你自己早就排除了。所以很简单，什么地方都不接受，你爱裁决不裁决，我就不接受，现在是唯一的选择，重新回到国际法庭可能性是<text:span text:style-name="T3">0</text:span>，应该没有。<text:span text:style-name="T3"> <text:line-break/><text:line-break/></text:span>主持人：美国国家利益与资本利益之间的关系及两化，二战之后西方资本向西方转移，将来呢？<text:span text:style-name="T3"> <text:line-break/><text:line-break/></text:span>金灿荣：有很长时间美国的资本利益和国家利益协调的非常好，我记得<text:span text:style-name="T3">1954</text:span>年通用公司的老板在国会坐镇就讲了一段名言，对美国好就对通用公司好，对通用公司好就对美国好，所以有一段时间非常一致，协调非常好。但是现在有一点问题，现在华尔街凌驾于国家利益之上，现在问题比较大一点，而且华尔街主要是犹太人在控制，犹太人对美国不一定爱，犹太人爱以色列超过爱美国，所以现在美国的资本与国家关系是有问题的，半个世纪之前很好，现在有问题了。最后谁赢谁负现在不好说，反正美国的资本力量比任何其他国家资本力量都强大，政府制约力非常强。但是如果资本做的太过分，政府这边一定会有反弹，我能说的是以前资本与政府的关系非常好，现在开始出问题，但是出问题怎么解决，最后解决的结果如何，现在没人敢说，谁都不知道。我有一个学生现在在法国华尔街比较大的投资基金做项目经理，现在收入很好，一年好几百万美元，但是他现在有点担心，他说这个钱来的太容易了，他的同学同样在美国留学，现在找一个地方打工，一年七八万辛苦的要死，他一年三四百万美元，轻轻松松，赚了几年以后他心里有点后怕，他觉得这个玩意儿太容易了，太容易他觉得要出事，包括他的老板也害怕，他老板身家应该有一百五六十亿美元，是犹太人，他自己都有点赚的害怕，说这个钱来的容易，可能是别人在付代价，代价付到一定程度会有反弹。如果犹太人把美国搞完蛋了，那犹太人以后就死无葬身之地，犹太人毕竟少，现在在以色列是<text:span text:style-name="T3">650</text:span>万，在美国<text:span text:style-name="T3">650</text:span>万，这样<text:span text:style-name="T3">1300</text:span>万，在世界其他地方就<text:span text:style-name="T3">100</text:span>万人，犹太民族全部加起来，包括假犹太人<text:span text:style-name="T3">140</text:span>万人。如果美国不能保护以色列，我估计人家拉上一个强国，灭以色列是分分钟的事情。这个说起来挺复杂，反正现在有问题，现在华尔街是犹太人控制的，他们跟美国的利益不完全一致，里面蕴含了未来挺大的矛盾。现在有矛盾还在控制范围之内，以后有非常大的矛盾。<text:span text:style-name="T3"> <text:line-break/><text:line-break/></text:span>主持人：<text:span text:style-name="T3">IS</text:span>组织是不是美国阴谋论？<text:span text:style-name="T3"> <text:line-break/><text:line-break/></text:span>金灿荣：网上有很多这种想法，说<text:span text:style-name="T3">IS</text:span>实际上是美国扶持的，这个实际上不对。我们研究界更多的认为，<text:span text:style-name="T3">IS</text:span>如果直接有支持者，更多还是当地中东的国家而不是美国，后面更可能存在的是沙特阿拉伯和土耳其。伊斯兰世界<text:span text:style-name="T3">16</text:span>亿人，他们分成两大派，一派叫逊尼占<text:span text:style-name="T3">85%</text:span>，沙特是领袖，一派叫什叶派，占<text:span text:style-name="T3">15%</text:span>，领袖是伊朗。这两派斗了<text:span text:style-name="T3">1400</text:span>年，自默罕默德先生去世就开始斗，斗到现在<text:span text:style-name="T3">1400</text:span>年，势如水火。近年来伊朗的力量有点上升，沙特心里很着急，过去沙特有点纵容逊尼派的极端分子叫瓦哈比派，他有点养虎为患，宗教极端组织养大，养大沙特自己管不了，然后他的对手又在做大，于是就出现一种战略，就是把他们国内反社会人格的神经病给你送到前线，由他们做敢死队，然后把这些人借伊朗的手给消灭了，然后削弱伊朗的力量，这个是<text:span text:style-name="T3">IS</text:span>出来的背后原因。中东地区像这种很极端的恐怖组织有上百个，但是<text:span text:style-name="T3">IS</text:span>一两年就壮大，确实很罕见。学界比较认定<text:span text:style-name="T3">IS</text:span>后面应该是一个铁三角，刚才讲了沙特，还有一个是土耳其，土耳其也是有野心的，土耳其总是申请参加欧盟，总是进不去，就失望，失望以后就说还是回伊斯兰世界玩，在欧盟进去也是二等公民，还不如回伊斯兰世界做老大，中国有一个说法，宁为鸡头不为凤尾，土耳其现在也是这个想法，我申请你快半个世纪，你不让我进去，进去也是二等公民，这个工作没有吸引力，所以干脆回穆斯林世界当领袖。他现在也抓逊尼派的人心，因为<text:span text:style-name="T3">IS</text:span>主要是逊尼派，所以他也帮助<text:span text:style-name="T3">IS</text:span>。这是铁三角的两角，还有一个就是以色列，以色列有人认为是在<text:span text:style-name="T3">IS</text:span>后面，而且是他在协调西方不要打他打的太狠，沙特是金主，土耳其具体提供物质帮助，以色列提供战略保护，这个铁三角共同作用，就让这个原来名不见经传的异军突起，搞的现在天怒人怨。我个人估计<text:span text:style-name="T3">IS</text:span>还会存在一段时间，因为铁三角还在起作用，但是最终要失败，因为<text:span text:style-name="T3">IS</text:span>行为太荒唐了，不具备自我治理的能力，最后会失败，但是还会存在一段时间，存在这几年会对中东、欧洲、美国都有影响，对我们大陆也有一点影响，但是影响没有他们那么大。但是不能把这个事直接归到美国身上。<text:span text:style-name="T3"> <text:line-break/><text:line-break/></text:span>主持人：好的，相比较美中，从长远讲，俄中关系更令人纠结，我们应该怎样面对与俄的关系？<text:span text:style-name="T3"> <text:line-break/><text:line-break/></text:span>金灿荣：我讲座当中提到一个判断，对俄国人来说，中国是远虑，美国是近忧，俄国内心还是很喜欢美国，想跟美国好，但是它有点倒霉，美国把它看死了，不喜欢它，俄国世界上有点单相思。我问过德国朋友，我说俄国跟你们都是西方，为什么就不接受？德国朋友有一个解释，德国、英国、法国我们都是我爸我妈生的，我们是正室，他是我爸不知道谁跟他生的，所以他们几个兄弟就打他，不让他回来，俄国说我们是一个爹，我也要回来分财产，然后这几个兄弟说不行，不让他回来。这大概是俄国与西方主流社会的基本关系。所以俄国内心就是认西方的，但是它有点悲剧，在家族里面身份不明，人家就不喜欢它，所以弄的关系特别怪。但是它还是西方，一定要清楚俄国的本质，至少主观上它是认同西方，想加入这个家族。对中国，它本质上认为我们是异类，它不接受我们，现在跟我们凑到一起是没有办法，美国欺负它，所以中俄现在合作是权宜之计，远期来说俄国惧怕的还是中国。赫鲁晓夫跟西德总理阿登纳讲过，说中国人一把米就能活，他怕，中国人生存能力很强。在俄国人的集体记忆当中，从西方来的侵略，最后都战而胜之，但是东方得侵略彻底把它灭国了。作为研究者我们一定要清楚，眼前因为美国压力我们必须跟俄国好，但是未来我们的关系好不了，这一点双方都是清楚的，但是没有办法，政治就是要根据国家利益调整，目前没有办法，一定要好，但是未来是有边界的。<text:span text:style-name="T3"> <text:line-break/><text:line-break/></text:span>中俄关系的远期前景还是看俄国的内部走向，俄国趁着中美关系紧张，这几天天天跟美国套近乎，上个礼拜<text:span text:style-name="T3">16</text:span>号克里跑到莫斯科<text:span text:style-name="T3">12</text:span>个小时跟普京竟然谈了<text:span text:style-name="T3">8</text:span>个小时，都不知道谈什么内容，我估计想做交易，而且肯定中国有关系，只不过交易比较难做，他们想好，但是协调起来有问题。最终中俄关系，如果中国做的非常强大，俄国就看它最后自己的发展，如果普京之后是一个强人，俄国是很胖、很大但是实力很弱的关系。基本上中俄关系我们略占一点优势。还有一个前景，普京之后国家就分裂了，普京可能是最后一个沙皇，分裂当然对中国非常理想，俄国分裂远东就会独立，美国原来的目标也是这样，希望俄国分成<text:span text:style-name="T3">5—6</text:span>个俄国。尽管美俄主观上想和解，客观上及其讨厌对方，还是好不了，我估计最后美国也会整他，他自己在普京之后也不团结，如果中国巧妙的添盐加醋，俄国分裂的可能性挺大的。俄国分裂，远东回归祖国是有可能的，因为远东是俄国各个领域里面最大的一个领域，作为行政大区是<text:span text:style-name="T3">708</text:span>万平方公里，人口只有<text:span text:style-name="T3">635</text:span>万人，一公里不到一个人，而且都集中在中俄边界。<text:span text:style-name="T3"> <text:line-break/><text:line-break/></text:span>现在还有一个情况，远东地方的年轻人基本上大学毕业离开父母到莫斯科工作，就不回来了，所以远东现在人是<text:span text:style-name="T3">635</text:span>万，以后人还会减少，如果在过<text:span text:style-name="T3">10</text:span>年，我估计远东人口<text:span text:style-name="T3">600</text:span>万都不到，<text:span text:style-name="T3">500</text:span>多万，而且人口年纪都比较老。最新有十几万俄国老人已经到我们这边定居了，因为我们这边人多、热闹，而且养老也不错，我们比俄国那边的房子还便宜，所以现在有一些老人过来定居了，再过<text:span text:style-name="T3">10</text:span>年人口更少，老人更多，一半老人住在中国国内，远东又分裂了，大家想想什么结果，我们给所有的俄国人发一个身份证就完了，你申请就给了，然后某一天举行一个投票，就把这个问题解决了。以前被他抢的<text:span text:style-name="T3">100</text:span>多万就回来了，而且还有利息，回来<text:span text:style-name="T3">708</text:span>万。如果远东回来，蒙古一定回归祖国，<text:span text:style-name="T3">156</text:span>万又回来了，<text:span text:style-name="T3">708</text:span>万加<text:span text:style-name="T3">156</text:span>万，<text:span text:style-name="T3">864</text:span>万，比巴西还大，那就赚大了。我觉得可能性挺大的，中国要有一点信心，有一点梦想，万一实现了呢。<text:span text:style-name="T3"> <text:line-break/><text:line-break/></text:span>主持人：我们的小弟朝鲜现在是我们身边很难驯服的小伙伴，我们以后怎样带好它？<text:span text:style-name="T3"> <text:line-break/><text:line-break/></text:span>金灿荣：朝鲜半岛在历史上影响很大，中国截止到近代，截止到鸦片战争，中国的安全威胁总是北方，所以对北方很重视，大部分首都都是放在北方，以便镇住这个国家。一般我们国家放在北方的王朝都是比较强大的，放在南方是挨打，这是中国的历史惯性，威胁来自于北方，因此政治重心一般是在北方。因此有一个情况，中国对半岛地区很敏感，如果半岛如果落入外人之手，就威胁北方政治中心，所以基本上中国的惯例只要有一个不认识的外人进入朝鲜半岛我们一定去打。第一次袭击就是日本，日本改进以后出现第一个王朝，第一个王朝之后马上干预朝鲜半岛，中国就派部队进去，唐朝就发生白江村战役，打赢了，打赢了以后基本上稳定<text:span text:style-name="T3">1000</text:span>年。到了明朝，丰臣秀吉军阀混战统一了，统一了以后又去打朝鲜，我们又出兵，又打赢了，当然打赢了明朝的财政就亏空，打赢以后又稳定了<text:span text:style-name="T3">400</text:span>年稳定。<text:span text:style-name="T3">1894</text:span>双方都派兵到朝鲜半岛又打了，打了以后输了，输了以后东亚地区陷入长达半个世纪的混乱。到了<text:span text:style-name="T3">1950</text:span>年美国人进去，中国又去打了，打了平手，于是就僵局。从历史回顾可以得出几个结论，日本可能是一种地理天性，因为它是岛，它不安全，它总是想挤到大陆上，找一个点安全一点，只要日本统一、强大，一定要打朝鲜。第二，中国人很敏感，只要有外来的力量到朝鲜，一定去打，三次打日本，一次打美国。第三，中国人赢了，地区就几百年和平，中国人输了就一片混乱，打僵了就是僵局。<text:span text:style-name="T3"> <text:line-break/><text:line-break/></text:span>我的总结，三大历史规律不一定是日本人坏，日本的岛地理决定心理不安全，就一定想办法找到半岛，踏上陆地安全一点，所以形成这个毛病，强大就打朝鲜。中国人的毛病谁来就打谁，最后的后果我们硬了地区和平，我们输了地区就乱了，我们打平就是僵局，现在就是打平的结果，就是僵局。陆上势力、海洋势力各有一半。<text:span text:style-name="T3"> <text:line-break/><text:line-break/></text:span>北朝鲜出现以后有一点小麻烦，朝鲜被我们救活了，救活以后他有一个思想，第一，朝鲜这个国家独立性非常强，非常自尊，它有一个思想叫主体思想，主体思想特别反对任何大国，所以朝鲜这个民族独立性很强。还有它的历史记忆当中，冷战期间它的独立一部分是中国帮忙，更大的一部分是感谢苏联，它觉得我们的帮忙没有苏联大，所以它对我们有一点感谢，但是不是那么佩服。另外它还有一个心理，它觉得它保护了我们，它说如果不是我在前面跟美国对抗，你怎么能够有条件搞改革开放，所以你给我一点钱就是安保费，下岗职工你还给钱，我给你挡风挡雨你给钱应该的，但是中国角度很恼火，这个家伙吃我的，喝我的，还不听我的。总之因为历史的原因我们卷入朝鲜战争，战争又打平了，然后就是一个僵局。但是我们扶持的小兄弟很个性，非常自主、非常自尊。另外冷战的时候我们力量确实不如苏联，我们跟苏联一起影响朝鲜，但是实际上苏联影响大，虽然得了不少便宜，但是到今天还看不起我们，这是朝鲜的情况。过去因为很多原因，我们对朝鲜的任性是比较纵容的，所以中朝关系是特殊的关系，但是习主席执政以来，中朝关系就变了，怎么变？从特殊关系走向正常国家关系，习主席现在对朝鲜的态度你做好了我肯定表扬你，你做差了肯定有惩罚，这叫正常的国家关系，从专宠变成一般的关系。朝鲜现在非常不习惯，他已经习惯了每个月到你这里点<text:span text:style-name="T3">1500</text:span>，怎么这个月变<text:span text:style-name="T3">50</text:span>，他跟你急了，升米恩斗米仇，拿习惯了不给，不给怎么行。现在中朝关系正在经历痛苦的变化，我们根据国家利益一定要正常化，没有专宠，但是朝鲜现在反对这个东西，不适应，所以它现在闹事，有一部分就是冲着我们来的。<text:span text:style-name="T3"> <text:line-break/><text:line-break/></text:span>前景，既然我们决定正常化，最后就是正常化，朝鲜改不了我们的态度，它得慢慢适应。我个人估计现在在朝鲜的总方针是让现状维持下去，即不让美国打它，也不让它打韩国，这个我们可以做到。它弄几个核武器吓人，现在我们延缓它的核武器计划，朝鲜肯定有几个核武器，但是很原始，炸不炸的响不知道，炸了<text:span text:style-name="T3">4</text:span>次，<text:span text:style-name="T3">2006</text:span>，<text:span text:style-name="T3">2009</text:span>，<text:span text:style-name="T3">2012</text:span>，还有今年，但是我们专家认为到现在为止，它没有真正的成功。做原子弹有两个技术路径，一个是铀，一个是钚，一般先做钚再做铀，因为铀的技术路径比较复杂，中国是唯一的例外，中国上来就是铀弹，为什么？因为中国有引进人才，我们有<text:span text:style-name="T3">“</text:span>三钱<text:span text:style-name="T3">”</text:span>，钱学森、钱伟长和钱三强。我们山寨水平比较高，直接挖人，上来就是用铀，所以技术路径是比较复杂的路径，他们一般都是做钚，朝鲜就是做钚。钚弹有一个局限，钚弹小型化非常困难，一般认为钚弹爆炸的及格线是一万吨，朝鲜炸了<text:span text:style-name="T3">4</text:span>次，分别是<text:span text:style-name="T3">1000</text:span>吨、<text:span text:style-name="T3">4000</text:span>吨、<text:span text:style-name="T3">7000</text:span>吨和<text:span text:style-name="T3">6000</text:span>吨，最近这一次是<text:span text:style-name="T3">6000</text:span>吨，其实没有成功。第一，朝鲜炸不炸的响不知道；第二，它很大，美国认为它现在的核装置，我们没有叫原子弹，我们叫核装置，美国到现在也是这样叫核装置，因为那个东西特别大，七八十平米，又重又大，根本运不出去，只能炸自己。它对美国陆军有威慑，炸美国炸不到，如果你们陆军到我们家来，炸不到你炸自己可以吧。现在就是这个情况，它有原子弹，但是非常原始，可用性没有，我们现在通过制裁延缓它小型化、远程化，把它控制在一定边界内。<text:span text:style-name="T3"> <text:line-break/><text:line-break/></text:span>我推算我们对朝鲜的政策，<text:span text:style-name="T3">10</text:span>年之内就是这样拖着，<text:span text:style-name="T3">10</text:span>年以后我们来解决。为什么要拖<text:span text:style-name="T3">10</text:span>年？因为<text:span text:style-name="T3">10</text:span>年内美国是老大，单位出了事，你是一把手，肯定你出面解决，解决对我不利，<text:span text:style-name="T3">10</text:span>年以后我当一把手，我来解决，对我肯定是有利的。所以朝鲜问题基本方针大概就是这样，原来由于特殊原因专宠我们很吃亏，现在习主席决定不专宠了，正常国家化。正常国家也不走太远，不要把它极端化，用正常国家化这个大方针把半岛的格局维持<text:span text:style-name="T3">10</text:span>年，维持到跟我们跟西太平洋博弈，我们赢了，我们主导西太平洋，我们会出面来解决。具体怎么解决我也不知道，到那个时间再说。反正我们手上有一张王牌，他们家老大金正南在我们手上，他大哥就住在北京亚运村，原来总是往澳门跑，现在不让他去了，很危险，所以现在就在北京待着。所以<text:span text:style-name="T3">10</text:span>年以后，作为靖国公子就回去了。这是我大概的推算，目前就是正常国家化，把负担减一减，但是维持现状，<text:span text:style-name="T3">10</text:span>年以后等我们有把握了，解决它。<text:span text:style-name="T3"> <text:line-break/><text:line-break/></text:span>主持人：请老师预测一下美国今年的选举？<text:span text:style-name="T3"> <text:line-break/><text:line-break/></text:span>金灿荣：坦白说我们预测都错了，谁都想不到川普会赢，川普一个大嘴巴乱讲话，大家原来都觉得他是重在参与的人，没有想到他还赢了，今年选举挺意外的，我们专家大部分都预测错了。我只能这么说，截止到今天，美国比较公正的民意调查的机构数据看，还是希拉里，希拉里在比较公正的民意调查机构的领先挺稳定的，在<text:span text:style-name="T3">10</text:span>左右。当然个别很奇怪的网站川普要赢，但是不具代表性。所以截止到现在，希拉里胜算较大。在数据之外，从逻辑上讲希拉里也应该胜算较大，为什么？因为川普原来赢了主要是在党内选举赢，而且把他推出是共和党内的积极分子，可是这些人放在整个美国数量很少的，所以他能不能跳出预选，真正抓中间选民，这个难度比较大。尽管他赢得初选，但是赢得大选极端立场就对他非常不利。所以从数据看他戏不大，从逻辑上看他戏应该也不大。尽管这样说，我还是要说两个人都有机会，因为美国这个社会太神奇了，情绪我们不敢预测。英国脱欧所有的专家都说不可能，结果就是脱了，所以现在不敢预测，这是一个总判断，现在看希拉里戏大一点，但是最终的结果两个人都有戏。上台以后，综合分析希拉里上台对我们略不利一点，川普上台略好一点。<text:span text:style-name="T3"> <text:line-break/><text:line-break/></text:span>主持人：美国对朝鲜的态度和关系如何？<text:span text:style-name="T3"> <text:line-break/><text:line-break/></text:span>金灿荣：朝鲜也是很喜欢美国的，我去过一次朝鲜，韩国去无数次，朝鲜就去了一次，从那一次有限的经历当中，感觉朝鲜很喜欢美国，内心崇拜的是美国，非常希望美国接纳它。朝鲜拥核有五个目的，第一，保护自己，它真的担心美国要打它，因为美国确实历史上做了很多姿态，个别的时候也接近打它，第一怕美国打它，所以它搞核武器是自保。第二，要巩固金家王朝的合法性，金家父子相传这个本身不符合现代法统，再一个治理比较糟糕，老百姓真的很穷。治理搞的不好，法例又有问题，还想延续下去，因此想一点办法，办法就是搞核武器，搞核武器就提高民族自尊心，这样有助于它政权传递。第三，它想统一韩国，或者至少不被韩国统一，一般人认为未来朝鲜半岛如果要统一，应该是韩国统一朝鲜，因为韩国比朝鲜干的好多了，但是朝鲜不这么想，朝鲜想如果我有核武器，没准我还有机会统一你，为什么？因为有了核武器以后，美国、中国这两个外来的警察就管不了，因为二战以后的经验，国家都不打核国家，我要有了核武器，中国美国就离开了，离开家里就兄弟俩，一个韩国一个朝鲜，虽然韩国颜值很高，很有钱，但是你没有枪，我有枪，逼着韩国表态，你要钱还是要命，他要把人家韩国统一了，这是很逗的想法。但是这个想法挺真诚，挺顽固的。另外他说我有了核武器，在东北亚你们这些国家对我还高看一眼，还有个位置，否则我又穷又没有核武器谁理我。最后一个最关键，美国希望有了朝鲜核武器，美国真的重视它，它想带枪投靠美国，它还是觉得跟美国好靠谱，呆在中国周边不舒服。这是朝鲜方面的想法，我个人感觉朝鲜其实很想跟美国好，但是它遇到一个不幸，美国真的看不起它，美国觉得它烦人，因为美国如果接纳了朝鲜，肯定是得罪了中国，朝鲜又没有那么大价值，而且又得罪日本和韩国，因为朝鲜接纳了，韩国、日本怎么摆。从逻辑上讲没有朝鲜的威胁，美国在韩国、在日本的驻军都是没有法理前提的，所以现在美国算下来，是不接受它，让它留着，战略上对美国是有利的，所以才出现这个情况。朝鲜真的是一门心思想跟美国好，但是美国不喜欢它，拒绝它，导致的结果就是单相思。朝鲜有一部分是生气是对我们，有一部分是对美国，我那么喜欢你，你不理我，你不理我砸个碗让你听个响，有一个小孩子心理。大家注意到没有，特别是美国忙不过来的时候，中东出个事，没心思管它，朝鲜一定闹事。这是美朝关系我的一个印象。<text:span text:style-name="T3"> <text:line-break/><text:line-break/></text:span>提问：金教授，台湾收复或者统一，方式应该是两种，一是和平方式；二是可能通过武力的方式来收复。我的问题是，第一，货币统一的可能性还存不存在，如果存在应该怎么努力，毕竟是我们的同跑，如果打的话，应该是亲着痛仇着快。第二，收复的时间和节点能不能跟我们分析一下，习主席的执政到<text:span text:style-name="T3">2022</text:span>，<text:span text:style-name="T3">2023</text:span>年，蔡英文如果连续两届是<text:span text:style-name="T3">2024</text:span>年。还有我们如果收复台湾准备收储国权，政治、军事、外交，在这个过程中，特别是军事方面，肯定绕不过去的是美国，美国怎么反制我们？<text:span text:style-name="T3"> <text:line-break/><text:line-break/></text:span>金灿荣：截止到今天，我们国台办总方针还是和平解决，国台办的和平解决也是上面支持的。截止到今天主观努力的方向还是和平解决，这个没有疑问。但是和平解决现在看起来确实很困难，因为两岸总的态势是越走越远，而不是越走越近，特别是年轻人，年纪大一点好一点，年轻人彻底不认中国，你跟他说你是中国人又是台湾人，他跟你急。老人不信还好一点，过两年他走了，年轻人不信很麻烦。这是一个基本情况，我们主观还是想和平解决，但是客观态势跟主观愿望是反着的。这边也没有放弃努力，现在国台办还有各个单位今年还是大规模搞两岸夏令营，争取做工作，还在努力中，但是看效果不明显。<text:span text:style-name="T3"> <text:line-break/><text:line-break/></text:span>第二，冲突可能性会上升，因为这边越来越自信，越来越坚定，那边越来越独，客观态势走向冲突。<text:span text:style-name="T3"> <text:line-break/><text:line-break/></text:span>第三，冲突不一定是战争，有可能是一种兵临城下，不流血，就是让你很生气，有一种是我没打你，但是最后你也牵制了，他用别的东西吓唬你，比如你们家小孩，你没有办法，所以有这种情况。看上去没有流血，但是最后也是认为被逼的，这种可能性有的。我昨天讲了先南海再台海，南海能够把美国挤出去，台湾兵临城下，用威慑来解决，不流血但是威逼解决的可能性很大。如果兵临城下，台湾放弃，美国没有干预的理由。<text:span text:style-name="T3"> <text:line-break/><text:line-break/></text:span>第四，如果最后很不幸，发生了武力冲突的方式解决，当然要考虑美国因素。如果南海输了，台海更没有把握，我估计美国放弃的可能性很大，因为美国历史上经常这样，美国实在打不赢，就让兄弟好自为之，拜拜走了，美国是实用主义国家，不是特要面子的国家，放弃就放弃了，美国放弃南越很干脆就放弃了，一开始信誓旦旦要跟打到底，支持南越，最后很快就跑了。我个人觉得如果我们真的下决心要弄，第一可能性美国不管；第二有限的干预，帮台军一下。但是我们中国大陆这边历来准备美国带上澳大利亚和日本，就是美日澳联军全力以赴进行进攻，我们准备的是这个，整个作战准备都是这样准备。因为实际情况比这个好一点，但是我们肯定往最坏做准备，我们要做到美日澳联军，拿出吃奶的劲往里面冲，就像林彪打荆州的时候，最难打的是塔山保卫战，因为国民党主力部队往那里冲，真收拾荆州很简单，其实守塔山很难。那个时候打台湾最难的是防美日澳联军，但是解放军从来就是这么准备的，我要动手的时候，我的主力是防这个，第二主力收拾台军。简单的讲我们仍然在进行和平统一的武力，但是客观态势走向反面。最新的观察如果我们在南海赢了，非常有可能台海就不战而屈人之兵。但是解放军从最早到现在一直准备应对更坏的局面，那就是武力，是在美日澳联军帮忙之下的武力解决。一定要推测时间点，我只能说蔡英文的第二个任期，就是<text:span text:style-name="T3">2021—2024</text:span>期间的某一个点，具体哪个我就不知道了。<text:span text:style-name="T3"> <text:line-break/><text:line-break/></text:span>提问：英国脱欧，之前也有很多专家，包括新加坡的前总理李光耀的预测，欧盟会解体，什么原因？因为他们没有统一的财税，还有各国的独立政策也不一样，所以最终搞不来。北欧、荷兰、瑞士一波，东欧以德国为主，又拉着波兰、捷克，西欧以法国为主，就是葡萄牙、西班牙，你认同这个说法吗？如果欧盟真的解体了，对中国来说是一个什么样的机遇？<text:span text:style-name="T3"> <text:line-break/><text:line-break/></text:span>金灿荣：这是一种说法，而且比较代表美国人的看法，美国人不太看好我们，觉得我们最终会解体。李光耀先生实际上跟美国关系很好，美国人很信任他，他跟美国沟通非常好，李光耀及其团队的看法是美国人的看法，但是中国的多数学者认为，欧盟经历了英国脱欧，英国最后能够活下去，这个可能性更大，分成三块的可能性较小。意想不到的情况是这样，德国在欧盟当中以后占的作用更大一些，民意上还是德法轴心共同管欧盟，但是可能以后真正的管家是德国，小一点，但是德国作用更大一点，因此效率会相对更高一点，这是多数中国学者的看法，欧盟还在，而且效率会更高，但是美国人始终不看好它。如果解体，对中国会有一点麻烦，你在欧洲投资，或者希望通过欧盟对美国形成一点牵制，这个有点小麻烦，但是总体利益不差。如果欧盟解体，美国为首的西方势力，总体是力量下降一点，这对中国实际上战略上是有利的。第一，解体可能性很小；第二，真解体短期利益收存，长期利益是有利的，这是我的判断。<text:span text:style-name="T3"> <text:line-break/><text:line-break/></text:span>主持人：中国人均<text:span text:style-name="T3">GDP</text:span>是美国的<text:span text:style-name="T3">1/6</text:span>，有必要现在对于美国分享权力，抗衡美国吗？继续韬光养晦<text:span text:style-name="T3">10</text:span>年是否对发展更有利？<text:span text:style-name="T3"> <text:line-break/><text:line-break/></text:span>金灿荣：个人来讲，我完全同意这个看法，现在是<text:span text:style-name="T3">8000</text:span>，美国是<text:span text:style-name="T3">5.5</text:span>万，是<text:span text:style-name="T3">7</text:span>倍，确实早了一点，我个人完全同意这个看法，应该在搞个<text:span text:style-name="T3">10</text:span>年更好。但是现在情况变了，一个情况美国不会等你<text:span text:style-name="T3">10</text:span>年，它逼着你动手。第二，跟我们现在领导人有关，我前面讲了两次，这是少东家。还有一个是咱们中国人，中国人现在脾气也上来了，人钱多了，脾气见长了，所以这都是很自然的，知识分子比较强调理性，算数据，大部分的知识分子包括我都认为，现在动手早了，要分享权力早了。但是客观的情况，美国战略家看未来挑战很严峻，所以一定是现在对手，中国的领导人，中国的老百姓也不耐烦了，所以现在的客观情况就出现了，跟我们计划、预期不一样，提前就闹起来了。从历史的角度来说，我们判断不一定对，因为知识界特别喜欢讲设计，但是历史上很多冲突都不是设计，都是莫名其妙，没有想到就打起来了。现在中国也有一点底气的，我们中国<text:span text:style-name="T3">8000</text:span>美元多一点，排世界<text:span text:style-name="T3">75</text:span>位，但是我告诉大家，排在我们前面的人，<text:span text:style-name="T3">75</text:span>前面还有<text:span text:style-name="T3">74</text:span>个国家，<text:span text:style-name="T3">74</text:span>个国家都是小国，除了美国、日本、德国大一点，其他都是小国家，因为排在我们前面只有<text:span text:style-name="T3">19</text:span>亿人，也就是世界总人口的<text:span text:style-name="T3">1/4</text:span>左右，所以中国是排在前面<text:span text:style-name="T3">50%</text:span>里面。前面<text:span text:style-name="T3">19</text:span>亿，第<text:span text:style-name="T3">20</text:span>亿论到我们了。所以整个中国生活水平是排在世界前<text:span text:style-name="T3">50%</text:span>里面，购买力评价<text:span text:style-name="T3">GDP</text:span>我们已经超过美国，所以从习的角度来说，最好晚一点，但是现在既然你逼着我动手，我也有实力，那我就干了。所以现在态势就是这样，本身不是我们设计，我们追求现在摊派，而且时也势也，时势决定。这就是对这个问题的回答，主观上刚才你的判断非常对，但是客观上发展跟我们的想象不一样。<text:span text:style-name="T3"> <text:line-break/><text:line-break/></text:span>主持人：蔡英文前天接受华尔街邮报采访时已经直接否认了<text:span text:style-name="T3">92</text:span>共识，也称台湾是一个国家，如果蔡做出更进一步动作，比如把太平岛租给美国，会不会逼中国对台湾动手？<text:span text:style-name="T3"> <text:line-break/><text:line-break/></text:span>金灿荣：我仔细看了访谈，其实报道有一点误解，不是直接否认<text:span text:style-name="T3">92</text:span>共识，她是这么说的，她说大陆给她一个期限，让她在期限内对<text:span text:style-name="T3">92</text:span>共识表态，她说我们做不到，所以她不是直接否定，她是间接否定。另外她说我们台湾是一个民主国家，这是话总是说，所以从大陆的角度来说，这是一贯立场的表述，并不新，只不过媒体说成是新的。你去看国台办反应还是比较克制，所以她的表态没有影响两岸关系未来发展的节奏，至于说太平岛的问题，蔡英文不会简单的交给美国，因为交给美国我们一定把它拿下，她现在做的更巧，她说我开放给所有人，你们都可以用，这个时候我们就觉得挺麻烦的。<text:span text:style-name="T3">OK</text:span>，这就是我对这些问题的看法，谢谢大家！<text:span text:style-name="T3"> <text:line-break/><text:line-break/></text:span>主持人：好的，由于时间关系，我们的提问到此结束。我想用<text:span text:style-name="T3">8</text:span>个字总结金老师的授课，睿智、幽默、全面、高度。好的，两天的课程到此结束，谢谢同学们，辛苦了，下次再见！</text:p>
      <text:p text:style-name="P1"><text:span text:style-name="T1">陳真</text:span><text:s/>  |  2016.09.02 15:45   |   <text:a xlink:type="simple" xlink:href="http://palinfo.habago.org/Entry?Command=Information_PrintForum&amp;iPage=234#FORUM34865"><text:span text:style-name="T2">#</text:span></text:a></text:p>
      <text:p text:style-name="P2">這是人渣自由亂報<text:span text:style-name="T3"><text:s/>(</text:span>簡稱自由時報<text:span text:style-name="T3">) </text:span>的報導。看吧，台灣有多少人的智商就是這樣。你不可能讓這樣一些人有任何一絲思考能力與覺醒的。<text:span text:style-name="T3"> <text:line-break/><text:line-break/></text:span>可怕的不是垃圾與毒物的存在，可怕的是人們把垃圾當美食，把毒品當養份，並以之為榮，樂在其中。<text:span text:style-name="T3"> <text:line-break/><text:line-break/></text:span>陳真<text:span text:style-name="T3"> <text:line-break/><text:line-break/>================= <text:line-break/><text:line-break/></text:span>強國學者批台灣資訊封閉<text:span text:style-name="T3"><text:s/></text:span>網友：哄堂大笑<text:span text:style-name="T3"> <text:line-break/><text:line-break/></text:span>中國學者金燦榮日前於演講中語驚四座，稱「在台灣待<text:span text:style-name="T3">1</text:span>個月，人會變傻子。」<text:span text:style-name="T3"> <text:line-break/><text:line-break/></text:span>人渣自由亂報<text:span text:style-name="T3"> <text:line-break/><text:line-break/>2016-08-30 14:34 <text:line-break/><text:line-break/></text:span>〔即時新聞／綜合報導〕中國人民大學教授、國際關係學院副院長金燦榮，在今年<text:span text:style-name="T3">7</text:span>月<text:span text:style-name="T3">23</text:span>日於廣州演講《中美戰略哲學》時表示，在台灣的消息都是垃圾消息，是一種獨特的資訊封閉，「只要在台灣待一個月，人肯定會變傻」。<text:span text:style-name="T3"> <text:line-break/><text:line-break/></text:span>對此，網友們議論紛紛，很多人說：「說個笑話：中國說別人資訊封閉」、「傻子說人傻，乖乖待牆內不要出來啦」、「言論自由不受鉗制的重點就是讀者要會挑資訊吸收阿」、「等你們可以<text:span text:style-name="T3">google</text:span>、上臉書再來說吧<text:span text:style-name="T3">XD</text:span>」、「至少我們有得選擇」。</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